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34" manifest:media-type=""/>
  <manifest:file-entry manifest:full-path="ObjectReplacements/Object 3" manifest:media-type=""/>
  <manifest:file-entry manifest:full-path="ObjectReplacements/Object 24" manifest:media-type=""/>
  <manifest:file-entry manifest:full-path="ObjectReplacements/Object 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Pictures/10000001000000180000002A0AAF4FAADE746094.png" manifest:media-type="image/png"/>
  <manifest:file-entry manifest:full-path="Pictures/2000001F000001EF0000036AEA1B636D04C0573E.svm" manifest:media-type="image/x-svm"/>
  <manifest:file-entry manifest:full-path="Pictures/2000001F000001EE0000036A23C88EA944D6FF87.svm" manifest:media-type="image/x-svm"/>
  <manifest:file-entry manifest:full-path="Pictures/2000001F000002CF0000036AC3901E10AE225EF8.svm" manifest:media-type="image/x-svm"/>
  <manifest:file-entry manifest:full-path="Pictures/2000001F000001EE0000036AE92120B4B078235F.svm" manifest:media-type="image/x-svm"/>
  <manifest:file-entry manifest:full-path="Pictures/10000001000000180000002AF085D8686271B657.png" manifest:media-type="image/png"/>
  <manifest:file-entry manifest:full-path="Pictures/10000001000000180000002ADA049C766D496911.png" manifest:media-type="image/png"/>
  <manifest:file-entry manifest:full-path="Pictures/2000001F000001EE0000036A4CA5F68E41FA7362.svm" manifest:media-type="image/x-svm"/>
  <manifest:file-entry manifest:full-path="Pictures/2000001F000001EE0000036A141898103AC68B46.svm" manifest:media-type="image/x-svm"/>
  <manifest:file-entry manifest:full-path="Pictures/10000001000000180000002A2A6E79DF3C9CF150.png" manifest:media-type="image/png"/>
  <manifest:file-entry manifest:full-path="Pictures/2000001F000001EE0000036AB326EA0255DF59FC.svm" manifest:media-type="image/x-svm"/>
  <manifest:file-entry manifest:full-path="Pictures/10000001000000180000002A180133AA25DFBBF8.png" manifest:media-type="image/png"/>
  <manifest:file-entry manifest:full-path="Pictures/10000001000000180000002AE8083ECD49176DA9.png" manifest:media-type="image/png"/>
  <manifest:file-entry manifest:full-path="Pictures/2000001F000002CF0000036A1F5BE11837FDB47B.svm" manifest:media-type="image/x-svm"/>
  <manifest:file-entry manifest:full-path="Pictures/10000001000000230000002AD83014EDDC8A33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roman" style:font-pitch="variable"/>
    <style:font-face style:name="Lucida Sans3" svg:font-family="'Lucida Sans'" style:font-family-generic="swiss" style:font-pitch="variable"/>
    <style:font-face style:name="Lucida Sans4" svg:font-family="'Lucida Sans'" style:font-family-generic="system" style:font-pitch="variable"/>
    <style:font-face style:name="Lucida Sans5" svg:font-family="'Lucida Sans'" style:font-family-generic="system" style:font-pitch="variable" style:font-charset="x-symbol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 style:font-adornments="Regular" style:font-pitch="variable" style:font-charset="x-symbol"/>
    <style:font-face style:name="OpenSymbol3" svg:font-family="OpenSymbol" style:font-adornments="Roman" style:font-family-generic="swiss" style:font-pitch="variable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roman" style:font-pitch="variable"/>
    <style:font-face style:name="SimSun3" svg:font-family="SimSun" style:font-family-generic="swiss" style:font-pitch="variable"/>
    <style:font-face style:name="SimSun4" svg:font-family="SimSun" style:font-family-generic="system" style:font-pitch="variable"/>
    <style:font-face style:name="SimSun5" svg:font-family="SimSun" style:font-family-generic="system" style:font-pitch="variable" style:font-charset="x-symbol"/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moder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roman" style:font-pitch="variable" style:font-charset="x-symbol"/>
    <style:font-face style:name="Times New Roman4" svg:font-family="'Times New Roman'" style:font-family-generic="swiss" style:font-pitch="variable"/>
    <style:font-face style:name="Times New Roman5" svg:font-family="'Times New Roman'" style:font-adornments="Italique" style:font-family-generic="roman" style:font-pitch="variable"/>
  </office:font-face-decls>
  <office:automatic-styles>
    <style:style style:name="Tableau2" style:family="table">
      <style:table-properties style:width="9.199cm" fo:margin-left="0cm" table:align="left"/>
    </style:style>
    <style:style style:name="Tableau2.A" style:family="table-column">
      <style:table-column-properties style:column-width="2.286cm"/>
    </style:style>
    <style:style style:name="Tableau2.B" style:family="table-column">
      <style:table-column-properties style:column-width="2.288cm"/>
    </style:style>
    <style:style style:name="Tableau2.D" style:family="table-column">
      <style:table-column-properties style:column-width="2.337cm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9.151cm" table:align="margins"/>
    </style:style>
    <style:style style:name="Tableau4.A" style:family="table-column">
      <style:table-column-properties style:column-width="3.05cm" style:rel-column-width="21845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9.151cm" table:align="margins"/>
    </style:style>
    <style:style style:name="Tableau5.A" style:family="table-column">
      <style:table-column-properties style:column-width="3.05cm" style:rel-column-width="21845*"/>
    </style:style>
    <style:style style:name="Tableau5.1" style:family="table-row">
      <style:table-row-properties style:min-row-height="1.005cm"/>
    </style:style>
    <style:style style:name="Tableau5.A1" style:family="table-cell">
      <style:table-cell-properties fo:padding="0.097cm" fo:border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2" style:family="paragraph" style:parent-style-name="Entête_20_couleur">
      <style:text-properties fo:font-variant="small-caps" officeooo:paragraph-rsid="0019ff48"/>
    </style:style>
    <style:style style:name="P13" style:family="paragraph" style:parent-style-name="Footer" style:master-page-name="">
      <style:paragraph-properties fo:margin-left="0.9cm" fo:margin-right="0cm" fo:text-align="start" style:justify-single-word="false" fo:text-indent="0cm" style:auto-text-indent="false" style:page-number="auto" style:shadow="none">
        <style:tab-stops/>
      </style:paragraph-properties>
      <style:text-properties fo:font-variant="small-caps" fo:color="#ff660d" loext:opacity="100%" style:font-name="Bitstream Vera Sans2" fo:font-size="11pt" fo:font-style="italic" fo:font-weight="bold" officeooo:paragraph-rsid="001db2f9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Entête_20_couleur">
      <style:text-properties fo:font-variant="small-caps"/>
    </style:style>
    <style:style style:name="P16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Header">
      <style:text-properties fo:font-size="3pt" style:font-size-asian="4pt" style:font-size-complex="4pt"/>
    </style:style>
    <style:style style:name="P1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20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4" style:family="paragraph" style:parent-style-name="Standard">
      <style:text-properties fo:font-size="6pt" style:font-size-asian="6pt" style:font-size-complex="6pt"/>
    </style:style>
    <style:style style:name="P25" style:family="paragraph" style:parent-style-name="_5f_En-tête">
      <style:text-properties officeooo:paragraph-rsid="002eee9a"/>
    </style:style>
    <style:style style:name="P26" style:family="paragraph" style:parent-style-name="_5f_Paragraphe_20_livret_20_">
      <style:text-properties officeooo:paragraph-rsid="002eee9a"/>
    </style:style>
    <style:style style:name="P27" style:family="paragraph" style:parent-style-name="_5f_Paragraphe_20_livret_20_">
      <style:paragraph-properties fo:margin-left="0cm" fo:margin-right="0cm" fo:text-align="center" style:justify-single-word="false" fo:text-indent="0cm" style:auto-text-indent="false"/>
      <style:text-properties officeooo:paragraph-rsid="0063eafd"/>
    </style:style>
    <style:style style:name="P28" style:family="paragraph" style:parent-style-name="_5f_Paragraphe_20_livret_20_">
      <style:paragraph-properties fo:margin-left="0cm" fo:margin-right="0cm" fo:margin-top="0.199cm" fo:margin-bottom="0.199cm" style:contextual-spacing="false" fo:text-align="center" style:justify-single-word="false" fo:text-indent="0cm" style:auto-text-indent="false"/>
      <style:text-properties officeooo:paragraph-rsid="0063eafd"/>
    </style:style>
    <style:style style:name="P29" style:family="paragraph" style:parent-style-name="_5f_Paragraphe_20_livret_20_">
      <style:paragraph-properties fo:margin-left="0cm" fo:margin-right="0cm" fo:margin-top="0.9cm" fo:margin-bottom="0.101cm" style:contextual-spacing="false" fo:text-align="center" style:justify-single-word="false" fo:text-indent="0cm" style:auto-text-indent="false"/>
      <style:text-properties officeooo:paragraph-rsid="0063eafd"/>
    </style:style>
    <style:style style:name="P30" style:family="paragraph" style:parent-style-name="_5f_Paragraphe_20_livret_20_">
      <style:paragraph-properties fo:margin-left="0cm" fo:margin-right="0cm" fo:text-align="center" style:justify-single-word="false" fo:text-indent="0cm" style:auto-text-indent="false"/>
      <style:text-properties officeooo:paragraph-rsid="0065e7ec"/>
    </style:style>
    <style:style style:name="P31" style:family="paragraph" style:parent-style-name="_5f_Paragraphe_20_livret_20_">
      <style:paragraph-properties fo:text-align="center" style:justify-single-word="false"/>
      <style:text-properties officeooo:paragraph-rsid="0058872f"/>
    </style:style>
    <style:style style:name="P32" style:family="paragraph" style:parent-style-name="_5f_Paragraphe_20_livret_20_">
      <style:paragraph-properties fo:margin-top="0.199cm" fo:margin-bottom="0cm" style:contextual-spacing="false" fo:text-align="center" style:justify-single-word="false"/>
      <style:text-properties officeooo:paragraph-rsid="0058872f"/>
    </style:style>
    <style:style style:name="P33" style:family="paragraph" style:parent-style-name="_5f_Paragraphe_20_livret_20_">
      <style:paragraph-properties fo:margin-top="0cm" fo:margin-bottom="0.101cm" style:contextual-spacing="false" fo:text-align="center" style:justify-single-word="false"/>
      <style:text-properties officeooo:paragraph-rsid="004bb189"/>
    </style:style>
    <style:style style:name="P34" style:family="paragraph" style:parent-style-name="Footer">
      <style:text-properties officeooo:rsid="00178920" officeooo:paragraph-rsid="00178920"/>
    </style:style>
    <style:style style:name="P3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6" style:family="paragraph" style:parent-style-name="Footer">
      <style:text-properties officeooo:paragraph-rsid="003db5af"/>
    </style:style>
    <style:style style:name="P37" style:family="paragraph" style:parent-style-name="Header">
      <style:text-properties fo:font-size="14pt" style:font-size-asian="14pt" style:font-size-complex="14pt"/>
    </style:style>
    <style:style style:name="P38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9" style:family="paragraph" style:parent-style-name="_5f_Paragraphe_20_livret_20_">
      <style:paragraph-properties fo:margin-left="0cm" fo:margin-right="0cm" fo:margin-top="0cm" fo:margin-bottom="0cm" style:contextual-spacing="false" fo:line-height="0.499cm" fo:text-align="center" style:justify-single-word="false" fo:text-indent="0cm" style:auto-text-indent="false"/>
      <style:text-properties officeooo:paragraph-rsid="002eee9a"/>
    </style:style>
    <style:style style:name="P40" style:family="paragraph" style:parent-style-name="_5f_Paragraphe_20_livret_20_">
      <style:paragraph-properties fo:margin-left="0cm" fo:margin-right="0cm" fo:margin-top="0cm" fo:margin-bottom="0cm" style:contextual-spacing="false" fo:line-height="0.499cm" fo:text-align="center" style:justify-single-word="false" fo:text-indent="0cm" style:auto-text-indent="false"/>
      <style:text-properties officeooo:paragraph-rsid="00303d6a"/>
    </style:style>
    <style:style style:name="P41" style:family="paragraph" style:parent-style-name="_5f_Paragraphe_20_livret_20_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Bitstream Vera Sans6" fo:font-size="10pt" officeooo:paragraph-rsid="0053f851"/>
    </style:style>
    <style:style style:name="P42" style:family="paragraph" style:parent-style-name="_5f_Paragraphe_20_livret_20_">
      <style:paragraph-properties fo:margin-left="0cm" fo:margin-right="0cm" fo:text-align="center" style:justify-single-word="false" fo:text-indent="0cm" style:auto-text-indent="false"/>
      <style:text-properties style:font-name="Bitstream Vera Sans6" fo:font-size="10pt" officeooo:paragraph-rsid="0053f851"/>
    </style:style>
    <style:style style:name="P43" style:family="paragraph" style:parent-style-name="_5f_Paragraphe_20_livret_20_">
      <style:paragraph-properties fo:margin-left="0cm" fo:margin-right="0cm" fo:margin-top="0cm" fo:margin-bottom="0.101cm" style:contextual-spacing="false" fo:text-align="center" style:justify-single-word="false" fo:text-indent="0cm" style:auto-text-indent="false"/>
      <style:text-properties style:font-name="Bitstream Vera Sans6" fo:font-size="10pt" officeooo:paragraph-rsid="0053f851"/>
    </style:style>
    <style:style style:name="P44" style:family="paragraph" style:parent-style-name="_5f_Paragraphe_20_livret_20_">
      <style:paragraph-properties fo:margin-left="0cm" fo:margin-right="0cm" fo:line-height="0.499cm" fo:text-align="center" style:justify-single-word="false" fo:text-indent="0cm" style:auto-text-indent="false"/>
      <style:text-properties style:font-name="Bitstream Vera Sans6" fo:font-size="10pt" officeooo:paragraph-rsid="0058872f"/>
    </style:style>
    <style:style style:name="P45" style:family="paragraph" style:parent-style-name="_5f_Paragraphe_20_livret_20_">
      <style:paragraph-properties fo:margin-left="0cm" fo:margin-right="0cm" fo:margin-top="0cm" fo:margin-bottom="0.101cm" style:contextual-spacing="false" fo:line-height="0.72cm" fo:text-align="center" style:justify-single-word="false" fo:text-indent="0cm" style:auto-text-indent="false"/>
      <style:text-properties style:font-name="Bitstream Vera Sans6" fo:font-size="10pt" officeooo:paragraph-rsid="0053f851"/>
    </style:style>
    <style:style style:name="P46" style:family="paragraph" style:parent-style-name="_5f_Paragraphe_20_livret_20_">
      <style:paragraph-properties fo:margin-left="0cm" fo:margin-right="0cm" fo:line-height="0.72cm" fo:text-align="center" style:justify-single-word="false" fo:text-indent="0cm" style:auto-text-indent="false"/>
      <style:text-properties officeooo:paragraph-rsid="0065e7ec"/>
    </style:style>
    <style:style style:name="P47" style:family="paragraph" style:parent-style-name="_5f_Paragraphe_20_livret_20_">
      <style:paragraph-properties fo:margin-left="0cm" fo:margin-right="0cm" fo:line-height="100%" fo:text-align="center" style:justify-single-word="false" fo:text-indent="0cm" style:auto-text-indent="false"/>
      <style:text-properties officeooo:paragraph-rsid="0065e7ec"/>
    </style:style>
    <style:style style:name="P48" style:family="paragraph" style:parent-style-name="_5f_Paragraphe_20_livret_20_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2eee9a"/>
    </style:style>
    <style:style style:name="P49" style:family="paragraph" style:parent-style-name="_5f_Paragraphe_20_livret_20_">
      <style:paragraph-properties fo:margin-left="0cm" fo:margin-right="0cm" fo:margin-top="0.3cm" fo:margin-bottom="0.3cm" style:contextual-spacing="false" fo:text-indent="0cm" style:auto-text-indent="false">
        <style:tab-stops/>
      </style:paragraph-properties>
      <style:text-properties fo:color="#b3b3b3" loext:opacity="100%" officeooo:paragraph-rsid="004a386a"/>
    </style:style>
    <style:style style:name="P50" style:family="paragraph" style:parent-style-name="_5f_Paragraphe_20_livret_20_">
      <style:paragraph-properties fo:margin-left="0cm" fo:margin-right="0cm" fo:margin-top="0.3cm" fo:margin-bottom="0.3cm" style:contextual-spacing="false" fo:text-indent="0cm" style:auto-text-indent="false">
        <style:tab-stops/>
      </style:paragraph-properties>
      <style:text-properties fo:color="#b3b3b3" loext:opacity="100%" officeooo:paragraph-rsid="004bb189"/>
    </style:style>
    <style:style style:name="P51" style:family="paragraph" style:parent-style-name="FILET_5f_POINTILLES" style:master-page-name="">
      <style:paragraph-properties style:line-height-at-least="0.7cm" style:page-number="auto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6" fo:font-size="10pt" fo:font-style="normal" officeooo:paragraph-rsid="0074115f" fo:background-color="transparent" style:font-name-asian="OpenSymbol" style:font-style-asian="normal" style:font-name-complex="OpenSymbol" style:font-style-complex="normal"/>
    </style:style>
    <style:style style:name="P52" style:family="paragraph" style:parent-style-name="FILET_5f_POINTILLES">
      <style:paragraph-properties style:line-height-at-least="0.7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6" fo:font-size="10pt" fo:font-style="normal" officeooo:paragraph-rsid="0074115f" fo:background-color="transparent" style:font-name-asian="OpenSymbol" style:font-style-asian="normal" style:font-name-complex="OpenSymbol" style:font-style-complex="normal"/>
    </style:style>
    <style:style style:name="P53" style:family="paragraph" style:parent-style-name="FILET_5f_POINTILLES">
      <style:paragraph-properties style:line-height-at-least="0.7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3939ce"/>
    </style:style>
    <style:style style:name="P54" style:family="paragraph" style:parent-style-name="_5f_Paragraphe_20_livret_20_">
      <style:paragraph-properties fo:margin-left="0cm" fo:margin-right="0cm" fo:margin-top="0.101cm" fo:margin-bottom="0.101cm" style:contextual-spacing="false" style:line-height-at-least="0.7cm" fo:text-indent="0cm" style:auto-text-indent="fals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71ddad"/>
    </style:style>
    <style:style style:name="P55" style:family="paragraph" style:parent-style-name="_5f_Paragraphe_20_livret_20_">
      <style:paragraph-properties fo:margin-top="0.3cm" fo:margin-bottom="0.3cm" style:contextual-spacing="false"/>
      <style:text-properties fo:color="#b3b3b3" loext:opacity="100%" officeooo:paragraph-rsid="004a386a"/>
    </style:style>
    <style:style style:name="P56" style:family="paragraph" style:parent-style-name="_5f_Paragraphe_20_livret_20_">
      <style:paragraph-properties fo:margin-left="0cm" fo:margin-right="0cm" fo:margin-top="0.3cm" fo:margin-bottom="0.3cm" style:contextual-spacing="false" fo:text-align="center" style:justify-single-word="false" fo:text-indent="0cm" style:auto-text-indent="false">
        <style:tab-stops/>
      </style:paragraph-properties>
      <style:text-properties fo:color="#000000" loext:opacity="100%" officeooo:paragraph-rsid="004bb189"/>
    </style:style>
    <style:style style:name="P57" style:family="paragraph" style:parent-style-name="_5f_Paragraphe_20_livret_20_">
      <style:paragraph-properties fo:margin-left="0cm" fo:margin-right="0cm" fo:margin-top="0cm" fo:margin-bottom="0.3cm" style:contextual-spacing="false" fo:text-align="center" style:justify-single-word="false" fo:text-indent="0cm" style:auto-text-indent="false">
        <style:tab-stops/>
      </style:paragraph-properties>
      <style:text-properties fo:color="#000000" loext:opacity="100%" officeooo:paragraph-rsid="004bb189"/>
    </style:style>
    <style:style style:name="P58" style:family="paragraph" style:parent-style-name="_5f_Paragraphe_20_livret_20_" style:master-page-name="">
      <loext:graphic-properties draw:fill-image-width="0cm" draw:fill-image-height="0cm"/>
      <style:paragraph-properties fo:margin-top="0.101cm" fo:margin-bottom="0cm" style:contextual-spacing="false" fo:line-height="0.049cm" style:page-number="auto" fo:padding="0cm" fo:border="none" style:shadow="none"/>
      <style:text-properties fo:color="#000000" loext:opacity="100%" style:font-name="Bitstream Vera Sans" fo:font-size="10pt" fo:font-style="normal" fo:font-weight="bold" officeooo:paragraph-rsid="002eee9a" style:font-name-asian="Times New Roman2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P59" style:family="paragraph" style:parent-style-name="_5f_Paragraphe_20_livret_20_">
      <style:paragraph-properties fo:margin-left="0cm" fo:margin-right="0cm" fo:margin-top="0.3cm" fo:margin-bottom="0.3cm" style:contextual-spacing="false" fo:text-indent="0cm" style:auto-text-indent="false">
        <style:tab-stops/>
      </style:paragraph-properties>
      <style:text-properties officeooo:paragraph-rsid="004bb189"/>
    </style:style>
    <style:style style:name="P60" style:family="paragraph" style:parent-style-name="_5f_Paragraphe_20_livret_20_">
      <style:paragraph-properties fo:margin-left="0cm" fo:margin-right="0cm" fo:margin-top="0.199cm" fo:margin-bottom="0.3cm" style:contextual-spacing="false" fo:text-indent="0cm" style:auto-text-indent="false">
        <style:tab-stops/>
      </style:paragraph-properties>
      <style:text-properties officeooo:paragraph-rsid="004bb189"/>
    </style:style>
    <style:style style:name="P61" style:family="paragraph" style:parent-style-name="_5f_Paragraphe_20_livret_20_">
      <style:paragraph-properties fo:margin-left="0cm" fo:margin-right="0cm" fo:margin-top="0.3cm" fo:margin-bottom="0.3cm" style:contextual-spacing="false" fo:text-indent="0cm" style:auto-text-indent="false"/>
      <style:text-properties officeooo:paragraph-rsid="0058872f"/>
    </style:style>
    <style:style style:name="P62" style:family="paragraph" style:parent-style-name="_5f_Paragraphe_20_livret_20_">
      <style:text-properties officeooo:paragraph-rsid="004bb189"/>
    </style:style>
    <style:style style:name="P63" style:family="paragraph" style:parent-style-name="_5f_Paragraphe_20_livret_20_">
      <style:text-properties officeooo:paragraph-rsid="004ef47c"/>
    </style:style>
    <style:style style:name="P64" style:family="paragraph" style:parent-style-name="_5f_Paragraphe_20_livret_20_">
      <style:paragraph-properties fo:margin-top="0.199cm" fo:margin-bottom="0.101cm" style:contextual-spacing="false"/>
      <style:text-properties officeooo:paragraph-rsid="004ef47c"/>
    </style:style>
    <style:style style:name="P65" style:family="paragraph" style:parent-style-name="_5f_Paragraphe_20_livret_20_">
      <style:paragraph-properties fo:margin-top="0.199cm" fo:margin-bottom="0.101cm" style:contextual-spacing="false" fo:break-before="page"/>
      <style:text-properties officeooo:paragraph-rsid="004ef47c"/>
    </style:style>
    <style:style style:name="P66" style:family="paragraph" style:parent-style-name="Standard">
      <style:paragraph-properties fo:margin-top="0.499cm" fo:margin-bottom="0.4cm" style:contextual-spacing="false"/>
      <style:text-properties officeooo:paragraph-rsid="004ef47c"/>
    </style:style>
    <style:style style:name="P67" style:family="paragraph" style:parent-style-name="Standard">
      <style:paragraph-properties fo:margin-top="0cm" fo:margin-bottom="0.801cm" style:contextual-spacing="false" fo:break-before="column"/>
      <style:text-properties officeooo:paragraph-rsid="0029bfca"/>
    </style:style>
    <style:style style:name="P68" style:family="paragraph" style:parent-style-name="_5f_Paragraphe_20_livret_20_">
      <style:paragraph-properties fo:margin-left="0cm" fo:margin-right="0cm" fo:margin-top="0.101cm" fo:margin-bottom="0.101cm" style:contextual-spacing="false" fo:text-indent="0cm" style:auto-text-indent="false"/>
      <style:text-properties officeooo:paragraph-rsid="0029bfca"/>
    </style:style>
    <style:style style:name="P69" style:family="paragraph" style:parent-style-name="_5f_Paragraphe_20_livret_20_">
      <style:paragraph-properties fo:margin-left="-0.22cm" fo:margin-right="0cm" fo:margin-top="0.3cm" fo:margin-bottom="0.3cm" style:contextual-spacing="false" fo:text-indent="0cm" style:auto-text-indent="false"/>
      <style:text-properties officeooo:paragraph-rsid="004a386a"/>
    </style:style>
    <style:style style:name="P70" style:family="paragraph" style:parent-style-name="Exo_5f_Num">
      <style:text-properties officeooo:paragraph-rsid="0056ff03"/>
    </style:style>
    <style:style style:name="P71" style:family="paragraph" style:parent-style-name="Exo_5f_Num">
      <style:paragraph-properties fo:margin-top="1cm" fo:margin-bottom="0.101cm" style:contextual-spacing="false" fo:break-before="page"/>
      <style:text-properties officeooo:paragraph-rsid="0056ff03"/>
    </style:style>
    <style:style style:name="P72" style:family="paragraph" style:parent-style-name="Exo_5f_Num">
      <style:paragraph-properties fo:margin-top="0.9cm" fo:margin-bottom="0.101cm" style:contextual-spacing="false"/>
      <style:text-properties officeooo:paragraph-rsid="0051bbee"/>
    </style:style>
    <style:style style:name="P73" style:family="paragraph" style:parent-style-name="Exo_5f_Num">
      <style:text-properties officeooo:paragraph-rsid="0051bbee"/>
    </style:style>
    <style:style style:name="P74" style:family="paragraph" style:parent-style-name="Exo_5f_Num">
      <style:paragraph-properties fo:margin-top="0.448cm" fo:margin-bottom="0cm" style:contextual-spacing="false"/>
      <style:text-properties officeooo:paragraph-rsid="0051bbee"/>
    </style:style>
    <style:style style:name="P75" style:family="paragraph" style:parent-style-name="Exo_5f_Num">
      <style:paragraph-properties fo:margin-top="0.801cm" fo:margin-bottom="0.101cm" style:contextual-spacing="false"/>
      <style:text-properties officeooo:paragraph-rsid="0051bbee"/>
    </style:style>
    <style:style style:name="P76" style:family="paragraph" style:parent-style-name="Exo_5f_Num">
      <style:paragraph-properties fo:margin-top="0.82cm" fo:margin-bottom="0.101cm" style:contextual-spacing="false"/>
      <style:text-properties officeooo:paragraph-rsid="0058872f"/>
    </style:style>
    <style:style style:name="P77" style:family="paragraph" style:parent-style-name="Exo_5f_Num">
      <style:text-properties officeooo:paragraph-rsid="00690acc"/>
    </style:style>
    <style:style style:name="P78" style:family="paragraph" style:parent-style-name="Exo_5f_Num">
      <style:paragraph-properties fo:margin-top="1.3cm" fo:margin-bottom="0.101cm" style:contextual-spacing="false"/>
      <style:text-properties officeooo:paragraph-rsid="004a9aaf"/>
    </style:style>
    <style:style style:name="P79" style:family="paragraph" style:parent-style-name="Exo_5f_Num">
      <style:paragraph-properties fo:margin-top="0.395cm" fo:margin-bottom="0cm" style:contextual-spacing="false" fo:break-before="column"/>
      <style:text-properties officeooo:paragraph-rsid="004a9aaf"/>
    </style:style>
    <style:style style:name="P80" style:family="paragraph" style:parent-style-name="Exo_5f_Num">
      <style:paragraph-properties fo:margin-top="1cm" fo:margin-bottom="0.101cm" style:contextual-spacing="false"/>
      <style:text-properties officeooo:paragraph-rsid="004bb189"/>
    </style:style>
    <style:style style:name="P81" style:family="paragraph" style:parent-style-name="Exo_5f_Num">
      <style:paragraph-properties fo:margin-top="0.497cm" fo:margin-bottom="0cm" style:contextual-spacing="false" fo:break-before="page"/>
      <style:text-properties officeooo:paragraph-rsid="004bb189"/>
    </style:style>
    <style:style style:name="P82" style:family="paragraph" style:parent-style-name="Exo_5f_Num">
      <style:paragraph-properties fo:margin-top="0.7cm" fo:margin-bottom="0.101cm" style:contextual-spacing="false"/>
      <style:text-properties officeooo:paragraph-rsid="004ef47c"/>
    </style:style>
    <style:style style:name="P83" style:family="paragraph" style:parent-style-name="Exo_5f_Num" style:list-style-name="Num_5f_Exo">
      <style:paragraph-properties fo:margin-top="0cm" fo:margin-bottom="0.101cm" style:contextual-spacing="false"/>
      <style:text-properties officeooo:paragraph-rsid="00780b5a"/>
    </style:style>
    <style:style style:name="P84" style:family="paragraph" style:parent-style-name="Exo_5f_Num">
      <style:paragraph-properties fo:margin-top="1.05cm" fo:margin-bottom="0.101cm" style:contextual-spacing="false" fo:break-before="page"/>
    </style:style>
    <style:style style:name="P85" style:family="paragraph" style:parent-style-name="Exo_5f_Num" style:list-style-name="">
      <style:paragraph-properties fo:margin-top="1cm" fo:margin-bottom="0.101cm" style:contextual-spacing="false" fo:line-height="100%" fo:text-align="justify" style:justify-single-word="false">
        <style:tab-stops/>
      </style:paragraph-properties>
      <style:text-properties officeooo:paragraph-rsid="0056ff03"/>
    </style:style>
    <style:style style:name="P86" style:family="paragraph" style:parent-style-name="Standard" style:list-style-name="_5f_Numérotation_20_des_20_exercices_20_livrets">
      <style:paragraph-properties fo:margin-left="0cm" fo:margin-right="0cm" fo:margin-top="0.4cm" fo:margin-bottom="0.4cm" style:contextual-spacing="false" fo:text-indent="0cm" style:auto-text-indent="false"/>
      <style:text-properties officeooo:paragraph-rsid="00672ef4"/>
    </style:style>
    <style:style style:name="P87" style:family="paragraph" style:parent-style-name="Standard" style:list-style-name="_5f_Numérotation_20_des_20_exercices_20_livrets">
      <style:paragraph-properties fo:margin-left="0cm" fo:margin-right="0cm" fo:margin-top="0.199cm" fo:margin-bottom="0.3cm" style:contextual-spacing="false" fo:text-indent="0cm" style:auto-text-indent="false"/>
      <style:text-properties officeooo:paragraph-rsid="0053f851"/>
    </style:style>
    <style:style style:name="P88" style:family="paragraph" style:parent-style-name="Standard" style:list-style-name="_5f_Numérotation_20_des_20_exercices_20_livrets">
      <style:paragraph-properties fo:margin-left="0cm" fo:margin-right="0cm" fo:margin-top="0.199cm" fo:margin-bottom="0.3cm" style:contextual-spacing="false" fo:text-indent="0cm" style:auto-text-indent="false"/>
      <style:text-properties officeooo:paragraph-rsid="0069b25a"/>
    </style:style>
    <style:style style:name="P89" style:family="paragraph" style:parent-style-name="Text_20_body" style:list-style-name="liste_5f_abc">
      <style:paragraph-properties fo:margin-top="0cm" fo:margin-bottom="0.101cm" style:contextual-spacing="false"/>
      <style:text-properties officeooo:paragraph-rsid="0053f851"/>
    </style:style>
    <style:style style:name="P90" style:family="paragraph" style:parent-style-name="_5f_Paragraphe_20_livret_20_" style:list-style-name="_5f_Numérotation_20_des_20_exercices_20_livrets">
      <style:paragraph-properties fo:margin-left="0cm" fo:margin-right="0cm" fo:text-indent="0cm" style:auto-text-indent="false"/>
      <style:text-properties officeooo:paragraph-rsid="002eee9a"/>
    </style:style>
    <style:style style:name="P91" style:family="paragraph" style:parent-style-name="_5f_Paragraphe_20_livret_20_" style:list-style-name="_5f_Numérotation_20_des_20_exercices_20_livrets">
      <style:paragraph-properties fo:margin-left="0cm" fo:margin-right="0cm" fo:text-indent="0cm" style:auto-text-indent="false"/>
      <style:text-properties officeooo:paragraph-rsid="0063eafd"/>
    </style:style>
    <style:style style:name="P92" style:family="paragraph" style:parent-style-name="_5f_Paragraphe_20_livret_20_" style:list-style-name="_5f_Numérotation_20_des_20_exercices_20_livrets">
      <style:paragraph-properties fo:margin-left="0cm" fo:margin-right="0cm" fo:text-indent="0cm" style:auto-text-indent="false"/>
      <style:text-properties officeooo:paragraph-rsid="0065e7ec"/>
    </style:style>
    <style:style style:name="P93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officeooo:paragraph-rsid="00672ef4"/>
    </style:style>
    <style:style style:name="P94" style:family="paragraph" style:parent-style-name="_5f_Paragraphe_20_livret_20_" style:list-style-name="_5f_Numérotation_20_des_20_exercices_20_livrets">
      <style:text-properties officeooo:paragraph-rsid="00672ef4"/>
    </style:style>
    <style:style style:name="P95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officeooo:paragraph-rsid="00672ef4"/>
    </style:style>
    <style:style style:name="P96" style:family="paragraph" style:parent-style-name="_5f_Paragraphe_20_livret_20_" style:list-style-name="_5f_Numérotation_20_des_20_exercices_20_livrets">
      <style:paragraph-properties fo:margin-left="0cm" fo:margin-right="0cm" fo:margin-top="0.3cm" fo:margin-bottom="0.3cm" style:contextual-spacing="false" fo:text-indent="0cm" style:auto-text-indent="false"/>
      <style:text-properties officeooo:paragraph-rsid="0058872f"/>
    </style:style>
    <style:style style:name="P97" style:family="paragraph" style:parent-style-name="_5f_Paragraphe_20_livret_20_" style:list-style-name="_5f_Numérotation_20_des_20_exercices_20_livrets">
      <style:paragraph-properties fo:margin-left="0.4cm" fo:margin-right="0cm" fo:margin-top="0.101cm" fo:margin-bottom="0.101cm" style:contextual-spacing="false" fo:text-indent="0cm" style:auto-text-indent="false"/>
      <style:text-properties officeooo:paragraph-rsid="0029bfca"/>
    </style:style>
    <style:style style:name="P98" style:family="paragraph" style:parent-style-name="_5f_Paragraphe_20_livret_20_" style:list-style-name="_5f_Numérotation_20_des_20_exercices_20_livrets">
      <style:paragraph-properties fo:margin-left="0.499cm" fo:margin-right="0cm" fo:margin-top="0.101cm" fo:margin-bottom="0.101cm" style:contextual-spacing="false" fo:text-indent="0cm" style:auto-text-indent="false"/>
      <style:text-properties officeooo:paragraph-rsid="0029bfca"/>
    </style:style>
    <style:style style:name="P99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fo:letter-spacing="-0.014cm" officeooo:paragraph-rsid="00672ef4"/>
    </style:style>
    <style:style style:name="P100" style:family="paragraph" style:parent-style-name="_5f_Paragraphe_20_livret_20_" style:list-style-name="liste_5f_abc">
      <style:text-properties officeooo:paragraph-rsid="0058872f"/>
    </style:style>
    <style:style style:name="P101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58872f"/>
    </style:style>
    <style:style style:name="P102" style:family="paragraph" style:parent-style-name="_5f_Paragraphe_20_livret_20_" style:list-style-name="liste_5f_abc">
      <style:paragraph-properties fo:margin-top="0.3cm" fo:margin-bottom="0.3cm" style:contextual-spacing="false"/>
      <style:text-properties officeooo:paragraph-rsid="004a386a"/>
    </style:style>
    <style:style style:name="P103" style:family="paragraph" style:parent-style-name="_5f_Paragraphe_20_livret_20_" style:list-style-name="liste_5f_abc">
      <style:paragraph-properties fo:margin-top="0.199cm" fo:margin-bottom="0.4cm" style:contextual-spacing="false"/>
      <style:text-properties officeooo:paragraph-rsid="004a9aaf"/>
    </style:style>
    <style:style style:name="P104" style:family="paragraph" style:parent-style-name="_5f_Paragraphe_20_livret_20_" style:list-style-name="liste_5f_abc">
      <style:paragraph-properties fo:margin-top="0.801cm" fo:margin-bottom="0.499cm" style:contextual-spacing="false"/>
      <style:text-properties officeooo:paragraph-rsid="004a9aaf"/>
    </style:style>
    <style:style style:name="P105" style:family="paragraph" style:parent-style-name="_5f_Paragraphe_20_livret_20_" style:list-style-name="liste_5f_abc">
      <style:text-properties officeooo:paragraph-rsid="004ef47c"/>
    </style:style>
    <style:style style:name="P106" style:family="paragraph" style:parent-style-name="_5f_Paragraphe_20_livret_20_" style:list-style-name="liste_5f_abc">
      <style:paragraph-properties fo:margin-top="0.199cm" fo:margin-bottom="0.101cm" style:contextual-spacing="false"/>
      <style:text-properties officeooo:paragraph-rsid="004ef47c"/>
    </style:style>
    <style:style style:name="P107" style:family="paragraph" style:parent-style-name="_5f_Paragraphe_20_livret_20_" style:list-style-name="liste_5f_abc">
      <style:paragraph-properties fo:margin-top="0.199cm" fo:margin-bottom="0.101cm" style:contextual-spacing="false"/>
      <style:text-properties officeooo:paragraph-rsid="0029bfca"/>
    </style:style>
    <style:style style:name="P108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29bfca"/>
    </style:style>
    <style:style style:name="P109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377422"/>
    </style:style>
    <style:style style:name="P110" style:family="paragraph" style:parent-style-name="_5f_Paragraphe_20_livret_20_" style:list-style-name="liste_5f_abc">
      <style:paragraph-properties fo:margin-top="0.4cm" fo:margin-bottom="0cm" style:contextual-spacing="false"/>
    </style:style>
    <style:style style:name="P111" style:family="paragraph" style:parent-style-name="_5f_Paragraphe_20_livret_20_" style:list-style-name="liste_5f_abc">
      <style:paragraph-properties fo:text-align="start" style:justify-single-word="false"/>
      <style:text-properties officeooo:paragraph-rsid="0053f851"/>
    </style:style>
    <style:style style:name="P112" style:family="paragraph" style:parent-style-name="_5f_Paragraphe_20_livret_20_" style:list-style-name="liste_5f_abc" style:master-page-name="">
      <loext:graphic-properties draw:fill="none"/>
      <style:paragraph-properties fo:margin-left="0cm" fo:margin-right="-0.3cm" fo:margin-top="0.6cm" fo:margin-bottom="0.3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4a386a"/>
    </style:style>
    <style:style style:name="P113" style:family="paragraph" style:parent-style-name="_5f_Paragraphe_20_livret_20_" style:list-style-name="liste_5f_abc">
      <style:paragraph-properties fo:margin-top="0.499cm" fo:margin-bottom="0.3cm" style:contextual-spacing="false">
        <style:tab-stops/>
      </style:paragraph-properties>
      <style:text-properties officeooo:paragraph-rsid="004a386a"/>
    </style:style>
    <style:style style:name="P114" style:family="paragraph" style:parent-style-name="_5f_Paragraphe_20_livret_20_" style:list-style-name="liste_5f_abc">
      <style:text-properties fo:letter-spacing="-0.007cm" officeooo:paragraph-rsid="004bb189"/>
    </style:style>
    <style:style style:name="P115" style:family="paragraph" style:parent-style-name="_5f_Paragraphe_20_livret_20_" style:list-style-name="_5f_Numérotation_20_des_20_exercices_20_livrets" style:master-page-name="">
      <style:paragraph-properties fo:margin-left="0cm" fo:margin-right="0cm" fo:margin-top="0.101cm" fo:margin-bottom="0.101cm" style:contextual-spacing="false" style:line-height-at-least="0.7cm" fo:text-indent="0cm" style:auto-text-indent="false" style:page-number="auto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711eca"/>
    </style:style>
    <style:style style:name="P116" style:family="paragraph" style:parent-style-name="_5f_Paragraphe_20_livret_20_" style:list-style-name="liste_5f_abc">
      <style:text-properties fo:letter-spacing="-0.004cm" officeooo:paragraph-rsid="00780b5a"/>
    </style:style>
    <style:style style:name="P117" style:family="paragraph" style:parent-style-name="_5f_Paragraphe_20_livret_20_" style:list-style-name="liste_5f_abc">
      <style:text-properties fo:letter-spacing="-0.011cm" officeooo:paragraph-rsid="0032b591"/>
    </style:style>
    <style:style style:name="P118" style:family="paragraph" style:parent-style-name="_5f_Paragraphe_20_livret_20_" style:list-style-name="_5f_Numérotation_20_des_20_exercices_20_livrets">
      <style:paragraph-properties fo:margin-top="0.101cm" fo:margin-bottom="0.101cm" style:contextual-spacing="false" fo:text-align="center" style:justify-single-word="false"/>
      <style:text-properties officeooo:paragraph-rsid="0061ff31"/>
    </style:style>
    <style:style style:name="P119" style:family="paragraph" style:parent-style-name="_5f_Paragraphe_20_livret_20_réponse_20_pointillé" style:list-style-name="_5f_Numérotation_20_des_20_exercices_20_livrets">
      <style:text-properties officeooo:rsid="0032b591" officeooo:paragraph-rsid="0032b591"/>
    </style:style>
    <style:style style:name="P120" style:family="paragraph" style:parent-style-name="_5f_Paragraphe_20_livret_20_réponse_20_élève" style:list-style-name="_5f_Numérotation_20_des_20_exercices_20_livrets">
      <style:paragraph-properties>
        <style:tab-stops>
          <style:tab-stop style:position="8.999cm" style:type="right"/>
        </style:tab-stops>
      </style:paragraph-properties>
      <style:text-properties officeooo:paragraph-rsid="00672ef4"/>
    </style:style>
    <style:style style:name="P121" style:family="paragraph" style:parent-style-name="_5f_Paragraphe_20_livret_20_réponse_20_élève" style:list-style-name="_5f_Numérotation_20_des_20_exercices_20_livrets">
      <style:paragraph-properties fo:margin-top="0.201cm" fo:margin-bottom="0.201cm" style:contextual-spacing="false" fo:line-height="100%" fo:text-align="start" style:justify-single-word="false">
        <style:tab-stops>
          <style:tab-stop style:position="8.999cm" style:type="right"/>
        </style:tab-stops>
      </style:paragraph-properties>
      <style:text-properties officeooo:paragraph-rsid="00672ef4"/>
    </style:style>
    <style:style style:name="P122" style:family="paragraph" style:parent-style-name="_5f_Paragraphe_20_livret_20_réponse_20_élève" style:list-style-name="_5f_Numérotation_20_des_20_exercices_20_livrets">
      <style:paragraph-properties fo:margin-left="0cm" fo:margin-right="0cm" fo:margin-top="0.099cm" fo:margin-bottom="0.099cm" style:contextual-spacing="false" style:line-height-at-least="0.801cm" fo:text-align="start" style:justify-single-word="false" fo:text-indent="0cm" style:auto-text-indent="false"/>
      <style:text-properties fo:color="#000000" loext:opacity="100%" fo:letter-spacing="-0.014cm" officeooo:paragraph-rsid="00672ef4" fo:background-color="#ffff00"/>
    </style:style>
    <style:style style:name="P123" style:family="paragraph" style:parent-style-name="_5f_Paragraphe_20_livret_20_réponse_20_élève" style:list-style-name="_5f_Numérotation_20_des_20_exercices_20_livrets" style:master-page-name="">
      <style:paragraph-properties fo:margin-top="0.397cm" fo:margin-bottom="0cm" style:contextual-spacing="false" style:line-height-at-least="0.801cm" fo:text-align="start" style:justify-single-word="false" style:page-number="auto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officeooo:paragraph-rsid="0074115f"/>
    </style:style>
    <style:style style:name="P124" style:family="paragraph" style:parent-style-name="_5f_Pied_20_de_20_page" style:list-style-name="">
      <style:paragraph-properties fo:text-align="end" style:justify-single-word="false"/>
    </style:style>
    <style:style style:name="P125" style:family="paragraph" style:parent-style-name="_5f_Pied_20_de_20_page">
      <style:paragraph-properties fo:text-align="end" style:justify-single-word="false"/>
    </style:style>
    <style:style style:name="P126" style:family="paragraph" style:parent-style-name="_5f_Pied_20_de_20_page" style:list-style-name=""/>
    <style:style style:name="P12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8" style:family="paragraph" style:parent-style-name="_5f_Titre_20_d_27_exercices_20_livret" style:list-style-name="liste_5f_abc" style:master-page-name="">
      <style:paragraph-properties fo:margin-left="0cm" fo:margin-right="0cm" fo:margin-top="0.148cm" fo:margin-bottom="0.148cm" style:contextual-spacing="false" fo:text-indent="0cm" style:auto-text-indent="false" style:page-number="auto"/>
      <style:text-properties officeooo:paragraph-rsid="0063e2aa"/>
    </style:style>
    <style:style style:name="P129" style:family="paragraph" style:parent-style-name="_5f_Titre_20_d_27_exercices_20_livret" style:list-style-name="liste_5f_abc">
      <style:paragraph-properties fo:margin-left="0cm" fo:margin-right="0cm" fo:margin-top="0.651cm" fo:margin-bottom="0.651cm" style:contextual-spacing="false" fo:text-indent="0cm" style:auto-text-indent="false"/>
      <style:text-properties officeooo:paragraph-rsid="0063e2aa"/>
    </style:style>
    <style:style style:name="P130" style:family="paragraph" style:parent-style-name="_5f_Titre_20_d_27_exercices_20_livret" style:list-style-name="liste_5f_abc">
      <style:paragraph-properties fo:margin-left="0cm" fo:margin-right="0cm" fo:margin-top="0.651cm" fo:margin-bottom="0.651cm" style:contextual-spacing="false" fo:text-indent="0cm" style:auto-text-indent="false"/>
      <style:text-properties fo:font-weight="bold" officeooo:paragraph-rsid="0063e2aa" style:font-weight-asian="bold" style:font-weight-complex="bold"/>
    </style:style>
    <style:style style:name="P131" style:family="paragraph" style:parent-style-name="_5f_Titre_20_d_27_exercices_20_livret" style:list-style-name="_5f_Numérotation_20_des_20_exercices_20_livrets">
      <style:paragraph-properties fo:margin-top="0.198cm" fo:margin-bottom="0cm" style:contextual-spacing="false"/>
    </style:style>
    <style:style style:name="P132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18" fo:break-before="auto" fo:break-after="auto" style:shadow="none"/>
      <style:text-properties style:font-name="Liberation Serif" fo:font-size="10pt" fo:font-style="normal" fo:font-weight="bold" officeooo:rsid="00290c92" officeooo:paragraph-rsid="002eee9a" style:font-size-asian="10pt" style:font-style-asian="normal" style:font-weight-asian="bold" style:font-size-complex="10pt" style:font-style-complex="normal" style:font-weight-complex="bold"/>
    </style:style>
    <style:style style:name="P133" style:family="paragraph" style:parent-style-name="_5f_Titre_20_d_27_exercices_20_livret_20_sans_20_titre" style:list-style-name="liste_5f_abc">
      <style:paragraph-properties fo:margin-top="0.499cm" fo:margin-bottom="0.101cm" style:contextual-spacing="false">
        <style:tab-stops/>
      </style:paragraph-properties>
      <style:text-properties fo:color="#000000" loext:opacity="100%" officeooo:paragraph-rsid="004bb189"/>
    </style:style>
    <style:style style:name="P134" style:family="paragraph">
      <style:paragraph-properties fo:margin-left="0cm" fo:margin-right="0cm" fo:margin-top="0cm" fo:margin-bottom="0cm" fo:line-height="100%" fo:text-indent="0cm" style:writing-mode="lr-tb"/>
    </style:style>
    <style:style style:name="P135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2" fo:font-size="11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style:paragraph-properties fo:margin-left="0cm" fo:margin-right="0cm" fo:margin-top="0cm" fo:margin-bottom="0cm" fo:line-height="100%" fo:text-indent="0cm" style:writing-mode="lr-tb">
        <style:tab-stops/>
      </style:paragraph-properties>
    </style:style>
    <style:style style:name="P13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13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ffff00"/>
      <style:paragraph-properties fo:text-align="center"/>
    </style:style>
    <style:style style:name="P14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4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style:paragraph-properties fo:margin-left="0cm" fo:margin-right="0cm" fo:margin-top="0cm" fo:margin-bottom="0cm" fo:line-height="100%" fo:text-indent="0cm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4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4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00" style:font-name-asian="Microsoft YaHei" style:font-size-asian="18pt" style:font-style-asian="normal" style:font-weight-asian="normal" style:font-name-complex="Lucida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style:paragraph-properties fo:margin-left="0cm" fo:margin-right="0cm" fo:margin-top="0cm" fo:margin-bottom="0cm" fo:line-height="100%" fo:text-align="center" fo:text-indent="0cm"/>
    </style:style>
    <style:style style:name="P151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2" fo:font-size="11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5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5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57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2" fo:font-size="12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59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2" fo:font-size="11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60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80%" style:font-relief="none"/>
    </style:style>
    <style:style style:name="P162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63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6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fo:color="#000000" loext:opacity="10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6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66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69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70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71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72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80%" style:font-relief="none"/>
    </style:style>
    <style:style style:name="P173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74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80%" style:font-relief="none"/>
    </style:style>
    <style:style style:name="P17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7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77" style:family="paragraph">
      <loext:graphic-properties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17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79" style:family="paragraph">
      <loext:graphic-properties draw:fill="none" draw:fill-color="#00b8ff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18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>
        <style:tab-stops/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8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85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18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fo:color="#000000" loext:opacity="10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187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/>
    </style:style>
    <style:style style:name="P188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9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19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fo:color="#000000" loext:opacity="10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9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9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style:style style:name="P194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9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9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9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loext:color-lum-mod="100%" loext:color-lum-off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20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P201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202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2" fo:font-size="11pt" fo:font-weight="bold" style:font-size-asian="11pt" style:font-weight-asian="bold" style:font-size-complex="11pt" style:font-weight-complex="bold"/>
    </style:style>
    <style:style style:name="P203" style:family="paragraph">
      <style:paragraph-properties fo:text-align="center"/>
    </style:style>
    <style:style style:name="P204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P205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eee9a" style:font-size-asian="16pt" style:font-style-asian="normal" style:font-size-complex="16pt" style:font-style-complex="normal"/>
    </style:style>
    <style:style style:name="T5" style:family="text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5e611d" style:font-size-asian="16pt" style:font-style-asian="normal" style:font-size-complex="16pt" style:font-style-complex="normal"/>
    </style:style>
    <style:style style:name="T6" style:family="text">
      <style:text-properties fo:font-size="16pt" fo:letter-spacing="-0.007cm" officeooo:rsid="002eee9a" style:font-size-asian="16pt" style:font-size-complex="16pt"/>
    </style:style>
    <style:style style:name="T7" style:family="text">
      <style:text-properties officeooo:rsid="003db5af"/>
    </style:style>
    <style:style style:name="T8" style:family="text">
      <style:text-properties fo:text-transform="uppercase" fo:color="#808080" loext:opacity="100%" style:font-name="Bitstream Vera Sans7" fo:font-size="9pt" officeooo:rsid="003db5af" fo:background-color="transparent" loext:char-shading-value="0"/>
    </style:style>
    <style:style style:name="T9" style:family="text">
      <style:text-properties officeooo:rsid="002da2af"/>
    </style:style>
    <style:style style:name="T10" style:family="text">
      <style:text-properties officeooo:rsid="002b1531"/>
    </style:style>
    <style:style style:name="T11" style:family="text">
      <style:text-properties fo:color="#000000" loext:opacity="100%" style:text-position="0% 100%" style:font-name="Bitstream Vera Sans2" fo:font-size="6pt" fo:font-style="normal" style:text-underline-style="none" fo:font-weight="normal" officeooo:rsid="00257b39" fo:background-color="transparent" loext:char-shading-value="0" style:font-size-asian="5.25pt" style:font-style-asian="normal" style:font-weight-asian="normal" style:font-size-complex="6pt" style:font-style-complex="normal" style:font-weight-complex="normal"/>
    </style:style>
    <style:style style:name="T12" style:family="text">
      <style:text-properties fo:color="#000000" loext:opacity="100%" style:font-name="OpenSymbol3" style:font-name-asian="OpenSymbol3" style:font-name-complex="OpenSymbol3"/>
    </style:style>
    <style:style style:name="T13" style:family="text">
      <style:text-properties fo:color="#000000" loext:opacity="100%" style:font-name="Bitstream Vera Sans6" fo:font-size="10pt" fo:font-style="normal" fo:font-weight="normal" officeooo:rsid="00377422"/>
    </style:style>
    <style:style style:name="T14" style:family="text">
      <style:text-properties fo:color="#000000" loext:opacity="100%" fo:background-color="#ffff00" loext:char-shading-value="0"/>
    </style:style>
    <style:style style:name="T15" style:family="text">
      <style:text-properties style:text-position="0% 100%" style:font-name-asian="OpenSymbol" style:font-style-asian="normal" style:font-name-complex="OpenSymbol" style:font-style-complex="normal"/>
    </style:style>
    <style:style style:name="T16" style:family="text">
      <style:text-properties style:text-position="0% 100%" style:font-style-asian="normal" style:font-style-complex="normal"/>
    </style:style>
    <style:style style:name="T17" style:family="text">
      <style:text-properties style:text-position="0% 100%" officeooo:rsid="0071ddad" style:font-style-asian="normal" style:font-style-complex="normal"/>
    </style:style>
    <style:style style:name="T18" style:family="text">
      <style:text-properties style:text-position="0% 100%" style:font-size-asian="10pt" style:font-style-asian="normal" style:font-size-complex="10pt" style:font-style-complex="normal"/>
    </style:style>
    <style:style style:name="T19" style:family="text">
      <style:text-properties fo:color="#b3b3b3" loext:opacity="100%"/>
    </style:style>
    <style:style style:name="T20" style:family="text">
      <style:text-properties fo:color="#b3b3b3" loext:opacity="100%" style:text-position="0% 100%" style:font-name-asian="OpenSymbol" style:font-style-asian="normal" style:font-name-complex="OpenSymbo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font-size-complex="10pt"/>
    </style:style>
    <style:style style:name="T23" style:family="text">
      <style:text-properties officeooo:rsid="0032b591"/>
    </style:style>
    <style:style style:name="T24" style:family="text">
      <style:text-properties officeooo:rsid="00340c3d"/>
    </style:style>
    <style:style style:name="T25" style:family="text">
      <style:text-properties style:font-name-asian="OpenSymbol3" style:font-name-complex="OpenSymbol3"/>
    </style:style>
    <style:style style:name="T26" style:family="text">
      <style:text-properties officeooo:rsid="0058872f"/>
    </style:style>
    <style:style style:name="T27" style:family="text">
      <style:text-properties officeooo:rsid="0059b362"/>
    </style:style>
    <style:style style:name="T28" style:family="text">
      <style:text-properties officeooo:rsid="005cb9a2"/>
    </style:style>
    <style:style style:name="T29" style:family="text">
      <style:text-properties fo:letter-spacing="-0.011cm"/>
    </style:style>
    <style:style style:name="T30" style:family="text">
      <style:text-properties fo:letter-spacing="-0.011cm" officeooo:rsid="004ef47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letter-spacing="normal" fo:font-weight="normal" style:font-weight-asian="normal" style:font-weight-complex="normal"/>
    </style:style>
    <style:style style:name="T33" style:family="text">
      <style:text-properties officeooo:rsid="00377422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33b792" fo:background-color="#ffff00" loext:char-shading-value="0"/>
    </style:style>
    <style:style style:name="T36" style:family="text">
      <style:text-properties officeooo:rsid="00690acc"/>
    </style:style>
    <style:style style:name="T37" style:family="text">
      <style:text-properties officeooo:rsid="004ef47c"/>
    </style:style>
    <style:style style:name="T38" style:family="text">
      <style:text-properties officeooo:rsid="0074115f"/>
    </style:style>
    <style:style style:name="T39" style:family="text">
      <style:text-properties style:use-window-font-color="true" loext:opacity="0%" style:font-name="Bitstream Vera Sans7" fo:font-size="10pt" fo:font-weight="normal" officeooo:rsid="00780b5a" style:font-size-asian="10.5pt"/>
    </style:style>
    <style:style style:name="T40" style:family="text">
      <style:text-properties officeooo:rsid="0078b0d5"/>
    </style:style>
    <style:style style:name="T41" style:family="text">
      <style:text-properties fo:color="#c9211e" loext:opacity="100%" officeooo:rsid="0078b0d5"/>
    </style:style>
    <style:style style:name="T42" style:family="text">
      <style:text-properties fo:color="#c9211e" loext:opacity="100%" officeooo:rsid="00377422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11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4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4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4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4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fo:background-color="#ffff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style:font-name="Bitstream Vera Sans2" fo:font-size="12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53" style:family="text">
      <style:text-properties fo:color="#000000" loext:opacity="100%" style:text-outline="false" style:text-line-through-style="none" style:text-line-through-type="none" style:font-name="Bitstream Vera Sans2" fo:font-size="11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54" style:family="text">
      <style:text-properties fo:color="#000000" loext:opacity="100%" style:text-outline="false" style:text-line-through-style="none" style:text-line-through-type="none" style:font-name="Star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/>
    </style:style>
    <style:style style:name="T55" style:family="text"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Star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font-name="OpenSymbo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59" style:family="text"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Bitstream Vera Sans7" style:font-size-asian="18pt" style:font-style-asian="normal" style:font-weight-asian="normal" style:font-name-complex="Bitstream Vera Sans7" style:font-size-complex="18pt" style:font-style-complex="normal" style:font-weight-complex="normal" style:text-emphasize="none" style:font-relief="none"/>
    </style:style>
    <style:style style:name="T60" style:family="text"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61" style:family="text"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Bitstream Vera Sans7" style:font-size-asian="18pt" style:font-style-asian="normal" style:font-weight-asian="normal" style:font-name-complex="Bitstream Vera Sans7" style:font-size-complex="18pt" style:font-style-complex="normal" style:font-weight-complex="normal" style:text-emphasize="none" style:font-relief="none"/>
    </style:style>
    <style:style style:name="T62" style:family="text"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T63" style:family="text">
      <style:text-properties style:use-window-font-color="true" loext:opacity="0%" style:text-outline="false" style:text-line-through-style="none" style:text-line-through-type="none" style:font-name="OpenSymbo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T64" style:family="text">
      <style:text-properties fo:color="#000000" loext:opacity="100%" style:text-outline="false" style:text-line-through-style="none" style:text-line-through-type="none" style:font-name="OpenSymbol2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emphasize="none" style:text-scale="100%" style:font-relief="none"/>
    </style:style>
    <style:style style:name="T65" style:family="text"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color="#000000" loext:opacity="100%" style:text-outline="false" style:text-line-through-style="none" style:text-line-through-type="none" style:font-name="Bitstream Vera Sans7" fo:font-size="11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Bitstream Vera Sans7" style:font-size-asian="10pt" style:font-style-asian="normal" style:font-weight-asian="normal" style:font-name-complex="Bitstream Vera Sans7" style:font-size-complex="10pt" style:font-style-complex="normal" style:font-weight-complex="normal" style:text-emphasize="none" style:font-relief="none"/>
    </style:style>
    <style:style style:name="T68" style:family="text"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Bitstream Vera Sans7" style:font-size-asian="10pt" style:font-style-asian="normal" style:font-weight-asian="normal" style:font-name-complex="Bitstream Vera Sans7" style:font-size-complex="10pt" style:font-style-complex="normal" style:font-weight-complex="normal" style:text-emphasize="none" style:font-relief="none"/>
    </style:style>
    <style:style style:name="T69" style:family="text"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Bitstream Vera Sans7" style:font-size-asian="18pt" style:font-style-asian="normal" style:font-weight-asian="normal" style:font-name-complex="Bitstream Vera San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Bitstream Vera Sans7" style:font-size-asian="18pt" style:font-style-asian="normal" style:font-weight-asian="normal" style:font-name-complex="Bitstream Vera San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00" loext:opacity="100%" style:text-outline="false" style:text-line-through-style="none" style:text-line-through-type="none" style:font-name="StarSymbol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color="#000000" loext:opacity="100%" style:text-outline="false" style:text-line-through-style="none" style:text-line-through-type="none" style:font-name="OpenSymbo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style:style style:name="T74" style:family="text">
      <style:text-properties fo:color="#ffffff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76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7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_5f_Formule_20_corrigée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5" fo:column-gap="0.3cm">
          <style:column style:rel-width="13107*" fo:start-indent="0cm" fo:end-indent="0.15cm"/>
          <style:column style:rel-width="13107*" fo:start-indent="0.15cm" fo:end-indent="0.15cm"/>
          <style:column style:rel-width="13107*" fo:start-indent="0.15cm" fo:end-indent="0.15cm"/>
          <style:column style:rel-width="13107*" fo:start-indent="0.15cm" fo:end-indent="0.15cm"/>
          <style:column style:rel-width="13107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5" fo:column-gap="0cm"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  <style:column style:rel-width="13107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676cm" fo:min-width="0.38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draw:stroke="none" draw:stroke-dash="Dashed_20__28_var_29__20_6833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76cm" fo:min-width="0.27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" style:family="graphic">
      <style:graphic-properties draw:stroke="none" draw:stroke-dash="Dashed_20__28_var_29__20_6834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76cm" fo:min-width="0.69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53cm" fo:min-width="0.29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solid" draw:stroke-dash="Dashed_20__28_var_29__20_4551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1cm" fo:min-width="0.31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1cm" fo:min-width="0.31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508cm" fo:min-width="0.47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6cm" fo:min-width="0.27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none" draw:stroke-dash="Dashed_20__28_var_29__20_6829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29cm" fo:min-width="0.2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none" draw:stroke-dash="Dashed_20__28_var_29__20_6830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29cm" fo:min-width="0.2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59cm" fo:min-width="0.27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59cm" fo:min-width="0.3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6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draw:stroke-dash="Dashed_20__28_var_29__20_6831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29cm" fo:min-width="0.2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draw:stroke-dash="Dashed_20__28_var_29__20_6832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29cm" fo:min-width="0.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6cm" fo:min-width="0.30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textarea-horizontal-align="justify" draw:textarea-vertical-align="middle" draw:auto-grow-width="true" fo:min-height="0.46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draw:fill="solid" draw:fill-color="#ffff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3" style:family="graphic">
      <style:graphic-properties style:run-through="foreground"/>
    </style:style>
    <style:style style:name="gr24" style:family="graphic">
      <style:graphic-properties draw:stroke="solid" svg:stroke-width="0.035cm" svg:stroke-color="#000000" draw:marker-start="" draw:marker-start-width="0.213cm" draw:marker-start-center="false" draw:marker-end="" draw:marker-end-width="0.213cm" draw:marker-end-center="false" draw:fill="solid" draw:fill-color="#729fcf" draw:textarea-horizontal-align="center" draw:textarea-vertical-align="middle" fo:padding-top="0.143cm" fo:padding-bottom="0.143cm" fo:padding-left="0.268cm" fo:padding-right="0.268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35cm" svg:stroke-color="#000000" draw:marker-start="" draw:marker-start-width="0.213cm" draw:marker-start-center="false" draw:marker-end="" draw:marker-end-width="0.213cm" draw:marker-end-center="false" draw:fill="solid" draw:fill-color="#000000" draw:textarea-horizontal-align="center" draw:textarea-vertical-align="middle" fo:padding-top="0.143cm" fo:padding-bottom="0.143cm" fo:padding-left="0.268cm" fo:padding-right="0.268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8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style:writing-mode="lr-tb" style:run-through="foreground"/>
    </style:style>
    <style:style style:name="gr37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1.138cm" fo:min-width="0.1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horizontal-align="justify" draw:textarea-vertical-align="middle" draw:auto-grow-width="true" fo:min-height="0.453cm" fo:min-width="0.53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.019cm" svg:stroke-color="#000000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27cm" fo:min-width="0.20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horizontal-align="justify" draw:textarea-vertical-align="middle" draw:auto-grow-width="true" fo:min-height="0.453cm" fo:min-width="0.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0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97cm" fo:min-width="0.45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59cm" fo:min-width="0.30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solid" draw:stroke-dash="Dashed_20__28_var_29__20_431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431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431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431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ed_20__28_var_29__20_4316" svg:stroke-width="0.03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ed_20__28_var_29__20_431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>
      <style:graphic-properties draw:stroke="solid" draw:stroke-dash="Dashed_20__28_var_29__20_431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Dashed_20__28_var_29__20_4319" svg:stroke-width="0.019cm" svg:stroke-color="#ff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432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ed_20__28_var_29__20_4321" svg:stroke-width="0.03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Dashed_20__28_var_29__20_432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" style:family="graphic">
      <style:graphic-properties draw:stroke="solid" draw:stroke-dash="Dashed_20__28_var_29__20_432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" style:family="graphic">
      <style:graphic-properties draw:stroke="solid" draw:stroke-dash="Dashed_20__28_var_29__20_4324" svg:stroke-width="0.03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62" style:family="graphic">
      <style:graphic-properties draw:stroke="solid" draw:stroke-dash="Dashed_20__28_var_29__20_432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ed_20__28_var_29__20_4326" svg:stroke-width="0.019cm" svg:stroke-color="#ff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4" style:family="graphic">
      <style:graphic-properties draw:stroke="solid" draw:stroke-dash="Dashed_20__28_var_29__20_432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5" style:family="graphic">
      <style:graphic-properties draw:stroke="solid" draw:stroke-dash="Dashed_20__28_var_29__20_432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Dashed_20__28_var_29__20_432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" style:family="graphic">
      <style:graphic-properties draw:stroke="solid" draw:stroke-dash="Dashed_20__28_var_29__20_433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8" style:family="graphic">
      <style:graphic-properties draw:stroke="solid" draw:stroke-dash="Dashed_20__28_var_29__20_433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" style:family="graphic">
      <style:graphic-properties draw:stroke="solid" draw:stroke-dash="Dashed_20__28_var_29__20_4332" svg:stroke-width="0.019cm" svg:stroke-color="#ff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0" style:family="graphic">
      <style:graphic-properties draw:stroke="solid" draw:stroke-dash="Dashed_20__28_var_29__20_433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1" style:family="graphic">
      <style:graphic-properties draw:stroke="solid" draw:stroke-dash="Dashed_20__28_var_29__20_433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" style:family="graphic">
      <style:graphic-properties draw:stroke="solid" draw:stroke-dash="Dashed_20__28_var_29__20_433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Dashed_20__28_var_29__20_433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" style:family="graphic">
      <style:graphic-properties draw:stroke="solid" draw:stroke-dash="Dashed_20__28_var_29__20_4337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" style:family="graphic">
      <style:graphic-properties draw:stroke="none" draw:stroke-dash="Dashed_20__28_var_29__20_4338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46cm" fo:min-width="0.8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none" draw:stroke-dash="Dashed_20__28_var_29__20_433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22cm" fo:min-width="0.5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7" style:family="graphic">
      <style:graphic-properties draw:stroke="none" draw:stroke-dash="Dashed_20__28_var_29__20_434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22cm" fo:min-width="0.5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solid" draw:stroke-dash="Dashed_20__28_var_29__20_434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" style:family="graphic">
      <style:graphic-properties draw:stroke="solid" draw:stroke-dash="Dashed_20__28_var_29__20_434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59cm" fo:min-width="0.28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59cm" fo:min-width="0.29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59cm" fo:min-width="0.30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solid" draw:stroke-dash="Dashed_20__28_var_29__20_4166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5" style:family="graphic">
      <style:graphic-properties draw:stroke="solid" draw:stroke-dash="Dashed_20__28_var_29__20_416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Dashed_20__28_var_29__20_416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7" style:family="graphic">
      <style:graphic-properties draw:stroke="solid" draw:stroke-dash="Dashed_20__28_var_29__20_416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8" style:family="graphic">
      <style:graphic-properties draw:stroke="solid" draw:stroke-dash="Dashed_20__28_var_29__20_417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9" style:family="graphic">
      <style:graphic-properties draw:stroke="solid" draw:stroke-dash="Dashed_20__28_var_29__20_417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0" style:family="graphic">
      <style:graphic-properties draw:stroke="solid" draw:stroke-dash="Dashed_20__28_var_29__20_417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1" style:family="graphic">
      <style:graphic-properties draw:stroke="solid" draw:stroke-dash="Dashed_20__28_var_29__20_417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2" style:family="graphic">
      <style:graphic-properties draw:stroke="solid" draw:stroke-dash="Dashed_20__28_var_29__20_4174" svg:stroke-width="0.019cm" svg:stroke-color="#ff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3" style:family="graphic">
      <style:graphic-properties draw:stroke="solid" draw:stroke-dash="Dashed_20__28_var_29__20_417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4" style:family="graphic">
      <style:graphic-properties draw:stroke="solid" draw:stroke-dash="Dashed_20__28_var_29__20_417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5" style:family="graphic">
      <style:graphic-properties draw:stroke="solid" draw:stroke-dash="Dashed_20__28_var_29__20_4177" svg:stroke-width="0.019cm" svg:stroke-color="#ff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6" style:family="graphic">
      <style:graphic-properties draw:stroke="solid" draw:stroke-dash="Dashed_20__28_var_29__20_417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7" style:family="graphic">
      <style:graphic-properties draw:stroke="solid" draw:stroke-dash="Dashed_20__28_var_29__20_417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8" style:family="graphic">
      <style:graphic-properties draw:stroke="solid" draw:stroke-dash="Dashed_20__28_var_29__20_418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9" style:family="graphic">
      <style:graphic-properties draw:stroke="solid" draw:stroke-dash="Dashed_20__28_var_29__20_418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0" style:family="graphic">
      <style:graphic-properties draw:stroke="solid" draw:stroke-dash="Dashed_20__28_var_29__20_418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1" style:family="graphic">
      <style:graphic-properties draw:stroke="solid" draw:stroke-dash="Dashed_20__28_var_29__20_4183" svg:stroke-width="0.019cm" svg:stroke-color="#ff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2" style:family="graphic">
      <style:graphic-properties draw:stroke="solid" draw:stroke-dash="Dashed_20__28_var_29__20_418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3" style:family="graphic">
      <style:graphic-properties draw:stroke="solid" draw:stroke-dash="Dashed_20__28_var_29__20_418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4" style:family="graphic">
      <style:graphic-properties draw:stroke="solid" draw:stroke-dash="Dashed_20__28_var_29__20_418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5" style:family="graphic">
      <style:graphic-properties draw:stroke="solid" draw:stroke-dash="Dashed_20__28_var_29__20_418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6" style:family="graphic">
      <style:graphic-properties draw:stroke="solid" draw:stroke-dash="Dashed_20__28_var_29__20_418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7" style:family="graphic">
      <style:graphic-properties draw:stroke="none" draw:stroke-dash="Dashed_20__28_var_29__20_418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22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8" style:family="graphic">
      <style:graphic-properties draw:stroke="none" draw:stroke-dash="Dashed_20__28_var_29__20_419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22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9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59cm" fo:min-width="0.25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0" style:family="graphic">
      <style:graphic-properties draw:stroke="solid" svg:stroke-width="0.019cm" svg:stroke-color="#808080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1" style:family="graphic">
      <style:graphic-properties draw:stroke="solid" draw:stroke-dash="Dashed_20__28_var_29__20_4529" svg:stroke-width="0.019cm" svg:stroke-color="#999999" draw:marker-start="" draw:marker-start-width="0.3cm" draw:marker-start-center="false" draw:marker-end="" draw:marker-end-width="0.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2" style:family="graphic">
      <style:graphic-properties draw:stroke="solid" draw:stroke-dash="Dashed_20__28_var_29__20_3952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3" style:family="graphic">
      <style:graphic-properties draw:stroke="solid" draw:stroke-dash="Dashed_20__28_var_29__20_3953" svg:stroke-width="0.041cm" svg:stroke-color="#000000" draw:marker-start="" draw:marker-start-width="0.289cm" draw:marker-start-center="false" draw:marker-end="" draw:marker-end-width="0.28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4" style:family="graphic">
      <style:graphic-properties draw:stroke="none" draw:stroke-dash="Dashed_20__28_var_29__20_453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96cm" fo:min-width="0.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5" style:family="graphic">
      <style:graphic-properties draw:stroke="solid" draw:stroke-dash="Dashed_20__28_var_29__20_3955" svg:stroke-width="0.041cm" svg:stroke-color="#000000" draw:marker-start="" draw:marker-start-width="0.291cm" draw:marker-start-center="false" draw:marker-end="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6" style:family="graphic">
      <style:graphic-properties draw:stroke="none" draw:stroke-dash="Dashed_20__28_var_29__20_453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96cm" fo:min-width="0.74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7" style:family="graphic">
      <style:graphic-properties draw:stroke="none" draw:stroke-dash="Dashed_20__28_var_29__20_453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left" draw:auto-grow-width="true" fo:min-height="0.494cm" fo:min-width="0.7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8" style:family="graphic">
      <style:graphic-properties draw:stroke="solid" draw:stroke-dash="Dashed_20__28_var_29__20_3959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9" style:family="graphic">
      <style:graphic-properties draw:stroke="solid" draw:stroke-dash="Dashed_20__28_var_29__20_3960" svg:stroke-width="0.041cm" svg:stroke-color="#000000" draw:marker-start="" draw:marker-start-width="0.291cm" draw:marker-start-center="false" draw:marker-end="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0" style:family="graphic">
      <style:graphic-properties draw:stroke="solid" draw:stroke-dash="Dashed_20__28_var_29__20_3961" svg:stroke-width="0.041cm" svg:stroke-color="#000000" draw:marker-start="" draw:marker-start-width="0.291cm" draw:marker-start-center="false" draw:marker-end="" draw:marker-end-width="0.29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1" style:family="graphic">
      <style:graphic-properties draw:stroke="solid" draw:stroke-dash="Dashed_20__28_var_29__20_3962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solid" draw:stroke-dash="Dashed_20__28_var_29__20_3963" svg:stroke-width="0.019cm" svg:stroke-color="#000000" draw:marker-start="" draw:marker-start-width="0.259cm" draw:marker-start-center="false" draw:marker-end="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3" style:family="graphic">
      <style:graphic-properties draw:stroke="solid" draw:stroke-dash="Dashed_20__28_var_29__20_3956" svg:stroke-width="0.03cm" svg:stroke-color="#000000" draw:marker-start="" draw:marker-start-width="0.259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4" style:family="graphic">
      <style:graphic-properties draw:stroke="solid" draw:stroke-dash="Dashed_20__28_var_29__20_3801" svg:stroke-width="0.019cm" svg:stroke-color="#000000" draw:marker-start="" draw:marker-start-width="0.335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5" style:family="graphic">
      <style:graphic-properties draw:stroke="solid" draw:stroke-dash="Dashed_20__28_var_29__20_380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6" style:family="graphic">
      <style:graphic-properties draw:stroke="solid" draw:stroke-dash="Dashed_20__28_var_29__20_380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7" style:family="graphic">
      <style:graphic-properties draw:stroke="solid" draw:stroke-dash="Dashed_20__28_var_29__20_3804" svg:stroke-width="0.041cm" svg:stroke-color="#000000" draw:marker-start="" draw:marker-start-width="0.363cm" draw:marker-start-center="false" draw:marker-end="" draw:marker-end-width="0.363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28" style:family="graphic">
      <style:graphic-properties draw:stroke="solid" draw:stroke-dash="Dashed_20__28_var_29__20_380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9" style:family="graphic">
      <style:graphic-properties draw:stroke="solid" draw:stroke-dash="Dashed_20__28_var_29__20_380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0" style:family="graphic">
      <style:graphic-properties draw:stroke="solid" draw:stroke-dash="Dashed_20__28_var_29__20_380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1" style:family="graphic">
      <style:graphic-properties draw:stroke="solid" draw:stroke-dash="Dashed_20__28_var_29__20_380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2" style:family="graphic">
      <style:graphic-properties draw:stroke="solid" draw:stroke-dash="Dashed_20__28_var_29__20_380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3" style:family="graphic">
      <style:graphic-properties draw:stroke="solid" draw:stroke-dash="Dashed_20__28_var_29__20_381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4" style:family="graphic">
      <style:graphic-properties draw:stroke="solid" draw:stroke-dash="Dashed_20__28_var_29__20_381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5" style:family="graphic">
      <style:graphic-properties draw:stroke="solid" draw:stroke-dash="Dashed_20__28_var_29__20_381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6" style:family="graphic">
      <style:graphic-properties draw:stroke="solid" draw:stroke-dash="Dashed_20__28_var_29__20_381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7" style:family="graphic">
      <style:graphic-properties draw:stroke="solid" draw:stroke-dash="Dashed_20__28_var_29__20_381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8" style:family="graphic">
      <style:graphic-properties draw:stroke="solid" draw:stroke-dash="Dashed_20__28_var_29__20_381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9" style:family="graphic">
      <style:graphic-properties draw:stroke="solid" draw:stroke-dash="Dashed_20__28_var_29__20_381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0" style:family="graphic">
      <style:graphic-properties draw:stroke="solid" draw:stroke-dash="Dashed_20__28_var_29__20_3817" svg:stroke-width="0.041cm" svg:stroke-color="#000000" draw:marker-start="" draw:marker-start-width="0.365cm" draw:marker-start-center="false" draw:marker-end="" draw:marker-end-width="0.365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41" style:family="graphic">
      <style:graphic-properties draw:stroke="solid" draw:stroke-dash="Dashed_20__28_var_29__20_381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2" style:family="graphic">
      <style:graphic-properties draw:stroke="solid" draw:stroke-dash="Dashed_20__28_var_29__20_381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3" style:family="graphic">
      <style:graphic-properties draw:stroke="solid" draw:stroke-dash="Dashed_20__28_var_29__20_382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4" style:family="graphic">
      <style:graphic-properties draw:stroke="solid" draw:stroke-dash="Dashed_20__28_var_29__20_382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5" style:family="graphic">
      <style:graphic-properties draw:stroke="solid" draw:stroke-dash="Dashed_20__28_var_29__20_382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6" style:family="graphic">
      <style:graphic-properties draw:stroke="solid" draw:stroke-dash="Dashed_20__28_var_29__20_382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7" style:family="graphic">
      <style:graphic-properties draw:stroke="solid" draw:stroke-dash="Dashed_20__28_var_29__20_382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8" style:family="graphic">
      <style:graphic-properties draw:stroke="solid" draw:stroke-dash="Dashed_20__28_var_29__20_382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9" style:family="graphic">
      <style:graphic-properties draw:stroke="solid" draw:stroke-dash="Dashed_20__28_var_29__20_382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0" style:family="graphic">
      <style:graphic-properties draw:stroke="solid" draw:stroke-dash="Dashed_20__28_var_29__20_382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1" style:family="graphic">
      <style:graphic-properties draw:stroke="solid" draw:stroke-dash="Dashed_20__28_var_29__20_382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2" style:family="graphic">
      <style:graphic-properties draw:stroke="solid" draw:stroke-dash="Dashed_20__28_var_29__20_382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3" style:family="graphic">
      <style:graphic-properties draw:stroke="solid" draw:stroke-dash="Dashed_20__28_var_29__20_3830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4" style:family="graphic">
      <style:graphic-properties draw:stroke="solid" draw:stroke-dash="Dashed_20__28_var_29__20_3831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5" style:family="graphic">
      <style:graphic-properties draw:stroke="solid" draw:stroke-dash="Dashed_20__28_var_29__20_3832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6" style:family="graphic">
      <style:graphic-properties draw:stroke="solid" draw:stroke-dash="Dashed_20__28_var_29__20_3833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7" style:family="graphic">
      <style:graphic-properties draw:stroke="solid" draw:stroke-dash="Dashed_20__28_var_29__20_383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8" style:family="graphic">
      <style:graphic-properties draw:stroke="solid" draw:stroke-dash="Dashed_20__28_var_29__20_383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9" style:family="graphic">
      <style:graphic-properties draw:stroke="solid" draw:stroke-dash="Dashed_20__28_var_29__20_383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0" style:family="graphic">
      <style:graphic-properties draw:stroke="solid" draw:stroke-dash="Dashed_20__28_var_29__20_383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1" style:family="graphic">
      <style:graphic-properties draw:stroke="solid" draw:stroke-dash="Dashed_20__28_var_29__20_383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2" style:family="graphic">
      <style:graphic-properties draw:stroke="solid" draw:stroke-dash="Dashed_20__28_var_29__20_3839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3" style:family="graphic">
      <style:graphic-properties draw:stroke="none" draw:stroke-dash="Dashed_20__28_var_29__20_3840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23cm" fo:min-width="0.8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4" style:family="graphic">
      <style:graphic-properties draw:stroke="none" draw:stroke-dash="Dashed_20__28_var_29__20_3841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23cm" fo:min-width="0.8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5" style:family="graphic">
      <style:graphic-properties draw:stroke="solid" draw:stroke-dash="Dashed_20__28_var_29__20_3842" svg:stroke-width="0.041cm" svg:stroke-color="#000000" draw:marker-start="" draw:marker-start-width="0.363cm" draw:marker-start-center="false" draw:marker-end="" draw:marker-end-width="0.363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66" style:family="graphic">
      <style:graphic-properties draw:stroke="none" draw:stroke-dash="Dashed_20__28_var_29__20_3843" svg:stroke-width="0.019cm" svg:stroke-color="#000000" draw:marker-start="" draw:marker-start-width="0.33cm" draw:marker-start-center="false" draw:marker-end="" draw:marker-end-width="0.33cm" draw:marker-end-center="false" draw:fill="solid" draw:fill-color="#ffffff" draw:fill-image-width="0cm" draw:fill-image-height="0cm" draw:textarea-horizontal-align="left" draw:auto-grow-width="true" fo:min-height="0.423cm" fo:min-width="0.23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7" style:family="graphic">
      <style:graphic-properties draw:stroke="solid" draw:stroke-dash="Dashed_20__28_var_29__20_3844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8" style:family="graphic">
      <style:graphic-properties draw:stroke="solid" draw:stroke-dash="Dashed_20__28_var_29__20_3845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9" style:family="graphic">
      <style:graphic-properties draw:stroke="solid" draw:stroke-dash="Dashed_20__28_var_29__20_3846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0" style:family="graphic">
      <style:graphic-properties draw:stroke="solid" draw:stroke-dash="Dashed_20__28_var_29__20_3847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1" style:family="graphic">
      <style:graphic-properties draw:stroke="solid" draw:stroke-dash="Dashed_20__28_var_29__20_3848" svg:stroke-width="0.019cm" svg:stroke-color="#000000" draw:marker-start="" draw:marker-start-width="0.335cm" draw:marker-start-center="false" draw:marker-end="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3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97cm" fo:min-width="0.3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74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97cm" fo:min-width="0.41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75" style:family="graphic">
      <style:graphic-properties draw:stroke="solid" draw:stroke-dash="Dashed_20__28_var_29__20_2597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6" style:family="graphic">
      <style:graphic-properties draw:stroke="solid" draw:stroke-dash="Dashed_20__28_var_29__20_259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7" style:family="graphic">
      <style:graphic-properties draw:stroke="solid" draw:stroke-dash="Dashed_20__28_var_29__20_260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8" style:family="graphic">
      <style:graphic-properties draw:stroke="solid" draw:stroke-dash="Dashed_20__28_var_29__20_260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9" style:family="graphic">
      <style:graphic-properties draw:stroke="solid" draw:stroke-dash="Dashed_20__28_var_29__20_260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0" style:family="graphic">
      <style:graphic-properties draw:stroke="solid" draw:stroke-dash="Dashed_20__28_var_29__20_260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1" style:family="graphic">
      <style:graphic-properties draw:stroke="solid" draw:stroke-dash="Dashed_20__28_var_29__20_260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2" style:family="graphic">
      <style:graphic-properties draw:stroke="solid" draw:stroke-dash="Dashed_20__28_var_29__20_261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3" style:family="graphic">
      <style:graphic-properties draw:stroke="solid" draw:stroke-dash="Dashed_20__28_var_29__20_261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4" style:family="graphic">
      <style:graphic-properties draw:stroke="solid" draw:stroke-dash="Dashed_20__28_var_29__20_261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5" style:family="graphic">
      <style:graphic-properties draw:stroke="solid" draw:stroke-dash="Dashed_20__28_var_29__20_261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6" style:family="graphic">
      <style:graphic-properties draw:stroke="solid" draw:stroke-dash="Dashed_20__28_var_29__20_261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7" style:family="graphic">
      <style:graphic-properties draw:stroke="none" draw:stroke-dash="Dashed_20__28_var_29__20_2621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6cm" fo:min-width="0.50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88" style:family="graphic">
      <style:graphic-properties draw:stroke="none" draw:stroke-dash="Dashed_20__28_var_29__20_2623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6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89" style:family="graphic">
      <style:graphic-properties draw:stroke="none" draw:stroke-dash="Dashed_20__28_var_29__20_262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6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90" style:family="graphic">
      <style:graphic-properties draw:stroke="solid" draw:stroke-dash="Dashed_20__28_var_29__20_262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1" style:family="graphic">
      <style:graphic-properties draw:stroke="solid" draw:stroke-dash="Dashed_20__28_var_29__20_262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2" style:family="graphic">
      <style:graphic-properties draw:stroke="solid" draw:stroke-dash="Dashed_20__28_var_29__20_263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3" style:family="graphic">
      <style:graphic-properties draw:stroke="solid" draw:stroke-dash="Dashed_20__28_var_29__20_263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4" style:family="graphic">
      <style:graphic-properties draw:stroke="solid" draw:stroke-dash="Dashed_20__28_var_29__20_263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5" style:family="graphic">
      <style:graphic-properties draw:stroke="solid" draw:stroke-dash="Dashed_20__28_var_29__20_263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6" style:family="graphic">
      <style:graphic-properties draw:stroke="solid" draw:stroke-dash="Dashed_20__28_var_29__20_263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7" style:family="graphic">
      <style:graphic-properties draw:stroke="none" draw:stroke-dash="Dashed_20__28_var_29__20_2641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46cm" fo:min-width="0.50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98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556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99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556cm" fo:min-width="0.52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00" style:family="graphic">
      <style:graphic-properties style:writing-mode="lr-tb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01" style:family="graphic">
      <style:graphic-properties draw:stroke="solid" draw:stroke-dash="Dashed_20__28_var_29__20_4385" svg:stroke-width="0.019cm" svg:stroke-color="#000000" draw:marker-start-width="0.337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2" style:family="graphic">
      <style:graphic-properties draw:stroke="solid" draw:stroke-dash="Dashed_20__28_var_29__20_4386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3" style:family="graphic">
      <style:graphic-properties draw:stroke="solid" draw:stroke-dash="Dashed_20__28_var_29__20_4387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04" style:family="graphic">
      <style:graphic-properties draw:stroke="solid" draw:stroke-dash="Dashed_20__28_var_29__20_4388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5" style:family="graphic">
      <style:graphic-properties draw:stroke="solid" draw:stroke-dash="Dashed_20__28_var_29__20_4389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6" style:family="graphic">
      <style:graphic-properties draw:stroke="none" draw:stroke-dash="Dashed_20__28_var_29__20_4390" svg:stroke-width="0.019cm" svg:stroke-color="#000000" draw:marker-start-width="0.332cm" draw:marker-start-center="false" draw:marker-end-width="0.332cm" draw:marker-end-center="false" draw:fill="solid" draw:fill-color="#ffffff" draw:fill-image-width="0cm" draw:fill-image-height="0cm" draw:textarea-horizontal-align="left" draw:auto-grow-width="true" fo:min-height="0.415cm" fo:min-width="0.219cm" draw:shadow="hidden" draw:shadow-offset-x="0.3cm" draw:shadow-offset-y="0.3cm" draw:shadow-color="#808080" style:run-through="foreground"/>
      <style:paragraph-properties style:writing-mode="lr-tb"/>
    </style:style>
    <style:style style:name="gr207" style:family="graphic">
      <style:graphic-properties draw:stroke="solid" draw:stroke-dash="Dashed_20__28_var_29__20_4391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8" style:family="graphic">
      <style:graphic-properties draw:stroke="solid" draw:stroke-dash="Dashed_20__28_var_29__20_4392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9" style:family="graphic">
      <style:graphic-properties draw:stroke="solid" draw:stroke-dash="Dashed_20__28_var_29__20_4393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0" style:family="graphic">
      <style:graphic-properties draw:stroke="solid" draw:stroke-dash="Dashed_20__28_var_29__20_4394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1" style:family="graphic">
      <style:graphic-properties draw:stroke="solid" draw:stroke-dash="Dashed_20__28_var_29__20_4395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2" style:family="graphic">
      <style:graphic-properties draw:stroke="solid" draw:stroke-dash="Dashed_20__28_var_29__20_4396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3" style:family="graphic">
      <style:graphic-properties draw:stroke="solid" draw:stroke-dash="Dashed_20__28_var_29__20_4397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4" style:family="graphic">
      <style:graphic-properties draw:stroke="solid" draw:stroke-dash="Dashed_20__28_var_29__20_4398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5" style:family="graphic">
      <style:graphic-properties draw:stroke="solid" draw:stroke-dash="Dashed_20__28_var_29__20_4399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6" style:family="graphic">
      <style:graphic-properties draw:stroke="solid" draw:stroke-dash="Dashed_20__28_var_29__20_4400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17" style:family="graphic">
      <style:graphic-properties draw:stroke="solid" draw:stroke-dash="Dashed_20__28_var_29__20_4401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8" style:family="graphic">
      <style:graphic-properties draw:stroke="solid" draw:stroke-dash="Dashed_20__28_var_29__20_4402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9" style:family="graphic">
      <style:graphic-properties draw:stroke="solid" draw:stroke-dash="Dashed_20__28_var_29__20_4403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0" style:family="graphic">
      <style:graphic-properties draw:stroke="solid" draw:stroke-dash="Dashed_20__28_var_29__20_4404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1" style:family="graphic">
      <style:graphic-properties draw:stroke="solid" draw:stroke-dash="Dashed_20__28_var_29__20_4405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2" style:family="graphic">
      <style:graphic-properties draw:stroke="solid" draw:stroke-dash="Dashed_20__28_var_29__20_4406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3" style:family="graphic">
      <style:graphic-properties draw:stroke="solid" draw:stroke-dash="Dashed_20__28_var_29__20_4407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4" style:family="graphic">
      <style:graphic-properties draw:stroke="solid" draw:stroke-dash="Dashed_20__28_var_29__20_4408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5" style:family="graphic">
      <style:graphic-properties draw:stroke="solid" draw:stroke-dash="Dashed_20__28_var_29__20_4409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6" style:family="graphic">
      <style:graphic-properties draw:stroke="solid" draw:stroke-dash="Dashed_20__28_var_29__20_4410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7" style:family="graphic">
      <style:graphic-properties draw:stroke="solid" draw:stroke-dash="Dashed_20__28_var_29__20_4411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8" style:family="graphic">
      <style:graphic-properties draw:stroke="solid" draw:stroke-dash="Dashed_20__28_var_29__20_4412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9" style:family="graphic">
      <style:graphic-properties draw:stroke="solid" draw:stroke-dash="Dashed_20__28_var_29__20_4413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0" style:family="graphic">
      <style:graphic-properties draw:stroke="solid" draw:stroke-dash="Dashed_20__28_var_29__20_4414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1" style:family="graphic">
      <style:graphic-properties draw:stroke="solid" draw:stroke-dash="Dashed_20__28_var_29__20_4415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2" style:family="graphic">
      <style:graphic-properties draw:stroke="solid" draw:stroke-dash="Dashed_20__28_var_29__20_4416" svg:stroke-width="0.019cm" svg:stroke-color="#000000" draw:marker-start-width="0.337cm" draw:marker-start-center="false" draw:marker-end-width="0.337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3" style:family="graphic">
      <style:graphic-properties draw:stroke="solid" draw:stroke-dash="Dashed_20__28_var_29__20_4417" svg:stroke-width="0.041cm" svg:stroke-color="#000000" draw:marker-start-width="0.332cm" draw:marker-start-center="false" draw:marker-end-width="0.33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4" style:family="graphic">
      <style:graphic-properties draw:stroke="none" draw:stroke-dash="Dashed_20__28_var_29__20_4418" svg:stroke-width="0.019cm" svg:stroke-color="#000000" draw:marker-start-width="0.332cm" draw:marker-start-center="false" draw:marker-end-width="0.332cm" draw:marker-end-center="false" draw:fill="solid" draw:fill-color="#ffffff" draw:fill-image-width="0cm" draw:fill-image-height="0cm" draw:textarea-horizontal-align="left" draw:auto-grow-width="true" fo:min-height="0.415cm" fo:min-width="0.266cm" draw:shadow="hidden" draw:shadow-offset-x="0.3cm" draw:shadow-offset-y="0.3cm" draw:shadow-color="#808080" style:run-through="foreground"/>
      <style:paragraph-properties style:writing-mode="lr-tb"/>
    </style:style>
    <style:style style:name="gr235" style:family="graphic">
      <style:graphic-properties draw:stroke="solid" draw:stroke-dash="Dashed_20__28_var_29__20_4419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6" style:family="graphic">
      <style:graphic-properties draw:stroke="solid" draw:stroke-dash="Dashed_20__28_var_29__20_4420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7" style:family="graphic">
      <style:graphic-properties draw:stroke="none" draw:stroke-dash="Dashed_20__28_var_29__20_4421" svg:stroke-width="0.019cm" svg:stroke-color="#000000" draw:marker-start-width="0.332cm" draw:marker-start-center="false" draw:marker-end-width="0.332cm" draw:marker-end-center="false" draw:fill="solid" draw:fill-color="#ffffff" draw:fill-image-width="0cm" draw:fill-image-height="0cm" draw:textarea-horizontal-align="left" draw:auto-grow-width="true" fo:min-height="0.413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238" style:family="graphic">
      <style:graphic-properties draw:stroke="solid" draw:stroke-dash="Dashed_20__28_var_29__20_4422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9" style:family="graphic">
      <style:graphic-properties draw:stroke="solid" draw:stroke-dash="Dashed_20__28_var_29__20_4423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0" style:family="graphic">
      <style:graphic-properties draw:stroke="none" draw:stroke-dash="Dashed_20__28_var_29__20_4424" svg:stroke-width="0.019cm" svg:stroke-color="#000000" draw:marker-start-width="0.332cm" draw:marker-start-center="false" draw:marker-end-width="0.332cm" draw:marker-end-center="false" draw:fill="solid" draw:fill-color="#ffffff" draw:fill-image-width="0cm" draw:fill-image-height="0cm" draw:textarea-horizontal-align="left" draw:auto-grow-width="true" fo:min-height="0.415cm" fo:min-width="0.353cm" draw:shadow="hidden" draw:shadow-offset-x="0.3cm" draw:shadow-offset-y="0.3cm" draw:shadow-color="#808080" style:run-through="foreground"/>
      <style:paragraph-properties style:writing-mode="lr-tb"/>
    </style:style>
    <style:style style:name="gr241" style:family="graphic">
      <style:graphic-properties draw:stroke="solid" draw:stroke-dash="Dashed_20__28_var_29__20_4425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2" style:family="graphic">
      <style:graphic-properties draw:stroke="solid" draw:stroke-dash="Dashed_20__28_var_29__20_4426" svg:stroke-width="0.019cm" svg:stroke-color="#000000" draw:marker-start-width="0.333cm" draw:marker-start-center="false" draw:marker-end-width="0.3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3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53cm" fo:min-width="0.228cm" draw:shadow="hidden" draw:shadow-offset-x="0.3cm" draw:shadow-offset-y="0.3cm" draw:shadow-color="#808080" style:run-through="foreground"/>
      <style:paragraph-properties style:writing-mode="lr-tb"/>
    </style:style>
    <style:style style:name="gr244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53cm" fo:min-width="0.631cm" draw:shadow="hidden" draw:shadow-offset-x="0.3cm" draw:shadow-offset-y="0.3cm" draw:shadow-color="#808080" style:run-through="foreground"/>
      <style:paragraph-properties style:writing-mode="lr-tb"/>
    </style:style>
    <style:style style:name="gr245" style:family="graphic">
      <style:graphic-properties draw:stroke="none" draw:stroke-dash="Dashed_20__28_var_29__20_4124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4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6" style:family="graphic">
      <style:graphic-properties draw:stroke="none" draw:stroke-dash="Dashed_20__28_var_29__20_4125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6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7" style:family="graphic">
      <style:graphic-properties draw:stroke="none" draw:stroke-dash="Dashed_20__28_var_29__20_4126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1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8" style:family="graphic">
      <style:graphic-properties draw:stroke="none" draw:stroke-dash="Dashed_20__28_var_29__20_4127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6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49" style:family="graphic">
      <style:graphic-properties draw:stroke="solid" draw:stroke-dash="Dashed_20__28_var_29__20_4128" svg:stroke-width="0.019cm" svg:stroke-color="#000000" draw:marker-start-width="0.155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0" style:family="graphic">
      <style:graphic-properties draw:stroke="solid" draw:stroke-dash="Dashed_20__28_var_29__20_4129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1" style:family="graphic">
      <style:graphic-properties draw:stroke="solid" draw:stroke-dash="Dashed_20__28_var_29__20_4130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2" style:family="graphic">
      <style:graphic-properties draw:stroke="solid" draw:stroke-dash="Dashed_20__28_var_29__20_4131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3" style:family="graphic">
      <style:graphic-properties draw:stroke="solid" draw:stroke-dash="Dashed_20__28_var_29__20_4132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4" style:family="graphic">
      <style:graphic-properties draw:stroke="solid" draw:stroke-dash="Dashed_20__28_var_29__20_4133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5" style:family="graphic">
      <style:graphic-properties draw:stroke="solid" draw:stroke-dash="Dashed_20__28_var_29__20_4134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6" style:family="graphic">
      <style:graphic-properties draw:stroke="solid" draw:stroke-dash="Dashed_20__28_var_29__20_4135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7" style:family="graphic">
      <style:graphic-properties draw:stroke="solid" draw:stroke-dash="Dashed_20__28_var_29__20_4136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8" style:family="graphic">
      <style:graphic-properties draw:stroke="solid" draw:stroke-dash="Dashed_20__28_var_29__20_4137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9" style:family="graphic">
      <style:graphic-properties draw:stroke="solid" draw:stroke-dash="Dashed_20__28_var_29__20_4138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0" style:family="graphic">
      <style:graphic-properties draw:stroke="solid" draw:stroke-dash="Dashed_20__28_var_29__20_4139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1" style:family="graphic">
      <style:graphic-properties draw:stroke="none" draw:stroke-dash="Dashed_20__28_var_29__20_4140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1cm" fo:min-width="0.8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62" style:family="graphic">
      <style:graphic-properties draw:stroke="none" draw:stroke-dash="Dashed_20__28_var_29__20_4141" svg:stroke-width="0.019cm" svg:stroke-color="#000000" draw:marker-start-width="0.33cm" draw:marker-start-center="false" draw:marker-end-width="0.33cm" draw:marker-end-center="false" svg:stroke-opacity="100%" draw:stroke-linejoin="round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41cm" fo:min-width="0.8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63" style:family="graphic">
      <style:graphic-properties draw:stroke="solid" draw:stroke-dash="Dashed_20__28_var_29__20_4142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4" style:family="graphic">
      <style:graphic-properties draw:stroke="solid" draw:stroke-dash="Dashed_20__28_var_29__20_4143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5" style:family="graphic">
      <style:graphic-properties draw:stroke="solid" draw:stroke-dash="Dashed_20__28_var_29__20_4144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6" style:family="graphic">
      <style:graphic-properties draw:stroke="solid" draw:stroke-dash="Dashed_20__28_var_29__20_4145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7" style:family="graphic">
      <style:graphic-properties draw:stroke="solid" draw:stroke-dash="Dashed_20__28_var_29__20_4146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8" style:family="graphic">
      <style:graphic-properties draw:stroke="solid" draw:stroke-dash="Dashed_20__28_var_29__20_4147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9" style:family="graphic">
      <style:graphic-properties draw:stroke="solid" draw:stroke-dash="Dashed_20__28_var_29__20_4148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0" style:family="graphic">
      <style:graphic-properties draw:stroke="solid" draw:stroke-dash="Dashed_20__28_var_29__20_4149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1" style:family="graphic">
      <style:graphic-properties draw:stroke="solid" draw:stroke-dash="Dashed_20__28_var_29__20_4150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2" style:family="graphic">
      <style:graphic-properties draw:stroke="solid" draw:stroke-dash="Dashed_20__28_var_29__20_4151" svg:stroke-width="0.019cm" svg:stroke-color="#000000" draw:marker-start-width="0.155cm" draw:marker-start-center="false" draw:marker-end-width="0.15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3" style:family="graphic">
      <style:graphic-properties draw:stroke="solid" svg:stroke-width="0.019cm" svg:stroke-color="#000000" draw:marker-start-width="0.335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4" style:family="graphic">
      <style:graphic-properties draw:stroke="solid" svg:stroke-width="0.019cm" svg:stroke-color="#000000" draw:marker-start-width="0.335cm" draw:marker-start-center="false" draw:marker-end-width="0.33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5" style:family="graphic">
      <style:graphic-properties draw:stroke="none" draw:stroke-dash="Dashed_20__28_var_29__20_3651" svg:stroke-width="0.019cm" svg:stroke-color="#000000" draw:marker-start-width="0.229cm" draw:marker-start-center="false" draw:marker-end-width="0.229cm" draw:marker-end-center="false" draw:fill="none" draw:fill-color="#00b8ff" draw:textarea-horizontal-align="left" draw:auto-grow-width="true" fo:min-height="0.415cm" fo:min-width="0.631cm" draw:shadow="hidden" draw:shadow-offset-x="0.3cm" draw:shadow-offset-y="0.3cm" draw:shadow-color="#808080" style:run-through="foreground"/>
      <style:paragraph-properties style:writing-mode="lr-tb"/>
    </style:style>
    <style:style style:name="gr276" style:family="graphic">
      <style:graphic-properties draw:stroke="none" draw:stroke-dash="Dashed_20__28_var_29__20_3652" svg:stroke-width="0.019cm" svg:stroke-color="#000000" draw:marker-start-width="0.229cm" draw:marker-start-center="false" draw:marker-end-width="0.229cm" draw:marker-end-center="false" draw:fill="none" draw:fill-color="#00b8ff" draw:textarea-horizontal-align="left" draw:auto-grow-width="true" fo:min-height="0.415cm" fo:min-width="0.309cm" draw:shadow="hidden" draw:shadow-offset-x="0.3cm" draw:shadow-offset-y="0.3cm" draw:shadow-color="#808080" style:run-through="foreground"/>
      <style:paragraph-properties style:writing-mode="lr-tb"/>
    </style:style>
    <style:style style:name="gr277" style:family="graphic">
      <style:graphic-properties draw:stroke="none" draw:stroke-dash="Dashed_20__28_var_29__20_3653" svg:stroke-width="0.019cm" svg:stroke-color="#000000" draw:marker-start-width="0.229cm" draw:marker-start-center="false" draw:marker-end-width="0.229cm" draw:marker-end-center="false" draw:fill="none" draw:fill-color="#00b8ff" draw:textarea-horizontal-align="left" draw:auto-grow-width="true" fo:min-height="0.415cm" fo:min-width="0.201cm" draw:shadow="hidden" draw:shadow-offset-x="0.3cm" draw:shadow-offset-y="0.3cm" draw:shadow-color="#808080" style:run-through="foreground"/>
      <style:paragraph-properties style:writing-mode="lr-tb"/>
    </style:style>
    <style:style style:name="gr278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15cm" fo:min-width="0.268cm" draw:shadow="hidden" draw:shadow-offset-x="0.3cm" draw:shadow-offset-y="0.3cm" draw:shadow-color="#808080" style:run-through="foreground"/>
      <style:paragraph-properties style:writing-mode="lr-tb"/>
    </style:style>
    <style:style style:name="gr279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15cm" fo:min-width="0.217cm" draw:shadow="hidden" draw:shadow-offset-x="0.3cm" draw:shadow-offset-y="0.3cm" draw:shadow-color="#808080" style:run-through="foreground"/>
      <style:paragraph-properties style:writing-mode="lr-tb"/>
    </style:style>
    <style:style style:name="gr280" style:family="graphic">
      <style:graphic-properties draw:stroke="none" draw:stroke-dash="Dashed_20__28_var_29__20_3654" svg:stroke-width="0.019cm" svg:stroke-color="#000000" draw:marker-start-width="0.229cm" draw:marker-start-center="false" draw:marker-end-width="0.229cm" draw:marker-end-center="false" draw:fill="none" draw:fill-color="#00b8ff" draw:textarea-horizontal-align="left" draw:auto-grow-width="true" fo:min-height="0.441cm" fo:min-width="0.508cm" draw:shadow="hidden" draw:shadow-offset-x="0.3cm" draw:shadow-offset-y="0.3cm" draw:shadow-color="#808080" style:run-through="foreground"/>
      <style:paragraph-properties style:writing-mode="lr-tb"/>
    </style:style>
    <style:style style:name="gr281" style:family="graphic">
      <style:graphic-properties draw:stroke="solid" draw:stroke-dash="Dashed_20__28_var_29__20_365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2" style:family="graphic">
      <style:graphic-properties draw:stroke="solid" draw:stroke-dash="Dashed_20__28_var_29__20_365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3" style:family="graphic">
      <style:graphic-properties draw:stroke="solid" draw:stroke-dash="Dashed_20__28_var_29__20_365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4" style:family="graphic">
      <style:graphic-properties draw:stroke="solid" draw:stroke-dash="Dashed_20__28_var_29__20_365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5" style:family="graphic">
      <style:graphic-properties draw:stroke="solid" draw:stroke-dash="Dashed_20__28_var_29__20_365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6" style:family="graphic">
      <style:graphic-properties draw:stroke="solid" draw:stroke-dash="Dashed_20__28_var_29__20_366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7" style:family="graphic">
      <style:graphic-properties draw:stroke="solid" draw:stroke-dash="Dashed_20__28_var_29__20_366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8" style:family="graphic">
      <style:graphic-properties draw:stroke="solid" draw:stroke-dash="Dashed_20__28_var_29__20_366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9" style:family="graphic">
      <style:graphic-properties style:writing-mode="lr-tb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90" style:family="graphic">
      <style:graphic-properties draw:stroke="solid" draw:stroke-dash="Dashed_20__28_var_29__20_3624" svg:stroke-width="0.03cm" svg:stroke-color="#000000" draw:marker-start="" draw:marker-start-width="0.347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1" style:family="graphic">
      <style:graphic-properties draw:stroke="none" draw:stroke-dash="Dashed_20__28_var_29__20_41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22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92" style:family="graphic">
      <style:graphic-properties draw:stroke="solid" draw:stroke-dash="Dashed_20__28_var_29__20_3626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3" style:family="graphic">
      <style:graphic-properties draw:stroke="solid" draw:stroke-dash="Dashed_20__28_var_29__20_3627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4" style:family="graphic">
      <style:graphic-properties draw:stroke="solid" draw:stroke-dash="Dashed_20__28_var_29__20_3628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5" style:family="graphic">
      <style:graphic-properties draw:stroke="solid" draw:stroke-dash="Dashed_20__28_var_29__20_3629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6" style:family="graphic">
      <style:graphic-properties draw:stroke="solid" draw:stroke-dash="Dashed_20__28_var_29__20_3630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7" style:family="graphic">
      <style:graphic-properties draw:stroke="solid" draw:stroke-dash="Dashed_20__28_var_29__20_3631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8" style:family="graphic">
      <style:graphic-properties draw:stroke="solid" draw:stroke-dash="Dashed_20__28_var_29__20_3632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9" style:family="graphic">
      <style:graphic-properties draw:stroke="solid" draw:stroke-dash="Dashed_20__28_var_29__20_3633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0" style:family="graphic">
      <style:graphic-properties draw:stroke="none" draw:stroke-dash="Dashed_20__28_var_29__20_410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63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01" style:family="graphic">
      <style:graphic-properties draw:stroke="none" draw:stroke-dash="Dashed_20__28_var_29__20_410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2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02" style:family="graphic">
      <style:graphic-properties draw:stroke="solid" draw:stroke-dash="Dashed_20__28_var_29__20_3636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3" style:family="graphic">
      <style:graphic-properties draw:stroke="none" draw:stroke-dash="Dashed_20__28_var_29__20_411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10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04" style:family="graphic">
      <style:graphic-properties draw:stroke="none" draw:stroke-dash="Dashed_20__28_var_29__20_411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5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05" style:family="graphic">
      <style:graphic-properties draw:stroke="none" draw:stroke-dash="Dashed_20__28_var_29__20_411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30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06" style:family="graphic">
      <style:graphic-properties draw:stroke="none" draw:stroke-dash="Dashed_20__28_var_29__20_411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96cm" fo:min-width="0.29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07" style:family="graphic">
      <style:graphic-properties draw:stroke="solid" draw:stroke-dash="Dashed_20__28_var_29__20_4114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8" style:family="graphic">
      <style:graphic-properties draw:stroke="solid" draw:stroke-dash="Dashed_20__28_var_29__20_4115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9" style:family="graphic">
      <style:graphic-properties draw:stroke="solid" draw:stroke-dash="Dashed_20__28_var_29__20_4116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0" style:family="graphic">
      <style:graphic-properties draw:stroke="solid" draw:stroke-dash="Dashed_20__28_var_29__20_4117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1" style:family="graphic">
      <style:graphic-properties draw:stroke="solid" draw:stroke-dash="Dashed_20__28_var_29__20_4118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2" style:family="graphic">
      <style:graphic-properties draw:stroke="solid" draw:stroke-dash="Dashed_20__28_var_29__20_4119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3" style:family="graphic">
      <style:graphic-properties draw:stroke="solid" draw:stroke-dash="Dashed_20__28_var_29__20_4120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4" style:family="graphic">
      <style:graphic-properties draw:stroke="solid" draw:stroke-dash="Dashed_20__28_var_29__20_4121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5" style:family="graphic">
      <style:graphic-properties draw:stroke="solid" draw:stroke-dash="Dashed_20__28_var_29__20_4122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6" style:family="graphic">
      <style:graphic-properties draw:stroke="solid" draw:stroke-dash="Dashed_20__28_var_29__20_4123" svg:stroke-width="0.03cm" svg:stroke-color="#000000" draw:marker-start="" draw:marker-start-width="0.347cm" draw:marker-start-center="false" draw:marker-end="" draw:marker-end-width="0.347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7" style:family="graphic">
      <style:graphic-properties draw:stroke="solid" draw:stroke-dash="Dashed_20__28_var_29__20_3500" svg:stroke-width="0.019cm" svg:stroke-color="#000000" draw:marker-start-width="0.333cm" draw:marker-start-center="false" draw:marker-end="Arrow_20_concav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8" style:family="graphic">
      <style:graphic-properties draw:stroke="solid" draw:stroke-dash="Dashed_20__28_var_29__20_350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9" style:family="graphic">
      <style:graphic-properties draw:stroke="solid" draw:stroke-dash="Dashed_20__28_var_29__20_350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0" style:family="graphic">
      <style:graphic-properties draw:stroke="solid" draw:stroke-dash="Dashed_20__28_var_29__20_350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1" style:family="graphic">
      <style:graphic-properties draw:stroke="solid" draw:stroke-dash="Dashed_20__28_var_29__20_350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2" style:family="graphic">
      <style:graphic-properties draw:stroke="solid" draw:stroke-dash="Dashed_20__28_var_29__20_350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3" style:family="graphic">
      <style:graphic-properties draw:stroke="solid" draw:stroke-dash="Dashed_20__28_var_29__20_350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4" style:family="graphic">
      <style:graphic-properties draw:stroke="solid" draw:stroke-dash="Dashed_20__28_var_29__20_350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5" style:family="graphic">
      <style:graphic-properties draw:stroke="solid" draw:stroke-dash="Dashed_20__28_var_29__20_350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6" style:family="graphic">
      <style:graphic-properties draw:stroke="none" draw:stroke-dash="Dashed_20__28_var_29__20_350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6cm" fo:min-width="0.74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27" style:family="graphic">
      <style:graphic-properties draw:stroke="none" draw:stroke-dash="Dashed_20__28_var_29__20_351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16cm" fo:min-width="0.74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28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16cm" fo:min-width="0.86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29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16cm" fo:min-width="0.52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30" style:family="graphic">
      <style:graphic-properties draw:stroke="solid" draw:stroke-dash="Dashed_20__28_var_29__20_3983" svg:stroke-width="0.019cm" svg:stroke-color="#000000" draw:marker-start-width="0.333cm" draw:marker-start-center="false" draw:marker-end="Arrow_20_concav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1" style:family="graphic">
      <style:graphic-properties draw:stroke="solid" draw:stroke-dash="Dashed_20__28_var_29__20_398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2" style:family="graphic">
      <style:graphic-properties draw:stroke="none" draw:stroke-dash="Dashed_20__28_var_29__20_3985" svg:stroke-width="0cm" svg:stroke-color="#000000" draw:marker-start-width="0.3cm" draw:marker-start-center="false" draw:marker-end-width="0.3cm" draw:marker-end-center="false" draw:fill="solid" draw:fill-color="#ffffff" draw:fill-image-width="0cm" draw:fill-image-height="0cm" draw:textarea-horizontal-align="center" draw:textarea-vertical-align="middle" draw:auto-grow-width="true" fo:min-height="0.416cm" fo:min-width="0.32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33" style:family="graphic">
      <style:graphic-properties draw:stroke="solid" draw:stroke-dash="Dashed_20__28_var_29__20_398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4" style:family="graphic">
      <style:graphic-properties draw:stroke="solid" draw:stroke-dash="Dashed_20__28_var_29__20_398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5" style:family="graphic">
      <style:graphic-properties draw:stroke="solid" draw:stroke-dash="Dashed_20__28_var_29__20_398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6" style:family="graphic">
      <style:graphic-properties draw:stroke="solid" draw:stroke-dash="Dashed_20__28_var_29__20_398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7" style:family="graphic">
      <style:graphic-properties draw:stroke="solid" draw:stroke-dash="Dashed_20__28_var_29__20_399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8" style:family="graphic">
      <style:graphic-properties draw:stroke="solid" draw:stroke-dash="Dashed_20__28_var_29__20_399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39" style:family="graphic">
      <style:graphic-properties draw:stroke="solid" draw:stroke-dash="Dashed_20__28_var_29__20_399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0" style:family="graphic">
      <style:graphic-properties draw:stroke="solid" draw:stroke-dash="Dashed_20__28_var_29__20_399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1" style:family="graphic">
      <style:graphic-properties draw:stroke="none" draw:stroke-dash="Dashed_20__28_var_29__20_3994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6cm" fo:min-width="0.74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2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auto-grow-width="true" fo:min-height="0.416cm" fo:min-width="1.08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3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16cm" fo:min-width="1.08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4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16cm" fo:min-width="0.78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5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416cm" fo:min-width="0.56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6" style:family="graphic">
      <style:graphic-properties draw:stroke="solid" draw:stroke-dash="Dashed_20__28_var_29__20_6811" svg:stroke-width="0.019cm" svg:stroke-color="#000000" draw:marker-start-width="0.333cm" draw:marker-start-center="false" draw:marker-end="Arrow_20_concave" draw:marker-end-width="0.2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7" style:family="graphic">
      <style:graphic-properties draw:stroke="solid" draw:stroke-dash="Dashed_20__28_var_29__20_681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48" style:family="graphic">
      <style:graphic-properties draw:stroke="none" draw:stroke-dash="Dashed_20__28_var_29__20_6813" svg:stroke-width="0cm" svg:stroke-color="#000000" draw:marker-start-width="0.3cm" draw:marker-start-center="false" draw:marker-end-width="0.3cm" draw:marker-end-center="false" draw:fill="solid" draw:fill-color="#ffffff" draw:fill-image-width="0cm" draw:fill-image-height="0cm" draw:textarea-horizontal-align="left" draw:auto-grow-width="true" fo:min-height="0.446cm" fo:min-width="0.8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9" style:family="graphic">
      <style:graphic-properties draw:stroke="solid" draw:stroke-dash="Dashed_20__28_var_29__20_681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0" style:family="graphic">
      <style:graphic-properties draw:stroke="solid" draw:stroke-dash="Dashed_20__28_var_29__20_681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1" style:family="graphic">
      <style:graphic-properties draw:stroke="solid" draw:stroke-dash="Dashed_20__28_var_29__20_681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2" style:family="graphic">
      <style:graphic-properties draw:stroke="solid" draw:stroke-dash="Dashed_20__28_var_29__20_681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3" style:family="graphic">
      <style:graphic-properties draw:stroke="solid" draw:stroke-dash="Dashed_20__28_var_29__20_681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4" style:family="graphic">
      <style:graphic-properties draw:stroke="solid" draw:stroke-dash="Dashed_20__28_var_29__20_681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5" style:family="graphic">
      <style:graphic-properties draw:stroke="solid" draw:stroke-dash="Dashed_20__28_var_29__20_682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6" style:family="graphic">
      <style:graphic-properties draw:stroke="solid" draw:stroke-dash="Dashed_20__28_var_29__20_682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7" style:family="graphic">
      <style:graphic-properties draw:stroke="none" draw:stroke-dash="Dashed_20__28_var_29__20_6822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46cm" fo:min-width="1.06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58" style:family="graphic">
      <style:graphic-properties draw:stroke="solid" draw:stroke-dash="Dashed_20__28_var_29__20_3249" svg:stroke-width="0.019cm" svg:stroke-color="#000000" draw:marker-start-width="0.333cm" draw:marker-start-center="false" draw:marker-end="Arrow_20_concav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59" style:family="graphic">
      <style:graphic-properties draw:stroke="solid" draw:stroke-dash="Dashed_20__28_var_29__20_325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0" style:family="graphic">
      <style:graphic-properties draw:stroke="solid" draw:stroke-dash="Dashed_20__28_var_29__20_325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1" style:family="graphic">
      <style:graphic-properties draw:stroke="solid" draw:stroke-dash="Dashed_20__28_var_29__20_325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2" style:family="graphic">
      <style:graphic-properties draw:stroke="solid" draw:stroke-dash="Dashed_20__28_var_29__20_325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3" style:family="graphic">
      <style:graphic-properties draw:stroke="solid" draw:stroke-dash="Dashed_20__28_var_29__20_325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4" style:family="graphic">
      <style:graphic-properties draw:stroke="solid" draw:stroke-dash="Dashed_20__28_var_29__20_325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5" style:family="graphic">
      <style:graphic-properties draw:stroke="solid" draw:stroke-dash="Dashed_20__28_var_29__20_325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6" style:family="graphic">
      <style:graphic-properties draw:stroke="solid" draw:stroke-dash="Dashed_20__28_var_29__20_325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7" style:family="graphic">
      <style:graphic-properties draw:stroke="none" draw:stroke-dash="Dashed_20__28_var_29__20_3258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2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8" style:family="graphic">
      <style:graphic-properties draw:stroke="none" draw:stroke-dash="Dashed_20__28_var_29__20_3259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476cm" fo:min-width="0.56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9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556cm" fo:min-width="0.86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0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556cm" fo:min-width="0.56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1" style:family="graphic">
      <style:graphic-properties draw:stroke="solid" svg:stroke-width="0.019cm" svg:stroke-color="#000000" draw:marker-start-width="0.335cm" draw:marker-start-center="false" draw:marker-end="Arrow_20_concave" draw:marker-end-width="0.33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2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53cm" fo:min-width="0.55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3" style:family="graphic">
      <style:graphic-properties draw:stroke="none" draw:stroke-dash="Dashed_20__28_var_29__20_3982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416cm" fo:min-width="0.42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4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556cm" fo:min-width="0.47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5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horizontal-align="center" draw:textarea-vertical-align="middle" draw:auto-grow-width="true" fo:min-height="0.556cm" fo:min-width="0.52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6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vertical-align="middle" draw:auto-grow-width="true" fo:min-height="0.556cm" fo:min-width="0.74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7" style:family="graphic">
      <style:graphic-properties draw:stroke="solid" draw:stroke-dash="Dashed_20__28_var_29__20_3964" svg:stroke-width="0.019cm" svg:stroke-color="#000000" draw:marker-start-width="0.333cm" draw:marker-start-center="false" draw:marker-end="Arrow_20_concav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8" style:family="graphic">
      <style:graphic-properties draw:stroke="solid" draw:stroke-dash="Dashed_20__28_var_29__20_396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79" style:family="graphic">
      <style:graphic-properties draw:stroke="solid" draw:stroke-dash="Dashed_20__28_var_29__20_396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0" style:family="graphic">
      <style:graphic-properties draw:stroke="solid" draw:stroke-dash="Dashed_20__28_var_29__20_396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1" style:family="graphic">
      <style:graphic-properties draw:stroke="solid" draw:stroke-dash="Dashed_20__28_var_29__20_396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2" style:family="graphic">
      <style:graphic-properties draw:stroke="solid" draw:stroke-dash="Dashed_20__28_var_29__20_396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3" style:family="graphic">
      <style:graphic-properties draw:stroke="solid" draw:stroke-dash="Dashed_20__28_var_29__20_397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4" style:family="graphic">
      <style:graphic-properties draw:stroke="solid" draw:stroke-dash="Dashed_20__28_var_29__20_397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5" style:family="graphic">
      <style:graphic-properties draw:stroke="solid" draw:stroke-dash="Dashed_20__28_var_29__20_397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6" style:family="graphic">
      <style:graphic-properties draw:stroke="none" draw:stroke-dash="Dashed_20__28_var_29__20_3973" svg:stroke-width="0cm" svg:stroke-color="#000000" draw:marker-start-width="0.3cm" draw:marker-start-center="false" draw:marker-end-width="0.3cm" draw:marker-end-center="false" draw:fill="solid" draw:fill-color="#ffffff" draw:fill-image-width="0cm" draw:fill-image-height="0cm" draw:textarea-horizontal-align="left" draw:auto-grow-width="true" fo:min-height="0.416cm" fo:min-width="0.22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87" style:family="graphic">
      <style:graphic-properties draw:stroke="solid" draw:stroke-dash="Dashed_20__28_var_29__20_397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8" style:family="graphic">
      <style:graphic-properties draw:stroke="solid" draw:stroke-dash="Dashed_20__28_var_29__20_397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9" style:family="graphic">
      <style:graphic-properties draw:stroke="solid" draw:stroke-dash="Dashed_20__28_var_29__20_397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0" style:family="graphic">
      <style:graphic-properties draw:stroke="solid" draw:stroke-dash="Dashed_20__28_var_29__20_397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1" style:family="graphic">
      <style:graphic-properties draw:stroke="solid" draw:stroke-dash="Dashed_20__28_var_29__20_397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2" style:family="graphic">
      <style:graphic-properties draw:stroke="solid" draw:stroke-dash="Dashed_20__28_var_29__20_397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3" style:family="graphic">
      <style:graphic-properties draw:stroke="solid" draw:stroke-dash="Dashed_20__28_var_29__20_398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4" style:family="graphic">
      <style:graphic-properties draw:stroke="none" draw:stroke-dash="Dashed_20__28_var_29__20_3981" svg:stroke-width="0.019cm" svg:stroke-color="#000000" draw:marker-start-width="0.333cm" draw:marker-start-center="false" draw:marker-end-width="0.333cm" draw:marker-end-center="false" draw:fill="none" draw:fill-color="#ffffff" draw:fill-image-width="0cm" draw:fill-image-height="0cm" draw:textarea-horizontal-align="left" draw:auto-grow-width="true" fo:min-height="0.416cm" fo:min-width="0.42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95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ffff00" draw:textarea-horizontal-align="center" draw:textarea-vertical-align="middle" draw:auto-grow-width="true" fo:min-height="0.556cm" fo:min-width="0.74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96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53cm" fo:min-width="0.24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97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8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7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6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1" style:family="graphic">
      <style:graphic-properties draw:stroke="solid" svg:stroke-width="0.019cm" svg:stroke-color="#000000" draw:marker-start="" draw:marker-start-width="0.379cm" draw:marker-start-center="false" draw:marker-end="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6cm" fo:min-width="0.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36cm" fo:min-width="0.29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4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31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5cm" fo:min-width="0.28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7" style:family="graphic">
      <style:graphic-properties draw:stroke="solid" svg:stroke-width="0.019cm" svg:stroke-color="#000000" draw:marker-start-width="0.379cm" draw:marker-start-center="false" draw:marker-end-width="0.37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08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9" style:family="graphic">
      <style:graphic-properties draw:stroke="none" svg:stroke-width="0.019cm" svg:stroke-color="#ffffff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0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1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2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3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413cm" fo:min-width="0.381cm" draw:shadow="hidden" draw:shadow-offset-x="0.3cm" draw:shadow-offset-y="0.3cm" draw:shadow-color="#808080" style:run-through="foreground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  <style:style style:name="gr41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416cm" fo:min-width="0.25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5" style:family="graphic">
      <style:graphic-properties draw:stroke="solid" svg:stroke-width="0.041cm" svg:stroke-color="#000000" draw:marker-start-width="0.362cm" draw:marker-start-center="false" draw:marker-end-width="0.362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416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41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416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8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23cm" fo:min-width="0.236cm" draw:shadow="hidden" draw:shadow-offset-x="0.3cm" draw:shadow-offset-y="0.3cm" draw:shadow-color="#808080" style:run-through="foreground"/>
      <style:paragraph-properties style:writing-mode="lr-tb"/>
    </style:style>
    <style:style style:name="gr419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23cm" fo:min-width="0.631cm" draw:shadow="hidden" draw:shadow-offset-x="0.3cm" draw:shadow-offset-y="0.3cm" draw:shadow-color="#808080" style:run-through="foreground"/>
      <style:paragraph-properties style:writing-mode="lr-tb"/>
    </style:style>
    <style:style style:name="gr420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23cm" fo:min-width="0.254cm" draw:shadow="hidden" draw:shadow-offset-x="0.3cm" draw:shadow-offset-y="0.3cm" draw:shadow-color="#808080" style:run-through="foreground"/>
      <style:paragraph-properties style:writing-mode="lr-tb"/>
    </style:style>
    <style:style style:name="gr421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23cm" fo:min-width="0.286cm" draw:shadow="hidden" draw:shadow-offset-x="0.3cm" draw:shadow-offset-y="0.3cm" draw:shadow-color="#808080" style:run-through="foreground"/>
      <style:paragraph-properties style:writing-mode="lr-tb"/>
    </style:style>
    <style:style style:name="gr422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23cm" fo:min-width="0.235cm" draw:shadow="hidden" draw:shadow-offset-x="0.3cm" draw:shadow-offset-y="0.3cm" draw:shadow-color="#808080" style:run-through="foreground"/>
      <style:paragraph-properties style:writing-mode="lr-tb"/>
    </style:style>
    <style:style style:name="gr423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85cm" fo:min-width="0.446cm" draw:shadow="hidden" draw:shadow-offset-x="0.3cm" draw:shadow-offset-y="0.3cm" draw:shadow-color="#808080" style:run-through="foreground"/>
      <style:paragraph-properties style:writing-mode="lr-tb"/>
    </style:style>
    <style:style style:name="gr424" style:family="graphic">
      <style:graphic-properties draw:stroke="none" svg:stroke-width="0.019cm" svg:stroke-color="#000000" draw:marker-start-width="0.332cm" draw:marker-start-center="false" draw:marker-end-width="0.332cm" draw:marker-end-center="false" draw:fill="none" draw:fill-color="#ffffff" draw:textarea-horizontal-align="left" draw:auto-grow-width="true" fo:min-height="0.423cm" fo:min-width="0.259cm" draw:shadow="hidden" draw:shadow-offset-x="0.3cm" draw:shadow-offset-y="0.3cm" draw:shadow-color="#808080" style:run-through="foreground"/>
      <style:paragraph-properties style:writing-mode="lr-tb"/>
    </style:style>
    <style:style style:name="gr425" style:family="graphic">
      <style:graphic-properties draw:stroke="solid" draw:stroke-dash="Dashed_20__28_var_29__20_351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6" style:family="graphic">
      <style:graphic-properties draw:stroke="solid" draw:stroke-dash="Dashed_20__28_var_29__20_399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7" style:family="graphic">
      <style:graphic-properties draw:stroke="solid" draw:stroke-dash="Dashed_20__28_var_29__20_399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8" style:family="graphic">
      <style:graphic-properties draw:stroke="solid" draw:stroke-dash="Dashed_20__28_var_29__20_399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9" style:family="graphic">
      <style:graphic-properties draw:stroke="solid" draw:stroke-dash="Dashed_20__28_var_29__20_399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0" style:family="graphic">
      <style:graphic-properties draw:stroke="solid" draw:stroke-dash="Dashed_20__28_var_29__20_399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1" style:family="graphic">
      <style:graphic-properties draw:stroke="solid" draw:stroke-dash="Dashed_20__28_var_29__20_400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2" style:family="graphic">
      <style:graphic-properties draw:stroke="solid" draw:stroke-dash="Dashed_20__28_var_29__20_400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3" style:family="graphic">
      <style:graphic-properties draw:stroke="solid" draw:stroke-dash="Dashed_20__28_var_29__20_400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4" style:family="graphic">
      <style:graphic-properties draw:stroke="solid" draw:stroke-dash="Dashed_20__28_var_29__20_400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5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style:run-through="foreground"/>
      <style:paragraph-properties style:writing-mode="lr-tb"/>
    </style:style>
    <style:style style:name="gr43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2" text:outline-level="1"><draw:g text:anchor-type="paragraph" draw:z-index="45" draw:name="Forme5" draw:style-name="gr33"><draw:custom-shape draw:style-name="gr435" draw:text-style-name="P202" svg:width="3.964cm" svg:height="0.641cm" draw:transform="skewX (0.00279252680319092) rotate (0.0872664625997165) translate (-0.370416666666667cm -0.0934861111111111cm)"><text:p text:style-name="P201"><text:span text:style-name="T7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46"><draw:text-box fo:min-height="3.93cm"><text:section text:style-name="Sect1" text:name="Section9"><text:p text:style-name="P23"/><text:p text:style-name="P26">Donne les abscisses des points <text:span text:style-name="T10">A, B, C, D et E</text:span>.</text:p><text:list xml:id="list2754309272" text:style-name="_5f_Numérotation_20_des_20_exercices_20_livrets"><text:list-item><text:list><text:list-header><text:p text:style-name="P90"><draw:g text:anchor-type="as-char" svg:y="-0.109cm" draw:z-index="47" draw:name="Forme6" draw:style-name="gr200"><draw:line draw:style-name="gr273" draw:text-style-name="P178" svg:x1="0cm" svg:y1="0.522cm" svg:x2="8.489cm" svg:y2="0.522cm"><text:p/></draw:line><draw:line draw:style-name="gr274" draw:text-style-name="P178" svg:x1="0.333cm" svg:y1="0.386cm" svg:x2="0.333cm" svg:y2="0.666cm"><text:p/></draw:line><draw:line draw:style-name="gr274" draw:text-style-name="P178" svg:x1="0.941cm" svg:y1="0.386cm" svg:x2="0.941cm" svg:y2="0.666cm"><text:p/></draw:line><draw:line draw:style-name="gr274" draw:text-style-name="P178" svg:x1="2.16cm" svg:y1="0.386cm" svg:x2="2.16cm" svg:y2="0.666cm"><text:p/></draw:line><draw:line draw:style-name="gr274" draw:text-style-name="P178" svg:x1="3.99cm" svg:y1="0.386cm" svg:x2="3.99cm" svg:y2="0.666cm"><text:p/></draw:line><draw:line draw:style-name="gr274" draw:text-style-name="P178" svg:x1="4.598cm" svg:y1="0.393cm" svg:x2="4.598cm" svg:y2="0.66cm"><text:p/></draw:line><draw:line draw:style-name="gr274" draw:text-style-name="P178" svg:x1="3.379cm" svg:y1="0.387cm" svg:x2="3.379cm" svg:y2="0.663cm"><text:p/></draw:line><draw:line draw:style-name="gr274" draw:text-style-name="P178" svg:x1="5.819cm" svg:y1="0.393cm" svg:x2="5.819cm" svg:y2="0.66cm"><text:p/></draw:line><draw:line draw:style-name="gr274" draw:text-style-name="P178" svg:x1="6.426cm" svg:y1="0.386cm" svg:x2="6.426cm" svg:y2="0.666cm"><text:p/></draw:line><draw:frame draw:style-name="gr418" draw:text-style-name="P176" svg:width="0.237cm" svg:height="0.424cm" svg:x="3.276cm" svg:y="0.697cm"><draw:text-box><text:p text:style-name="P145"><text:span text:style-name="T55">0</text:span></text:p></draw:text-box></draw:frame><draw:line draw:style-name="gr274" draw:text-style-name="P178" svg:x1="1.549cm" svg:y1="0.386cm" svg:x2="1.549cm" svg:y2="0.666cm"><text:p/></draw:line><draw:line draw:style-name="gr274" draw:text-style-name="P178" svg:x1="2.771cm" svg:y1="0.386cm" svg:x2="2.771cm" svg:y2="0.666cm"><text:p/></draw:line><draw:line draw:style-name="gr274" draw:text-style-name="P178" svg:x1="5.206cm" svg:y1="0.393cm" svg:x2="5.206cm" svg:y2="0.66cm"><text:p/></draw:line><draw:frame draw:style-name="gr419" draw:text-style-name="P176" svg:width="0.632cm" svg:height="0.424cm" svg:x="3.773cm" svg:y="0.697cm"><draw:text-box><text:p><text:span text:style-name="T55">+1</text:span></text:p></draw:text-box></draw:frame><draw:frame draw:style-name="gr420" draw:text-style-name="P176" svg:width="0.255cm" svg:height="0.424cm" svg:x="5.124cm" svg:y="0cm"><draw:text-box><text:p text:style-name="P145"><text:span text:style-name="T55">A</text:span></text:p></draw:text-box></draw:frame><draw:frame draw:style-name="gr421" draw:text-style-name="P176" svg:width="0.287cm" svg:height="0.424cm" svg:x="7.535cm" svg:y="0cm"><draw:text-box><text:p text:style-name="P145"><text:span text:style-name="T55">D</text:span></text:p></draw:text-box></draw:frame><draw:frame draw:style-name="gr422" draw:text-style-name="P176" svg:width="0.235cm" svg:height="0.424cm" svg:x="5.706cm" svg:y="0cm"><draw:text-box><text:p text:style-name="P145"><text:span text:style-name="T55">E</text:span></text:p></draw:text-box></draw:frame><draw:frame draw:style-name="gr423" draw:text-style-name="P176" svg:width="0.447cm" svg:height="0.486cm" svg:x="0.843cm" svg:y="0cm"><draw:text-box><text:p text:style-name="P145"><text:span text:style-name="T55">B</text:span></text:p></draw:text-box></draw:frame><draw:frame draw:style-name="gr424" draw:text-style-name="P176" svg:width="0.26cm" svg:height="0.424cm" svg:x="2.674cm" svg:y="0cm"><draw:text-box><text:p text:style-name="P145"><text:span text:style-name="T55">C</text:span></text:p></draw:text-box></draw:frame><draw:line draw:style-name="gr274" draw:text-style-name="P178" svg:x1="4.598cm" svg:y1="0.386cm" svg:x2="4.598cm" svg:y2="0.666cm"><text:p/></draw:line><draw:line draw:style-name="gr274" draw:text-style-name="P178" svg:x1="5.819cm" svg:y1="0.386cm" svg:x2="5.819cm" svg:y2="0.666cm"><text:p/></draw:line><draw:line draw:style-name="gr274" draw:text-style-name="P178" svg:x1="5.206cm" svg:y1="0.386cm" svg:x2="5.206cm" svg:y2="0.666cm"><text:p/></draw:line><draw:line draw:style-name="gr274" draw:text-style-name="P178" svg:x1="7.053cm" svg:y1="0.393cm" svg:x2="7.053cm" svg:y2="0.66cm"><text:p/></draw:line><draw:line draw:style-name="gr274" draw:text-style-name="P178" svg:x1="7.664cm" svg:y1="0.393cm" svg:x2="7.664cm" svg:y2="0.66cm"><text:p/></draw:line><draw:line draw:style-name="gr274" draw:text-style-name="P178" svg:x1="7.053cm" svg:y1="0.386cm" svg:x2="7.053cm" svg:y2="0.666cm"><text:p/></draw:line><draw:line draw:style-name="gr274" draw:text-style-name="P178" svg:x1="7.663cm" svg:y1="0.386cm" svg:x2="7.663cm" svg:y2="0.666cm"><text:p/></draw:line><draw:g draw:style-name="gr23"><draw:line draw:style-name="gr425" draw:text-style-name="P175" svg:x1="0.85cm" svg:y1="0.618cm" svg:x2="1.04cm" svg:y2="0.43cm"><text:p/></draw:line><draw:line draw:style-name="gr426" draw:text-style-name="P175" svg:x1="1.04cm" svg:y1="0.618cm" svg:x2="0.85cm" svg:y2="0.43cm"><text:p/></draw:line></draw:g><draw:g draw:style-name="gr23"><draw:line draw:style-name="gr427" draw:text-style-name="P175" svg:x1="2.674cm" svg:y1="0.618cm" svg:x2="2.864cm" svg:y2="0.43cm"><text:p/></draw:line><draw:line draw:style-name="gr428" draw:text-style-name="P175" svg:x1="2.864cm" svg:y1="0.618cm" svg:x2="2.674cm" svg:y2="0.43cm"><text:p/></draw:line></draw:g><draw:g draw:style-name="gr23"><draw:line draw:style-name="gr429" draw:text-style-name="P175" svg:x1="5.108cm" svg:y1="0.618cm" svg:x2="5.296cm" svg:y2="0.43cm"><text:p/></draw:line><draw:line draw:style-name="gr430" draw:text-style-name="P175" svg:x1="5.296cm" svg:y1="0.618cm" svg:x2="5.108cm" svg:y2="0.43cm"><text:p/></draw:line></draw:g><draw:g draw:style-name="gr23"><draw:line draw:style-name="gr431" draw:text-style-name="P175" svg:x1="5.721cm" svg:y1="0.618cm" svg:x2="5.911cm" svg:y2="0.43cm"><text:p/></draw:line><draw:line draw:style-name="gr432" draw:text-style-name="P175" svg:x1="5.911cm" svg:y1="0.618cm" svg:x2="5.721cm" svg:y2="0.43cm"><text:p/></draw:line></draw:g><draw:g draw:style-name="gr23"><draw:line draw:style-name="gr433" draw:text-style-name="P175" svg:x1="7.571cm" svg:y1="0.618cm" svg:x2="7.759cm" svg:y2="0.43cm"><text:p/></draw:line><draw:line draw:style-name="gr434" draw:text-style-name="P175" svg:x1="7.759cm" svg:y1="0.618cm" svg:x2="7.571cm" svg:y2="0.43cm"><text:p/></draw:line></draw:g></draw:g></text:p></text:list-header></text:list></text:list-item></text:list><text:p text:style-name="P48"><text:span text:style-name="Bold_5f_niv1"><text:span text:style-name="T22">Correction</text:span></text:span></text:p><text:section text:style-name="Sect2" text:name="Section1"><text:p text:style-name="P39">A(<text:span text:style-name="T10">3</text:span>)</text:p><text:p text:style-name="P40">B(<text:span text:style-name="T12">−</text:span><text:span text:style-name="_5f_BVS"><text:span text:style-name="T10">4</text:span></text:span>)</text:p><text:p text:style-name="P40">C(<text:span text:style-name="T12">−</text:span><text:span text:style-name="T10">1</text:span>)</text:p><text:p text:style-name="P39">D(<text:span text:style-name="_5f_BVS"><text:span text:style-name="T10">7</text:span></text:span><text:span text:style-name="_5f_BVS">)</text:span> <text:span text:style-name="T10">E</text:span>(<text:span text:style-name="_5f_BVS"><text:span text:style-name="T10">4</text:span></text:span>)</text:p></text:section><text:p text:style-name="P58"><text:span text:style-name="knumerotitreA"><text:span text:style-name="T11"/></text:span></text:p></text:section></draw:text-box></draw:frame></text:h>
      <text:list xml:id="list1995295604" text:style-name="Num_5f_Exo">
        <text:list-item>
          <text:h text:style-name="P70" text:outline-level="1"> Complète ces droites graduées en écrivant sous chaque trait de graduation le nombre relatif qui convient.</text:h>
        </text:list-item>
      </text:list>
      <text:list xml:id="list3420807559" text:style-name="liste_5f_abc">
        <text:list-item>
          <text:list>
            <text:list-item>
              <text:h text:style-name="P128" text:outline-level="1"/>
            </text:list-item>
            <text:list-item>
              <text:h text:style-name="P129" text:outline-level="1"><draw:g text:anchor-type="paragraph" draw:z-index="54" draw:name="Forme3_0" draw:style-name="gr33"><draw:g draw:style-name="gr23"><draw:line draw:style-name="gr371" draw:text-style-name="P192" svg:x1="0.083cm" svg:y1="0.111cm" svg:x2="9.082cm" svg:y2="0.111cm"><text:p/></draw:line><draw:line draw:style-name="gr274" draw:text-style-name="P192" svg:x1="0.436cm" svg:y1="-0.037cm" svg:x2="0.436cm" svg:y2="0.263cm"><text:p/></draw:line><draw:line draw:style-name="gr274" draw:text-style-name="P192" svg:x1="4.313cm" svg:y1="-0.037cm" svg:x2="4.313cm" svg:y2="0.263cm"><text:p/></draw:line><draw:line draw:style-name="gr274" draw:text-style-name="P192" svg:x1="6.895cm" svg:y1="-0.037cm" svg:x2="6.895cm" svg:y2="0.263cm"><text:p/></draw:line><draw:frame draw:style-name="gr396" draw:text-style-name="P176" svg:width="0.745cm" svg:height="0.705cm" svg:x="3.965cm" svg:y="0.217cm"><draw:text-box><text:p text:style-name="P145"><text:span text:style-name="T55">0</text:span></text:p></draw:text-box></draw:frame><draw:line draw:style-name="gr274" draw:text-style-name="P192" svg:x1="1.725cm" svg:y1="-0.037cm" svg:x2="1.725cm" svg:y2="0.263cm"><text:p/></draw:line><draw:line draw:style-name="gr274" draw:text-style-name="P192" svg:x1="3.02cm" svg:y1="-0.037cm" svg:x2="3.02cm" svg:y2="0.263cm"><text:p/></draw:line><draw:line draw:style-name="gr274" draw:text-style-name="P192" svg:x1="5.602cm" svg:y1="-0.037cm" svg:x2="5.602cm" svg:y2="0.263cm"><text:p/></draw:line><draw:frame draw:style-name="gr372" draw:text-style-name="P193" svg:width="1.061cm" svg:height="0.705cm" svg:x="5.057cm" svg:y="0.21cm"><draw:text-box><text:p text:style-name="P145"><text:span text:style-name="T73">+1</text:span></text:p></draw:text-box></draw:frame><draw:line draw:style-name="gr274" draw:text-style-name="P192" svg:x1="5.602cm" svg:y1="-0.037cm" svg:x2="5.602cm" svg:y2="0.263cm"><text:p/></draw:line><draw:line draw:style-name="gr274" draw:text-style-name="P192" svg:x1="8.206cm" svg:y1="-0.037cm" svg:x2="8.206cm" svg:y2="0.263cm"><text:p/></draw:line><draw:line draw:style-name="gr274" draw:text-style-name="P192" svg:x1="8.206cm" svg:y1="-0.037cm" svg:x2="8.206cm" svg:y2="0.263cm"><text:p/></draw:line></draw:g><draw:frame draw:style-name="gr199" draw:text-style-name="P170" svg:width="0.525cm" svg:height="0.556cm" svg:x="6.634cm" svg:y="0.229cm"><draw:text-box><text:p text:style-name="P145"><text:span text:style-name="T60">+2</text:span></text:p></draw:text-box></draw:frame><draw:frame draw:style-name="gr199" draw:text-style-name="P170" svg:width="0.525cm" svg:height="0.556cm" svg:x="7.983cm" svg:y="0.229cm"><draw:text-box><text:p text:style-name="P145"><text:span text:style-name="T60">+3</text:span></text:p></draw:text-box></draw:frame><draw:frame draw:style-name="gr199" draw:text-style-name="P170" svg:width="0.525cm" svg:height="0.556cm" svg:x="2.736cm" svg:y="0.229cm"><draw:text-box><text:p text:style-name="P145"><text:span text:style-name="T59">−</text:span><text:span text:style-name="T59">1</text:span></text:p></draw:text-box></draw:frame><draw:frame draw:style-name="gr199" draw:text-style-name="P170" svg:width="0.525cm" svg:height="0.556cm" svg:x="1.438cm" svg:y="0.256cm"><draw:text-box><text:p text:style-name="P145"><text:span text:style-name="T59">−</text:span><text:span text:style-name="T60">2</text:span></text:p></draw:text-box></draw:frame><draw:frame draw:style-name="gr199" draw:text-style-name="P171" svg:width="0.525cm" svg:height="0.556cm" svg:x="0.185cm" svg:y="0.229cm"><draw:text-box><text:p text:style-name="P145"><text:span text:style-name="T61">−</text:span><text:span text:style-name="T61">3</text:span></text:p></draw:text-box></draw:frame></draw:g></text:h>
            </text:list-item>
            <text:list-item>
              <text:h text:style-name="P129" text:outline-level="1"><draw:g text:anchor-type="paragraph" draw:z-index="55" draw:name="Forme4_0" draw:style-name="gr33"><draw:g draw:style-name="gr23"><draw:line draw:style-name="gr377" draw:text-style-name="P184" svg:x1="0cm" svg:y1="-0.157cm" svg:x2="8.999cm" svg:y2="-0.157cm"><text:p/></draw:line><draw:line draw:style-name="gr378" draw:text-style-name="P184" svg:x1="0.351cm" svg:y1="-0.301cm" svg:x2="0.351cm" svg:y2="0.002cm"><text:p/></draw:line><draw:line draw:style-name="gr379" draw:text-style-name="P184" svg:x1="1.095cm" svg:y1="-0.301cm" svg:x2="1.095cm" svg:y2="0.002cm"><text:p/></draw:line><draw:line draw:style-name="gr380" draw:text-style-name="P184" svg:x1="2.589cm" svg:y1="-0.301cm" svg:x2="2.589cm" svg:y2="0.002cm"><text:p/></draw:line><draw:line draw:style-name="gr381" draw:text-style-name="P184" svg:x1="4.828cm" svg:y1="-0.301cm" svg:x2="4.828cm" svg:y2="0.002cm"><text:p/></draw:line><draw:line draw:style-name="gr382" draw:text-style-name="P184" svg:x1="5.576cm" svg:y1="-0.301cm" svg:x2="5.576cm" svg:y2="0.002cm"><text:p/></draw:line><draw:line draw:style-name="gr383" draw:text-style-name="P184" svg:x1="4.082cm" svg:y1="-0.298cm" svg:x2="4.082cm" svg:y2="0.004cm"><text:p/></draw:line><draw:line draw:style-name="gr384" draw:text-style-name="P184" svg:x1="7.07cm" svg:y1="-0.301cm" svg:x2="7.07cm" svg:y2="0.002cm"><text:p/></draw:line><draw:line draw:style-name="gr385" draw:text-style-name="P184" svg:x1="7.814cm" svg:y1="-0.301cm" svg:x2="7.814cm" svg:y2="0.002cm"><text:p/></draw:line><draw:frame draw:style-name="gr386" draw:text-style-name="P185" svg:width="0.729cm" svg:height="0.668cm" svg:x="4.489cm" svg:y="-0.055cm"><draw:text-box><text:p text:style-name="P163"><text:span text:style-name="T62">0</text:span></text:p></draw:text-box></draw:frame><draw:line draw:style-name="gr387" draw:text-style-name="P184" svg:x1="1.842cm" svg:y1="-0.301cm" svg:x2="1.842cm" svg:y2="0.002cm"><text:p/></draw:line><draw:line draw:style-name="gr388" draw:text-style-name="P184" svg:x1="3.334cm" svg:y1="-0.301cm" svg:x2="3.334cm" svg:y2="0.002cm"><text:p/></draw:line><draw:line draw:style-name="gr389" draw:text-style-name="P184" svg:x1="6.322cm" svg:y1="-0.301cm" svg:x2="6.322cm" svg:y2="0.002cm"><text:p/></draw:line><draw:line draw:style-name="gr390" draw:text-style-name="P184" svg:x1="1.097cm" svg:y1="-0.301cm" svg:x2="1.097cm" svg:y2="0.002cm"><text:p/></draw:line><draw:line draw:style-name="gr391" draw:text-style-name="P184" svg:x1="2.589cm" svg:y1="-0.301cm" svg:x2="2.589cm" svg:y2="0.002cm"><text:p/></draw:line><draw:line draw:style-name="gr392" draw:text-style-name="P184" svg:x1="1.843cm" svg:y1="-0.301cm" svg:x2="1.843cm" svg:y2="0.002cm"><text:p/></draw:line><draw:line draw:style-name="gr393" draw:text-style-name="P184" svg:x1="1.843cm" svg:y1="-0.301cm" svg:x2="1.843cm" svg:y2="0.002cm"><text:p/></draw:line><draw:frame draw:style-name="gr394" draw:text-style-name="P186" svg:width="0.93cm" svg:height="0.668cm" svg:x="3.56cm" svg:y="-0.053cm"><draw:text-box><text:p text:style-name="P163"><text:span text:style-name="T55">–</text:span><text:span text:style-name="T55">2</text:span></text:p></draw:text-box></draw:frame></draw:g><draw:frame draw:style-name="gr199" draw:text-style-name="P170" svg:width="0.525cm" svg:height="0.556cm" svg:x="3.036cm" svg:y="-0.053cm"><draw:text-box><text:p text:style-name="P145"><text:span text:style-name="T61">−</text:span><text:span text:style-name="T59">4</text:span></text:p></draw:text-box></draw:frame><draw:frame draw:style-name="gr199" draw:text-style-name="P170" svg:width="0.525cm" svg:height="0.556cm" svg:x="2.286cm" svg:y="-0.053cm"><draw:text-box><text:p text:style-name="P145"><text:span text:style-name="T61">−</text:span><text:span text:style-name="T59">6</text:span></text:p></draw:text-box></draw:frame><draw:frame draw:style-name="gr199" draw:text-style-name="P170" svg:width="0.525cm" svg:height="0.556cm" svg:x="1.536cm" svg:y="-0.053cm"><draw:text-box><text:p text:style-name="P145"><text:span text:style-name="T61">−</text:span><text:span text:style-name="T59">8</text:span></text:p></draw:text-box></draw:frame><draw:frame draw:style-name="gr395" draw:text-style-name="P170" svg:width="0.749cm" svg:height="0.556cm" svg:x="0.785cm" svg:y="-0.053cm"><draw:text-box><text:p text:style-name="P145"><text:span text:style-name="T61">−</text:span><text:span text:style-name="T59">10</text:span></text:p></draw:text-box></draw:frame><draw:frame draw:style-name="gr376" draw:text-style-name="P170" svg:width="0.749cm" svg:height="0.556cm" svg:x="0.035cm" svg:y="-0.053cm"><draw:text-box><text:p text:style-name="P145"><text:span text:style-name="T61">−</text:span><text:span text:style-name="T61">1</text:span><text:span text:style-name="T60">2</text:span></text:p></draw:text-box></draw:frame><draw:frame draw:style-name="gr199" draw:text-style-name="P170" svg:width="0.525cm" svg:height="0.556cm" svg:x="5.286cm" svg:y="-0.053cm"><draw:text-box><text:p text:style-name="P145"><text:span text:style-name="T60">+2</text:span></text:p></draw:text-box></draw:frame><draw:frame draw:style-name="gr199" draw:text-style-name="P170" svg:width="0.525cm" svg:height="0.556cm" svg:x="6.036cm" svg:y="-0.053cm"><draw:text-box><text:p text:style-name="P145"><text:span text:style-name="T60">+4</text:span></text:p></draw:text-box></draw:frame><draw:frame draw:style-name="gr199" draw:text-style-name="P170" svg:width="0.525cm" svg:height="0.556cm" svg:x="6.786cm" svg:y="-0.053cm"><draw:text-box><text:p text:style-name="P145"><text:span text:style-name="T60">+6</text:span></text:p></draw:text-box></draw:frame><draw:frame draw:style-name="gr199" draw:text-style-name="P170" svg:width="0.525cm" svg:height="0.556cm" svg:x="7.535cm" svg:y="-0.053cm"><draw:text-box><text:p text:style-name="P145"><text:span text:style-name="T60">+8</text:span></text:p></draw:text-box></draw:frame></draw:g></text:h>
            </text:list-item>
            <text:list-item>
              <text:h text:style-name="P129" text:outline-level="1"><draw:g text:anchor-type="paragraph" draw:z-index="56" draw:name="Forme5_0" draw:style-name="gr33"><draw:g draw:style-name="gr23"><draw:line draw:style-name="gr371" draw:text-style-name="P192" svg:x1="0.058cm" svg:y1="-0.171cm" svg:x2="9.057cm" svg:y2="-0.171cm"><text:p/></draw:line><draw:line draw:style-name="gr274" draw:text-style-name="P192" svg:x1="0.413cm" svg:y1="-0.319cm" svg:x2="0.413cm" svg:y2="-0.019cm"><text:p/></draw:line><draw:line draw:style-name="gr274" draw:text-style-name="P192" svg:x1="4.29cm" svg:y1="-0.319cm" svg:x2="4.29cm" svg:y2="-0.019cm"><text:p/></draw:line><draw:line draw:style-name="gr274" draw:text-style-name="P192" svg:x1="6.87cm" svg:y1="-0.319cm" svg:x2="6.87cm" svg:y2="-0.019cm"><text:p/></draw:line><draw:line draw:style-name="gr274" draw:text-style-name="P192" svg:x1="1.7cm" svg:y1="-0.319cm" svg:x2="1.7cm" svg:y2="-0.019cm"><text:p/></draw:line><draw:line draw:style-name="gr274" draw:text-style-name="P192" svg:x1="2.997cm" svg:y1="-0.319cm" svg:x2="2.997cm" svg:y2="-0.019cm"><text:p/></draw:line><draw:line draw:style-name="gr274" draw:text-style-name="P192" svg:x1="5.577cm" svg:y1="-0.319cm" svg:x2="5.577cm" svg:y2="-0.019cm"><text:p/></draw:line><draw:frame draw:style-name="gr372" draw:text-style-name="P193" svg:width="1.061cm" svg:height="0.705cm" svg:x="6.306cm" svg:y="0.016cm"><draw:text-box><text:p text:style-name="P145"><text:span text:style-name="T73">+3</text:span></text:p></draw:text-box></draw:frame><draw:line draw:style-name="gr274" draw:text-style-name="P192" svg:x1="5.577cm" svg:y1="-0.319cm" svg:x2="5.577cm" svg:y2="-0.019cm"><text:p/></draw:line><draw:line draw:style-name="gr274" draw:text-style-name="P192" svg:x1="8.183cm" svg:y1="-0.319cm" svg:x2="8.183cm" svg:y2="-0.019cm"><text:p/></draw:line><draw:line draw:style-name="gr274" draw:text-style-name="P192" svg:x1="8.183cm" svg:y1="-0.319cm" svg:x2="8.183cm" svg:y2="-0.019cm"><text:p/></draw:line><draw:frame draw:style-name="gr373" draw:text-style-name="P186" svg:width="0.93cm" svg:height="0.668cm" svg:x="3.768cm" svg:y="0cm"><draw:text-box><text:p text:style-name="P163"><text:span text:style-name="T55">–</text:span><text:span text:style-name="T55">3</text:span></text:p></draw:text-box></draw:frame></draw:g><draw:frame draw:style-name="gr374" draw:text-style-name="P194" svg:width="0.473cm" svg:height="0.556cm" svg:x="5.368cm" svg:y="0.053cm"><draw:text-box><text:p text:style-name="P150"><text:span text:style-name="T60">0</text:span></text:p></draw:text-box></draw:frame><draw:frame draw:style-name="gr375" draw:text-style-name="P170" svg:width="0.525cm" svg:height="0.556cm" svg:x="7.867cm" svg:y="0.053cm"><draw:text-box><text:p text:style-name="P145"><text:span text:style-name="T60">+6</text:span></text:p></draw:text-box></draw:frame><draw:frame draw:style-name="gr199" draw:text-style-name="P170" svg:width="0.525cm" svg:height="0.556cm" svg:x="2.727cm" svg:y="0.076cm"><draw:text-box><text:p text:style-name="P145"><text:span text:style-name="T61">−</text:span><text:span text:style-name="T59">6</text:span></text:p></draw:text-box></draw:frame><draw:frame draw:style-name="gr199" draw:text-style-name="P170" svg:width="0.525cm" svg:height="0.556cm" svg:x="1.491cm" svg:y="0.053cm"><draw:text-box><text:p text:style-name="P145"><text:span text:style-name="T61">−</text:span><text:span text:style-name="T59">9</text:span></text:p></draw:text-box></draw:frame><draw:frame draw:style-name="gr376" draw:text-style-name="P170" svg:width="0.749cm" svg:height="0.556cm" svg:x="-0.007cm" svg:y="0.053cm"><draw:text-box><text:p text:style-name="P145"><text:span text:style-name="T61">−</text:span><text:span text:style-name="T59">12</text:span></text:p></draw:text-box></draw:frame></draw:g></text:h>
            </text:list-item>
            <text:list-item>
              <text:h text:style-name="P129" text:outline-level="1"><draw:g text:anchor-type="paragraph" draw:z-index="57" draw:name="Forme6_0" draw:style-name="gr33"><draw:g draw:style-name="gr23"><draw:line draw:style-name="gr358" draw:text-style-name="P160" svg:x1="0.273cm" svg:y1="-0.277cm" svg:x2="9.26cm" svg:y2="-0.277cm"><text:p/></draw:line><draw:line draw:style-name="gr359" draw:text-style-name="P160" svg:x1="0.358cm" svg:y1="-0.425cm" svg:x2="0.358cm" svg:y2="-0.129cm"><text:p/></draw:line><draw:line draw:style-name="gr360" draw:text-style-name="P160" svg:x1="2.76cm" svg:y1="-0.425cm" svg:x2="2.76cm" svg:y2="-0.129cm"><text:p/></draw:line><draw:line draw:style-name="gr361" draw:text-style-name="P160" svg:x1="1.561cm" svg:y1="-0.425cm" svg:x2="1.561cm" svg:y2="-0.129cm"><text:p/></draw:line><draw:line draw:style-name="gr362" draw:text-style-name="P160" svg:x1="3.96cm" svg:y1="-0.425cm" svg:x2="3.96cm" svg:y2="-0.129cm"><text:p/></draw:line><draw:line draw:style-name="gr363" draw:text-style-name="P160" svg:x1="5.161cm" svg:y1="-0.425cm" svg:x2="5.161cm" svg:y2="-0.129cm"><text:p/></draw:line><draw:line draw:style-name="gr364" draw:text-style-name="P160" svg:x1="7.56cm" svg:y1="-0.425cm" svg:x2="7.56cm" svg:y2="-0.129cm"><text:p/></draw:line><draw:line draw:style-name="gr365" draw:text-style-name="P160" svg:x1="6.357cm" svg:y1="-0.425cm" svg:x2="6.357cm" svg:y2="-0.129cm"><text:p/></draw:line><draw:line draw:style-name="gr366" draw:text-style-name="P160" svg:x1="8.761cm" svg:y1="-0.425cm" svg:x2="8.761cm" svg:y2="-0.129cm"><text:p/></draw:line><draw:frame draw:style-name="gr367" draw:text-style-name="P164" svg:width="0.743cm" svg:height="0.727cm" svg:x="3.605cm" svg:y="-0.169cm"><draw:text-box><text:p text:style-name="P163"><text:span text:style-name="T55">0</text:span></text:p></draw:text-box></draw:frame><draw:frame draw:style-name="gr368" draw:text-style-name="P165" svg:width="1.066cm" svg:height="0.727cm" svg:x="5.842cm" svg:y="-0.189cm"><draw:text-box><text:p text:style-name="P145"><text:span text:style-name="T55">0,2</text:span></text:p></draw:text-box></draw:frame></draw:g><draw:frame draw:style-name="gr369" draw:text-style-name="P170" svg:width="0.862cm" svg:height="0.556cm" svg:x="2.286cm" svg:y="-0.132cm"><draw:text-box><text:p text:style-name="P145"><text:span text:style-name="T61">−</text:span><text:span text:style-name="T59">0,1</text:span></text:p></draw:text-box></draw:frame><draw:frame draw:style-name="gr369" draw:text-style-name="P170" svg:width="0.862cm" svg:height="0.556cm" svg:x="1.086cm" svg:y="-0.132cm"><draw:text-box><text:p text:style-name="P145"><text:span text:style-name="T61">−</text:span><text:span text:style-name="T59">0,2</text:span></text:p></draw:text-box></draw:frame><draw:frame draw:style-name="gr369" draw:text-style-name="P170" svg:width="0.862cm" svg:height="0.556cm" svg:x="-0.113cm" svg:y="-0.132cm"><draw:text-box><text:p text:style-name="P145"><text:span text:style-name="T61">−</text:span><text:span text:style-name="T59">0,3</text:span></text:p></draw:text-box></draw:frame><draw:frame draw:style-name="gr370" draw:text-style-name="P170" svg:width="0.565cm" svg:height="0.556cm" svg:x="4.875cm" svg:y="-0.132cm"><draw:text-box><text:p text:style-name="P145"><text:span text:style-name="T59">0,1</text:span></text:p></draw:text-box></draw:frame><draw:frame draw:style-name="gr370" draw:text-style-name="P170" svg:width="0.565cm" svg:height="0.556cm" svg:x="7.276cm" svg:y="-0.132cm"><draw:text-box><text:p text:style-name="P145"><text:span text:style-name="T59">0,3</text:span></text:p></draw:text-box></draw:frame><draw:frame draw:style-name="gr370" draw:text-style-name="P170" svg:width="0.565cm" svg:height="0.556cm" svg:x="8.587cm" svg:y="-0.132cm"><draw:text-box><text:p text:style-name="P145"><text:span text:style-name="T59">0,4</text:span></text:p></draw:text-box></draw:frame></draw:g></text:h>
            </text:list-item>
            <text:list-item>
              <text:h text:style-name="P130" text:outline-level="1"><draw:g text:anchor-type="paragraph" draw:z-index="58" draw:name="Forme7" draw:style-name="gr46"><draw:frame draw:style-name="gr343" draw:text-style-name="P188" svg:width="1.086cm" svg:height="0.417cm" svg:x="1.803cm" svg:y="0.085cm"><draw:text-box><text:p text:style-name="P145"><text:span text:style-name="T69">−</text:span><text:span text:style-name="T70">0,64</text:span></text:p></draw:text-box></draw:frame><draw:line draw:style-name="gr346" draw:text-style-name="P189" svg:x1="-0.013cm" svg:y1="-0.152cm" svg:x2="8.986cm" svg:y2="-0.152cm"><text:p/></draw:line><draw:line draw:style-name="gr347" draw:text-style-name="P189" svg:x1="0.338cm" svg:y1="-0.3cm" svg:x2="0.338cm" svg:y2="0.003cm"><text:p/></draw:line><draw:frame draw:style-name="gr348" draw:text-style-name="P190" svg:width="0.846cm" svg:height="0.447cm" svg:x="6.065cm" svg:y="0.081cm"><draw:text-box><text:p text:style-name="P163"><text:span text:style-name="T71">−</text:span><text:span text:style-name="T65">0,6</text:span></text:p></draw:text-box></draw:frame><draw:line draw:style-name="gr349" draw:text-style-name="P189" svg:x1="1.34cm" svg:y1="-0.295cm" svg:x2="1.34cm" svg:y2="0.007cm"><text:p/></draw:line><draw:line draw:style-name="gr350" draw:text-style-name="P189" svg:x1="3.341cm" svg:y1="-0.295cm" svg:x2="3.341cm" svg:y2="0.007cm"><text:p/></draw:line><draw:line draw:style-name="gr351" draw:text-style-name="P189" svg:x1="2.34cm" svg:y1="-0.295cm" svg:x2="2.34cm" svg:y2="0.007cm"><text:p/></draw:line><draw:line draw:style-name="gr352" draw:text-style-name="P189" svg:x1="5.343cm" svg:y1="-0.295cm" svg:x2="5.343cm" svg:y2="0.007cm"><text:p/></draw:line><draw:line draw:style-name="gr353" draw:text-style-name="P189" svg:x1="6.345cm" svg:y1="-0.295cm" svg:x2="6.345cm" svg:y2="0.007cm"><text:p/></draw:line><draw:line draw:style-name="gr354" draw:text-style-name="P189" svg:x1="4.343cm" svg:y1="-0.295cm" svg:x2="4.343cm" svg:y2="0.007cm"><text:p/></draw:line><draw:line draw:style-name="gr355" draw:text-style-name="P189" svg:x1="8.338cm" svg:y1="-0.3cm" svg:x2="8.338cm" svg:y2="0.003cm"><text:p/></draw:line><draw:line draw:style-name="gr356" draw:text-style-name="P189" svg:x1="7.343cm" svg:y1="-0.295cm" svg:x2="7.343cm" svg:y2="0.007cm"><text:p/></draw:line><draw:frame draw:style-name="gr357" draw:text-style-name="P191" svg:width="1.07cm" svg:height="0.447cm" svg:x="0.743cm" svg:y="0.085cm"><draw:text-box><text:p text:style-name="P163"><text:span text:style-name="T72">−</text:span><text:span text:style-name="T65">0,65</text:span></text:p></draw:text-box></draw:frame><draw:frame draw:style-name="gr343" draw:text-style-name="P188" svg:width="1.086cm" svg:height="0.417cm" svg:x="2.904cm" svg:y="0.085cm"><draw:text-box><text:p text:style-name="P145"><text:span text:style-name="T69">−</text:span><text:span text:style-name="T70">0,63</text:span></text:p></draw:text-box></draw:frame><draw:frame draw:style-name="gr343" draw:text-style-name="P188" svg:width="1.086cm" svg:height="0.417cm" svg:x="4.004cm" svg:y="0.085cm"><draw:text-box><text:p text:style-name="P145"><text:span text:style-name="T69">−</text:span><text:span text:style-name="T70">0,62</text:span></text:p></draw:text-box></draw:frame><draw:frame draw:style-name="gr343" draw:text-style-name="P188" svg:width="1.086cm" svg:height="0.417cm" svg:x="5.105cm" svg:y="0.085cm"><draw:text-box><text:p text:style-name="P145"><text:span text:style-name="T69">−</text:span><text:span text:style-name="T70">0,61</text:span></text:p></draw:text-box></draw:frame><draw:frame draw:style-name="gr343" draw:text-style-name="P188" svg:width="1.086cm" svg:height="0.417cm" svg:x="-0.296cm" svg:y="0.085cm"><draw:text-box><text:p text:style-name="P145"><text:span text:style-name="T69">−</text:span><text:span text:style-name="T70">0,66</text:span></text:p></draw:text-box></draw:frame><draw:frame draw:style-name="gr343" draw:text-style-name="P188" svg:width="1.086cm" svg:height="0.417cm" svg:x="6.904cm" svg:y="0.085cm"><draw:text-box><text:p text:style-name="P145"><text:span text:style-name="T69">−</text:span><text:span text:style-name="T70">0,59</text:span></text:p></draw:text-box></draw:frame><draw:frame draw:style-name="gr343" draw:text-style-name="P188" svg:width="1.086cm" svg:height="0.417cm" svg:x="8.005cm" svg:y="0.085cm"><draw:text-box><text:p text:style-name="P145"><text:span text:style-name="T69">−</text:span><text:span text:style-name="T70">0,58</text:span></text:p></draw:text-box></draw:frame></draw:g></text:h>
            </text:list-item>
            <text:list-item>
              <text:h text:style-name="P130" text:outline-level="1"><draw:g text:anchor-type="paragraph" draw:z-index="59" draw:name="Forme8" draw:style-name="gr46"><draw:line draw:style-name="gr330" draw:text-style-name="P184" svg:x1="-0.023cm" svg:y1="-0.256cm" svg:x2="8.976cm" svg:y2="-0.256cm"><text:p/></draw:line><draw:line draw:style-name="gr331" draw:text-style-name="P184" svg:x1="0.328cm" svg:y1="-0.404cm" svg:x2="0.328cm" svg:y2="-0.101cm"><text:p/></draw:line><draw:frame draw:style-name="gr332" draw:text-style-name="P185" svg:width="0.322cm" svg:height="0.417cm" svg:x="6.175cm" svg:y="-0.018cm"><draw:text-box><text:p text:style-name="P163"><text:span text:style-name="T62">0</text:span></text:p></draw:text-box></draw:frame><draw:line draw:style-name="gr333" draw:text-style-name="P184" svg:x1="1.33cm" svg:y1="-0.399cm" svg:x2="1.33cm" svg:y2="-0.097cm"><text:p/></draw:line><draw:line draw:style-name="gr334" draw:text-style-name="P184" svg:x1="3.33cm" svg:y1="-0.399cm" svg:x2="3.33cm" svg:y2="-0.097cm"><text:p/></draw:line><draw:line draw:style-name="gr335" draw:text-style-name="P184" svg:x1="2.33cm" svg:y1="-0.399cm" svg:x2="2.33cm" svg:y2="-0.097cm"><text:p/></draw:line><draw:line draw:style-name="gr336" draw:text-style-name="P184" svg:x1="5.327cm" svg:y1="-0.399cm" svg:x2="5.327cm" svg:y2="-0.097cm"><text:p/></draw:line><draw:line draw:style-name="gr337" draw:text-style-name="P184" svg:x1="6.329cm" svg:y1="-0.399cm" svg:x2="6.329cm" svg:y2="-0.097cm"><text:p/></draw:line><draw:line draw:style-name="gr338" draw:text-style-name="P184" svg:x1="4.33cm" svg:y1="-0.399cm" svg:x2="4.33cm" svg:y2="-0.097cm"><text:p/></draw:line><draw:line draw:style-name="gr339" draw:text-style-name="P184" svg:x1="8.327cm" svg:y1="-0.404cm" svg:x2="8.327cm" svg:y2="-0.101cm"><text:p/></draw:line><draw:line draw:style-name="gr340" draw:text-style-name="P184" svg:x1="7.329cm" svg:y1="-0.399cm" svg:x2="7.329cm" svg:y2="-0.097cm"><text:p/></draw:line><draw:frame draw:style-name="gr341" draw:text-style-name="P186" svg:width="0.743cm" svg:height="0.417cm" svg:x="3.947cm" svg:y="-0.018cm"><draw:text-box><text:p text:style-name="P163"><text:span text:style-name="T55">–</text:span><text:span text:style-name="T55">0,1</text:span></text:p></draw:text-box></draw:frame><draw:frame draw:style-name="gr342" draw:text-style-name="P170" svg:width="1.086cm" svg:height="0.417cm" svg:x="4.769cm" svg:y="-0.027cm"><draw:text-box><text:p text:style-name="P145"><text:span text:style-name="T61">−</text:span><text:span text:style-name="T59">0,05</text:span></text:p></draw:text-box></draw:frame><draw:frame draw:style-name="gr343" draw:text-style-name="P170" svg:width="1.086cm" svg:height="0.417cm" svg:x="2.745cm" svg:y="-0.064cm"><draw:text-box><text:p text:style-name="P145"><text:span text:style-name="T61">−</text:span><text:span text:style-name="T59">0,15</text:span></text:p></draw:text-box></draw:frame><draw:frame draw:style-name="gr328" draw:text-style-name="P170" svg:width="0.862cm" svg:height="0.417cm" svg:x="1.847cm" svg:y="-0.064cm"><draw:text-box><text:p text:style-name="P145"><text:span text:style-name="T61">−</text:span><text:span text:style-name="T59">0,2</text:span></text:p></draw:text-box></draw:frame><draw:frame draw:style-name="gr343" draw:text-style-name="P187" svg:width="1.086cm" svg:height="0.417cm" svg:x="0.691cm" svg:y="-0.064cm"><draw:text-box><text:p text:style-name="P145"><text:span text:style-name="T67">−</text:span><text:span text:style-name="T68">0,25</text:span></text:p></draw:text-box></draw:frame><draw:frame draw:style-name="gr328" draw:text-style-name="P170" svg:width="0.862cm" svg:height="0.417cm" svg:x="-0.21cm" svg:y="-0.064cm"><draw:text-box><text:p text:style-name="P145"><text:span text:style-name="T61">−</text:span><text:span text:style-name="T59">0,3</text:span></text:p></draw:text-box></draw:frame><draw:frame draw:style-name="gr344" draw:text-style-name="P170" svg:width="0.789cm" svg:height="0.417cm" svg:x="6.911cm" svg:y="-0.064cm"><draw:text-box><text:p text:style-name="P145"><text:span text:style-name="T59">0,05</text:span></text:p></draw:text-box></draw:frame><draw:frame draw:style-name="gr345" draw:text-style-name="P170" svg:width="0.565cm" svg:height="0.417cm" svg:x="8.146cm" svg:y="-0.064cm"><draw:text-box><text:p text:style-name="P145"><text:span text:style-name="T59">0,1</text:span></text:p></draw:text-box></draw:frame></draw:g></text:h>
            </text:list-item>
          </text:list>
        </text:list-item>
      </text:list>
      <text:list xml:id="list183303794554204" text:continue-list="list1995295604" text:style-name="Num_5f_Exo">
        <text:list-item>
          <text:h text:style-name="P72" text:outline-level="1"><draw:g text:anchor-type="paragraph" draw:z-index="71" draw:name="Forme9" draw:style-name="gr46"><draw:line draw:style-name="gr317" draw:text-style-name="P160" svg:x1="0.286cm" svg:y1="-0.207cm" svg:x2="9.164cm" svg:y2="-0.207cm"><text:p/></draw:line><draw:line draw:style-name="gr318" draw:text-style-name="P160" svg:x1="0.37cm" svg:y1="-0.334cm" svg:x2="0.37cm" svg:y2="-0.082cm"><text:p/></draw:line><draw:line draw:style-name="gr319" draw:text-style-name="P160" svg:x1="2.743cm" svg:y1="-0.334cm" svg:x2="2.743cm" svg:y2="-0.082cm"><text:p/></draw:line><draw:line draw:style-name="gr320" draw:text-style-name="P160" svg:x1="1.559cm" svg:y1="-0.334cm" svg:x2="1.559cm" svg:y2="-0.082cm"><text:p/></draw:line><draw:line draw:style-name="gr321" draw:text-style-name="P160" svg:x1="3.926cm" svg:y1="-0.334cm" svg:x2="3.926cm" svg:y2="-0.082cm"><text:p/></draw:line><draw:line draw:style-name="gr322" draw:text-style-name="P160" svg:x1="5.115cm" svg:y1="-0.334cm" svg:x2="5.115cm" svg:y2="-0.082cm"><text:p/></draw:line><draw:line draw:style-name="gr323" draw:text-style-name="P160" svg:x1="7.482cm" svg:y1="-0.334cm" svg:x2="7.482cm" svg:y2="-0.082cm"><text:p/></draw:line><draw:line draw:style-name="gr324" draw:text-style-name="P160" svg:x1="6.299cm" svg:y1="-0.334cm" svg:x2="6.299cm" svg:y2="-0.082cm"><text:p/></draw:line><draw:line draw:style-name="gr325" draw:text-style-name="P160" svg:x1="8.671cm" svg:y1="-0.334cm" svg:x2="8.671cm" svg:y2="-0.082cm"><text:p/></draw:line><draw:frame draw:style-name="gr326" draw:text-style-name="P164" svg:width="1.243cm" svg:height="0.668cm" svg:x="3.313cm" svg:y="-0.206cm"><draw:text-box><text:p text:style-name="P163"><text:span text:style-name="T55">–</text:span><text:span text:style-name="T55">3,4</text:span></text:p></draw:text-box></draw:frame><draw:frame draw:style-name="gr327" draw:text-style-name="P165" svg:width="1.243cm" svg:height="0.668cm" svg:x="5.585cm" svg:y="-0.206cm"><draw:text-box><text:p text:style-name="P145"><text:span text:style-name="T55">–</text:span><text:span text:style-name="T55">3,2</text:span></text:p></draw:text-box></draw:frame><draw:frame draw:style-name="gr328" draw:text-style-name="P170" svg:width="0.862cm" svg:height="0.417cm" svg:x="4.637cm" svg:y="-0.056cm"><draw:text-box><text:p text:style-name="P145"><text:span text:style-name="T61">−</text:span><text:span text:style-name="T59">3,3</text:span></text:p></draw:text-box></draw:frame><draw:frame draw:style-name="gr328" draw:text-style-name="P170" svg:width="0.862cm" svg:height="0.417cm" svg:x="2.309cm" svg:y="-0.056cm"><draw:text-box><text:p text:style-name="P145"><text:span text:style-name="T61">−</text:span><text:span text:style-name="T59">3,5</text:span></text:p></draw:text-box></draw:frame><draw:frame draw:style-name="gr328" draw:text-style-name="P170" svg:width="0.862cm" svg:height="0.417cm" svg:x="1.081cm" svg:y="-0.056cm"><draw:text-box><text:p text:style-name="P145"><text:span text:style-name="T61">−</text:span><text:span text:style-name="T59">3,6</text:span></text:p></draw:text-box></draw:frame><draw:frame draw:style-name="gr328" draw:text-style-name="P170" svg:width="0.862cm" svg:height="0.417cm" svg:x="-0.104cm" svg:y="-0.056cm"><draw:text-box><text:p text:style-name="P145"><text:span text:style-name="T61">−</text:span><text:span text:style-name="T59">3,7</text:span></text:p></draw:text-box></draw:frame><draw:frame draw:style-name="gr328" draw:text-style-name="P170" svg:width="0.862cm" svg:height="0.417cm" svg:x="7.008cm" svg:y="-0.056cm"><draw:text-box><text:p text:style-name="P145"><text:span text:style-name="T61">−</text:span><text:span text:style-name="T59">3,1</text:span></text:p></draw:text-box></draw:frame><draw:frame draw:style-name="gr329" draw:text-style-name="P170" svg:width="0.525cm" svg:height="0.417cm" svg:x="8.401cm" svg:y="-0.056cm"><draw:text-box><text:p text:style-name="P145"><text:span text:style-name="T61">−</text:span><text:span text:style-name="T59">3</text:span></text:p></draw:text-box></draw:frame></draw:g> <text:span text:style-name="T29">Dans chacun des cas suivants, donne les abscisses des points.</text:span></text:h>
        </text:list-item>
      </text:list>
      <text:list xml:id="list183302928467989" text:continue-list="list2754309272" text:style-name="_5f_Numérotation_20_des_20_exercices_20_livrets">
        <text:list-item>
          <text:list>
            <text:list-item>
              <text:p text:style-name="P91"/>
            </text:list-item>
          </text:list>
          <text:p text:style-name="P91"><draw:g text:anchor-type="as-char" draw:z-index="72" draw:name="Forme10" draw:style-name="gr289"><draw:g draw:style-name="gr23"><draw:line draw:style-name="gr27" draw:text-style-name="P180" svg:x1="0.108cm" svg:y1="0.049cm" svg:x2="0.108cm" svg:y2="1.082cm"><text:p/></draw:line><draw:line draw:style-name="gr27" draw:text-style-name="P180" svg:x1="0.209cm" svg:y1="0.049cm" svg:x2="0.209cm" svg:y2="1.082cm"><text:p/></draw:line><draw:line draw:style-name="gr27" draw:text-style-name="P180" svg:x1="0.31cm" svg:y1="0.049cm" svg:x2="0.31cm" svg:y2="1.082cm"><text:p/></draw:line><draw:line draw:style-name="gr27" draw:text-style-name="P180" svg:x1="0.41cm" svg:y1="0.049cm" svg:x2="0.41cm" svg:y2="1.082cm"><text:p/></draw:line><draw:line draw:style-name="gr27" draw:text-style-name="P180" svg:x1="0.609cm" svg:y1="0.049cm" svg:x2="0.609cm" svg:y2="1.082cm"><text:p/></draw:line><draw:line draw:style-name="gr27" draw:text-style-name="P180" svg:x1="0.712cm" svg:y1="0.049cm" svg:x2="0.712cm" svg:y2="1.082cm"><text:p/></draw:line><draw:line draw:style-name="gr27" draw:text-style-name="P180" svg:x1="0.81cm" svg:y1="0.049cm" svg:x2="0.81cm" svg:y2="1.082cm"><text:p/></draw:line><draw:line draw:style-name="gr27" draw:text-style-name="P180" svg:x1="0.908cm" svg:y1="0.049cm" svg:x2="0.908cm" svg:y2="1.082cm"><text:p/></draw:line><draw:line draw:style-name="gr27" draw:text-style-name="P180" svg:x1="1.109cm" svg:y1="0.049cm" svg:x2="1.109cm" svg:y2="1.082cm"><text:p/></draw:line><draw:line draw:style-name="gr27" draw:text-style-name="P180" svg:x1="1.209cm" svg:y1="0.049cm" svg:x2="1.209cm" svg:y2="1.082cm"><text:p/></draw:line><draw:line draw:style-name="gr27" draw:text-style-name="P180" svg:x1="1.308cm" svg:y1="0.049cm" svg:x2="1.308cm" svg:y2="1.082cm"><text:p/></draw:line><draw:line draw:style-name="gr27" draw:text-style-name="P180" svg:x1="1.408cm" svg:y1="0.049cm" svg:x2="1.408cm" svg:y2="1.082cm"><text:p/></draw:line><draw:line draw:style-name="gr27" draw:text-style-name="P180" svg:x1="1.609cm" svg:y1="0.049cm" svg:x2="1.609cm" svg:y2="1.082cm"><text:p/></draw:line><draw:line draw:style-name="gr27" draw:text-style-name="P180" svg:x1="1.708cm" svg:y1="0.049cm" svg:x2="1.708cm" svg:y2="1.082cm"><text:p/></draw:line><draw:line draw:style-name="gr27" draw:text-style-name="P180" svg:x1="1.807cm" svg:y1="0.049cm" svg:x2="1.807cm" svg:y2="1.082cm"><text:p/></draw:line><draw:line draw:style-name="gr27" draw:text-style-name="P180" svg:x1="1.908cm" svg:y1="0.049cm" svg:x2="1.908cm" svg:y2="1.082cm"><text:p/></draw:line><draw:line draw:style-name="gr27" draw:text-style-name="P180" svg:x1="2.109cm" svg:y1="0.049cm" svg:x2="2.109cm" svg:y2="1.082cm"><text:p/></draw:line><draw:line draw:style-name="gr27" draw:text-style-name="P180" svg:x1="2.207cm" svg:y1="0.049cm" svg:x2="2.207cm" svg:y2="1.082cm"><text:p/></draw:line><draw:line draw:style-name="gr27" draw:text-style-name="P180" svg:x1="2.308cm" svg:y1="0.049cm" svg:x2="2.308cm" svg:y2="1.082cm"><text:p/></draw:line><draw:line draw:style-name="gr27" draw:text-style-name="P180" svg:x1="2.408cm" svg:y1="0.049cm" svg:x2="2.408cm" svg:y2="1.082cm"><text:p/></draw:line><draw:line draw:style-name="gr27" draw:text-style-name="P180" svg:x1="2.606cm" svg:y1="0.049cm" svg:x2="2.606cm" svg:y2="1.082cm"><text:p/></draw:line><draw:line draw:style-name="gr27" draw:text-style-name="P180" svg:x1="2.708cm" svg:y1="0.049cm" svg:x2="2.708cm" svg:y2="1.082cm"><text:p/></draw:line><draw:line draw:style-name="gr27" draw:text-style-name="P180" svg:x1="2.806cm" svg:y1="0.049cm" svg:x2="2.806cm" svg:y2="1.082cm"><text:p/></draw:line><draw:line draw:style-name="gr27" draw:text-style-name="P180" svg:x1="2.908cm" svg:y1="0.049cm" svg:x2="2.908cm" svg:y2="1.082cm"><text:p/></draw:line><draw:line draw:style-name="gr27" draw:text-style-name="P180" svg:x1="3.107cm" svg:y1="0.049cm" svg:x2="3.107cm" svg:y2="1.082cm"><text:p/></draw:line><draw:line draw:style-name="gr27" draw:text-style-name="P180" svg:x1="3.207cm" svg:y1="0.049cm" svg:x2="3.207cm" svg:y2="1.082cm"><text:p/></draw:line><draw:line draw:style-name="gr27" draw:text-style-name="P180" svg:x1="3.306cm" svg:y1="0.049cm" svg:x2="3.306cm" svg:y2="1.082cm"><text:p/></draw:line><draw:line draw:style-name="gr27" draw:text-style-name="P180" svg:x1="3.405cm" svg:y1="0.049cm" svg:x2="3.405cm" svg:y2="1.082cm"><text:p/></draw:line><draw:line draw:style-name="gr27" draw:text-style-name="P180" svg:x1="3.605cm" svg:y1="0.049cm" svg:x2="3.605cm" svg:y2="1.082cm"><text:p/></draw:line><draw:line draw:style-name="gr27" draw:text-style-name="P180" svg:x1="3.705cm" svg:y1="0.049cm" svg:x2="3.705cm" svg:y2="1.082cm"><text:p/></draw:line><draw:line draw:style-name="gr27" draw:text-style-name="P180" svg:x1="3.806cm" svg:y1="0.049cm" svg:x2="3.806cm" svg:y2="1.082cm"><text:p/></draw:line><draw:line draw:style-name="gr27" draw:text-style-name="P180" svg:x1="3.906cm" svg:y1="0.049cm" svg:x2="3.906cm" svg:y2="1.082cm"><text:p/></draw:line><draw:line draw:style-name="gr27" draw:text-style-name="P180" svg:x1="4.105cm" svg:y1="0.049cm" svg:x2="4.105cm" svg:y2="1.082cm"><text:p/></draw:line><draw:line draw:style-name="gr27" draw:text-style-name="P180" svg:x1="4.208cm" svg:y1="0.049cm" svg:x2="4.208cm" svg:y2="1.082cm"><text:p/></draw:line><draw:line draw:style-name="gr27" draw:text-style-name="P180" svg:x1="4.306cm" svg:y1="0.049cm" svg:x2="4.306cm" svg:y2="1.082cm"><text:p/></draw:line><draw:line draw:style-name="gr27" draw:text-style-name="P180" svg:x1="4.405cm" svg:y1="0.049cm" svg:x2="4.405cm" svg:y2="1.082cm"><text:p/></draw:line><draw:line draw:style-name="gr27" draw:text-style-name="P180" svg:x1="4.605cm" svg:y1="0.049cm" svg:x2="4.605cm" svg:y2="1.082cm"><text:p/></draw:line><draw:line draw:style-name="gr27" draw:text-style-name="P180" svg:x1="4.705cm" svg:y1="0.049cm" svg:x2="4.705cm" svg:y2="1.082cm"><text:p/></draw:line><draw:line draw:style-name="gr27" draw:text-style-name="P180" svg:x1="4.804cm" svg:y1="0.049cm" svg:x2="4.804cm" svg:y2="1.082cm"><text:p/></draw:line><draw:line draw:style-name="gr27" draw:text-style-name="P180" svg:x1="4.904cm" svg:y1="0.049cm" svg:x2="4.904cm" svg:y2="1.082cm"><text:p/></draw:line><draw:line draw:style-name="gr27" draw:text-style-name="P180" svg:x1="5.105cm" svg:y1="0.049cm" svg:x2="5.105cm" svg:y2="1.082cm"><text:p/></draw:line><draw:line draw:style-name="gr27" draw:text-style-name="P180" svg:x1="5.204cm" svg:y1="0.049cm" svg:x2="5.204cm" svg:y2="1.082cm"><text:p/></draw:line><draw:line draw:style-name="gr27" draw:text-style-name="P180" svg:x1="5.303cm" svg:y1="0.049cm" svg:x2="5.303cm" svg:y2="1.082cm"><text:p/></draw:line><draw:line draw:style-name="gr27" draw:text-style-name="P180" svg:x1="5.405cm" svg:y1="0.049cm" svg:x2="5.405cm" svg:y2="1.082cm"><text:p/></draw:line><draw:line draw:style-name="gr27" draw:text-style-name="P180" svg:x1="5.605cm" svg:y1="0.049cm" svg:x2="5.605cm" svg:y2="1.082cm"><text:p/></draw:line><draw:line draw:style-name="gr27" draw:text-style-name="P180" svg:x1="5.704cm" svg:y1="0.049cm" svg:x2="5.704cm" svg:y2="1.082cm"><text:p/></draw:line><draw:line draw:style-name="gr27" draw:text-style-name="P180" svg:x1="5.804cm" svg:y1="0.049cm" svg:x2="5.804cm" svg:y2="1.082cm"><text:p/></draw:line><draw:line draw:style-name="gr27" draw:text-style-name="P180" svg:x1="5.904cm" svg:y1="0.049cm" svg:x2="5.904cm" svg:y2="1.082cm"><text:p/></draw:line><draw:line draw:style-name="gr27" draw:text-style-name="P180" svg:x1="6.102cm" svg:y1="0.049cm" svg:x2="6.102cm" svg:y2="1.082cm"><text:p/></draw:line><draw:line draw:style-name="gr27" draw:text-style-name="P180" svg:x1="6.204cm" svg:y1="0.049cm" svg:x2="6.204cm" svg:y2="1.082cm"><text:p/></draw:line><draw:line draw:style-name="gr27" draw:text-style-name="P180" svg:x1="6.302cm" svg:y1="0.049cm" svg:x2="6.302cm" svg:y2="1.082cm"><text:p/></draw:line><draw:line draw:style-name="gr27" draw:text-style-name="P180" svg:x1="6.402cm" svg:y1="0.049cm" svg:x2="6.402cm" svg:y2="1.082cm"><text:p/></draw:line><draw:line draw:style-name="gr27" draw:text-style-name="P180" svg:x1="6.603cm" svg:y1="0.049cm" svg:x2="6.603cm" svg:y2="1.082cm"><text:p/></draw:line><draw:line draw:style-name="gr27" draw:text-style-name="P180" svg:x1="6.703cm" svg:y1="0.049cm" svg:x2="6.703cm" svg:y2="1.082cm"><text:p/></draw:line><draw:line draw:style-name="gr27" draw:text-style-name="P180" svg:x1="6.802cm" svg:y1="0.049cm" svg:x2="6.802cm" svg:y2="1.082cm"><text:p/></draw:line><draw:line draw:style-name="gr27" draw:text-style-name="P180" svg:x1="6.905cm" svg:y1="0.049cm" svg:x2="6.905cm" svg:y2="1.082cm"><text:p/></draw:line><draw:line draw:style-name="gr27" draw:text-style-name="P180" svg:x1="7.102cm" svg:y1="0.049cm" svg:x2="7.102cm" svg:y2="1.082cm"><text:p/></draw:line><draw:line draw:style-name="gr27" draw:text-style-name="P180" svg:x1="7.201cm" svg:y1="0.049cm" svg:x2="7.201cm" svg:y2="1.082cm"><text:p/></draw:line><draw:line draw:style-name="gr27" draw:text-style-name="P180" svg:x1="7.302cm" svg:y1="0.049cm" svg:x2="7.302cm" svg:y2="1.082cm"><text:p/></draw:line><draw:line draw:style-name="gr27" draw:text-style-name="P180" svg:x1="7.402cm" svg:y1="0.049cm" svg:x2="7.402cm" svg:y2="1.082cm"><text:p/></draw:line><draw:line draw:style-name="gr27" draw:text-style-name="P180" svg:x1="7.601cm" svg:y1="0.049cm" svg:x2="7.601cm" svg:y2="1.082cm"><text:p/></draw:line><draw:line draw:style-name="gr27" draw:text-style-name="P180" svg:x1="7.702cm" svg:y1="0.049cm" svg:x2="7.702cm" svg:y2="1.082cm"><text:p/></draw:line><draw:line draw:style-name="gr27" draw:text-style-name="P180" svg:x1="7.802cm" svg:y1="0.049cm" svg:x2="7.802cm" svg:y2="1.082cm"><text:p/></draw:line><draw:line draw:style-name="gr27" draw:text-style-name="P180" svg:x1="7.901cm" svg:y1="0.049cm" svg:x2="7.901cm" svg:y2="1.082cm"><text:p/></draw:line><draw:line draw:style-name="gr27" draw:text-style-name="P180" svg:x1="8.102cm" svg:y1="0.049cm" svg:x2="8.102cm" svg:y2="1.082cm"><text:p/></draw:line><draw:line draw:style-name="gr27" draw:text-style-name="P180" svg:x1="8.2cm" svg:y1="0.049cm" svg:x2="8.2cm" svg:y2="1.082cm"><text:p/></draw:line><draw:line draw:style-name="gr27" draw:text-style-name="P180" svg:x1="8.302cm" svg:y1="0.049cm" svg:x2="8.302cm" svg:y2="1.082cm"><text:p/></draw:line><draw:line draw:style-name="gr27" draw:text-style-name="P180" svg:x1="8.4cm" svg:y1="0.049cm" svg:x2="8.4cm" svg:y2="1.082cm"><text:p/></draw:line><draw:line draw:style-name="gr27" draw:text-style-name="P180" svg:x1="8.601cm" svg:y1="0.049cm" svg:x2="8.601cm" svg:y2="1.082cm"><text:p/></draw:line><draw:line draw:style-name="gr27" draw:text-style-name="P180" svg:x1="8.7cm" svg:y1="0.049cm" svg:x2="8.7cm" svg:y2="1.082cm"><text:p/></draw:line><draw:line draw:style-name="gr27" draw:text-style-name="P180" svg:x1="8.799cm" svg:y1="0.049cm" svg:x2="8.799cm" svg:y2="1.082cm"><text:p/></draw:line><draw:line draw:style-name="gr27" draw:text-style-name="P180" svg:x1="8.901cm" svg:y1="0.049cm" svg:x2="8.901cm" svg:y2="1.082cm"><text:p/></draw:line><draw:line draw:style-name="gr27" draw:text-style-name="P180" svg:x1="0.011cm" svg:y1="0.153cm" svg:x2="9cm" svg:y2="0.153cm"><text:p/></draw:line><draw:line draw:style-name="gr27" draw:text-style-name="P180" svg:x1="0.011cm" svg:y1="0.259cm" svg:x2="9cm" svg:y2="0.259cm"><text:p/></draw:line><draw:line draw:style-name="gr27" draw:text-style-name="P180" svg:x1="0.011cm" svg:y1="0.363cm" svg:x2="9cm" svg:y2="0.363cm"><text:p/></draw:line><draw:line draw:style-name="gr27" draw:text-style-name="P180" svg:x1="0.011cm" svg:y1="0.464cm" svg:x2="9cm" svg:y2="0.464cm"><text:p/></draw:line><draw:line draw:style-name="gr27" draw:text-style-name="P180" svg:x1="0.011cm" svg:y1="0.67cm" svg:x2="9cm" svg:y2="0.67cm"><text:p/></draw:line><draw:line draw:style-name="gr27" draw:text-style-name="P180" svg:x1="0.011cm" svg:y1="0.774cm" svg:x2="9cm" svg:y2="0.774cm"><text:p/></draw:line><draw:line draw:style-name="gr27" draw:text-style-name="P180" svg:x1="0.011cm" svg:y1="0.875cm" svg:x2="9cm" svg:y2="0.875cm"><text:p/></draw:line><draw:line draw:style-name="gr27" draw:text-style-name="P180" svg:x1="0.011cm" svg:y1="0.979cm" svg:x2="9cm" svg:y2="0.979cm"><text:p/></draw:line><draw:line draw:style-name="gr28" draw:text-style-name="P180" svg:x1="0.51cm" svg:y1="0.049cm" svg:x2="0.51cm" svg:y2="1.082cm"><text:p/></draw:line><draw:line draw:style-name="gr28" draw:text-style-name="P180" svg:x1="1.511cm" svg:y1="0.049cm" svg:x2="1.511cm" svg:y2="1.082cm"><text:p/></draw:line><draw:line draw:style-name="gr28" draw:text-style-name="P180" svg:x1="2.507cm" svg:y1="0.049cm" svg:x2="2.507cm" svg:y2="1.082cm"><text:p/></draw:line><draw:line draw:style-name="gr28" draw:text-style-name="P180" svg:x1="3.507cm" svg:y1="0.049cm" svg:x2="3.507cm" svg:y2="1.082cm"><text:p/></draw:line><draw:line draw:style-name="gr28" draw:text-style-name="P180" svg:x1="4.504cm" svg:y1="0.049cm" svg:x2="4.504cm" svg:y2="1.082cm"><text:p/></draw:line><draw:line draw:style-name="gr28" draw:text-style-name="P180" svg:x1="5.503cm" svg:y1="0.049cm" svg:x2="5.503cm" svg:y2="1.082cm"><text:p/></draw:line><draw:line draw:style-name="gr28" draw:text-style-name="P180" svg:x1="6.503cm" svg:y1="0.049cm" svg:x2="6.503cm" svg:y2="1.082cm"><text:p/></draw:line><draw:line draw:style-name="gr28" draw:text-style-name="P180" svg:x1="7.501cm" svg:y1="0.049cm" svg:x2="7.501cm" svg:y2="1.082cm"><text:p/></draw:line><draw:line draw:style-name="gr28" draw:text-style-name="P180" svg:x1="8.501cm" svg:y1="0.049cm" svg:x2="8.501cm" svg:y2="1.082cm"><text:p/></draw:line><draw:line draw:style-name="gr30" draw:text-style-name="P180" svg:x1="0.011cm" svg:y1="0.049cm" svg:x2="0.011cm" svg:y2="1.082cm"><text:p/></draw:line><draw:line draw:style-name="gr30" draw:text-style-name="P180" svg:x1="1.008cm" svg:y1="0.049cm" svg:x2="1.008cm" svg:y2="1.082cm"><text:p/></draw:line><draw:line draw:style-name="gr30" draw:text-style-name="P180" svg:x1="2.008cm" svg:y1="0.049cm" svg:x2="2.008cm" svg:y2="1.082cm"><text:p/></draw:line><draw:line draw:style-name="gr30" draw:text-style-name="P180" svg:x1="3.007cm" svg:y1="0.049cm" svg:x2="3.007cm" svg:y2="1.082cm"><text:p/></draw:line><draw:line draw:style-name="gr30" draw:text-style-name="P180" svg:x1="4.006cm" svg:y1="0.049cm" svg:x2="4.006cm" svg:y2="1.082cm"><text:p/></draw:line><draw:line draw:style-name="gr30" draw:text-style-name="P180" svg:x1="5.005cm" svg:y1="0.049cm" svg:x2="5.005cm" svg:y2="1.082cm"><text:p/></draw:line><draw:line draw:style-name="gr30" draw:text-style-name="P180" svg:x1="6.003cm" svg:y1="0.049cm" svg:x2="6.003cm" svg:y2="1.082cm"><text:p/></draw:line><draw:line draw:style-name="gr30" draw:text-style-name="P180" svg:x1="7.003cm" svg:y1="0.049cm" svg:x2="7.003cm" svg:y2="1.082cm"><text:p/></draw:line><draw:line draw:style-name="gr30" draw:text-style-name="P180" svg:x1="8cm" svg:y1="0.049cm" svg:x2="8cm" svg:y2="1.082cm"><text:p/></draw:line><draw:line draw:style-name="gr110" draw:text-style-name="P180" svg:x1="0.011cm" svg:y1="0.049cm" svg:x2="9cm" svg:y2="0.049cm"><text:p/></draw:line><draw:line draw:style-name="gr30" draw:text-style-name="P180" svg:x1="8.999cm" svg:y1="0.049cm" svg:x2="8.999cm" svg:y2="1.082cm"><text:p/></draw:line><draw:line draw:style-name="gr110" draw:text-style-name="P180" svg:x1="0.011cm" svg:y1="1.088cm" svg:x2="9cm" svg:y2="1.088cm"><text:p/></draw:line></draw:g><draw:g draw:style-name="gr36"><draw:line draw:style-name="gr290" draw:text-style-name="P181" svg:x1="0cm" svg:y1="0.557cm" svg:x2="8.987cm" svg:y2="0.557cm"><text:p/></draw:line><draw:frame draw:style-name="gr291" draw:text-style-name="P182" svg:width="0.228cm" svg:height="0.415cm" svg:x="2.912cm" svg:y="0.693cm"><draw:text-box><text:p text:style-name="P163"><text:span text:style-name="T65">0</text:span></text:p></draw:text-box></draw:frame><draw:line draw:style-name="gr292" draw:text-style-name="P181" svg:x1="3.009cm" svg:y1="0.404cm" svg:x2="3.009cm" svg:y2="0.704cm"><text:p/></draw:line><draw:line draw:style-name="gr293" draw:text-style-name="P181" svg:x1="1.011cm" svg:y1="0.4cm" svg:x2="1.011cm" svg:y2="0.714cm"><text:p/></draw:line><draw:line draw:style-name="gr294" draw:text-style-name="P181" svg:x1="2.009cm" svg:y1="0.404cm" svg:x2="2.009cm" svg:y2="0.704cm"><text:p/></draw:line><draw:line draw:style-name="gr295" draw:text-style-name="P181" svg:x1="4.009cm" svg:y1="0.404cm" svg:x2="4.009cm" svg:y2="0.704cm"><text:p/></draw:line><draw:line draw:style-name="gr296" draw:text-style-name="P181" svg:x1="5.008cm" svg:y1="0.404cm" svg:x2="5.008cm" svg:y2="0.704cm"><text:p/></draw:line><draw:line draw:style-name="gr297" draw:text-style-name="P181" svg:x1="8.001cm" svg:y1="0.404cm" svg:x2="8.001cm" svg:y2="0.704cm"><text:p/></draw:line><draw:line draw:style-name="gr298" draw:text-style-name="P181" svg:x1="7.004cm" svg:y1="0.404cm" svg:x2="7.004cm" svg:y2="0.704cm"><text:p/></draw:line><draw:line draw:style-name="gr299" draw:text-style-name="P181" svg:x1="6.006cm" svg:y1="0.404cm" svg:x2="6.006cm" svg:y2="0.704cm"><text:p/></draw:line><draw:frame draw:style-name="gr300" draw:text-style-name="P182" svg:width="0.632cm" svg:height="0.431cm" svg:x="3.769cm" svg:y="0.684cm"><draw:text-box><text:p text:style-name="P163"><text:span text:style-name="T65"></text:span><text:span text:style-name="T65">1</text:span></text:p></draw:text-box></draw:frame><draw:frame draw:style-name="gr301" draw:text-style-name="P182" svg:width="0.228cm" svg:height="0.496cm" svg:x="4.413cm" svg:y="0cm"><draw:text-box><text:p text:style-name="P163"><text:span text:style-name="T66">F</text:span></text:p></draw:text-box></draw:frame><draw:line draw:style-name="gr302" draw:text-style-name="P181" svg:x1="1.011cm" svg:y1="0.404cm" svg:x2="1.011cm" svg:y2="0.704cm"><text:p/></draw:line><draw:frame draw:style-name="gr303" draw:text-style-name="P182" svg:width="0.108cm" svg:height="0.496cm" svg:x="0.168cm" svg:y="0cm"><draw:text-box><text:p text:style-name="P163"><text:span text:style-name="T65">J</text:span></text:p></draw:text-box></draw:frame><draw:frame draw:style-name="gr304" draw:text-style-name="P182" svg:width="0.258cm" svg:height="0.496cm" svg:x="1.595cm" svg:y="0cm"><draw:text-box><text:p text:style-name="P163"><text:span text:style-name="T66">K</text:span></text:p></draw:text-box></draw:frame><draw:frame draw:style-name="gr305" draw:text-style-name="P182" svg:width="0.306cm" svg:height="0.496cm" svg:x="2.397cm" svg:y="0cm"><draw:text-box><text:p text:style-name="P163"><text:span text:style-name="T66">G</text:span></text:p></draw:text-box></draw:frame><draw:frame draw:style-name="gr306" draw:text-style-name="P182" svg:width="0.297cm" svg:height="0.496cm" svg:x="5.572cm" svg:y="0cm"><draw:text-box><text:p text:style-name="P163"><text:span text:style-name="T66">H</text:span></text:p></draw:text-box></draw:frame><draw:g draw:style-name="gr23"><draw:line draw:style-name="gr307" draw:text-style-name="P183" svg:x1="0.145cm" svg:y1="0.635cm" svg:x2="0.288cm" svg:y2="0.485cm"><text:p/></draw:line><draw:line draw:style-name="gr308" draw:text-style-name="P183" svg:x1="0.288cm" svg:y1="0.635cm" svg:x2="0.145cm" svg:y2="0.485cm"><text:p/></draw:line></draw:g><draw:g draw:style-name="gr23"><draw:line draw:style-name="gr309" draw:text-style-name="P183" svg:x1="5.614cm" svg:y1="0.659cm" svg:x2="5.815cm" svg:y2="0.46cm"><text:p/></draw:line><draw:line draw:style-name="gr310" draw:text-style-name="P183" svg:x1="5.815cm" svg:y1="0.659cm" svg:x2="5.614cm" svg:y2="0.46cm"><text:p/></draw:line></draw:g><draw:g draw:style-name="gr23"><draw:line draw:style-name="gr311" draw:text-style-name="P183" svg:x1="4.415cm" svg:y1="0.659cm" svg:x2="4.614cm" svg:y2="0.46cm"><text:p/></draw:line><draw:line draw:style-name="gr312" draw:text-style-name="P183" svg:x1="4.614cm" svg:y1="0.659cm" svg:x2="4.415cm" svg:y2="0.46cm"><text:p/></draw:line></draw:g><draw:g draw:style-name="gr23"><draw:line draw:style-name="gr313" draw:text-style-name="P183" svg:x1="2.415cm" svg:y1="0.659cm" svg:x2="2.616cm" svg:y2="0.46cm"><text:p/></draw:line><draw:line draw:style-name="gr314" draw:text-style-name="P183" svg:x1="2.616cm" svg:y1="0.659cm" svg:x2="2.415cm" svg:y2="0.46cm"><text:p/></draw:line></draw:g><draw:g draw:style-name="gr23"><draw:line draw:style-name="gr315" draw:text-style-name="P183" svg:x1="1.616cm" svg:y1="0.659cm" svg:x2="1.815cm" svg:y2="0.46cm"><text:p/></draw:line><draw:line draw:style-name="gr316" draw:text-style-name="P183" svg:x1="1.815cm" svg:y1="0.659cm" svg:x2="1.616cm" svg:y2="0.46cm"><text:p/></draw:line></draw:g></draw:g></draw:g></text:p>
        </text:list-item>
      </text:list>
      <text:section text:style-name="Sect3" text:name="Section7">
        <text:p text:style-name="P27">F(<text:span text:style-name="_5f_Correction_20_surligné">1,5</text:span>) ; </text:p>
        <text:p text:style-name="P27">G(<text:span text:style-name="_5f_Correction_20_surligné">−0,5</text:span>) ;</text:p>
        <text:p text:style-name="P27">H(<text:span text:style-name="_5f_Correction_20_surligné">2,7</text:span>) ;</text:p>
        <text:p text:style-name="P27">J(<text:span text:style-name="_5f_Correction_20_surligné">− 2,8</text:span>) ;</text:p>
        <text:p text:style-name="P28">K(<text:span text:style-name="_5f_Correction_20_surligné">− 1,3</text:span>).</text:p>
      </text:section>
      <text:list xml:id="list183304125265371" text:continue-numbering="true" text:style-name="_5f_Numérotation_20_des_20_exercices_20_livrets">
        <text:list-item>
          <text:list>
            <text:list-item>
              <text:p text:style-name="P91"/>
            </text:list-item>
          </text:list>
          <text:p text:style-name="P91"><draw:g text:anchor-type="as-char" svg:y="0cm" draw:z-index="73" draw:name="Forme11" draw:style-name="gr200"><draw:line draw:style-name="gr273" draw:text-style-name="P178" svg:x1="0cm" svg:y1="0.596cm" svg:x2="8.999cm" svg:y2="0.596cm"><text:p/></draw:line><draw:line draw:style-name="gr274" draw:text-style-name="P178" svg:x1="0.353cm" svg:y1="0.448cm" svg:x2="0.353cm" svg:y2="0.748cm"><text:p/></draw:line><draw:line draw:style-name="gr274" draw:text-style-name="P178" svg:x1="1.097cm" svg:y1="0.448cm" svg:x2="1.097cm" svg:y2="0.748cm"><text:p/></draw:line><draw:line draw:style-name="gr274" draw:text-style-name="P178" svg:x1="2.589cm" svg:y1="0.448cm" svg:x2="2.589cm" svg:y2="0.748cm"><text:p/></draw:line><draw:line draw:style-name="gr274" draw:text-style-name="P178" svg:x1="4.83cm" svg:y1="0.448cm" svg:x2="4.83cm" svg:y2="0.748cm"><text:p/></draw:line><draw:line draw:style-name="gr274" draw:text-style-name="P178" svg:x1="5.576cm" svg:y1="0.448cm" svg:x2="5.576cm" svg:y2="0.748cm"><text:p/></draw:line><draw:line draw:style-name="gr274" draw:text-style-name="P178" svg:x1="4.082cm" svg:y1="0.452cm" svg:x2="4.082cm" svg:y2="0.75cm"><text:p/></draw:line><draw:line draw:style-name="gr274" draw:text-style-name="P178" svg:x1="7.07cm" svg:y1="0.448cm" svg:x2="7.07cm" svg:y2="0.748cm"><text:p/></draw:line><draw:line draw:style-name="gr274" draw:text-style-name="P178" svg:x1="7.816cm" svg:y1="0.448cm" svg:x2="7.816cm" svg:y2="0.748cm"><text:p/></draw:line><draw:line draw:style-name="gr274" draw:text-style-name="P178" svg:x1="1.843cm" svg:y1="0.448cm" svg:x2="1.843cm" svg:y2="0.748cm"><text:p/></draw:line><draw:line draw:style-name="gr274" draw:text-style-name="P178" svg:x1="3.336cm" svg:y1="0.448cm" svg:x2="3.336cm" svg:y2="0.748cm"><text:p/></draw:line><draw:line draw:style-name="gr274" draw:text-style-name="P178" svg:x1="6.322cm" svg:y1="0.448cm" svg:x2="6.322cm" svg:y2="0.748cm"><text:p/></draw:line><draw:frame draw:style-name="gr275" draw:text-style-name="P179" svg:width="0.632cm" svg:height="0.415cm" svg:x="4.62cm" svg:y="0.79cm"><draw:text-box><text:p><text:span text:style-name="T55"></text:span><text:span text:style-name="T55">4</text:span></text:p></draw:text-box></draw:frame><draw:frame draw:style-name="gr276" draw:text-style-name="P179" svg:width="0.309cm" svg:height="0.415cm" svg:x="3.201cm" svg:y="0.007cm"><draw:text-box><text:p text:style-name="P145"><text:span text:style-name="T55">M</text:span></text:p></draw:text-box></draw:frame><draw:frame draw:style-name="gr277" draw:text-style-name="P179" svg:width="0.202cm" svg:height="0.415cm" svg:x="5.489cm" svg:y="0.011cm"><draw:text-box><text:p text:style-name="P145"><text:span text:style-name="T55">L</text:span></text:p></draw:text-box></draw:frame><draw:frame draw:style-name="gr278" draw:text-style-name="P176" svg:width="0.269cm" svg:height="0.415cm" svg:x="1.711cm" svg:y="0.007cm"><draw:text-box><text:p text:style-name="P145"><text:span text:style-name="T55">N</text:span></text:p></draw:text-box></draw:frame><draw:frame draw:style-name="gr279" draw:text-style-name="P176" svg:width="0.218cm" svg:height="0.415cm" svg:x="1.004cm" svg:y="0cm"><draw:text-box><text:p text:style-name="P145"><text:span text:style-name="T55">P</text:span></text:p></draw:text-box></draw:frame><draw:frame draw:style-name="gr280" draw:text-style-name="P179" svg:width="0.509cm" svg:height="0.442cm" svg:x="2.381cm" svg:y="0.79cm"><draw:text-box><text:p><text:span text:style-name="T64">−</text:span><text:span text:style-name="T55">8</text:span></text:p></draw:text-box></draw:frame><draw:g draw:style-name="gr23"><draw:line draw:style-name="gr281" draw:text-style-name="P175" svg:x1="0.998cm" svg:y1="0.698cm" svg:x2="1.199cm" svg:y2="0.499cm"><text:p/></draw:line><draw:line draw:style-name="gr282" draw:text-style-name="P175" svg:x1="1.199cm" svg:y1="0.698cm" svg:x2="0.998cm" svg:y2="0.499cm"><text:p/></draw:line></draw:g><draw:g draw:style-name="gr23"><draw:line draw:style-name="gr283" draw:text-style-name="P175" svg:x1="5.473cm" svg:y1="0.698cm" svg:x2="5.674cm" svg:y2="0.499cm"><text:p/></draw:line><draw:line draw:style-name="gr284" draw:text-style-name="P175" svg:x1="5.674cm" svg:y1="0.698cm" svg:x2="5.473cm" svg:y2="0.499cm"><text:p/></draw:line></draw:g><draw:g draw:style-name="gr23"><draw:line draw:style-name="gr285" draw:text-style-name="P175" svg:x1="3.239cm" svg:y1="0.696cm" svg:x2="3.44cm" svg:y2="0.497cm"><text:p/></draw:line><draw:line draw:style-name="gr286" draw:text-style-name="P175" svg:x1="3.44cm" svg:y1="0.696cm" svg:x2="3.239cm" svg:y2="0.497cm"><text:p/></draw:line></draw:g><draw:g draw:style-name="gr23"><draw:line draw:style-name="gr287" draw:text-style-name="P175" svg:x1="1.739cm" svg:y1="0.696cm" svg:x2="1.938cm" svg:y2="0.497cm"><text:p/></draw:line><draw:line draw:style-name="gr288" draw:text-style-name="P175" svg:x1="1.938cm" svg:y1="0.696cm" svg:x2="1.739cm" svg:y2="0.497cm"><text:p/></draw:line></draw:g></draw:g></text:p>
        </text:list-item>
      </text:list>
      <text:section text:style-name="Sect4" text:name="Section8">
        <text:p text:style-name="P27">L(<text:span text:style-name="T35">+</text:span><text:span text:style-name="_5f_Correction_20_surligné"><text:span text:style-name="T34">8</text:span></text:span>) ; </text:p>
        <text:p text:style-name="P27">M(<text:span text:style-name="_5f_Correction_20_surligné">− 4</text:span>) ;</text:p>
        <text:p text:style-name="P27">N(<text:span text:style-name="_5f_Correction_20_surligné">− 12</text:span>) ;</text:p>
        <text:p text:style-name="P29">P(<text:span text:style-name="_5f_Correction_20_surligné">− 16</text:span>).</text:p>
      </text:section>
      <text:list xml:id="list183303956794211" text:continue-list="list183303794554204" text:style-name="Num_5f_Exo">
        <text:list-item>
          <text:h text:style-name="P73" text:outline-level="1"> <text:span text:style-name="T29">Dans chacun des cas suivants, donne les abscisses des points.</text:span></text:h>
        </text:list-item>
      </text:list>
      <text:list xml:id="list183303935213271" text:continue-list="list183304125265371" text:style-name="_5f_Numérotation_20_des_20_exercices_20_livrets">
        <text:list-item>
          <text:list>
            <text:list-item text:start-value="1">
              <text:h text:style-name="P131" text:outline-level="1" text:restart-numbering="true" text:start-value="-1"/>
            </text:list-item>
          </text:list>
          <text:p text:style-name="P92"><draw:g text:anchor-type="as-char" svg:y="0cm" draw:z-index="74" draw:name="Forme12" draw:style-name="gr200"><draw:frame draw:style-name="gr245" draw:text-style-name="P177" svg:width="0.249cm" svg:height="0.436cm" svg:x="6.944cm" svg:y="0cm"><draw:text-box><text:p text:style-name="P145"><text:span text:style-name="T62">R</text:span></text:p></draw:text-box></draw:frame><draw:frame draw:style-name="gr246" draw:text-style-name="P177" svg:width="0.267cm" svg:height="0.436cm" svg:x="4.694cm" svg:y="0cm"><draw:text-box><text:p text:style-name="P145"><text:span text:style-name="T62">U</text:span></text:p></draw:text-box></draw:frame><draw:frame draw:style-name="gr247" draw:text-style-name="P177" svg:width="0.219cm" svg:height="0.436cm" svg:x="3.224cm" svg:y="0cm"><draw:text-box><text:p text:style-name="P145"><text:span text:style-name="T62">T</text:span></text:p></draw:text-box></draw:frame><draw:frame draw:style-name="gr248" draw:text-style-name="P177" svg:width="0.242cm" svg:height="0.436cm" svg:x="1.73cm" svg:y="0cm"><draw:text-box><text:p text:style-name="P145"><text:span text:style-name="T62">S</text:span></text:p></draw:text-box></draw:frame><draw:line draw:style-name="gr249" draw:text-style-name="P175" svg:x1="0cm" svg:y1="0.538cm" svg:x2="8.999cm" svg:y2="0.538cm"><text:p/></draw:line><draw:line draw:style-name="gr250" draw:text-style-name="P175" svg:x1="0.353cm" svg:y1="0.393cm" svg:x2="0.353cm" svg:y2="0.684cm"><text:p/></draw:line><draw:line draw:style-name="gr251" draw:text-style-name="P175" svg:x1="1.095cm" svg:y1="0.393cm" svg:x2="1.095cm" svg:y2="0.673cm"><text:p/></draw:line><draw:line draw:style-name="gr252" draw:text-style-name="P175" svg:x1="2.589cm" svg:y1="0.393cm" svg:x2="2.589cm" svg:y2="0.684cm"><text:p/></draw:line><draw:line draw:style-name="gr253" draw:text-style-name="P175" svg:x1="4.83cm" svg:y1="0.386cm" svg:x2="4.819cm" svg:y2="0.677cm"><text:p/></draw:line><draw:line draw:style-name="gr254" draw:text-style-name="P175" svg:x1="5.572cm" svg:y1="0.393cm" svg:x2="5.572cm" svg:y2="0.684cm"><text:p/></draw:line><draw:line draw:style-name="gr255" draw:text-style-name="P175" svg:x1="4.082cm" svg:y1="0.393cm" svg:x2="4.082cm" svg:y2="0.686cm"><text:p/></draw:line><draw:line draw:style-name="gr256" draw:text-style-name="P175" svg:x1="7.066cm" svg:y1="0.393cm" svg:x2="7.066cm" svg:y2="0.684cm"><text:p/></draw:line><draw:line draw:style-name="gr257" draw:text-style-name="P175" svg:x1="7.812cm" svg:y1="0.393cm" svg:x2="7.812cm" svg:y2="0.684cm"><text:p/></draw:line><draw:line draw:style-name="gr258" draw:text-style-name="P175" svg:x1="1.843cm" svg:y1="0.393cm" svg:x2="1.843cm" svg:y2="0.684cm"><text:p/></draw:line><draw:line draw:style-name="gr259" draw:text-style-name="P175" svg:x1="3.334cm" svg:y1="0.393cm" svg:x2="3.334cm" svg:y2="0.684cm"><text:p/></draw:line><draw:line draw:style-name="gr260" draw:text-style-name="P175" svg:x1="6.318cm" svg:y1="0.393cm" svg:x2="6.318cm" svg:y2="0.684cm"><text:p/></draw:line><draw:frame draw:style-name="gr261" draw:text-style-name="P177" svg:width="0.846cm" svg:height="0.442cm" svg:x="5.23cm" svg:y="0.73cm"><draw:text-box><text:p><text:span text:style-name="T63">−</text:span><text:span text:style-name="T62">3,4</text:span></text:p></draw:text-box></draw:frame><draw:frame draw:style-name="gr262" draw:text-style-name="P177" svg:width="0.846cm" svg:height="0.442cm" svg:x="2.251cm" svg:y="0.73cm"><draw:text-box><text:p><text:span text:style-name="T63">−</text:span><text:span text:style-name="T62">3,6</text:span></text:p></draw:text-box></draw:frame><draw:g draw:style-name="gr23"><draw:line draw:style-name="gr263" draw:text-style-name="P175" svg:x1="1cm" svg:y1="0.728cm" svg:x2="1cm" svg:y2="0.728cm"><text:p/></draw:line><draw:line draw:style-name="gr264" draw:text-style-name="P175" svg:x1="1cm" svg:y1="0.728cm" svg:x2="1cm" svg:y2="0.728cm"><text:p/></draw:line></draw:g><draw:g draw:style-name="gr23"><draw:line draw:style-name="gr265" draw:text-style-name="P175" svg:x1="1.743cm" svg:y1="0.642cm" svg:x2="1.942cm" svg:y2="0.443cm"><text:p/></draw:line><draw:line draw:style-name="gr266" draw:text-style-name="P175" svg:x1="1.942cm" svg:y1="0.642cm" svg:x2="1.743cm" svg:y2="0.443cm"><text:p/></draw:line></draw:g><draw:g draw:style-name="gr23"><draw:line draw:style-name="gr267" draw:text-style-name="P175" svg:x1="3.233cm" svg:y1="0.642cm" svg:x2="3.434cm" svg:y2="0.443cm"><text:p/></draw:line><draw:line draw:style-name="gr268" draw:text-style-name="P175" svg:x1="3.434cm" svg:y1="0.642cm" svg:x2="3.233cm" svg:y2="0.443cm"><text:p/></draw:line></draw:g><draw:g draw:style-name="gr23"><draw:line draw:style-name="gr269" draw:text-style-name="P175" svg:x1="4.725cm" svg:y1="0.642cm" svg:x2="4.926cm" svg:y2="0.443cm"><text:p/></draw:line><draw:line draw:style-name="gr270" draw:text-style-name="P175" svg:x1="4.926cm" svg:y1="0.642cm" svg:x2="4.725cm" svg:y2="0.443cm"><text:p/></draw:line></draw:g><draw:g draw:style-name="gr23"><draw:line draw:style-name="gr271" draw:text-style-name="P175" svg:x1="6.964cm" svg:y1="0.64cm" svg:x2="7.163cm" svg:y2="0.439cm"><text:p/></draw:line><draw:line draw:style-name="gr272" draw:text-style-name="P175" svg:x1="7.163cm" svg:y1="0.64cm" svg:x2="6.964cm" svg:y2="0.439cm"><text:p/></draw:line></draw:g></draw:g></text:p>
        </text:list-item>
      </text:list>
      <text:section text:style-name="Sect4" text:name="Section4">
        <text:p text:style-name="P30">R(<text:span text:style-name="_5f_Correction_20_surligné">− 3,3</text:span>) ;</text:p>
        <text:p text:style-name="P30">S(<text:span text:style-name="_5f_Correction_20_surligné">− 3,65</text:span>) ;</text:p>
        <text:p text:style-name="P30">T(<text:span text:style-name="_5f_Correction_20_surligné">− 3,55</text:span>) ;</text:p>
        <text:p text:style-name="P30">U(<text:span text:style-name="_5f_Correction_20_surligné">− 3,45</text:span>).</text:p>
      </text:section>
      <text:list xml:id="list183303709319537" text:continue-numbering="true" text:style-name="_5f_Numérotation_20_des_20_exercices_20_livrets">
        <text:list-item>
          <text:list>
            <text:list-item>
              <text:h text:style-name="P131" text:outline-level="1"/>
            </text:list-item>
          </text:list>
          <text:p text:style-name="P92"><draw:g text:anchor-type="as-char" svg:y="0cm" draw:z-index="75" draw:name="Forme13" draw:style-name="gr200"><draw:line draw:style-name="gr201" draw:text-style-name="P172" svg:x1="0cm" svg:y1="0.584cm" svg:x2="8.999cm" svg:y2="0.584cm"><text:p/></draw:line><draw:line draw:style-name="gr202" draw:text-style-name="P173" svg:x1="0.937cm" svg:y1="0.439cm" svg:x2="0.937cm" svg:y2="0.735cm"><text:p/></draw:line><draw:line draw:style-name="gr203" draw:text-style-name="P173" svg:x1="1.249cm" svg:y1="0.439cm" svg:x2="1.249cm" svg:y2="0.735cm"><text:p/></draw:line><draw:line draw:style-name="gr204" draw:text-style-name="P173" svg:x1="0.624cm" svg:y1="0.439cm" svg:x2="0.624cm" svg:y2="0.735cm"><text:p/></draw:line><draw:line draw:style-name="gr205" draw:text-style-name="P173" svg:x1="1.559cm" svg:y1="0.439cm" svg:x2="1.559cm" svg:y2="0.735cm"><text:p/></draw:line><draw:frame draw:style-name="gr206" draw:text-style-name="P174" svg:width="0.219cm" svg:height="0.415cm" svg:x="1.455cm" svg:y="0cm"><draw:text-box><text:p text:style-name="P145"><text:span text:style-name="T62">Y</text:span></text:p></draw:text-box></draw:frame><draw:g draw:style-name="gr23"><draw:line draw:style-name="gr207" draw:text-style-name="P175" svg:x1="1.464cm" svg:y1="0.681cm" svg:x2="1.663cm" svg:y2="0.48cm"><text:p/></draw:line><draw:line draw:style-name="gr208" draw:text-style-name="P175" svg:x1="1.663cm" svg:y1="0.681cm" svg:x2="1.464cm" svg:y2="0.48cm"><text:p/></draw:line></draw:g><draw:line draw:style-name="gr209" draw:text-style-name="P173" svg:x1="1.877cm" svg:y1="0.439cm" svg:x2="1.877cm" svg:y2="0.735cm"><text:p/></draw:line><draw:line draw:style-name="gr210" draw:text-style-name="P173" svg:x1="2.189cm" svg:y1="0.439cm" svg:x2="2.189cm" svg:y2="0.735cm"><text:p/></draw:line><draw:line draw:style-name="gr211" draw:text-style-name="P173" svg:x1="1.565cm" svg:y1="0.439cm" svg:x2="1.565cm" svg:y2="0.735cm"><text:p/></draw:line><draw:line draw:style-name="gr212" draw:text-style-name="P173" svg:x1="2.503cm" svg:y1="0.439cm" svg:x2="2.503cm" svg:y2="0.735cm"><text:p/></draw:line><draw:line draw:style-name="gr213" draw:text-style-name="P173" svg:x1="2.817cm" svg:y1="0.439cm" svg:x2="2.817cm" svg:y2="0.735cm"><text:p/></draw:line><draw:line draw:style-name="gr214" draw:text-style-name="P173" svg:x1="3.129cm" svg:y1="0.439cm" svg:x2="3.129cm" svg:y2="0.735cm"><text:p/></draw:line><draw:line draw:style-name="gr215" draw:text-style-name="P173" svg:x1="3.748cm" svg:y1="0.439cm" svg:x2="3.748cm" svg:y2="0.735cm"><text:p/></draw:line><draw:line draw:style-name="gr216" draw:text-style-name="P173" svg:x1="4.06cm" svg:y1="0.439cm" svg:x2="4.06cm" svg:y2="0.735cm"><text:p/></draw:line><draw:line draw:style-name="gr217" draw:text-style-name="P173" svg:x1="3.434cm" svg:y1="0.439cm" svg:x2="3.434cm" svg:y2="0.735cm"><text:p/></draw:line><draw:line draw:style-name="gr218" draw:text-style-name="P173" svg:x1="4.369cm" svg:y1="0.439cm" svg:x2="4.369cm" svg:y2="0.735cm"><text:p/></draw:line><draw:line draw:style-name="gr219" draw:text-style-name="P173" svg:x1="4.688cm" svg:y1="0.439cm" svg:x2="4.688cm" svg:y2="0.735cm"><text:p/></draw:line><draw:line draw:style-name="gr220" draw:text-style-name="P173" svg:x1="5.001cm" svg:y1="0.439cm" svg:x2="5.001cm" svg:y2="0.735cm"><text:p/></draw:line><draw:line draw:style-name="gr221" draw:text-style-name="P173" svg:x1="5.637cm" svg:y1="0.439cm" svg:x2="5.637cm" svg:y2="0.735cm"><text:p/></draw:line><draw:line draw:style-name="gr222" draw:text-style-name="P173" svg:x1="5.95cm" svg:y1="0.439cm" svg:x2="5.95cm" svg:y2="0.735cm"><text:p/></draw:line><draw:line draw:style-name="gr223" draw:text-style-name="P173" svg:x1="5.325cm" svg:y1="0.439cm" svg:x2="5.325cm" svg:y2="0.735cm"><text:p/></draw:line><draw:line draw:style-name="gr224" draw:text-style-name="P173" svg:x1="6.26cm" svg:y1="0.439cm" svg:x2="6.26cm" svg:y2="0.735cm"><text:p/></draw:line><draw:line draw:style-name="gr225" draw:text-style-name="P173" svg:x1="6.578cm" svg:y1="0.439cm" svg:x2="6.578cm" svg:y2="0.735cm"><text:p/></draw:line><draw:line draw:style-name="gr226" draw:text-style-name="P173" svg:x1="6.89cm" svg:y1="0.439cm" svg:x2="6.89cm" svg:y2="0.735cm"><text:p/></draw:line><draw:line draw:style-name="gr227" draw:text-style-name="P173" svg:x1="6.265cm" svg:y1="0.439cm" svg:x2="6.265cm" svg:y2="0.735cm"><text:p/></draw:line><draw:line draw:style-name="gr228" draw:text-style-name="P173" svg:x1="7.518cm" svg:y1="0.439cm" svg:x2="7.518cm" svg:y2="0.735cm"><text:p/></draw:line><draw:line draw:style-name="gr229" draw:text-style-name="P173" svg:x1="7.828cm" svg:y1="0.439cm" svg:x2="7.828cm" svg:y2="0.735cm"><text:p/></draw:line><draw:line draw:style-name="gr230" draw:text-style-name="P173" svg:x1="7.204cm" svg:y1="0.439cm" svg:x2="7.204cm" svg:y2="0.735cm"><text:p/></draw:line><draw:line draw:style-name="gr231" draw:text-style-name="P173" svg:x1="8.139cm" svg:y1="0.439cm" svg:x2="8.139cm" svg:y2="0.735cm"><text:p/></draw:line><draw:line draw:style-name="gr232" draw:text-style-name="P173" svg:x1="8.458cm" svg:y1="0.439cm" svg:x2="8.458cm" svg:y2="0.735cm"><text:p/></draw:line><draw:line draw:style-name="gr233" draw:text-style-name="P173" svg:x1="0.31cm" svg:y1="0.439cm" svg:x2="0.31cm" svg:y2="0.735cm"><text:p/></draw:line><draw:frame draw:style-name="gr234" draw:text-style-name="P174" svg:width="0.267cm" svg:height="0.415cm" svg:x="2.693cm" svg:y="0cm"><draw:text-box><text:p text:style-name="P145"><text:span text:style-name="T62">X</text:span></text:p></draw:text-box></draw:frame><draw:g draw:style-name="gr23"><draw:line draw:style-name="gr235" draw:text-style-name="P175" svg:x1="2.716cm" svg:y1="0.675cm" svg:x2="2.917cm" svg:y2="0.474cm"><text:p/></draw:line><draw:line draw:style-name="gr236" draw:text-style-name="P175" svg:x1="2.917cm" svg:y1="0.675cm" svg:x2="2.716cm" svg:y2="0.474cm"><text:p/></draw:line></draw:g><draw:frame draw:style-name="gr237" draw:text-style-name="P174" svg:width="0.246cm" svg:height="0.414cm" svg:x="3.623cm" svg:y="0.002cm"><draw:text-box><text:p text:style-name="P145"><text:span text:style-name="T62">V</text:span></text:p></draw:text-box></draw:frame><draw:g draw:style-name="gr23"><draw:line draw:style-name="gr238" draw:text-style-name="P175" svg:x1="3.644cm" svg:y1="0.675cm" svg:x2="3.845cm" svg:y2="0.474cm"><text:p/></draw:line><draw:line draw:style-name="gr239" draw:text-style-name="P175" svg:x1="3.845cm" svg:y1="0.675cm" svg:x2="3.644cm" svg:y2="0.474cm"><text:p/></draw:line></draw:g><draw:frame draw:style-name="gr240" draw:text-style-name="P174" svg:width="0.354cm" svg:height="0.415cm" svg:x="5.78cm" svg:y="0cm"><draw:text-box><text:p text:style-name="P145"><text:span text:style-name="T62">W</text:span></text:p></draw:text-box></draw:frame><draw:g draw:style-name="gr23"><draw:line draw:style-name="gr241" draw:text-style-name="P175" svg:x1="5.854cm" svg:y1="0.681cm" svg:x2="6.053cm" svg:y2="0.48cm"><text:p/></draw:line><draw:line draw:style-name="gr242" draw:text-style-name="P175" svg:x1="6.053cm" svg:y1="0.681cm" svg:x2="5.854cm" svg:y2="0.48cm"><text:p/></draw:line></draw:g><draw:frame draw:style-name="gr243" draw:text-style-name="P176" svg:width="0.228cm" svg:height="0.454cm" svg:x="3.032cm" svg:y="0.801cm"><draw:text-box><text:p text:style-name="P145"><text:span text:style-name="T55">0</text:span></text:p></draw:text-box></draw:frame><draw:frame draw:style-name="gr244" draw:text-style-name="P176" svg:width="0.632cm" svg:height="0.454cm" svg:x="3.828cm" svg:y="0.801cm"><draw:text-box><text:p><text:span text:style-name="T55"></text:span><text:span text:style-name="T55">1</text:span></text:p></draw:text-box></draw:frame></draw:g></text:p>
        </text:list-item>
      </text:list>
      <text:section text:style-name="Sect4" text:name="Section5">
        <text:p text:style-name="P30">V<draw:frame draw:style-name="fr6" draw:name="Object1" text:anchor-type="as-char" svg:width="0.817cm" svg:height="0.958cm" draw:z-index="89"><draw:object xlink:href="./Object 3" xlink:type="simple" xlink:show="embed" xlink:actuate="onLoad"/><draw:image xlink:href="./ObjectReplacements/Object 3" xlink:type="simple" xlink:show="embed" xlink:actuate="onLoad"/><svg:desc>formule</svg:desc></draw:frame> ; </text:p>
        <text:p text:style-name="P46">W(<text:span text:style-name="_5f_Correction_20_surligné">3</text:span>) ;</text:p>
        <text:p text:style-name="P47">X<draw:frame draw:style-name="fr6" draw:name="Objet2" text:anchor-type="as-char" svg:width="1.065cm" svg:height="0.958cm" draw:z-index="90"><draw:object xlink:href="./Object 4" xlink:type="simple" xlink:show="embed" xlink:actuate="onLoad"/><draw:image xlink:href="./ObjectReplacements/Object 4" xlink:type="simple" xlink:show="embed" xlink:actuate="onLoad"/><svg:desc>formule</svg:desc></draw:frame> ; </text:p>
        <text:p text:style-name="P47">Y<draw:frame draw:style-name="fr6" draw:name="Objet4" text:anchor-type="as-char" svg:width="1.065cm" svg:height="0.958cm" draw:z-index="91"><draw:object xlink:href="./Object 5" xlink:type="simple" xlink:show="embed" xlink:actuate="onLoad"/><draw:image xlink:href="./ObjectReplacements/Object 5" xlink:type="simple" xlink:show="embed" xlink:actuate="onLoad"/><svg:desc>formule</svg:desc></draw:frame>.</text:p>
      </text:section>
      <text:list xml:id="list183303584219258" text:continue-list="list183303956794211" text:style-name="Num_5f_Exo">
        <text:list-item>
          <text:h text:style-name="P74" text:outline-level="1"><text:span text:style-name="Bold_5f_niv1"><text:span text:style-name="T31"> </text:span></text:span><text:span text:style-name="Bold_5f_niv1">Où sont les points</text:span><text:span text:style-name="Bold_5f_niv1"><text:span text:style-name="T31"> </text:span></text:span><text:span text:style-name="Bold_5f_niv1">?</text:span></text:h>
        </text:list-item>
      </text:list>
      <text:list xml:id="list183304334748848" text:continue-list="list183303709319537" text:style-name="_5f_Numérotation_20_des_20_exercices_20_livrets">
        <text:list-header>
          <text:p text:style-name="P86"><draw:g text:anchor-type="as-char" draw:z-index="76" draw:name="Forme14" draw:style-name="gr81"><draw:frame draw:style-name="gr47" draw:text-style-name="P158" svg:width="0.452cm" svg:height="0.498cm" svg:x="2.805cm" svg:y="0.079cm"><draw:text-box><text:p text:style-name="P145"><text:span text:style-name="T52">T</text:span></text:p></draw:text-box></draw:frame><draw:frame draw:style-name="gr173" draw:text-style-name="P158" svg:width="0.339cm" svg:height="0.498cm" svg:x="5.378cm" svg:y="0.071cm"><draw:text-box><text:p text:style-name="P145"><text:span text:style-name="T52">O</text:span></text:p></draw:text-box></draw:frame><draw:frame draw:style-name="gr174" draw:text-style-name="P158" svg:width="0.415cm" svg:height="0.498cm" svg:x="4.055cm" svg:y="0.099cm"><draw:text-box><text:p text:style-name="P145"><text:span text:style-name="T52">R'</text:span></text:p></draw:text-box></draw:frame><draw:line draw:style-name="gr175" draw:text-style-name="P160" svg:x1="0cm" svg:y1="0.69cm" svg:x2="8.999cm" svg:y2="0.69cm"><text:p/></draw:line><draw:line draw:style-name="gr176" draw:text-style-name="P160" svg:x1="0.353cm" svg:y1="0.547cm" svg:x2="0.353cm" svg:y2="0.847cm"><text:p/></draw:line><draw:line draw:style-name="gr177" draw:text-style-name="P160" svg:x1="0.998cm" svg:y1="0.547cm" svg:x2="0.998cm" svg:y2="0.847cm"><text:p/></draw:line><draw:line draw:style-name="gr178" draw:text-style-name="P160" svg:x1="2.29cm" svg:y1="0.547cm" svg:x2="2.29cm" svg:y2="0.847cm"><text:p/></draw:line><draw:line draw:style-name="gr179" draw:text-style-name="P160" svg:x1="4.23cm" svg:y1="0.547cm" svg:x2="4.23cm" svg:y2="0.847cm"><text:p/></draw:line><draw:line draw:style-name="gr180" draw:text-style-name="P160" svg:x1="4.874cm" svg:y1="0.547cm" svg:x2="4.874cm" svg:y2="0.847cm"><text:p/></draw:line><draw:line draw:style-name="gr181" draw:text-style-name="P160" svg:x1="3.582cm" svg:y1="0.549cm" svg:x2="3.582cm" svg:y2="0.847cm"><text:p/></draw:line><draw:line draw:style-name="gr182" draw:text-style-name="P160" svg:x1="6.168cm" svg:y1="0.547cm" svg:x2="6.168cm" svg:y2="0.847cm"><text:p/></draw:line><draw:line draw:style-name="gr183" draw:text-style-name="P160" svg:x1="6.814cm" svg:y1="0.547cm" svg:x2="6.814cm" svg:y2="0.847cm"><text:p/></draw:line><draw:line draw:style-name="gr184" draw:text-style-name="P160" svg:x1="1.642cm" svg:y1="0.547cm" svg:x2="1.642cm" svg:y2="0.847cm"><text:p/></draw:line><draw:line draw:style-name="gr185" draw:text-style-name="P160" svg:x1="2.937cm" svg:y1="0.547cm" svg:x2="2.937cm" svg:y2="0.847cm"><text:p/></draw:line><draw:line draw:style-name="gr186" draw:text-style-name="P160" svg:x1="5.519cm" svg:y1="0.547cm" svg:x2="5.519cm" svg:y2="0.847cm"><text:p/></draw:line><draw:frame draw:style-name="gr187" draw:text-style-name="P162" svg:width="1.01cm" svg:height="0.668cm" svg:x="6.265cm" svg:y="0.893cm"><draw:text-box><text:p text:style-name="P145"><text:span text:style-name="T55"></text:span><text:span text:style-name="T55">2</text:span></text:p></draw:text-box></draw:frame><draw:frame draw:style-name="gr188" draw:text-style-name="P162" svg:width="0.719cm" svg:height="0.668cm" svg:x="1.263cm" svg:y="0cm"><draw:text-box><text:p text:style-name="P145"><text:span text:style-name="T55">P</text:span></text:p></draw:text-box></draw:frame><draw:frame draw:style-name="gr189" draw:text-style-name="P162" svg:width="0.75cm" svg:height="0.668cm" svg:x="6.489cm" svg:y="0cm"><draw:text-box><text:p text:style-name="P145"><text:span text:style-name="T55">R</text:span></text:p></draw:text-box></draw:frame><draw:line draw:style-name="gr190" draw:text-style-name="P160" svg:x1="4.874cm" svg:y1="0.547cm" svg:x2="4.874cm" svg:y2="0.847cm"><text:p/></draw:line><draw:line draw:style-name="gr191" draw:text-style-name="P160" svg:x1="6.168cm" svg:y1="0.547cm" svg:x2="6.168cm" svg:y2="0.847cm"><text:p/></draw:line><draw:line draw:style-name="gr192" draw:text-style-name="P160" svg:x1="5.519cm" svg:y1="0.547cm" svg:x2="5.519cm" svg:y2="0.847cm"><text:p/></draw:line><draw:line draw:style-name="gr193" draw:text-style-name="P160" svg:x1="7.477cm" svg:y1="0.547cm" svg:x2="7.477cm" svg:y2="0.847cm"><text:p/></draw:line><draw:line draw:style-name="gr194" draw:text-style-name="P160" svg:x1="8.124cm" svg:y1="0.547cm" svg:x2="8.124cm" svg:y2="0.847cm"><text:p/></draw:line><draw:line draw:style-name="gr195" draw:text-style-name="P160" svg:x1="7.477cm" svg:y1="0.547cm" svg:x2="7.477cm" svg:y2="0.847cm"><text:p/></draw:line><draw:line draw:style-name="gr196" draw:text-style-name="P160" svg:x1="8.124cm" svg:y1="0.547cm" svg:x2="8.124cm" svg:y2="0.847cm"><text:p/></draw:line><draw:frame draw:style-name="gr197" draw:text-style-name="P162" svg:width="1.01cm" svg:height="0.698cm" svg:x="1.002cm" svg:y="0.893cm"><draw:text-box><text:p text:style-name="P145"><text:span text:style-name="T58">−</text:span><text:span text:style-name="T55">6</text:span></text:p></draw:text-box></draw:frame><draw:frame draw:style-name="gr198" draw:text-style-name="P170" svg:width="0.228cm" svg:height="0.556cm" svg:x="5.401cm" svg:y="0.866cm"><draw:text-box><text:p text:style-name="P145"><text:span text:style-name="T59">0</text:span></text:p></draw:text-box></draw:frame><draw:frame draw:style-name="gr199" draw:text-style-name="P170" svg:width="0.525cm" svg:height="0.556cm" svg:x="3.963cm" svg:y="0.79cm"><draw:text-box><text:p text:style-name="P145"><text:span text:style-name="T59">−</text:span><text:span text:style-name="T60">2</text:span></text:p></draw:text-box></draw:frame><draw:frame draw:style-name="gr199" draw:text-style-name="P171" svg:width="0.525cm" svg:height="0.556cm" svg:x="2.653cm" svg:y="0.841cm"><draw:text-box><text:p text:style-name="P145"><text:span text:style-name="T61">−</text:span><text:span text:style-name="T61">4</text:span></text:p></draw:text-box></draw:frame></draw:g></text:p>
          <text:list>
            <text:list-item text:start-value="1">
              <text:p text:style-name="P93">Trouve et place l'origine O de la droite graduée.</text:p>
            </text:list-item>
            <text:list-item>
              <text:p text:style-name="P94">Place le point T d'abscisse <text:span text:style-name="T12">−</text:span> 4.</text:p>
            </text:list-item>
            <text:list-item>
              <text:p text:style-name="P94">Place le point R', symétrique du point R par rapport à O. </text:p>
            </text:list-item>
            <text:list-item>
              <text:p text:style-name="P120">Donne l'abscisse du point R' : <text:s text:c="4"/><text:span text:style-name="T34">R'(</text:span><text:span text:style-name="_5f_Correction_20_surligné"><text:span text:style-name="T34">− 2</text:span></text:span><text:span text:style-name="T34">)</text:span><text:span text:style-name="T19">.</text:span></text:p>
            </text:list-item>
            <text:list-item>
              <text:p text:style-name="P95">Que dire des abscisses des points R et R' ?</text:p>
              <text:p text:style-name="P121"><text:span text:style-name="T14">Les abscisses des points R et R' sont opposées. Leur somme est nulle.</text:span><text:span text:style-name="T19"> .</text:span></text:p>
            </text:list-item>
            <text:list-item>
              <text:p text:style-name="P99">Que dire des points P et R' par rapport au point T ? </text:p>
              <text:p text:style-name="P122">P et R' sont symétriques par rapport au point T </text:p>
            </text:list-item>
          </text:list>
        </text:list-header>
      </text:list>
      <text:list xml:id="list183303244925950" text:continue-list="list183303584219258" text:style-name="Num_5f_Exo">
        <text:list-item>
          <text:h text:style-name="P76" text:outline-level="1"> <text:span text:style-name="Bold_5f_niv1">La bonne abscisse</text:span></text:h>
        </text:list-item>
      </text:list>
      <text:list xml:id="list183303416190702" text:continue-list="list3420807559" text:style-name="liste_5f_abc">
        <text:list-item text:start-value="1">
          <text:p text:style-name="P100"><draw:g text:anchor-type="paragraph" draw:z-index="77" draw:name="Forme15" draw:style-name="gr33"><draw:g draw:name="Forme21" draw:style-name="gr23"><draw:line draw:style-name="gr124" draw:text-style-name="P139" svg:x1="-0.055cm" svg:y1="1.314cm" svg:x2="8.944cm" svg:y2="1.314cm"><text:p/></draw:line><draw:line draw:style-name="gr125" draw:text-style-name="P139" svg:x1="0.39cm" svg:y1="1.167cm" svg:x2="0.39cm" svg:y2="1.467cm"><text:p/></draw:line><draw:line draw:style-name="gr126" draw:text-style-name="P139" svg:x1="0.644cm" svg:y1="1.167cm" svg:x2="0.644cm" svg:y2="1.467cm"><text:p/></draw:line><draw:line draw:style-name="gr127" draw:text-style-name="P139" svg:x1="0.894cm" svg:y1="1.12cm" svg:x2="0.894cm" svg:y2="1.52cm"><text:p/></draw:line><draw:line draw:style-name="gr128" draw:text-style-name="P139" svg:x1="1.15cm" svg:y1="1.167cm" svg:x2="1.15cm" svg:y2="1.467cm"><text:p/></draw:line><draw:line draw:style-name="gr129" draw:text-style-name="P139" svg:x1="0.39cm" svg:y1="1.167cm" svg:x2="0.39cm" svg:y2="1.467cm"><text:p/></draw:line><draw:line draw:style-name="gr130" draw:text-style-name="P139" svg:x1="1.406cm" svg:y1="1.167cm" svg:x2="1.406cm" svg:y2="1.467cm"><text:p/></draw:line><draw:line draw:style-name="gr131" draw:text-style-name="P139" svg:x1="1.658cm" svg:y1="1.167cm" svg:x2="1.658cm" svg:y2="1.467cm"><text:p/></draw:line><draw:line draw:style-name="gr132" draw:text-style-name="P139" svg:x1="1.912cm" svg:y1="1.167cm" svg:x2="1.912cm" svg:y2="1.467cm"><text:p/></draw:line><draw:line draw:style-name="gr133" draw:text-style-name="P139" svg:x1="2.166cm" svg:y1="1.167cm" svg:x2="2.166cm" svg:y2="1.467cm"><text:p/></draw:line><draw:line draw:style-name="gr134" draw:text-style-name="P139" svg:x1="1.406cm" svg:y1="1.167cm" svg:x2="1.406cm" svg:y2="1.467cm"><text:p/></draw:line><draw:line draw:style-name="gr135" draw:text-style-name="P139" svg:x1="2.42cm" svg:y1="1.167cm" svg:x2="2.42cm" svg:y2="1.467cm"><text:p/></draw:line><draw:line draw:style-name="gr136" draw:text-style-name="P139" svg:x1="2.674cm" svg:y1="1.167cm" svg:x2="2.674cm" svg:y2="1.467cm"><text:p/></draw:line><draw:line draw:style-name="gr137" draw:text-style-name="P139" svg:x1="2.93cm" svg:y1="1.167cm" svg:x2="2.93cm" svg:y2="1.467cm"><text:p/></draw:line><draw:line draw:style-name="gr138" draw:text-style-name="P139" svg:x1="3.18cm" svg:y1="1.167cm" svg:x2="3.18cm" svg:y2="1.467cm"><text:p/></draw:line><draw:line draw:style-name="gr139" draw:text-style-name="P139" svg:x1="2.42cm" svg:y1="1.167cm" svg:x2="2.42cm" svg:y2="1.467cm"><text:p/></draw:line><draw:line draw:style-name="gr140" draw:text-style-name="P139" svg:x1="3.436cm" svg:y1="1.118cm" svg:x2="3.436cm" svg:y2="1.518cm"><text:p/></draw:line><draw:line draw:style-name="gr141" draw:text-style-name="P139" svg:x1="3.69cm" svg:y1="1.167cm" svg:x2="3.69cm" svg:y2="1.467cm"><text:p/></draw:line><draw:line draw:style-name="gr142" draw:text-style-name="P139" svg:x1="3.944cm" svg:y1="1.167cm" svg:x2="3.944cm" svg:y2="1.467cm"><text:p/></draw:line><draw:line draw:style-name="gr143" draw:text-style-name="P139" svg:x1="4.191cm" svg:y1="1.167cm" svg:x2="4.191cm" svg:y2="1.467cm"><text:p/></draw:line><draw:line draw:style-name="gr144" draw:text-style-name="P139" svg:x1="4.445cm" svg:y1="1.167cm" svg:x2="4.445cm" svg:y2="1.467cm"><text:p/></draw:line><draw:line draw:style-name="gr145" draw:text-style-name="P139" svg:x1="4.704cm" svg:y1="1.167cm" svg:x2="4.704cm" svg:y2="1.467cm"><text:p/></draw:line><draw:line draw:style-name="gr146" draw:text-style-name="P139" svg:x1="4.958cm" svg:y1="1.167cm" svg:x2="4.958cm" svg:y2="1.467cm"><text:p/></draw:line><draw:line draw:style-name="gr147" draw:text-style-name="P139" svg:x1="5.207cm" svg:y1="1.167cm" svg:x2="5.207cm" svg:y2="1.467cm"><text:p/></draw:line><draw:line draw:style-name="gr148" draw:text-style-name="P139" svg:x1="4.445cm" svg:y1="1.167cm" svg:x2="4.445cm" svg:y2="1.467cm"><text:p/></draw:line><draw:line draw:style-name="gr149" draw:text-style-name="P139" svg:x1="5.461cm" svg:y1="1.167cm" svg:x2="5.461cm" svg:y2="1.467cm"><text:p/></draw:line><draw:line draw:style-name="gr150" draw:text-style-name="P139" svg:x1="5.715cm" svg:y1="1.167cm" svg:x2="5.715cm" svg:y2="1.467cm"><text:p/></draw:line><draw:line draw:style-name="gr151" draw:text-style-name="P139" svg:x1="5.969cm" svg:y1="1.167cm" svg:x2="5.969cm" svg:y2="1.467cm"><text:p/></draw:line><draw:line draw:style-name="gr152" draw:text-style-name="P139" svg:x1="6.223cm" svg:y1="1.167cm" svg:x2="6.223cm" svg:y2="1.467cm"><text:p/></draw:line><draw:line draw:style-name="gr153" draw:text-style-name="P139" svg:x1="5.461cm" svg:y1="1.167cm" svg:x2="5.461cm" svg:y2="1.467cm"><text:p/></draw:line><draw:line draw:style-name="gr154" draw:text-style-name="P139" svg:x1="6.477cm" svg:y1="1.167cm" svg:x2="6.477cm" svg:y2="1.467cm"><text:p/></draw:line><draw:line draw:style-name="gr155" draw:text-style-name="P139" svg:x1="6.736cm" svg:y1="1.167cm" svg:x2="6.736cm" svg:y2="1.467cm"><text:p/></draw:line><draw:line draw:style-name="gr156" draw:text-style-name="P139" svg:x1="6.985cm" svg:y1="1.167cm" svg:x2="6.985cm" svg:y2="1.467cm"><text:p/></draw:line><draw:line draw:style-name="gr157" draw:text-style-name="P139" svg:x1="7.239cm" svg:y1="1.167cm" svg:x2="7.239cm" svg:y2="1.467cm"><text:p/></draw:line><draw:line draw:style-name="gr158" draw:text-style-name="P139" svg:x1="6.477cm" svg:y1="1.167cm" svg:x2="6.477cm" svg:y2="1.467cm"><text:p/></draw:line><draw:line draw:style-name="gr159" draw:text-style-name="P139" svg:x1="7.493cm" svg:y1="1.167cm" svg:x2="7.493cm" svg:y2="1.467cm"><text:p/></draw:line><draw:line draw:style-name="gr160" draw:text-style-name="P139" svg:x1="7.747cm" svg:y1="1.167cm" svg:x2="7.747cm" svg:y2="1.467cm"><text:p/></draw:line><draw:line draw:style-name="gr161" draw:text-style-name="P139" svg:x1="8.001cm" svg:y1="1.167cm" svg:x2="8.001cm" svg:y2="1.467cm"><text:p/></draw:line><draw:line draw:style-name="gr162" draw:text-style-name="P139" svg:x1="7.493cm" svg:y1="1.167cm" svg:x2="7.493cm" svg:y2="1.467cm"><text:p/></draw:line><draw:frame draw:style-name="gr163" draw:text-style-name="P169" svg:width="1.329cm" svg:height="0.675cm" svg:x="0.471cm" svg:y="1.522cm"><draw:text-box><text:p text:style-name="P134"><text:span text:style-name="T56">−</text:span><text:span text:style-name="T57">0,2</text:span></text:p></draw:text-box></draw:frame><draw:frame draw:style-name="gr164" draw:text-style-name="P169" svg:width="1.329cm" svg:height="0.675cm" svg:x="3.011cm" svg:y="1.522cm"><draw:text-box><text:p text:style-name="P134"><text:span text:style-name="T56">−</text:span><text:span text:style-name="T57">0,1</text:span></text:p></draw:text-box></draw:frame><draw:line draw:style-name="gr165" draw:text-style-name="P139" svg:x1="5.974cm" svg:y1="1.12cm" svg:x2="5.974cm" svg:y2="1.52cm"><text:p/></draw:line><draw:frame draw:style-name="gr166" draw:text-style-name="P169" svg:width="0.735cm" svg:height="0.675cm" svg:x="5.863cm" svg:y="1.522cm"><draw:text-box><text:p text:style-name="P134"><text:span text:style-name="T57">0</text:span></text:p></draw:text-box></draw:frame><draw:line draw:style-name="gr167" draw:text-style-name="P139" svg:x1="8.001cm" svg:y1="1.167cm" svg:x2="8.001cm" svg:y2="1.467cm"><text:p/></draw:line><draw:line draw:style-name="gr168" draw:text-style-name="P139" svg:x1="8.274cm" svg:y1="1.167cm" svg:x2="8.274cm" svg:y2="1.467cm"><text:p/></draw:line><draw:line draw:style-name="gr169" draw:text-style-name="P139" svg:x1="8.274cm" svg:y1="1.167cm" svg:x2="8.274cm" svg:y2="1.467cm"><text:p/></draw:line><draw:line draw:style-name="gr170" draw:text-style-name="P139" svg:x1="0.127cm" svg:y1="1.167cm" svg:x2="0.127cm" svg:y2="1.467cm"><text:p/></draw:line><draw:line draw:style-name="gr171" draw:text-style-name="P139" svg:x1="0.127cm" svg:y1="1.167cm" svg:x2="0.127cm" svg:y2="1.467cm"><text:p/></draw:line></draw:g><draw:frame draw:style-name="gr34" draw:text-style-name="P146" svg:width="1.188cm" svg:height="1.1cm" svg:x="2.586cm" svg:y="0.554cm"><draw:text-box><text:p text:style-name="P145"><text:span text:style-name="T46">K</text:span></text:p><text:p text:style-name="P145"><text:span text:style-name="T47">x</text:span></text:p></draw:text-box></draw:frame><draw:frame draw:style-name="gr34" draw:text-style-name="P146" svg:width="1.188cm" svg:height="1.1cm" svg:x="0.292cm" svg:y="0.554cm"><draw:text-box><text:p text:style-name="P145"><text:span text:style-name="T46">L</text:span></text:p><text:p text:style-name="P145"><text:span text:style-name="T47">x</text:span></text:p></draw:text-box></draw:frame><draw:frame draw:style-name="gr172" draw:text-style-name="P146" svg:width="1.188cm" svg:height="1.075cm" svg:x="7.149cm" svg:y="0.554cm"><draw:text-box><text:p text:style-name="P145"><text:span text:style-name="T46">M</text:span></text:p><text:p text:style-name="P145"><text:span text:style-name="T47">x</text:span></text:p></draw:text-box></draw:frame><draw:frame draw:style-name="gr172" draw:text-style-name="P146" svg:width="1.188cm" svg:height="1.075cm" svg:x="4.856cm" svg:y="0.565cm"><draw:text-box><text:p text:style-name="P145"><text:span text:style-name="T46">N</text:span></text:p><text:p text:style-name="P145"><text:span text:style-name="T47">x</text:span></text:p></draw:text-box></draw:frame></draw:g>Pour chaque cas, place les points donnés.</text:p>
          <text:p text:style-name="P100"/>
        </text:list-item>
      </text:list>
      <text:list xml:id="list183304363535759" text:continue-list="list183304334748848" text:style-name="_5f_Numérotation_20_des_20_exercices_20_livrets">
        <text:list-header>
          <text:p text:style-name="P96"/>
        </text:list-header>
      </text:list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>
          <table:table-cell table:style-name="Tableau2.A1" office:value-type="string">
            <text:p text:style-name="P44">K(<text:span text:style-name="T12">−</text:span>0,12) ; </text:p>
          </table:table-cell>
          <table:table-cell table:style-name="Tableau2.A1" office:value-type="string">
            <text:p text:style-name="P44">L(<text:span text:style-name="T12">−</text:span>0,21) ;</text:p>
          </table:table-cell>
          <table:table-cell table:style-name="Tableau2.A1" office:value-type="string">
            <text:p text:style-name="P44"><text:span text:style-name="T36">M</text:span>(0,06) ;</text:p>
          </table:table-cell>
          <table:table-cell table:style-name="Tableau2.A1" office:value-type="string">
            <text:p text:style-name="P44">N(<text:span text:style-name="T12">−</text:span>0,03).</text:p>
          </table:table-cell>
        </table:table-row>
      </table:table>
      <text:list xml:id="list183303179983988" text:continue-list="list183303416190702" text:style-name="liste_5f_abc">
        <text:list-item>
          <text:p text:style-name="P101"/>
        </text:list-item>
      </text:list>
      <text:p text:style-name="P61"><draw:g text:anchor-type="paragraph" draw:z-index="78" draw:name="Forme16" draw:style-name="gr33"><draw:frame draw:style-name="gr35" draw:text-style-name="P146" svg:width="1.191cm" svg:height="1.101cm" svg:x="2.478cm" svg:y="0.3cm"><draw:text-box><text:p text:style-name="P134"><text:span text:style-name="T46">R</text:span></text:p><text:p text:style-name="P134"><text:span text:style-name="T47">x</text:span></text:p></draw:text-box></draw:frame><draw:g draw:name="Forme22_0" draw:style-name="gr23"><draw:line draw:style-name="gr27" draw:text-style-name="P143" svg:x1="0.097cm" svg:y1="0.552cm" svg:x2="0.097cm" svg:y2="1.585cm"><text:p/></draw:line><draw:line draw:style-name="gr27" draw:text-style-name="P143" svg:x1="0.196cm" svg:y1="0.552cm" svg:x2="0.196cm" svg:y2="1.585cm"><text:p/></draw:line><draw:line draw:style-name="gr27" draw:text-style-name="P143" svg:x1="0.299cm" svg:y1="0.552cm" svg:x2="0.299cm" svg:y2="1.585cm"><text:p/></draw:line><draw:line draw:style-name="gr27" draw:text-style-name="P143" svg:x1="0.397cm" svg:y1="0.552cm" svg:x2="0.397cm" svg:y2="1.585cm"><text:p/></draw:line><draw:line draw:style-name="gr27" draw:text-style-name="P143" svg:x1="0.598cm" svg:y1="0.552cm" svg:x2="0.598cm" svg:y2="1.585cm"><text:p/></draw:line><draw:line draw:style-name="gr27" draw:text-style-name="P143" svg:x1="0.701cm" svg:y1="0.552cm" svg:x2="0.701cm" svg:y2="1.585cm"><text:p/></draw:line><draw:line draw:style-name="gr27" draw:text-style-name="P143" svg:x1="0.799cm" svg:y1="0.552cm" svg:x2="0.799cm" svg:y2="1.585cm"><text:p/></draw:line><draw:line draw:style-name="gr27" draw:text-style-name="P143" svg:x1="0.897cm" svg:y1="0.552cm" svg:x2="0.897cm" svg:y2="1.585cm"><text:p/></draw:line><draw:line draw:style-name="gr27" draw:text-style-name="P143" svg:x1="1.098cm" svg:y1="0.552cm" svg:x2="1.098cm" svg:y2="1.585cm"><text:p/></draw:line><draw:line draw:style-name="gr27" draw:text-style-name="P143" svg:x1="1.196cm" svg:y1="0.552cm" svg:x2="1.196cm" svg:y2="1.585cm"><text:p/></draw:line><draw:line draw:style-name="gr27" draw:text-style-name="P143" svg:x1="1.297cm" svg:y1="0.552cm" svg:x2="1.297cm" svg:y2="1.585cm"><text:p/></draw:line><draw:line draw:style-name="gr27" draw:text-style-name="P143" svg:x1="1.398cm" svg:y1="0.552cm" svg:x2="1.398cm" svg:y2="1.585cm"><text:p/></draw:line><draw:line draw:style-name="gr27" draw:text-style-name="P143" svg:x1="1.599cm" svg:y1="0.552cm" svg:x2="1.599cm" svg:y2="1.585cm"><text:p/></draw:line><draw:line draw:style-name="gr27" draw:text-style-name="P143" svg:x1="1.697cm" svg:y1="0.552cm" svg:x2="1.697cm" svg:y2="1.585cm"><text:p/></draw:line><draw:line draw:style-name="gr27" draw:text-style-name="P143" svg:x1="1.797cm" svg:y1="0.552cm" svg:x2="1.797cm" svg:y2="1.585cm"><text:p/></draw:line><draw:line draw:style-name="gr27" draw:text-style-name="P143" svg:x1="1.898cm" svg:y1="0.552cm" svg:x2="1.898cm" svg:y2="1.585cm"><text:p/></draw:line><draw:line draw:style-name="gr27" draw:text-style-name="P143" svg:x1="2.099cm" svg:y1="0.552cm" svg:x2="2.099cm" svg:y2="1.585cm"><text:p/></draw:line><draw:line draw:style-name="gr27" draw:text-style-name="P143" svg:x1="2.197cm" svg:y1="0.552cm" svg:x2="2.197cm" svg:y2="1.585cm"><text:p/></draw:line><draw:line draw:style-name="gr27" draw:text-style-name="P143" svg:x1="2.298cm" svg:y1="0.552cm" svg:x2="2.298cm" svg:y2="1.585cm"><text:p/></draw:line><draw:line draw:style-name="gr27" draw:text-style-name="P143" svg:x1="2.398cm" svg:y1="0.552cm" svg:x2="2.398cm" svg:y2="1.585cm"><text:p/></draw:line><draw:line draw:style-name="gr27" draw:text-style-name="P143" svg:x1="2.596cm" svg:y1="0.552cm" svg:x2="2.596cm" svg:y2="1.585cm"><text:p/></draw:line><draw:line draw:style-name="gr27" draw:text-style-name="P143" svg:x1="2.699cm" svg:y1="0.552cm" svg:x2="2.699cm" svg:y2="1.585cm"><text:p/></draw:line><draw:line draw:style-name="gr27" draw:text-style-name="P143" svg:x1="2.796cm" svg:y1="0.552cm" svg:x2="2.796cm" svg:y2="1.585cm"><text:p/></draw:line><draw:line draw:style-name="gr27" draw:text-style-name="P143" svg:x1="2.899cm" svg:y1="0.552cm" svg:x2="2.899cm" svg:y2="1.585cm"><text:p/></draw:line><draw:line draw:style-name="gr27" draw:text-style-name="P143" svg:x1="3.098cm" svg:y1="0.552cm" svg:x2="3.098cm" svg:y2="1.585cm"><text:p/></draw:line><draw:line draw:style-name="gr27" draw:text-style-name="P143" svg:x1="3.198cm" svg:y1="0.552cm" svg:x2="3.198cm" svg:y2="1.585cm"><text:p/></draw:line><draw:line draw:style-name="gr27" draw:text-style-name="P143" svg:x1="3.295cm" svg:y1="0.552cm" svg:x2="3.295cm" svg:y2="1.585cm"><text:p/></draw:line><draw:line draw:style-name="gr27" draw:text-style-name="P143" svg:x1="3.396cm" svg:y1="0.552cm" svg:x2="3.396cm" svg:y2="1.585cm"><text:p/></draw:line><draw:line draw:style-name="gr27" draw:text-style-name="P143" svg:x1="3.595cm" svg:y1="0.552cm" svg:x2="3.595cm" svg:y2="1.585cm"><text:p/></draw:line><draw:line draw:style-name="gr27" draw:text-style-name="P143" svg:x1="3.696cm" svg:y1="0.552cm" svg:x2="3.696cm" svg:y2="1.585cm"><text:p/></draw:line><draw:line draw:style-name="gr27" draw:text-style-name="P143" svg:x1="3.796cm" svg:y1="0.552cm" svg:x2="3.796cm" svg:y2="1.585cm"><text:p/></draw:line><draw:line draw:style-name="gr27" draw:text-style-name="P143" svg:x1="3.897cm" svg:y1="0.552cm" svg:x2="3.897cm" svg:y2="1.585cm"><text:p/></draw:line><draw:line draw:style-name="gr27" draw:text-style-name="P143" svg:x1="4.096cm" svg:y1="0.552cm" svg:x2="4.096cm" svg:y2="1.585cm"><text:p/></draw:line><draw:line draw:style-name="gr27" draw:text-style-name="P143" svg:x1="4.2cm" svg:y1="0.552cm" svg:x2="4.2cm" svg:y2="1.585cm"><text:p/></draw:line><draw:line draw:style-name="gr27" draw:text-style-name="P143" svg:x1="4.297cm" svg:y1="0.552cm" svg:x2="4.297cm" svg:y2="1.585cm"><text:p/></draw:line><draw:line draw:style-name="gr27" draw:text-style-name="P143" svg:x1="4.397cm" svg:y1="0.552cm" svg:x2="4.397cm" svg:y2="1.585cm"><text:p/></draw:line><draw:line draw:style-name="gr27" draw:text-style-name="P143" svg:x1="4.595cm" svg:y1="0.552cm" svg:x2="4.595cm" svg:y2="1.585cm"><text:p/></draw:line><draw:line draw:style-name="gr27" draw:text-style-name="P143" svg:x1="4.697cm" svg:y1="0.552cm" svg:x2="4.697cm" svg:y2="1.585cm"><text:p/></draw:line><draw:line draw:style-name="gr27" draw:text-style-name="P143" svg:x1="4.796cm" svg:y1="0.552cm" svg:x2="4.796cm" svg:y2="1.585cm"><text:p/></draw:line><draw:line draw:style-name="gr27" draw:text-style-name="P143" svg:x1="4.895cm" svg:y1="0.552cm" svg:x2="4.895cm" svg:y2="1.585cm"><text:p/></draw:line><draw:line draw:style-name="gr27" draw:text-style-name="P143" svg:x1="5.096cm" svg:y1="0.552cm" svg:x2="5.096cm" svg:y2="1.585cm"><text:p/></draw:line><draw:line draw:style-name="gr27" draw:text-style-name="P143" svg:x1="5.196cm" svg:y1="0.552cm" svg:x2="5.196cm" svg:y2="1.585cm"><text:p/></draw:line><draw:line draw:style-name="gr27" draw:text-style-name="P143" svg:x1="5.296cm" svg:y1="0.552cm" svg:x2="5.296cm" svg:y2="1.585cm"><text:p/></draw:line><draw:line draw:style-name="gr27" draw:text-style-name="P143" svg:x1="5.396cm" svg:y1="0.552cm" svg:x2="5.396cm" svg:y2="1.585cm"><text:p/></draw:line><draw:line draw:style-name="gr27" draw:text-style-name="P143" svg:x1="5.597cm" svg:y1="0.552cm" svg:x2="5.597cm" svg:y2="1.585cm"><text:p/></draw:line><draw:line draw:style-name="gr27" draw:text-style-name="P143" svg:x1="5.697cm" svg:y1="0.552cm" svg:x2="5.697cm" svg:y2="1.585cm"><text:p/></draw:line><draw:line draw:style-name="gr27" draw:text-style-name="P143" svg:x1="5.797cm" svg:y1="0.552cm" svg:x2="5.797cm" svg:y2="1.585cm"><text:p/></draw:line><draw:line draw:style-name="gr27" draw:text-style-name="P143" svg:x1="5.895cm" svg:y1="0.552cm" svg:x2="5.895cm" svg:y2="1.585cm"><text:p/></draw:line><draw:line draw:style-name="gr27" draw:text-style-name="P143" svg:x1="6.095cm" svg:y1="0.552cm" svg:x2="6.095cm" svg:y2="1.585cm"><text:p/></draw:line><draw:line draw:style-name="gr27" draw:text-style-name="P143" svg:x1="6.195cm" svg:y1="0.552cm" svg:x2="6.195cm" svg:y2="1.585cm"><text:p/></draw:line><draw:line draw:style-name="gr27" draw:text-style-name="P143" svg:x1="6.295cm" svg:y1="0.552cm" svg:x2="6.295cm" svg:y2="1.585cm"><text:p/></draw:line><draw:line draw:style-name="gr27" draw:text-style-name="P143" svg:x1="6.395cm" svg:y1="0.552cm" svg:x2="6.395cm" svg:y2="1.585cm"><text:p/></draw:line><draw:line draw:style-name="gr27" draw:text-style-name="P143" svg:x1="6.597cm" svg:y1="0.552cm" svg:x2="6.597cm" svg:y2="1.585cm"><text:p/></draw:line><draw:line draw:style-name="gr27" draw:text-style-name="P143" svg:x1="6.697cm" svg:y1="0.552cm" svg:x2="6.697cm" svg:y2="1.585cm"><text:p/></draw:line><draw:line draw:style-name="gr27" draw:text-style-name="P143" svg:x1="6.796cm" svg:y1="0.552cm" svg:x2="6.796cm" svg:y2="1.585cm"><text:p/></draw:line><draw:line draw:style-name="gr27" draw:text-style-name="P143" svg:x1="6.897cm" svg:y1="0.552cm" svg:x2="6.897cm" svg:y2="1.585cm"><text:p/></draw:line><draw:line draw:style-name="gr27" draw:text-style-name="P143" svg:x1="7.096cm" svg:y1="0.552cm" svg:x2="7.096cm" svg:y2="1.585cm"><text:p/></draw:line><draw:line draw:style-name="gr27" draw:text-style-name="P143" svg:x1="7.195cm" svg:y1="0.552cm" svg:x2="7.195cm" svg:y2="1.585cm"><text:p/></draw:line><draw:line draw:style-name="gr27" draw:text-style-name="P143" svg:x1="7.296cm" svg:y1="0.552cm" svg:x2="7.296cm" svg:y2="1.585cm"><text:p/></draw:line><draw:line draw:style-name="gr27" draw:text-style-name="P143" svg:x1="7.396cm" svg:y1="0.552cm" svg:x2="7.396cm" svg:y2="1.585cm"><text:p/></draw:line><draw:line draw:style-name="gr27" draw:text-style-name="P143" svg:x1="7.595cm" svg:y1="0.552cm" svg:x2="7.595cm" svg:y2="1.585cm"><text:p/></draw:line><draw:line draw:style-name="gr27" draw:text-style-name="P143" svg:x1="7.696cm" svg:y1="0.552cm" svg:x2="7.696cm" svg:y2="1.585cm"><text:p/></draw:line><draw:line draw:style-name="gr27" draw:text-style-name="P143" svg:x1="7.797cm" svg:y1="0.552cm" svg:x2="7.797cm" svg:y2="1.585cm"><text:p/></draw:line><draw:line draw:style-name="gr27" draw:text-style-name="P143" svg:x1="7.896cm" svg:y1="0.552cm" svg:x2="7.896cm" svg:y2="1.585cm"><text:p/></draw:line><draw:line draw:style-name="gr27" draw:text-style-name="P143" svg:x1="8.097cm" svg:y1="0.552cm" svg:x2="8.097cm" svg:y2="1.585cm"><text:p/></draw:line><draw:line draw:style-name="gr27" draw:text-style-name="P143" svg:x1="8.195cm" svg:y1="0.552cm" svg:x2="8.195cm" svg:y2="1.585cm"><text:p/></draw:line><draw:line draw:style-name="gr27" draw:text-style-name="P143" svg:x1="8.297cm" svg:y1="0.552cm" svg:x2="8.297cm" svg:y2="1.585cm"><text:p/></draw:line><draw:line draw:style-name="gr27" draw:text-style-name="P143" svg:x1="8.395cm" svg:y1="0.552cm" svg:x2="8.395cm" svg:y2="1.585cm"><text:p/></draw:line><draw:line draw:style-name="gr27" draw:text-style-name="P143" svg:x1="8.596cm" svg:y1="0.552cm" svg:x2="8.596cm" svg:y2="1.585cm"><text:p/></draw:line><draw:line draw:style-name="gr27" draw:text-style-name="P143" svg:x1="8.695cm" svg:y1="0.552cm" svg:x2="8.695cm" svg:y2="1.585cm"><text:p/></draw:line><draw:line draw:style-name="gr27" draw:text-style-name="P143" svg:x1="8.794cm" svg:y1="0.552cm" svg:x2="8.794cm" svg:y2="1.585cm"><text:p/></draw:line><draw:line draw:style-name="gr27" draw:text-style-name="P143" svg:x1="8.896cm" svg:y1="0.552cm" svg:x2="8.896cm" svg:y2="1.585cm"><text:p/></draw:line><draw:line draw:style-name="gr27" draw:text-style-name="P143" svg:x1="-0.001cm" svg:y1="0.656cm" svg:x2="8.995cm" svg:y2="0.656cm"><text:p/></draw:line><draw:line draw:style-name="gr27" draw:text-style-name="P143" svg:x1="-0.001cm" svg:y1="0.757cm" svg:x2="8.995cm" svg:y2="0.757cm"><text:p/></draw:line><draw:line draw:style-name="gr27" draw:text-style-name="P143" svg:x1="-0.001cm" svg:y1="0.861cm" svg:x2="8.995cm" svg:y2="0.861cm"><text:p/></draw:line><draw:line draw:style-name="gr27" draw:text-style-name="P143" svg:x1="-0.001cm" svg:y1="0.967cm" svg:x2="8.995cm" svg:y2="0.967cm"><text:p/></draw:line><draw:line draw:style-name="gr27" draw:text-style-name="P143" svg:x1="-0.001cm" svg:y1="1.168cm" svg:x2="8.995cm" svg:y2="1.168cm"><text:p/></draw:line><draw:line draw:style-name="gr27" draw:text-style-name="P143" svg:x1="-0.001cm" svg:y1="1.272cm" svg:x2="8.995cm" svg:y2="1.272cm"><text:p/></draw:line><draw:line draw:style-name="gr27" draw:text-style-name="P143" svg:x1="-0.001cm" svg:y1="1.378cm" svg:x2="8.995cm" svg:y2="1.378cm"><text:p/></draw:line><draw:line draw:style-name="gr27" draw:text-style-name="P143" svg:x1="-0.001cm" svg:y1="1.481cm" svg:x2="8.995cm" svg:y2="1.481cm"><text:p/></draw:line><draw:line draw:style-name="gr28" draw:text-style-name="P143" svg:x1="0.499cm" svg:y1="0.552cm" svg:x2="0.499cm" svg:y2="1.585cm"><text:p/></draw:line><draw:line draw:style-name="gr28" draw:text-style-name="P143" svg:x1="1.501cm" svg:y1="0.552cm" svg:x2="1.501cm" svg:y2="1.585cm"><text:p/></draw:line><draw:line draw:style-name="gr28" draw:text-style-name="P143" svg:x1="2.496cm" svg:y1="0.552cm" svg:x2="2.496cm" svg:y2="1.585cm"><text:p/></draw:line><draw:line draw:style-name="gr28" draw:text-style-name="P143" svg:x1="3.498cm" svg:y1="0.552cm" svg:x2="3.498cm" svg:y2="1.585cm"><text:p/></draw:line><draw:line draw:style-name="gr28" draw:text-style-name="P143" svg:x1="4.496cm" svg:y1="0.552cm" svg:x2="4.496cm" svg:y2="1.585cm"><text:p/></draw:line><draw:line draw:style-name="gr28" draw:text-style-name="P143" svg:x1="5.496cm" svg:y1="0.552cm" svg:x2="5.496cm" svg:y2="1.585cm"><text:p/></draw:line><draw:line draw:style-name="gr28" draw:text-style-name="P143" svg:x1="6.497cm" svg:y1="0.552cm" svg:x2="6.497cm" svg:y2="1.585cm"><text:p/></draw:line><draw:line draw:style-name="gr28" draw:text-style-name="P143" svg:x1="7.495cm" svg:y1="0.552cm" svg:x2="7.495cm" svg:y2="1.585cm"><text:p/></draw:line><draw:line draw:style-name="gr28" draw:text-style-name="P143" svg:x1="8.495cm" svg:y1="0.552cm" svg:x2="8.495cm" svg:y2="1.585cm"><text:p/></draw:line><draw:line draw:style-name="gr30" draw:text-style-name="P143" svg:x1="-0.001cm" svg:y1="0.552cm" svg:x2="-0.001cm" svg:y2="1.585cm"><text:p/></draw:line><draw:line draw:style-name="gr30" draw:text-style-name="P143" svg:x1="0.995cm" svg:y1="0.552cm" svg:x2="0.995cm" svg:y2="1.585cm"><text:p/></draw:line><draw:line draw:style-name="gr30" draw:text-style-name="P143" svg:x1="1.998cm" svg:y1="0.552cm" svg:x2="1.998cm" svg:y2="1.585cm"><text:p/></draw:line><draw:line draw:style-name="gr30" draw:text-style-name="P143" svg:x1="2.997cm" svg:y1="0.552cm" svg:x2="2.997cm" svg:y2="1.585cm"><text:p/></draw:line><draw:line draw:style-name="gr30" draw:text-style-name="P143" svg:x1="3.998cm" svg:y1="0.552cm" svg:x2="3.998cm" svg:y2="1.585cm"><text:p/></draw:line><draw:line draw:style-name="gr30" draw:text-style-name="P143" svg:x1="4.997cm" svg:y1="0.552cm" svg:x2="4.997cm" svg:y2="1.585cm"><text:p/></draw:line><draw:line draw:style-name="gr30" draw:text-style-name="P143" svg:x1="5.996cm" svg:y1="0.552cm" svg:x2="5.996cm" svg:y2="1.585cm"><text:p/></draw:line><draw:line draw:style-name="gr30" draw:text-style-name="P143" svg:x1="6.997cm" svg:y1="0.552cm" svg:x2="6.997cm" svg:y2="1.585cm"><text:p/></draw:line><draw:line draw:style-name="gr30" draw:text-style-name="P143" svg:x1="7.994cm" svg:y1="0.552cm" svg:x2="7.994cm" svg:y2="1.585cm"><text:p/></draw:line><draw:line draw:style-name="gr110" draw:text-style-name="P143" svg:x1="-0.001cm" svg:y1="0.552cm" svg:x2="8.995cm" svg:y2="0.552cm"><text:p/></draw:line><draw:line draw:style-name="gr30" draw:text-style-name="P143" svg:x1="8.994cm" svg:y1="0.552cm" svg:x2="8.994cm" svg:y2="1.585cm"><text:p/></draw:line><draw:line draw:style-name="gr110" draw:text-style-name="P143" svg:x1="-0.001cm" svg:y1="1.585cm" svg:x2="8.995cm" svg:y2="1.585cm"><text:p/></draw:line><draw:polyline draw:style-name="gr111" draw:text-style-name="P166" svg:width="0cm" svg:height="0cm" svg:x="0.001cm" svg:y="1.508cm" svg:viewBox="0 0 0 0" draw:points="0,0"><text:p/></draw:polyline><draw:line draw:style-name="gr112" draw:text-style-name="P167" svg:x1="3.996cm" svg:y1="0.912cm" svg:x2="3.996cm" svg:y2="1.214cm"><text:p/></draw:line><draw:line draw:style-name="gr113" draw:text-style-name="P167" svg:x1="6.994cm" svg:y1="0.912cm" svg:x2="6.994cm" svg:y2="1.214cm"><text:p/></draw:line><draw:frame draw:style-name="gr114" draw:text-style-name="P168" svg:width="0.75cm" svg:height="0.496cm" svg:x="2.612cm" svg:y="1.235cm"><draw:text-box><text:p text:style-name="P134"><text:span text:style-name="T56">−</text:span><text:span text:style-name="T57">74</text:span></text:p></draw:text-box></draw:frame><draw:line draw:style-name="gr115" draw:text-style-name="P167" svg:x1="0.995cm" svg:y1="0.912cm" svg:x2="0.995cm" svg:y2="1.214cm"><text:p/></draw:line><draw:frame draw:style-name="gr116" draw:text-style-name="P168" svg:width="0.749cm" svg:height="0.496cm" svg:x="0.631cm" svg:y="1.244cm"><draw:text-box><text:p text:style-name="P134"><text:span text:style-name="T56">−</text:span><text:span text:style-name="T57">75</text:span></text:p></draw:text-box></draw:frame><draw:frame draw:style-name="gr117" draw:text-style-name="P168" svg:width="0.747cm" svg:height="0.495cm" svg:x="4.618cm" svg:y="1.228cm"><draw:text-box><text:p text:style-name="P134"><text:span text:style-name="T56">−</text:span><text:span text:style-name="T57">73</text:span></text:p></draw:text-box></draw:frame><draw:line draw:style-name="gr118" draw:text-style-name="P167" svg:x1="2.003cm" svg:y1="0.912cm" svg:x2="2.003cm" svg:y2="1.214cm"><text:p/></draw:line><draw:line draw:style-name="gr119" draw:text-style-name="P167" svg:x1="2.995cm" svg:y1="0.912cm" svg:x2="2.995cm" svg:y2="1.214cm"><text:p/></draw:line><draw:line draw:style-name="gr120" draw:text-style-name="P167" svg:x1="4.996cm" svg:y1="0.912cm" svg:x2="4.996cm" svg:y2="1.214cm"><text:p/></draw:line><draw:line draw:style-name="gr121" draw:text-style-name="P167" svg:x1="5.995cm" svg:y1="0.912cm" svg:x2="5.995cm" svg:y2="1.214cm"><text:p/></draw:line><draw:line draw:style-name="gr122" draw:text-style-name="P167" svg:x1="7.991cm" svg:y1="0.912cm" svg:x2="7.991cm" svg:y2="1.214cm"><text:p/></draw:line><draw:line draw:style-name="gr123" draw:text-style-name="P167" svg:x1="-0.001cm" svg:y1="1.061cm" svg:x2="9.006cm" svg:y2="1.061cm"><text:p/></draw:line></draw:g><draw:frame draw:style-name="gr34" draw:text-style-name="P146" svg:width="1.193cm" svg:height="1.1cm" svg:x="3.642cm" svg:y="0.304cm"><draw:text-box><text:p text:style-name="P134"><text:span text:style-name="T46">S</text:span></text:p><text:p text:style-name="P134"><text:span text:style-name="T47">x</text:span></text:p></draw:text-box></draw:frame><draw:frame draw:style-name="gr34" draw:text-style-name="P146" svg:width="1.191cm" svg:height="1.1cm" svg:x="0.035cm" svg:y="0.312cm"><draw:text-box><text:p text:style-name="P134"><text:span text:style-name="T46">T</text:span></text:p><text:p text:style-name="P134"><text:span text:style-name="T47">x</text:span></text:p></draw:text-box></draw:frame><draw:frame draw:style-name="gr34" draw:text-style-name="P146" svg:width="1.19cm" svg:height="1.1cm" svg:x="6.247cm" svg:y="0.312cm"><draw:text-box><text:p text:style-name="P134"><text:span text:style-name="T46">U</text:span></text:p><text:p text:style-name="P134"><text:span text:style-name="T47">x</text:span></text:p></draw:text-box></draw:frame></draw:g></text:p>
      <text:p text:style-name="P61"/>
      <text:section text:style-name="Sect4" text:name="Section6">
        <text:p text:style-name="P31">R(<text:span text:style-name="T12">−</text:span>74,1) ; </text:p>
        <text:p text:style-name="P31">S(<text:span text:style-name="T12">−</text:span>73,5) ;</text:p>
        <text:p text:style-name="P31">T(<text:span text:style-name="T12">−</text:span>75,3) ;</text:p>
        <text:p text:style-name="P32">U(<text:span text:style-name="T12">−</text:span>72,6).</text:p>
      </text:section>
      <text:list xml:id="list183304367567354" text:continue-list="list183303244925950" text:style-name="Num_5f_Exo">
        <text:list-header>
          <text:h text:style-name="P77" text:outline-level="1"/>
        </text:list-header>
        <text:list-item>
          <text:h text:style-name="P77" text:outline-level="1"><text:soft-page-break/><text:span text:style-name="T26">P</text:span>our chaque cas, place les points donnés.</text:h>
        </text:list-item>
      </text:list>
      <text:list xml:id="list183302845051069" text:continue-list="list183303179983988" text:style-name="liste_5f_abc">
        <text:list-item text:start-value="1">
          <text:p text:style-name="P89"/>
        </text:list-item>
      </text:list>
      <text:list xml:id="list183303534859451" text:continue-list="list183304363535759" text:style-name="_5f_Numérotation_20_des_20_exercices_20_livrets">
        <text:list-header>
          <text:p text:style-name="P87"><draw:g text:anchor-type="paragraph" draw:z-index="80" draw:name="Forme21_0" draw:style-name="gr46"><draw:frame draw:style-name="gr47" draw:text-style-name="P158" svg:width="0.452cm" svg:height="0.498cm" svg:x="6.29cm" svg:y="0.057cm"><draw:text-box><text:p text:style-name="P145"><text:span text:style-name="T52">F</text:span></text:p></draw:text-box></draw:frame><draw:frame draw:style-name="gr48" draw:text-style-name="P159" svg:width="0.304cm" svg:height="0.459cm" svg:x="3.759cm" svg:y="0.11cm"><draw:text-box><text:p text:style-name="P145"><text:span text:style-name="T53">D</text:span></text:p></draw:text-box></draw:frame><draw:line draw:style-name="gr49" draw:text-style-name="P160" svg:x1="5.14cm" svg:y1="-0.097cm" svg:x2="5.14cm" svg:y2="0.101cm"><text:p/></draw:line><draw:line draw:style-name="gr50" draw:text-style-name="P160" svg:x1="2.023cm" svg:y1="-0.097cm" svg:x2="2.023cm" svg:y2="0.101cm"><text:p/></draw:line><draw:line draw:style-name="gr51" draw:text-style-name="P160" svg:x1="3.274cm" svg:y1="-0.097cm" svg:x2="3.274cm" svg:y2="0.101cm"><text:p/></draw:line><draw:line draw:style-name="gr52" draw:text-style-name="P160" svg:x1="0.783cm" svg:y1="-0.097cm" svg:x2="0.783cm" svg:y2="0.101cm"><text:p/></draw:line><draw:line draw:style-name="gr53" draw:text-style-name="P160" svg:x1="1.088cm" svg:y1="-0.14cm" svg:x2="1.088cm" svg:y2="0.151cm"><text:p/></draw:line><draw:line draw:style-name="gr54" draw:text-style-name="P160" svg:x1="1.711cm" svg:y1="-0.14cm" svg:x2="1.711cm" svg:y2="0.151cm"><text:p/></draw:line><draw:line draw:style-name="gr55" draw:text-style-name="P160" svg:x1="2.644cm" svg:y1="-0.097cm" svg:x2="2.644cm" svg:y2="0.101cm"><text:p/></draw:line><draw:line draw:style-name="gr56" draw:text-style-name="P160" svg:x1="3.893cm" svg:y1="-0.097cm" svg:x2="3.893cm" svg:y2="0.101cm"><text:p/></draw:line><draw:line draw:style-name="gr57" draw:text-style-name="P160" svg:x1="4.514cm" svg:y1="-0.097cm" svg:x2="4.514cm" svg:y2="0.101cm"><text:p/></draw:line><draw:line draw:style-name="gr58" draw:text-style-name="P160" svg:x1="5.447cm" svg:y1="-0.14cm" svg:x2="5.447cm" svg:y2="0.151cm"><text:p/></draw:line><draw:line draw:style-name="gr59" draw:text-style-name="P160" svg:x1="6.071cm" svg:y1="-0.14cm" svg:x2="6.071cm" svg:y2="0.151cm"><text:p/></draw:line><draw:line draw:style-name="gr60" draw:text-style-name="P160" svg:x1="6.69cm" svg:y1="-0.14cm" svg:x2="6.69cm" svg:y2="0.151cm"><text:p/></draw:line><draw:line draw:style-name="gr61" draw:text-style-name="P160" svg:x1="7.315cm" svg:y1="-0.14cm" svg:x2="7.315cm" svg:y2="0.151cm"><text:p/></draw:line><draw:line draw:style-name="gr62" draw:text-style-name="P160" svg:x1="7.625cm" svg:y1="-0.097cm" svg:x2="7.625cm" svg:y2="0.101cm"><text:p/></draw:line><draw:line draw:style-name="gr63" draw:text-style-name="P160" svg:x1="2.335cm" svg:y1="-0.14cm" svg:x2="2.335cm" svg:y2="0.151cm"><text:p/></draw:line><draw:line draw:style-name="gr64" draw:text-style-name="P160" svg:x1="2.956cm" svg:y1="-0.14cm" svg:x2="2.956cm" svg:y2="0.151cm"><text:p/></draw:line><draw:line draw:style-name="gr65" draw:text-style-name="P160" svg:x1="3.579cm" svg:y1="-0.14cm" svg:x2="3.579cm" svg:y2="0.151cm"><text:p/></draw:line><draw:line draw:style-name="gr66" draw:text-style-name="P160" svg:x1="4.203cm" svg:y1="-0.14cm" svg:x2="4.203cm" svg:y2="0.151cm"><text:p/></draw:line><draw:line draw:style-name="gr67" draw:text-style-name="P160" svg:x1="4.826cm" svg:y1="-0.14cm" svg:x2="4.826cm" svg:y2="0.151cm"><text:p/></draw:line><draw:line draw:style-name="gr68" draw:text-style-name="P160" svg:x1="5.754cm" svg:y1="-0.097cm" svg:x2="5.754cm" svg:y2="0.101cm"><text:p/></draw:line><draw:line draw:style-name="gr69" draw:text-style-name="P160" svg:x1="6.385cm" svg:y1="-0.097cm" svg:x2="6.385cm" svg:y2="0.101cm"><text:p/></draw:line><draw:line draw:style-name="gr70" draw:text-style-name="P160" svg:x1="7.004cm" svg:y1="-0.097cm" svg:x2="7.004cm" svg:y2="0.101cm"><text:p/></draw:line><draw:line draw:style-name="gr71" draw:text-style-name="P160" svg:x1="0.464cm" svg:y1="-0.14cm" svg:x2="0.464cm" svg:y2="0.151cm"><text:p/></draw:line><draw:line draw:style-name="gr72" draw:text-style-name="P160" svg:x1="1.402cm" svg:y1="-0.097cm" svg:x2="1.402cm" svg:y2="0.101cm"><text:p/></draw:line><draw:line draw:style-name="gr73" draw:text-style-name="P160" svg:x1="7.934cm" svg:y1="-0.14cm" svg:x2="7.934cm" svg:y2="0.151cm"><text:p/></draw:line><draw:line draw:style-name="gr74" draw:text-style-name="P160" svg:x1="-0.159cm" svg:y1="0cm" svg:x2="8.84cm" svg:y2="0cm"><text:p/></draw:line><draw:frame draw:style-name="gr75" draw:text-style-name="P161" svg:width="1.318cm" svg:height="0.698cm" svg:x="0.448cm" svg:y="0.193cm"><draw:text-box><text:p text:style-name="P145"><text:span text:style-name="T54">−</text:span><text:span text:style-name="T55">0,3</text:span></text:p></draw:text-box></draw:frame><draw:frame draw:style-name="gr76" draw:text-style-name="P162" svg:width="1.066cm" svg:height="0.673cm" svg:x="4.925cm" svg:y="0.193cm"><draw:text-box><text:p text:style-name="P145"><text:span text:style-name="T55">0,4</text:span></text:p></draw:text-box></draw:frame><draw:frame draw:style-name="gr77" draw:text-style-name="P162" svg:width="1.066cm" svg:height="0.673cm" svg:x="6.794cm" svg:y="0.193cm"><draw:text-box><text:p text:style-name="P145"><text:span text:style-name="T55">0,7</text:span></text:p></draw:text-box></draw:frame><draw:line draw:style-name="gr78" draw:text-style-name="P160" svg:x1="0.143cm" svg:y1="-0.097cm" svg:x2="0.143cm" svg:y2="0.101cm"><text:p/></draw:line><draw:line draw:style-name="gr79" draw:text-style-name="P160" svg:x1="8.255cm" svg:y1="-0.097cm" svg:x2="8.255cm" svg:y2="0.101cm"><text:p/></draw:line><draw:frame draw:style-name="gr80" draw:text-style-name="P159" svg:width="0.287cm" svg:height="0.459cm" svg:x="2.268cm" svg:y="0.11cm"><draw:text-box><text:p text:style-name="P145"><text:span text:style-name="T53">E</text:span></text:p></draw:text-box></draw:frame></draw:g></text:p>
        </text:list-header>
      </text:list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42">D(0,15) ;</text:p>
          </table:table-cell>
          <table:table-cell table:style-name="Tableau4.A1" office:value-type="string">
            <text:p text:style-name="P42">E(<text:span text:style-name="T12">−</text:span> 0,1) ;</text:p>
          </table:table-cell>
          <table:table-cell table:style-name="Tableau4.A1" office:value-type="string">
            <text:p text:style-name="P42">F(0,55).</text:p>
          </table:table-cell>
        </table:table-row>
      </table:table>
      <text:list xml:id="list183304365185116" text:continue-list="list183302845051069" text:style-name="liste_5f_abc">
        <text:list-item>
          <text:p text:style-name="P111"/>
        </text:list-item>
      </text:list>
      <text:list xml:id="list183303604781801" text:continue-list="list183303534859451" text:style-name="_5f_Numérotation_20_des_20_exercices_20_livrets">
        <text:list-header>
          <text:p text:style-name="P88"><draw:g text:anchor-type="as-char" draw:z-index="79" draw:name="Forme22" draw:style-name="gr81"><draw:frame draw:style-name="gr82" draw:text-style-name="P159" svg:width="0.297cm" svg:height="0.459cm" svg:x="3.937cm" svg:y="0.351cm"><draw:text-box><text:p text:style-name="P145"><text:span text:style-name="T53">H</text:span></text:p></draw:text-box></draw:frame><draw:frame draw:style-name="gr83" draw:text-style-name="P159" svg:width="0.306cm" svg:height="0.459cm" svg:x="1.155cm" svg:y="0.34cm"><draw:text-box><text:p text:style-name="P145"><text:span text:style-name="T53">G</text:span></text:p></draw:text-box></draw:frame><draw:line draw:style-name="gr84" draw:text-style-name="P160" svg:x1="0cm" svg:y1="0.148cm" svg:x2="8.987cm" svg:y2="0.148cm"><text:p/></draw:line><draw:line draw:style-name="gr85" draw:text-style-name="P160" svg:x1="0.086cm" svg:y1="0cm" svg:x2="0.086cm" svg:y2="0.296cm"><text:p/></draw:line><draw:line draw:style-name="gr86" draw:text-style-name="P160" svg:x1="0.487cm" svg:y1="0cm" svg:x2="0.487cm" svg:y2="0.296cm"><text:p/></draw:line><draw:line draw:style-name="gr87" draw:text-style-name="P160" svg:x1="0.887cm" svg:y1="0cm" svg:x2="0.887cm" svg:y2="0.296cm"><text:p/></draw:line><draw:line draw:style-name="gr88" draw:text-style-name="P160" svg:x1="0.487cm" svg:y1="0cm" svg:x2="0.487cm" svg:y2="0.296cm"><text:p/></draw:line><draw:line draw:style-name="gr89" draw:text-style-name="P160" svg:x1="1.686cm" svg:y1="0cm" svg:x2="1.686cm" svg:y2="0.296cm"><text:p/></draw:line><draw:line draw:style-name="gr90" draw:text-style-name="P160" svg:x1="2.087cm" svg:y1="0cm" svg:x2="2.087cm" svg:y2="0.296cm"><text:p/></draw:line><draw:line draw:style-name="gr91" draw:text-style-name="P160" svg:x1="2.487cm" svg:y1="0cm" svg:x2="2.487cm" svg:y2="0.296cm"><text:p/></draw:line><draw:line draw:style-name="gr92" draw:text-style-name="P160" svg:x1="1.288cm" svg:y1="0cm" svg:x2="1.288cm" svg:y2="0.296cm"><text:p/></draw:line><draw:line draw:style-name="gr93" draw:text-style-name="P160" svg:x1="3.286cm" svg:y1="0cm" svg:x2="3.286cm" svg:y2="0.296cm"><text:p/></draw:line><draw:line draw:style-name="gr94" draw:text-style-name="P160" svg:x1="3.687cm" svg:y1="0cm" svg:x2="3.687cm" svg:y2="0.296cm"><text:p/></draw:line><draw:line draw:style-name="gr95" draw:text-style-name="P160" svg:x1="4.087cm" svg:y1="0cm" svg:x2="4.087cm" svg:y2="0.296cm"><text:p/></draw:line><draw:line draw:style-name="gr96" draw:text-style-name="P160" svg:x1="2.887cm" svg:y1="0cm" svg:x2="2.887cm" svg:y2="0.296cm"><text:p/></draw:line><draw:line draw:style-name="gr97" draw:text-style-name="P160" svg:x1="4.888cm" svg:y1="0cm" svg:x2="4.888cm" svg:y2="0.296cm"><text:p/></draw:line><draw:line draw:style-name="gr98" draw:text-style-name="P160" svg:x1="5.286cm" svg:y1="0cm" svg:x2="5.286cm" svg:y2="0.296cm"><text:p/></draw:line><draw:line draw:style-name="gr99" draw:text-style-name="P160" svg:x1="5.687cm" svg:y1="0cm" svg:x2="5.687cm" svg:y2="0.296cm"><text:p/></draw:line><draw:line draw:style-name="gr100" draw:text-style-name="P160" svg:x1="4.487cm" svg:y1="0cm" svg:x2="4.487cm" svg:y2="0.296cm"><text:p/></draw:line><draw:line draw:style-name="gr101" draw:text-style-name="P160" svg:x1="6.488cm" svg:y1="0cm" svg:x2="6.488cm" svg:y2="0.296cm"><text:p/></draw:line><draw:line draw:style-name="gr102" draw:text-style-name="P160" svg:x1="6.886cm" svg:y1="0cm" svg:x2="6.886cm" svg:y2="0.296cm"><text:p/></draw:line><draw:line draw:style-name="gr103" draw:text-style-name="P160" svg:x1="7.287cm" svg:y1="0cm" svg:x2="7.287cm" svg:y2="0.296cm"><text:p/></draw:line><draw:line draw:style-name="gr104" draw:text-style-name="P160" svg:x1="6.087cm" svg:y1="0cm" svg:x2="6.087cm" svg:y2="0.296cm"><text:p/></draw:line><draw:line draw:style-name="gr105" draw:text-style-name="P160" svg:x1="8.087cm" svg:y1="0cm" svg:x2="8.087cm" svg:y2="0.296cm"><text:p/></draw:line><draw:line draw:style-name="gr106" draw:text-style-name="P160" svg:x1="7.687cm" svg:y1="0cm" svg:x2="7.687cm" svg:y2="0.296cm"><text:p/></draw:line><draw:frame draw:style-name="gr107" draw:text-style-name="P164" svg:width="0.729cm" svg:height="0.727cm" svg:x="3.373cm" svg:y="0.288cm"><draw:text-box><text:p text:style-name="P163"><text:span text:style-name="T55">1</text:span></text:p></draw:text-box></draw:frame><draw:frame draw:style-name="gr108" draw:text-style-name="P165" svg:width="0.729cm" svg:height="0.727cm" svg:x="6.973cm" svg:y="0.288cm"><draw:text-box><text:p text:style-name="P145"><text:span text:style-name="T55">4</text:span></text:p></draw:text-box></draw:frame><draw:frame draw:style-name="gr109" draw:text-style-name="P159" svg:width="0.258cm" svg:height="0.459cm" svg:x="6.355cm" svg:y="0.351cm"><draw:text-box><text:p text:style-name="P145"><text:span text:style-name="T53">K</text:span></text:p></draw:text-box></draw:frame></draw:g></text:p>
        </text:list-header>
      </text:list>
      <table:table table:name="Tableau5" table:style-name="Tableau5">
        <table:table-column table:style-name="Tableau5.A" table:number-columns-repeated="3"/>
        <table:table-row table:style-name="Tableau5.1">
          <table:table-cell table:style-name="Tableau5.A1" office:value-type="string">
            <text:p text:style-name="P45">G(<text:span text:style-name="T12">−</text:span> 1) ;</text:p>
          </table:table-cell>
          <table:table-cell table:style-name="Tableau5.A1" office:value-type="string">
            <text:p text:style-name="P43">H<draw:frame draw:style-name="fr5" draw:name="Objet6" text:anchor-type="as-char" svg:width="0.847cm" svg:height="0.96cm" draw:z-index="9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  <table:table-cell table:style-name="Tableau5.A1" office:value-type="string">
            <text:p text:style-name="P41">K<draw:frame draw:style-name="fr5" draw:name="Objet8" text:anchor-type="as-char" svg:width="1.683cm" svg:height="0.961cm" draw:z-index="96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</table:table-row>
      </table:table>
      <text:list xml:id="list183303963248213" text:continue-list="list183304367567354" text:style-name="Num_5f_Exo">
        <text:list-item>
          <text:h text:style-name="P75" text:outline-level="1"> <text:span text:style-name="T29">Écris, sous forme de fraction, l’abscisse de chaque point.</text:span></text:h>
        </text:list-item>
      </text:list>
      <text:list xml:id="list183304279953795" text:continue-list="list183304365185116" text:style-name="liste_5f_abc">
        <text:list-item text:start-value="1">
          <text:p text:style-name="P102">Abscisse de A : <text:span text:style-name="T19"><draw:frame draw:style-name="fr6" draw:name="Objet3" text:anchor-type="as-char" svg:width="0.496cm" svg:height="0.873cm" draw:z-index="97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tab/>Abscisse de B : <text:span text:style-name="T19"><draw:frame draw:style-name="fr6" draw:name="Objet22" text:anchor-type="as-char" svg:width="0.72cm" svg:height="0.873cm" draw:z-index="98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p>
        </text:list-item>
      </text:list>
      <text:p text:style-name="P69"><draw:g text:anchor-type="paragraph" draw:z-index="48" draw:name="Forme23" draw:style-name="gr33"><draw:line draw:style-name="gr42" draw:text-style-name="P196" svg:x1="0.014cm" svg:y1="0.576cm" svg:x2="8.991cm" svg:y2="0.576cm"><text:p/></draw:line><draw:g draw:style-name="gr23"><draw:line draw:style-name="gr407" draw:text-style-name="P195" svg:x1="0.791cm" svg:y1="0.448cm" svg:x2="1.042cm" svg:y2="0.691cm"><text:p/></draw:line><draw:line draw:style-name="gr407" draw:text-style-name="P195" svg:x1="1.042cm" svg:y1="0.448cm" svg:x2="0.791cm" svg:y2="0.691cm"><text:p/></draw:line></draw:g><draw:g draw:style-name="gr23"><draw:line draw:style-name="gr407" draw:text-style-name="P195" svg:x1="3.785cm" svg:y1="0.448cm" svg:x2="4.034cm" svg:y2="0.691cm"><text:p/></draw:line><draw:line draw:style-name="gr407" draw:text-style-name="P195" svg:x1="4.034cm" svg:y1="0.448cm" svg:x2="3.785cm" svg:y2="0.691cm"><text:p/></draw:line></draw:g><draw:frame draw:style-name="gr414" draw:text-style-name="P200" svg:width="0.756cm" svg:height="0.668cm" svg:x="-0.362cm" svg:y="0.721cm"><draw:text-box><text:p text:style-name="P145"><text:span text:style-name="T76">0</text:span></text:p></draw:text-box></draw:frame><draw:line draw:style-name="gr415" draw:text-style-name="P180" svg:x1="0.014cm" svg:y1="0.427cm" svg:x2="0.014cm" svg:y2="0.718cm"><text:p/></draw:line><draw:line draw:style-name="gr415" draw:text-style-name="P180" svg:x1="1.509cm" svg:y1="0.427cm" svg:x2="1.509cm" svg:y2="0.719cm"><text:p/></draw:line><draw:line draw:style-name="gr416" draw:text-style-name="P180" svg:x1="1.808cm" svg:y1="0.478cm" svg:x2="1.808cm" svg:y2="0.672cm"><text:p/></draw:line><draw:line draw:style-name="gr416" draw:text-style-name="P180" svg:x1="2.106cm" svg:y1="0.478cm" svg:x2="2.106cm" svg:y2="0.672cm"><text:p/></draw:line><draw:line draw:style-name="gr416" draw:text-style-name="P180" svg:x1="2.406cm" svg:y1="0.478cm" svg:x2="2.406cm" svg:y2="0.672cm"><text:p/></draw:line><draw:line draw:style-name="gr416" draw:text-style-name="P180" svg:x1="2.704cm" svg:y1="0.478cm" svg:x2="2.704cm" svg:y2="0.672cm"><text:p/></draw:line><draw:line draw:style-name="gr416" draw:text-style-name="P180" svg:x1="1.222cm" svg:y1="0.478cm" svg:x2="1.222cm" svg:y2="0.672cm"><text:p/></draw:line><draw:line draw:style-name="gr416" draw:text-style-name="P180" svg:x1="0.918cm" svg:y1="0.478cm" svg:x2="0.918cm" svg:y2="0.672cm"><text:p/></draw:line><draw:line draw:style-name="gr416" draw:text-style-name="P180" svg:x1="0.618cm" svg:y1="0.478cm" svg:x2="0.618cm" svg:y2="0.672cm"><text:p/></draw:line><draw:line draw:style-name="gr416" draw:text-style-name="P180" svg:x1="0.314cm" svg:y1="0.478cm" svg:x2="0.314cm" svg:y2="0.672cm"><text:p/></draw:line><draw:line draw:style-name="gr416" draw:text-style-name="P180" svg:x1="3.011cm" svg:y1="0.427cm" svg:x2="3.011cm" svg:y2="0.718cm"><text:p/></draw:line><draw:line draw:style-name="gr416" draw:text-style-name="P180" svg:x1="4.505cm" svg:y1="0.478cm" svg:x2="4.505cm" svg:y2="0.671cm"><text:p/></draw:line><draw:line draw:style-name="gr416" draw:text-style-name="P180" svg:x1="4.803cm" svg:y1="0.478cm" svg:x2="4.803cm" svg:y2="0.672cm"><text:p/></draw:line><draw:line draw:style-name="gr416" draw:text-style-name="P180" svg:x1="5.103cm" svg:y1="0.478cm" svg:x2="5.103cm" svg:y2="0.672cm"><text:p/></draw:line><draw:line draw:style-name="gr416" draw:text-style-name="P180" svg:x1="5.401cm" svg:y1="0.478cm" svg:x2="5.401cm" svg:y2="0.672cm"><text:p/></draw:line><draw:line draw:style-name="gr416" draw:text-style-name="P180" svg:x1="5.7cm" svg:y1="0.478cm" svg:x2="5.7cm" svg:y2="0.672cm"><text:p/></draw:line><draw:line draw:style-name="gr416" draw:text-style-name="P180" svg:x1="4.205cm" svg:y1="0.478cm" svg:x2="4.205cm" svg:y2="0.672cm"><text:p/></draw:line><draw:line draw:style-name="gr416" draw:text-style-name="P180" svg:x1="3.906cm" svg:y1="0.478cm" svg:x2="3.906cm" svg:y2="0.672cm"><text:p/></draw:line><draw:line draw:style-name="gr416" draw:text-style-name="P180" svg:x1="3.608cm" svg:y1="0.478cm" svg:x2="3.608cm" svg:y2="0.672cm"><text:p/></draw:line><draw:line draw:style-name="gr416" draw:text-style-name="P180" svg:x1="3.309cm" svg:y1="0.478cm" svg:x2="3.309cm" svg:y2="0.672cm"><text:p/></draw:line><draw:line draw:style-name="gr416" draw:text-style-name="P180" svg:x1="5.999cm" svg:y1="0.427cm" svg:x2="5.999cm" svg:y2="0.718cm"><text:p/></draw:line><draw:line draw:style-name="gr416" draw:text-style-name="P180" svg:x1="6.297cm" svg:y1="0.478cm" svg:x2="6.297cm" svg:y2="0.672cm"><text:p/></draw:line><draw:line draw:style-name="gr416" draw:text-style-name="P180" svg:x1="6.597cm" svg:y1="0.478cm" svg:x2="6.597cm" svg:y2="0.672cm"><text:p/></draw:line><draw:line draw:style-name="gr416" draw:text-style-name="P180" svg:x1="6.9cm" svg:y1="0.478cm" svg:x2="6.9cm" svg:y2="0.672cm"><text:p/></draw:line><draw:line draw:style-name="gr416" draw:text-style-name="P180" svg:x1="7.199cm" svg:y1="0.478cm" svg:x2="7.199cm" svg:y2="0.672cm"><text:p/></draw:line><draw:frame draw:style-name="gr414" draw:text-style-name="P200" svg:width="0.756cm" svg:height="0.668cm" svg:x="1.171cm" svg:y="0.719cm"><draw:text-box><text:p text:style-name="P145"><text:span text:style-name="T76">1</text:span></text:p></draw:text-box></draw:frame><draw:line draw:style-name="gr416" draw:text-style-name="P180" svg:x1="3.011cm" svg:y1="0.478cm" svg:x2="3.011cm" svg:y2="0.671cm"><text:p/></draw:line><draw:frame draw:style-name="gr417" draw:text-style-name="P200" svg:width="0.773cm" svg:height="0.668cm" svg:x="0.525cm" svg:y="-0.159cm"><draw:text-box><text:p text:style-name="P145"><text:span text:style-name="T76">A</text:span></text:p></draw:text-box></draw:frame><draw:line draw:style-name="gr416" draw:text-style-name="P180" svg:x1="0.912cm" svg:y1="0.478cm" svg:x2="0.912cm" svg:y2="0.671cm"><text:p/></draw:line><draw:frame draw:style-name="gr417" draw:text-style-name="P200" svg:width="0.773cm" svg:height="0.668cm" svg:x="3.55cm" svg:y="-0.155cm"><draw:text-box><text:p text:style-name="P145"><text:span text:style-name="T76">B</text:span></text:p></draw:text-box></draw:frame><draw:line draw:style-name="gr416" draw:text-style-name="P180" svg:x1="4.505cm" svg:y1="0.427cm" svg:x2="4.505cm" svg:y2="0.719cm"><text:p/></draw:line><draw:line draw:style-name="gr416" draw:text-style-name="P180" svg:x1="7.493cm" svg:y1="0.427cm" svg:x2="7.493cm" svg:y2="0.718cm"><text:p/></draw:line><draw:line draw:style-name="gr416" draw:text-style-name="P180" svg:x1="7.796cm" svg:y1="0.478cm" svg:x2="7.796cm" svg:y2="0.672cm"><text:p/></draw:line><draw:line draw:style-name="gr416" draw:text-style-name="P180" svg:x1="8.094cm" svg:y1="0.478cm" svg:x2="8.094cm" svg:y2="0.672cm"><text:p/></draw:line><draw:line draw:style-name="gr416" draw:text-style-name="P180" svg:x1="8.394cm" svg:y1="0.478cm" svg:x2="8.394cm" svg:y2="0.672cm"><text:p/></draw:line></draw:g></text:p>
      <text:list xml:id="list183304537979565" text:continue-numbering="true" text:style-name="liste_5f_abc">
        <text:list-item>
          <text:p text:style-name="P112">Abscisse de C : <draw:frame draw:style-name="fr6" draw:name="Objet33" text:anchor-type="as-char" svg:width="1.653cm" svg:height="0.873cm" draw:z-index="99"><draw:object xlink:href="./Object 34" xlink:type="simple" xlink:show="embed" xlink:actuate="onLoad"/><draw:image xlink:href="./ObjectReplacements/Object 34" xlink:type="simple" xlink:show="embed" xlink:actuate="onLoad"/><svg:desc>formule</svg:desc></draw:frame>Abscisse de D : <text:span text:style-name="T19"><draw:frame draw:style-name="fr6" draw:name="Objet34" text:anchor-type="as-char" svg:width="0.72cm" svg:height="0.873cm" draw:z-index="100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  </text:list-item>
      </text:list>
      <text:p text:style-name="P55"><draw:g text:anchor-type="paragraph" draw:z-index="53" draw:name="Forme4" draw:style-name="gr33"><draw:line draw:style-name="gr4" draw:text-style-name="P152" svg:x1="-0.011cm" svg:y1="0.218cm" svg:x2="-0.011cm" svg:y2="0.824cm"><text:p/></draw:line><draw:line draw:style-name="gr397" draw:text-style-name="P152" svg:x1="-0.011cm" svg:y1="0.218cm" svg:x2="-0.011cm" svg:y2="0.824cm"><text:p/></draw:line><draw:line draw:style-name="gr397" draw:text-style-name="P152" svg:x1="3.713cm" svg:y1="0.218cm" svg:x2="3.713cm" svg:y2="0.824cm"><text:p/></draw:line><draw:line draw:style-name="gr397" draw:text-style-name="P152" svg:x1="7.449cm" svg:y1="0.218cm" svg:x2="7.449cm" svg:y2="0.824cm"><text:p/></draw:line><draw:line draw:style-name="gr4" draw:text-style-name="P152" svg:x1="0.614cm" svg:y1="0.368cm" svg:x2="0.614cm" svg:y2="0.672cm"><text:p/></draw:line><draw:line draw:style-name="gr4" draw:text-style-name="P152" svg:x1="8.068cm" svg:y1="0.368cm" svg:x2="8.068cm" svg:y2="0.672cm"><text:p/></draw:line><draw:line draw:style-name="gr4" draw:text-style-name="P152" svg:x1="6.827cm" svg:y1="0.368cm" svg:x2="6.827cm" svg:y2="0.672cm"><text:p/></draw:line><draw:line draw:style-name="gr4" draw:text-style-name="P152" svg:x1="6.205cm" svg:y1="0.368cm" svg:x2="6.205cm" svg:y2="0.672cm"><text:p/></draw:line><draw:line draw:style-name="gr4" draw:text-style-name="P152" svg:x1="5.584cm" svg:y1="0.368cm" svg:x2="5.584cm" svg:y2="0.672cm"><text:p/></draw:line><draw:line draw:style-name="gr4" draw:text-style-name="P152" svg:x1="4.96cm" svg:y1="0.368cm" svg:x2="4.96cm" svg:y2="0.672cm"><text:p/></draw:line><draw:line draw:style-name="gr4" draw:text-style-name="P152" svg:x1="4.339cm" svg:y1="0.368cm" svg:x2="4.339cm" svg:y2="0.672cm"><text:p/></draw:line><draw:line draw:style-name="gr4" draw:text-style-name="P152" svg:x1="3.094cm" svg:y1="0.368cm" svg:x2="3.094cm" svg:y2="0.672cm"><text:p/></draw:line><draw:line draw:style-name="gr4" draw:text-style-name="P152" svg:x1="2.48cm" svg:y1="0.368cm" svg:x2="2.48cm" svg:y2="0.672cm"><text:p/></draw:line><draw:line draw:style-name="gr4" draw:text-style-name="P152" svg:x1="1.858cm" svg:y1="0.368cm" svg:x2="1.858cm" svg:y2="0.672cm"><text:p/></draw:line><draw:line draw:style-name="gr4" draw:text-style-name="P152" svg:x1="1.236cm" svg:y1="0.368cm" svg:x2="1.236cm" svg:y2="0.672cm"><text:p/></draw:line><draw:line draw:style-name="gr398" draw:text-style-name="P153" svg:x1="-0.011cm" svg:y1="0.519cm" svg:x2="9cm" svg:y2="0.519cm"><text:p/></draw:line><draw:frame draw:style-name="gr399" draw:text-style-name="P155" svg:width="0.727cm" svg:height="0.689cm" svg:x="-0.339cm" svg:y="0.804cm"><draw:text-box><text:p text:style-name="P145"><text:span text:style-name="T50">0</text:span></text:p></draw:text-box></draw:frame><draw:frame draw:style-name="gr400" draw:text-style-name="P155" svg:width="0.727cm" svg:height="0.687cm" svg:x="3.369cm" svg:y="0.748cm"><draw:text-box><text:p text:style-name="P145"><text:span text:style-name="T50">1</text:span></text:p></draw:text-box></draw:frame><draw:frame draw:style-name="gr399" draw:text-style-name="P155" svg:width="0.727cm" svg:height="0.689cm" svg:x="7.113cm" svg:y="0.727cm"><draw:text-box><text:p text:style-name="P145"><text:span text:style-name="T50">2</text:span></text:p></draw:text-box></draw:frame><draw:g draw:style-name="gr23"><draw:line draw:style-name="gr401" draw:text-style-name="P152" svg:x1="1.727cm" svg:y1="0.392cm" svg:x2="1.977cm" svg:y2="0.645cm"><text:p/></draw:line><draw:line draw:style-name="gr401" draw:text-style-name="P152" svg:x1="1.977cm" svg:y1="0.392cm" svg:x2="1.727cm" svg:y2="0.645cm"><text:p/></draw:line></draw:g><draw:g draw:style-name="gr23"><draw:line draw:style-name="gr401" draw:text-style-name="P152" svg:x1="6.701cm" svg:y1="0.392cm" svg:x2="6.951cm" svg:y2="0.645cm"><text:p/></draw:line><draw:line draw:style-name="gr401" draw:text-style-name="P152" svg:x1="6.951cm" svg:y1="0.392cm" svg:x2="6.701cm" svg:y2="0.645cm"><text:p/></draw:line></draw:g><draw:frame draw:style-name="gr402" draw:text-style-name="P155" svg:width="0.772cm" svg:height="0.687cm" svg:x="1.742cm" svg:y="-0.122cm"><draw:text-box><text:p text:style-name="P145"><text:span text:style-name="T57">C</text:span></text:p></draw:text-box></draw:frame><draw:frame draw:style-name="gr403" draw:text-style-name="P155" svg:width="0.796cm" svg:height="0.687cm" svg:x="6.706cm" svg:y="-0.141cm"><draw:text-box><text:p text:style-name="P145"><text:span text:style-name="T57">D</text:span></text:p></draw:text-box></draw:frame></draw:g></text:p>
      <text:list xml:id="list183303745606337" text:continue-numbering="true" text:style-name="liste_5f_abc">
        <text:list-item>
          <text:p text:style-name="P113">Abscisse de E : <text:span text:style-name="T19"><draw:frame draw:style-name="fr6" draw:name="Objet35" text:anchor-type="as-char" svg:width="0.496cm" svg:height="0.873cm" draw:z-index="101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tab/>Abscisse de F : <text:span text:style-name="T19"><draw:frame draw:style-name="fr6" draw:name="Objet36" text:anchor-type="as-char" svg:width="0.496cm" svg:height="0.873cm" draw:z-index="10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p>
        </text:list-item>
      </text:list>
      <text:p text:style-name="P49"><draw:g text:anchor-type="paragraph" draw:z-index="49" draw:name="Forme24" draw:style-name="gr33"><draw:line draw:style-name="gr41" draw:text-style-name="P152" svg:x1="5.177cm" svg:y1="0.351cm" svg:x2="5.177cm" svg:y2="0.679cm"><text:p/></draw:line><draw:line draw:style-name="gr41" draw:text-style-name="P152" svg:x1="0.019cm" svg:y1="0.19cm" svg:x2="0.019cm" svg:y2="0.845cm"><text:p/></draw:line><draw:line draw:style-name="gr41" draw:text-style-name="P152" svg:x1="7.239cm" svg:y1="0.351cm" svg:x2="7.239cm" svg:y2="0.679cm"><text:p/></draw:line><draw:line draw:style-name="gr41" draw:text-style-name="P152" svg:x1="6.208cm" svg:y1="0.19cm" svg:x2="6.208cm" svg:y2="0.845cm"><text:p/></draw:line><draw:line draw:style-name="gr41" draw:text-style-name="P152" svg:x1="4.145cm" svg:y1="0.351cm" svg:x2="4.145cm" svg:y2="0.679cm"><text:p/></draw:line><draw:line draw:style-name="gr41" draw:text-style-name="P152" svg:x1="3.115cm" svg:y1="0.19cm" svg:x2="3.115cm" svg:y2="0.845cm"><text:p/></draw:line><draw:line draw:style-name="gr41" draw:text-style-name="P152" svg:x1="2.084cm" svg:y1="0.351cm" svg:x2="2.084cm" svg:y2="0.679cm"><text:p/></draw:line><draw:line draw:style-name="gr41" draw:text-style-name="P152" svg:x1="1.051cm" svg:y1="0.351cm" svg:x2="1.051cm" svg:y2="0.679cm"><text:p/></draw:line><draw:line draw:style-name="gr42" draw:text-style-name="P153" svg:x1="0.02cm" svg:y1="0.518cm" svg:x2="8.971cm" svg:y2="0.528cm"><text:p/></draw:line><draw:frame draw:style-name="gr412" draw:text-style-name="P155" svg:width="0.708cm" svg:height="0.664cm" svg:x="-0.318cm" svg:y="0.843cm"><draw:text-box><text:p text:style-name="P145"><text:span text:style-name="T50">0</text:span></text:p></draw:text-box></draw:frame><draw:frame draw:style-name="gr411" draw:text-style-name="P155" svg:width="0.727cm" svg:height="0.664cm" svg:x="1.949cm" svg:y="-0.171cm"><draw:text-box><text:p text:style-name="P145"><text:span text:style-name="T57">E</text:span></text:p></draw:text-box></draw:frame><draw:frame draw:style-name="gr412" draw:text-style-name="P155" svg:width="0.708cm" svg:height="0.664cm" svg:x="5.034cm" svg:y="-0.192cm"><draw:text-box><text:p text:style-name="P145"><text:span text:style-name="T57">F</text:span></text:p></draw:text-box></draw:frame><draw:g draw:style-name="gr23"><draw:line draw:style-name="gr407" draw:text-style-name="P152" svg:x1="1.949cm" svg:y1="0.382cm" svg:x2="2.218cm" svg:y2="0.651cm"><text:p/></draw:line><draw:line draw:style-name="gr407" draw:text-style-name="P152" svg:x1="2.218cm" svg:y1="0.382cm" svg:x2="1.949cm" svg:y2="0.651cm"><text:p/></draw:line></draw:g><draw:g draw:style-name="gr23"><draw:line draw:style-name="gr407" draw:text-style-name="P152" svg:x1="5.05cm" svg:y1="0.381cm" svg:x2="5.317cm" svg:y2="0.65cm"><text:p/></draw:line><draw:line draw:style-name="gr407" draw:text-style-name="P152" svg:x1="5.317cm" svg:y1="0.381cm" svg:x2="5.05cm" svg:y2="0.65cm"><text:p/></draw:line></draw:g><draw:frame draw:style-name="gr412" draw:text-style-name="P155" svg:width="0.708cm" svg:height="0.664cm" svg:x="2.788cm" svg:y="0.843cm"><draw:text-box><text:p text:style-name="P145"><text:span text:style-name="T50">1</text:span></text:p></draw:text-box></draw:frame></draw:g></text:p>
      <text:list xml:id="list183304313367301" text:continue-list="list183303963248213" text:style-name="Num_5f_Exo">
        <text:list-header>
          <text:h text:style-name="P78" text:outline-level="1"/>
        </text:list-header>
        <text:list-item>
          <text:h text:style-name="P79" text:outline-level="1"> Place les points suivants sur l’axe gradué.</text:h>
        </text:list-item>
      </text:list>
      <text:list xml:id="list183304936098747" text:continue-list="list183303745606337" text:style-name="liste_5f_abc">
        <text:list-item text:start-value="1">
          <text:p text:style-name="P103"><draw:g text:anchor-type="paragraph" draw:z-index="81" draw:name="Forme5_1" draw:style-name="gr33"><draw:frame draw:style-name="gr44" draw:text-style-name="P151" svg:width="0.491cm" svg:height="0.454cm" svg:x="2.867cm" svg:y="0.962cm"><draw:text-box><text:p text:style-name="P150"><text:span text:style-name="T43">A</text:span></text:p></draw:text-box></draw:frame><draw:g draw:style-name="gr23"><draw:line draw:style-name="gr41" draw:text-style-name="P152" svg:x1="0.016cm" svg:y1="1.307cm" svg:x2="0.016cm" svg:y2="1.896cm"><text:p/></draw:line><draw:line draw:style-name="gr41" draw:text-style-name="P152" svg:x1="0.016cm" svg:y1="1.307cm" svg:x2="0.016cm" svg:y2="1.896cm"><text:p/></draw:line><draw:line draw:style-name="gr41" draw:text-style-name="P152" svg:x1="3.728cm" svg:y1="1.307cm" svg:x2="3.728cm" svg:y2="1.896cm"><text:p/></draw:line><draw:line draw:style-name="gr41" draw:text-style-name="P152" svg:x1="7.433cm" svg:y1="1.307cm" svg:x2="7.433cm" svg:y2="1.896cm"><text:p/></draw:line><draw:line draw:style-name="gr41" draw:text-style-name="P152" svg:x1="0.635cm" svg:y1="1.452cm" svg:x2="0.635cm" svg:y2="1.748cm"><text:p/></draw:line><draw:line draw:style-name="gr41" draw:text-style-name="P152" svg:x1="8.053cm" svg:y1="1.452cm" svg:x2="8.053cm" svg:y2="1.748cm"><text:p/></draw:line><draw:line draw:style-name="gr41" draw:text-style-name="P152" svg:x1="6.814cm" svg:y1="1.452cm" svg:x2="6.814cm" svg:y2="1.748cm"><text:p/></draw:line><draw:line draw:style-name="gr41" draw:text-style-name="P152" svg:x1="6.193cm" svg:y1="1.452cm" svg:x2="6.193cm" svg:y2="1.748cm"><text:p/></draw:line><draw:line draw:style-name="gr41" draw:text-style-name="P152" svg:x1="5.58cm" svg:y1="1.452cm" svg:x2="5.58cm" svg:y2="1.748cm"><text:p/></draw:line><draw:line draw:style-name="gr41" draw:text-style-name="P152" svg:x1="4.96cm" svg:y1="1.452cm" svg:x2="4.96cm" svg:y2="1.748cm"><text:p/></draw:line><draw:line draw:style-name="gr41" draw:text-style-name="P152" svg:x1="4.341cm" svg:y1="1.452cm" svg:x2="4.341cm" svg:y2="1.748cm"><text:p/></draw:line><draw:line draw:style-name="gr41" draw:text-style-name="P152" svg:x1="3.108cm" svg:y1="1.452cm" svg:x2="3.108cm" svg:y2="1.748cm"><text:p/></draw:line><draw:line draw:style-name="gr41" draw:text-style-name="P152" svg:x1="2.489cm" svg:y1="1.452cm" svg:x2="2.489cm" svg:y2="1.748cm"><text:p/></draw:line><draw:line draw:style-name="gr41" draw:text-style-name="P152" svg:x1="1.875cm" svg:y1="1.452cm" svg:x2="1.875cm" svg:y2="1.748cm"><text:p/></draw:line><draw:line draw:style-name="gr41" draw:text-style-name="P152" svg:x1="1.256cm" svg:y1="1.452cm" svg:x2="1.256cm" svg:y2="1.748cm"><text:p/></draw:line><draw:line draw:style-name="gr42" draw:text-style-name="P153" svg:x1="0.016cm" svg:y1="1.6cm" svg:x2="8.974cm" svg:y2="1.6cm"><text:p/></draw:line><draw:frame draw:style-name="gr45" draw:text-style-name="P155" svg:width="0.706cm" svg:height="0.664cm" svg:x="-0.086cm" svg:y="1.891cm"><draw:text-box><text:p text:style-name="P145"><text:span text:style-name="T50">0</text:span></text:p></draw:text-box></draw:frame><draw:frame draw:style-name="gr45" draw:text-style-name="P155" svg:width="0.706cm" svg:height="0.664cm" svg:x="3.627cm" svg:y="1.891cm"><draw:text-box><text:p text:style-name="P145"><text:span text:style-name="T50">1</text:span></text:p></draw:text-box></draw:frame><draw:frame draw:style-name="gr45" draw:text-style-name="P155" svg:width="0.706cm" svg:height="0.664cm" svg:x="7.312cm" svg:y="1.891cm"><draw:text-box><text:p text:style-name="P145"><text:span text:style-name="T50">2</text:span></text:p></draw:text-box></draw:frame></draw:g><draw:frame draw:style-name="gr44" draw:text-style-name="P151" svg:width="0.491cm" svg:height="0.454cm" svg:x="5.35cm" svg:y="0.962cm"><draw:text-box><text:p text:style-name="P150"><text:span text:style-name="T43">B</text:span></text:p></draw:text-box></draw:frame><draw:frame draw:style-name="gr44" draw:text-style-name="P151" svg:width="0.491cm" svg:height="0.454cm" svg:x="5.978cm" svg:y="0.96cm"><draw:text-box><text:p text:style-name="P150"><text:span text:style-name="T43">C</text:span></text:p></draw:text-box></draw:frame></draw:g><text:tab/>A<draw:frame draw:style-name="fr5" draw:name="Objet14" text:anchor-type="as-char" svg:width="0.815cm" svg:height="0.958cm" draw:z-index="30"><draw:object xlink:href="./Object 1" xlink:type="simple" xlink:show="embed" xlink:actuate="onLoad"/><draw:image xlink:href="./ObjectReplacements/Object 1" xlink:type="simple" xlink:show="embed" xlink:actuate="onLoad"/><svg:desc>formule</svg:desc></draw:frame><text:tab/> <text:s text:c="12"/>B<draw:frame draw:style-name="fr5" draw:name="Objet15" text:anchor-type="as-char" svg:width="0.815cm" svg:height="0.958cm" draw:z-index="31"><draw:object xlink:href="./Object 2" xlink:type="simple" xlink:show="embed" xlink:actuate="onLoad"/><draw:image xlink:href="./ObjectReplacements/Object 2" xlink:type="simple" xlink:show="embed" xlink:actuate="onLoad"/><svg:desc>formule</svg:desc></draw:frame><text:tab/><text:tab/>C<draw:frame draw:style-name="fr5" draw:name="Objet16" text:anchor-type="as-char" svg:width="1.041cm" svg:height="0.958cm" draw:z-index="32"><draw:object xlink:href="./Object 8" xlink:type="simple" xlink:show="embed" xlink:actuate="onLoad"/><draw:image xlink:href="./ObjectReplacements/Object 8" xlink:type="simple" xlink:show="embed" xlink:actuate="onLoad"/><svg:desc>formule</svg:desc></draw:frame></text:p>
        </text:list-item>
        <text:list-item>
          <text:p text:style-name="P104"><draw:g text:anchor-type="paragraph" draw:z-index="82" draw:name="Forme6_1" draw:style-name="gr33"><draw:frame draw:style-name="gr45" draw:text-style-name="P156" svg:width="0.706cm" svg:height="0.664cm" svg:x="4.62cm" svg:y="2.356cm"><draw:text-box><text:p text:style-name="P145"><text:span text:style-name="T51">2</text:span></text:p></draw:text-box></draw:frame><draw:frame draw:style-name="gr44" draw:text-style-name="P151" svg:width="0.491cm" svg:height="0.454cm" svg:x="2.884cm" svg:y="1.608cm"><draw:text-box><text:p text:style-name="P150"><text:span text:style-name="T43">D</text:span></text:p></draw:text-box></draw:frame><draw:frame draw:style-name="gr44" draw:text-style-name="P151" svg:width="0.491cm" svg:height="0.454cm" svg:x="5.368cm" svg:y="1.621cm"><draw:text-box><text:p text:style-name="P150"><text:span text:style-name="T43">E</text:span></text:p></draw:text-box></draw:frame><draw:frame draw:style-name="gr44" draw:text-style-name="P151" svg:width="0.491cm" svg:height="0.454cm" svg:x="5.922cm" svg:y="1.582cm"><draw:text-box><text:p text:style-name="P150"><text:span text:style-name="T43">F</text:span></text:p></draw:text-box></draw:frame><draw:g draw:style-name="gr23"><draw:line draw:style-name="gr41" draw:text-style-name="P152" svg:x1="0.03cm" svg:y1="1.919cm" svg:x2="0.03cm" svg:y2="2.508cm"><text:p/></draw:line><draw:line draw:style-name="gr41" draw:text-style-name="P152" svg:x1="0.03cm" svg:y1="1.919cm" svg:x2="0.03cm" svg:y2="2.508cm"><text:p/></draw:line><draw:line draw:style-name="gr41" draw:text-style-name="P152" svg:x1="2.487cm" svg:y1="1.919cm" svg:x2="2.487cm" svg:y2="2.508cm"><text:p/></draw:line><draw:line draw:style-name="gr41" draw:text-style-name="P152" svg:x1="0.649cm" svg:y1="2.064cm" svg:x2="0.649cm" svg:y2="2.36cm"><text:p/></draw:line><draw:line draw:style-name="gr41" draw:text-style-name="P152" svg:x1="8.052cm" svg:y1="2.064cm" svg:x2="8.052cm" svg:y2="2.36cm"><text:p/></draw:line><draw:line draw:style-name="gr41" draw:text-style-name="P152" svg:x1="6.812cm" svg:y1="2.064cm" svg:x2="6.812cm" svg:y2="2.36cm"><text:p/></draw:line><draw:line draw:style-name="gr41" draw:text-style-name="P152" svg:x1="6.197cm" svg:y1="2.064cm" svg:x2="6.197cm" svg:y2="2.36cm"><text:p/></draw:line><draw:line draw:style-name="gr41" draw:text-style-name="P152" svg:x1="5.581cm" svg:y1="2.064cm" svg:x2="5.581cm" svg:y2="2.36cm"><text:p/></draw:line><draw:line draw:style-name="gr41" draw:text-style-name="P152" svg:x1="4.964cm" svg:y1="2.064cm" svg:x2="4.964cm" svg:y2="2.36cm"><text:p/></draw:line><draw:line draw:style-name="gr41" draw:text-style-name="P152" svg:x1="4.348cm" svg:y1="2.064cm" svg:x2="4.348cm" svg:y2="2.36cm"><text:p/></draw:line><draw:line draw:style-name="gr41" draw:text-style-name="P152" svg:x1="3.115cm" svg:y1="2.064cm" svg:x2="3.115cm" svg:y2="2.36cm"><text:p/></draw:line><draw:line draw:style-name="gr41" draw:text-style-name="P152" svg:x1="3.768cm" svg:y1="2.064cm" svg:x2="3.768cm" svg:y2="2.36cm"><text:p/></draw:line><draw:line draw:style-name="gr41" draw:text-style-name="P152" svg:x1="1.882cm" svg:y1="2.064cm" svg:x2="1.882cm" svg:y2="2.36cm"><text:p/></draw:line><draw:line draw:style-name="gr41" draw:text-style-name="P152" svg:x1="1.265cm" svg:y1="2.064cm" svg:x2="1.265cm" svg:y2="2.36cm"><text:p/></draw:line><draw:line draw:style-name="gr42" draw:text-style-name="P157" svg:x1="0.03cm" svg:y1="2.212cm" svg:x2="8.972cm" svg:y2="2.212cm"><text:p/></draw:line><draw:frame draw:style-name="gr43" draw:text-style-name="P155" svg:width="0.71cm" svg:height="0.678cm" svg:x="-0.326cm" svg:y="2.505cm"><draw:text-box><text:p text:style-name="P145"><text:span text:style-name="T50">0</text:span></text:p></draw:text-box></draw:frame><draw:frame draw:style-name="gr43" draw:text-style-name="P155" svg:width="0.71cm" svg:height="0.678cm" svg:x="2.121cm" svg:y="2.505cm"><draw:text-box><text:p text:style-name="P145"><text:span text:style-name="T50">1</text:span></text:p></draw:text-box></draw:frame><draw:line draw:style-name="gr41" draw:text-style-name="P152" svg:x1="7.428cm" svg:y1="2.064cm" svg:x2="7.428cm" svg:y2="2.36cm"><text:p/></draw:line></draw:g><draw:frame draw:style-name="gr45" draw:text-style-name="P156" svg:width="0.706cm" svg:height="0.664cm" svg:x="7.116cm" svg:y="2.318cm"><draw:text-box><text:p text:style-name="P145"><text:span text:style-name="T51">3</text:span></text:p></draw:text-box></draw:frame></draw:g><text:tab/>D<draw:frame draw:style-name="fr5" draw:name="Objet17" text:anchor-type="as-char" svg:width="0.815cm" svg:height="0.958cm" draw:z-index="33"><draw:object xlink:href="./Object 9" xlink:type="simple" xlink:show="embed" xlink:actuate="onLoad"/><draw:image xlink:href="./ObjectReplacements/Object 9" xlink:type="simple" xlink:show="embed" xlink:actuate="onLoad"/><svg:desc>formule</svg:desc></draw:frame><text:tab/> <text:s text:c="12"/>E<draw:frame draw:style-name="fr5" draw:name="Objet18" text:anchor-type="as-char" svg:width="0.815cm" svg:height="0.958cm" draw:z-index="34"><draw:object xlink:href="./Object 10" xlink:type="simple" xlink:show="embed" xlink:actuate="onLoad"/><draw:image xlink:href="./ObjectReplacements/Object 10" xlink:type="simple" xlink:show="embed" xlink:actuate="onLoad"/><svg:desc>formule</svg:desc></draw:frame><text:tab/><text:tab/>F<draw:frame draw:style-name="fr5" draw:name="Objet19" text:anchor-type="as-char" svg:width="0.815cm" svg:height="0.958cm" draw:z-index="35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</text:list-item>
        <text:list-item>
          <text:p text:style-name="P104"><draw:g text:anchor-type="paragraph" draw:z-index="83" draw:name="Forme7_0" draw:style-name="gr33"><draw:frame draw:style-name="gr45" draw:text-style-name="P156" svg:width="0.706cm" svg:height="0.664cm" svg:x="3.404cm" svg:y="2.401cm"><draw:text-box><text:p text:style-name="P145"><text:span text:style-name="T51">2</text:span></text:p></draw:text-box></draw:frame><draw:frame draw:style-name="gr44" draw:text-style-name="P151" svg:width="0.491cm" svg:height="0.454cm" svg:x="1.027cm" svg:y="1.665cm"><draw:text-box><text:p text:style-name="P150"><text:span text:style-name="T43">G</text:span></text:p></draw:text-box></draw:frame><draw:frame draw:style-name="gr44" draw:text-style-name="P151" svg:width="0.491cm" svg:height="0.454cm" svg:x="5.375cm" svg:y="1.704cm"><draw:text-box><text:p text:style-name="P150"><text:span text:style-name="T43">H</text:span></text:p></draw:text-box></draw:frame><draw:frame draw:style-name="gr44" draw:text-style-name="P151" svg:width="0.491cm" svg:height="0.454cm" svg:x="4.113cm" svg:y="1.69cm"><draw:text-box><text:p text:style-name="P150"><text:span text:style-name="T43">K</text:span></text:p></draw:text-box></draw:frame><draw:frame draw:style-name="gr45" draw:text-style-name="P156" svg:width="0.706cm" svg:height="0.664cm" svg:x="5.232cm" svg:y="2.364cm"><draw:text-box><text:p text:style-name="P145"><text:span text:style-name="T51">3</text:span></text:p></draw:text-box></draw:frame><draw:g draw:style-name="gr36"><draw:g draw:style-name="gr36"><draw:g draw:style-name="gr23"><draw:line draw:style-name="gr41" draw:text-style-name="P152" svg:x1="0.034cm" svg:y1="1.99cm" svg:x2="0.034cm" svg:y2="2.579cm"><text:p/></draw:line><draw:line draw:style-name="gr41" draw:text-style-name="P152" svg:x1="0.034cm" svg:y1="1.99cm" svg:x2="0.034cm" svg:y2="2.579cm"><text:p/></draw:line><draw:line draw:style-name="gr41" draw:text-style-name="P152" svg:x1="0.653cm" svg:y1="2.137cm" svg:x2="0.653cm" svg:y2="2.433cm"><text:p/></draw:line><draw:line draw:style-name="gr41" draw:text-style-name="P152" svg:x1="8.056cm" svg:y1="2.137cm" svg:x2="8.056cm" svg:y2="2.433cm"><text:p/></draw:line><draw:line draw:style-name="gr41" draw:text-style-name="P152" svg:x1="6.818cm" svg:y1="2.137cm" svg:x2="6.818cm" svg:y2="2.433cm"><text:p/></draw:line><draw:line draw:style-name="gr41" draw:text-style-name="P152" svg:x1="6.204cm" svg:y1="2.137cm" svg:x2="6.204cm" svg:y2="2.433cm"><text:p/></draw:line><draw:line draw:style-name="gr41" draw:text-style-name="P152" svg:x1="5.588cm" svg:y1="2.137cm" svg:x2="5.588cm" svg:y2="2.433cm"><text:p/></draw:line><draw:line draw:style-name="gr41" draw:text-style-name="P152" svg:x1="4.971cm" svg:y1="2.137cm" svg:x2="4.971cm" svg:y2="2.433cm"><text:p/></draw:line><draw:line draw:style-name="gr41" draw:text-style-name="P152" svg:x1="4.355cm" svg:y1="2.137cm" svg:x2="4.355cm" svg:y2="2.433cm"><text:p/></draw:line><draw:line draw:style-name="gr41" draw:text-style-name="P152" svg:x1="3.119cm" svg:y1="2.137cm" svg:x2="3.119cm" svg:y2="2.433cm"><text:p/></draw:line><draw:line draw:style-name="gr41" draw:text-style-name="P152" svg:x1="3.775cm" svg:y1="2.137cm" svg:x2="3.775cm" svg:y2="2.433cm"><text:p/></draw:line><draw:line draw:style-name="gr41" draw:text-style-name="P152" svg:x1="1.271cm" svg:y1="2.137cm" svg:x2="1.271cm" svg:y2="2.433cm"><text:p/></draw:line><draw:line draw:style-name="gr42" draw:text-style-name="P153" svg:x1="0.034cm" svg:y1="2.286cm" svg:x2="8.978cm" svg:y2="2.286cm"><text:p/></draw:line><draw:frame draw:style-name="gr43" draw:text-style-name="P155" svg:width="0.71cm" svg:height="0.678cm" svg:x="-0.321cm" svg:y="2.575cm"><draw:text-box><text:p text:style-name="P145"><text:span text:style-name="T50">0</text:span></text:p></draw:text-box></draw:frame><draw:frame draw:style-name="gr43" draw:text-style-name="P155" svg:width="0.71cm" svg:height="0.678cm" svg:x="1.528cm" svg:y="2.575cm"><draw:text-box><text:p text:style-name="P145"><text:span text:style-name="T50">1</text:span></text:p></draw:text-box></draw:frame><draw:line draw:style-name="gr41" draw:text-style-name="P152" svg:x1="7.436cm" svg:y1="2.137cm" svg:x2="7.436cm" svg:y2="2.433cm"><text:p/></draw:line></draw:g><draw:line draw:style-name="gr41" draw:text-style-name="P152" svg:x1="1.893cm" svg:y1="1.99cm" svg:x2="1.893cm" svg:y2="2.579cm"><text:p/></draw:line></draw:g><draw:line draw:style-name="gr41" draw:text-style-name="P152" svg:x1="2.497cm" svg:y1="2.137cm" svg:x2="2.497cm" svg:y2="2.433cm"><text:p/></draw:line></draw:g></draw:g><text:tab/>G<draw:frame draw:style-name="fr5" draw:name="Objet10" text:anchor-type="as-char" svg:width="0.848cm" svg:height="0.96cm" draw:z-index="36"><draw:object xlink:href="./Object 12" xlink:type="simple" xlink:show="embed" xlink:actuate="onLoad"/><draw:image xlink:href="./ObjectReplacements/Object 12" xlink:type="simple" xlink:show="embed" xlink:actuate="onLoad"/><svg:desc>formule</svg:desc></draw:frame><text:tab/> <text:s text:c="12"/>H<draw:frame draw:style-name="fr5" draw:name="Objet11" text:anchor-type="as-char" svg:width="0.848cm" svg:height="0.96cm" draw:z-index="37"><draw:object xlink:href="./Object 13" xlink:type="simple" xlink:show="embed" xlink:actuate="onLoad"/><draw:image xlink:href="./ObjectReplacements/Object 13" xlink:type="simple" xlink:show="embed" xlink:actuate="onLoad"/><svg:desc>formule</svg:desc></draw:frame><text:tab/>K<draw:frame draw:style-name="fr5" draw:name="Objet12" text:anchor-type="as-char" svg:width="0.848cm" svg:height="0.96cm" draw:z-index="38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</text:list-item>
        <text:list-item>
          <text:p text:style-name="P104"><draw:g text:anchor-type="paragraph" draw:z-index="84" draw:name="Forme8_0" draw:style-name="gr33"><draw:frame draw:style-name="gr44" draw:text-style-name="P151" svg:width="0.491cm" svg:height="0.454cm" svg:x="4.759cm" svg:y="2.006cm"><draw:text-box><text:p text:style-name="P150"><text:span text:style-name="T43">L</text:span></text:p></draw:text-box></draw:frame><draw:frame draw:style-name="gr44" draw:text-style-name="P151" svg:width="0.491cm" svg:height="0.454cm" svg:x="1.043cm" svg:y="1.944cm"><draw:text-box><text:p text:style-name="P150"><text:span text:style-name="T43">N</text:span></text:p></draw:text-box></draw:frame><draw:frame draw:style-name="gr44" draw:text-style-name="P151" svg:width="0.491cm" svg:height="0.454cm" svg:x="5.943cm" svg:y="1.993cm"><draw:text-box><text:p text:style-name="P150"><text:span text:style-name="T43">M</text:span></text:p></draw:text-box></draw:frame><draw:g draw:style-name="gr23"><draw:line draw:style-name="gr41" draw:text-style-name="P152" svg:x1="0.03cm" svg:y1="2.277cm" svg:x2="0.03cm" svg:y2="2.866cm"><text:p/></draw:line><draw:line draw:style-name="gr41" draw:text-style-name="P152" svg:x1="0.03cm" svg:y1="2.277cm" svg:x2="0.03cm" svg:y2="2.866cm"><text:p/></draw:line><draw:line draw:style-name="gr41" draw:text-style-name="P152" svg:x1="3.742cm" svg:y1="2.277cm" svg:x2="3.742cm" svg:y2="2.866cm"><text:p/></draw:line><draw:line draw:style-name="gr41" draw:text-style-name="P152" svg:x1="7.447cm" svg:y1="2.277cm" svg:x2="7.447cm" svg:y2="2.866cm"><text:p/></draw:line><draw:line draw:style-name="gr41" draw:text-style-name="P152" svg:x1="0.649cm" svg:y1="2.422cm" svg:x2="0.649cm" svg:y2="2.718cm"><text:p/></draw:line><draw:line draw:style-name="gr41" draw:text-style-name="P152" svg:x1="8.064cm" svg:y1="2.422cm" svg:x2="8.064cm" svg:y2="2.718cm"><text:p/></draw:line><draw:line draw:style-name="gr41" draw:text-style-name="P152" svg:x1="6.828cm" svg:y1="2.422cm" svg:x2="6.828cm" svg:y2="2.718cm"><text:p/></draw:line><draw:line draw:style-name="gr41" draw:text-style-name="P152" svg:x1="6.207cm" svg:y1="2.422cm" svg:x2="6.207cm" svg:y2="2.718cm"><text:p/></draw:line><draw:line draw:style-name="gr41" draw:text-style-name="P152" svg:x1="5.591cm" svg:y1="2.422cm" svg:x2="5.591cm" svg:y2="2.718cm"><text:p/></draw:line><draw:line draw:style-name="gr41" draw:text-style-name="P152" svg:x1="4.974cm" svg:y1="2.422cm" svg:x2="4.974cm" svg:y2="2.718cm"><text:p/></draw:line><draw:line draw:style-name="gr41" draw:text-style-name="P152" svg:x1="4.355cm" svg:y1="2.422cm" svg:x2="4.355cm" svg:y2="2.718cm"><text:p/></draw:line><draw:line draw:style-name="gr41" draw:text-style-name="P152" svg:x1="3.122cm" svg:y1="2.422cm" svg:x2="3.122cm" svg:y2="2.718cm"><text:p/></draw:line><draw:line draw:style-name="gr41" draw:text-style-name="P152" svg:x1="2.503cm" svg:y1="2.422cm" svg:x2="2.503cm" svg:y2="2.718cm"><text:p/></draw:line><draw:line draw:style-name="gr41" draw:text-style-name="P152" svg:x1="1.886cm" svg:y1="2.422cm" svg:x2="1.886cm" svg:y2="2.718cm"><text:p/></draw:line><draw:line draw:style-name="gr41" draw:text-style-name="P152" svg:x1="1.27cm" svg:y1="2.422cm" svg:x2="1.27cm" svg:y2="2.718cm"><text:p/></draw:line><draw:line draw:style-name="gr42" draw:text-style-name="P153" svg:x1="0.03cm" svg:y1="2.572cm" svg:x2="8.988cm" svg:y2="2.572cm"><text:p/></draw:line><draw:frame draw:style-name="gr45" draw:text-style-name="P155" svg:width="0.706cm" svg:height="0.664cm" svg:x="-0.072cm" svg:y="2.861cm"><draw:text-box><text:p text:style-name="P145"><text:span text:style-name="T50">0</text:span></text:p></draw:text-box></draw:frame><draw:frame draw:style-name="gr45" draw:text-style-name="P155" svg:width="0.706cm" svg:height="0.664cm" svg:x="3.641cm" svg:y="2.861cm"><draw:text-box><text:p text:style-name="P145"><text:span text:style-name="T50">1</text:span></text:p></draw:text-box></draw:frame><draw:frame draw:style-name="gr45" draw:text-style-name="P155" svg:width="0.706cm" svg:height="0.664cm" svg:x="7.326cm" svg:y="2.861cm"><draw:text-box><text:p text:style-name="P145"><text:span text:style-name="T50">2</text:span></text:p></draw:text-box></draw:frame></draw:g></draw:g>L<draw:frame draw:style-name="fr5" draw:name="Objet30" text:anchor-type="as-char" svg:width="0.843cm" svg:height="0.961cm" draw:z-index="39"><draw:object xlink:href="./Object 15" xlink:type="simple" xlink:show="embed" xlink:actuate="onLoad"/><draw:image xlink:href="./ObjectReplacements/Object 15" xlink:type="simple" xlink:show="embed" xlink:actuate="onLoad"/><svg:desc>formule</svg:desc></draw:frame><text:tab/> <text:s text:c="12"/>M<draw:frame draw:style-name="fr5" draw:name="Objet31" text:anchor-type="as-char" svg:width="0.843cm" svg:height="0.961cm" draw:z-index="40"><draw:object xlink:href="./Object 16" xlink:type="simple" xlink:show="embed" xlink:actuate="onLoad"/><draw:image xlink:href="./ObjectReplacements/Object 16" xlink:type="simple" xlink:show="embed" xlink:actuate="onLoad"/><svg:desc>formule</svg:desc></draw:frame><text:tab/>N<draw:frame draw:style-name="fr5" draw:name="Objet32" text:anchor-type="as-char" svg:width="1.067cm" svg:height="0.961cm" draw:z-index="41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</text:list-item>
      </text:list>
      <text:list xml:id="list183303180015250" text:continue-list="list183304313367301" text:style-name="Num_5f_Exo">
        <text:list-header>
          <text:h text:style-name="P80" text:outline-level="1"><text:span text:style-name="Bold_5f_niv1"><text:span text:style-name="T32"/></text:span></text:h>
        </text:list-header>
        <text:list-item>
          <text:h text:style-name="P80" text:outline-level="1"><text:span text:style-name="Bold_5f_niv1"><text:span text:style-name="T32"> </text:span></text:span><text:span text:style-name="Bold_5f_niv1">Sans l’origine</text:span><text:span text:style-name="Bold_5f_niv1"><text:span text:style-name="T31"> </text:span></text:span><text:span text:style-name="Bold_5f_niv1">!</text:span></text:h>
        </text:list-item>
      </text:list>
      <text:list xml:id="list183303560382192" text:continue-list="list183304936098747" text:style-name="liste_5f_abc">
        <text:list-item text:start-value="1">
          <text:p text:style-name="P114">Écris, sous forme de fraction, l’abscisse de chaque point.</text:p>
        </text:list-item>
      </text:list>
      <text:p text:style-name="P60">Abscisse de E : <text:span text:style-name="T19"><draw:frame draw:style-name="fr6" draw:name="Objet37" text:anchor-type="as-char" svg:width="0.496cm" svg:height="0.873cm" draw:z-index="103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tab/>Abscisse de F : <text:span text:style-name="T19"><draw:frame draw:style-name="fr6" draw:name="Objet38" text:anchor-type="as-char" svg:width="0.716cm" svg:height="0.87cm" draw:z-index="104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50"><draw:g text:anchor-type="char" draw:z-index="51" draw:name="Forme29" draw:style-name="gr408"><draw:line draw:style-name="gr41" draw:text-style-name="P195" svg:x1="5.999cm" svg:y1="0.314cm" svg:x2="5.999cm" svg:y2="0.585cm"><text:p/></draw:line><draw:line draw:style-name="gr41" draw:text-style-name="P195" svg:x1="1.179cm" svg:y1="0.183cm" svg:x2="1.179cm" svg:y2="0.725cm"><text:p/></draw:line><draw:line draw:style-name="gr41" draw:text-style-name="P195" svg:x1="7.93cm" svg:y1="0.314cm" svg:x2="7.93cm" svg:y2="0.585cm"><text:p/></draw:line><draw:line draw:style-name="gr41" draw:text-style-name="P195" svg:x1="6.962cm" svg:y1="0.183cm" svg:x2="6.962cm" svg:y2="0.725cm"><text:p/></draw:line><draw:line draw:style-name="gr41" draw:text-style-name="P195" svg:x1="5.035cm" svg:y1="0.314cm" svg:x2="5.035cm" svg:y2="0.585cm"><text:p/></draw:line><draw:line draw:style-name="gr41" draw:text-style-name="P195" svg:x1="4.071cm" svg:y1="0.183cm" svg:x2="4.071cm" svg:y2="0.725cm"><text:p/></draw:line><draw:line draw:style-name="gr41" draw:text-style-name="P195" svg:x1="3.108cm" svg:y1="0.314cm" svg:x2="3.108cm" svg:y2="0.585cm"><text:p/></draw:line><draw:line draw:style-name="gr41" draw:text-style-name="P195" svg:x1="2.142cm" svg:y1="0.314cm" svg:x2="2.142cm" svg:y2="0.585cm"><text:p/></draw:line><draw:line draw:style-name="gr42" draw:text-style-name="P196" svg:x1="0.209cm" svg:y1="0.455cm" svg:x2="9.144cm" svg:y2="0.455cm"><text:p/></draw:line><draw:frame draw:style-name="gr409" draw:text-style-name="P197" svg:width="0.719cm" svg:height="0.664cm" svg:x="0.026cm" svg:y="0.725cm"><draw:text-box><text:p text:style-name="P145"><text:span text:style-name="T74">0</text:span></text:p></draw:text-box></draw:frame><draw:frame draw:style-name="gr410" draw:text-style-name="P198" svg:width="0.719cm" svg:height="0.664cm" svg:x="0.816cm" svg:y="0.582cm"><draw:text-box><text:p text:style-name="P145"><text:span text:style-name="T75">2</text:span></text:p></draw:text-box></draw:frame><draw:frame draw:style-name="gr410" draw:text-style-name="P198" svg:width="0.719cm" svg:height="0.664cm" svg:x="3.764cm" svg:y="0.696cm"><draw:text-box><text:p text:style-name="P145"><text:span text:style-name="T75">3</text:span></text:p></draw:text-box></draw:frame><draw:frame draw:style-name="gr411" draw:text-style-name="P198" svg:width="0.727cm" svg:height="0.664cm" svg:x="2.981cm" svg:y="-0.182cm"><draw:text-box><text:p text:style-name="P145"><text:span text:style-name="T65">E</text:span></text:p></draw:text-box></draw:frame><draw:frame draw:style-name="gr412" draw:text-style-name="P198" svg:width="0.708cm" svg:height="0.664cm" svg:x="5.868cm" svg:y="-0.177cm"><draw:text-box><text:p text:style-name="P145"><text:span text:style-name="T65">F</text:span></text:p></draw:text-box></draw:frame><draw:frame draw:style-name="gr410" draw:text-style-name="P198" svg:width="0.719cm" svg:height="0.664cm" svg:x="6.609cm" svg:y="0.647cm"><draw:text-box><text:p text:style-name="P145"><text:span text:style-name="T75">4</text:span></text:p></draw:text-box></draw:frame><draw:g draw:style-name="gr23"><draw:line draw:style-name="gr407" draw:text-style-name="P195" svg:x1="2.981cm" svg:y1="0.342cm" svg:x2="3.233cm" svg:y2="0.564cm"><text:p/></draw:line><draw:line draw:style-name="gr407" draw:text-style-name="P195" svg:x1="3.233cm" svg:y1="0.342cm" svg:x2="2.981cm" svg:y2="0.564cm"><text:p/></draw:line></draw:g><draw:g draw:style-name="gr23"><draw:line draw:style-name="gr407" draw:text-style-name="P195" svg:x1="5.879cm" svg:y1="0.337cm" svg:x2="6.129cm" svg:y2="0.559cm"><text:p/></draw:line><draw:line draw:style-name="gr407" draw:text-style-name="P195" svg:x1="6.129cm" svg:y1="0.337cm" svg:x2="5.879cm" svg:y2="0.559cm"><text:p/></draw:line></draw:g></draw:g></text:p>
      <text:list xml:id="list183304725608153" text:continue-numbering="true" text:style-name="liste_5f_abc">
        <text:list-item>
          <text:h text:style-name="P133" text:outline-level="1">Place les points suivants sur l’axe gradué.</text:h>
        </text:list-item>
      </text:list>
      <text:section text:style-name="Sect5" text:name="Section10">
        <text:p text:style-name="P57">G<draw:frame draw:style-name="fr5" draw:name="Objet1" text:anchor-type="as-char" svg:width="0.815cm" svg:height="0.958cm" draw:z-index="42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<text:p text:style-name="P56">H<draw:frame draw:style-name="fr5" draw:name="Objet5" text:anchor-type="as-char" svg:width="0.815cm" svg:height="0.958cm" draw:z-index="43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<text:p text:style-name="P56">I<draw:frame draw:style-name="fr5" draw:name="Objet7" text:anchor-type="as-char" svg:width="0.815cm" svg:height="0.958cm" draw:z-index="44"><draw:object xlink:href="./Object 21" xlink:type="simple" xlink:show="embed" xlink:actuate="onLoad"/><draw:image xlink:href="./ObjectReplacements/Object 21" xlink:type="simple" xlink:show="embed" xlink:actuate="onLoad"/><svg:desc>formule</svg:desc></draw:frame></text:p>
      </text:section>
      <text:p text:style-name="P62"><draw:g text:anchor-type="paragraph" draw:z-index="85" draw:name="Forme9_0" draw:style-name="gr33"><draw:frame draw:style-name="gr40" draw:text-style-name="P151" svg:width="0.532cm" svg:height="0.454cm" svg:x="0.992cm" svg:y="0.095cm"><draw:text-box><text:p text:style-name="P150"><text:span text:style-name="T43">G</text:span></text:p></draw:text-box></draw:frame><draw:g draw:style-name="gr23"><draw:line draw:style-name="gr41" draw:text-style-name="P152" svg:x1="3.743cm" svg:y1="0.521cm" svg:x2="3.743cm" svg:y2="0.823cm"><text:p/></draw:line><draw:line draw:style-name="gr41" draw:text-style-name="P152" svg:x1="7.47cm" svg:y1="0.521cm" svg:x2="7.47cm" svg:y2="0.823cm"><text:p/></draw:line><draw:line draw:style-name="gr41" draw:text-style-name="P152" svg:x1="0.639cm" svg:y1="0.374cm" svg:x2="0.639cm" svg:y2="0.974cm"><text:p/></draw:line><draw:line draw:style-name="gr41" draw:text-style-name="P152" svg:x1="8.091cm" svg:y1="0.374cm" svg:x2="8.091cm" svg:y2="0.974cm"><text:p/></draw:line><draw:line draw:style-name="gr41" draw:text-style-name="P152" svg:x1="6.849cm" svg:y1="0.521cm" svg:x2="6.849cm" svg:y2="0.824cm"><text:p/></draw:line><draw:line draw:style-name="gr41" draw:text-style-name="P152" svg:x1="6.223cm" svg:y1="0.521cm" svg:x2="6.223cm" svg:y2="0.824cm"><text:p/></draw:line><draw:line draw:style-name="gr41" draw:text-style-name="P152" svg:x1="5.602cm" svg:y1="0.374cm" svg:x2="5.602cm" svg:y2="0.974cm"><text:p/></draw:line><draw:line draw:style-name="gr41" draw:text-style-name="P152" svg:x1="4.983cm" svg:y1="0.521cm" svg:x2="4.983cm" svg:y2="0.823cm"><text:p/></draw:line><draw:line draw:style-name="gr41" draw:text-style-name="P152" svg:x1="4.362cm" svg:y1="0.521cm" svg:x2="4.362cm" svg:y2="0.824cm"><text:p/></draw:line><draw:line draw:style-name="gr41" draw:text-style-name="P152" svg:x1="3.122cm" svg:y1="0.374cm" svg:x2="3.122cm" svg:y2="0.974cm"><text:p/></draw:line><draw:line draw:style-name="gr41" draw:text-style-name="P152" svg:x1="2.503cm" svg:y1="0.521cm" svg:x2="2.503cm" svg:y2="0.823cm"><text:p/></draw:line><draw:line draw:style-name="gr41" draw:text-style-name="P152" svg:x1="1.882cm" svg:y1="0.521cm" svg:x2="1.882cm" svg:y2="0.824cm"><text:p/></draw:line><draw:line draw:style-name="gr41" draw:text-style-name="P152" svg:x1="1.261cm" svg:y1="0.521cm" svg:x2="1.261cm" svg:y2="0.824cm"><text:p/></draw:line><draw:line draw:style-name="gr42" draw:text-style-name="P153" svg:x1="0.018cm" svg:y1="0.671cm" svg:x2="9.018cm" svg:y2="0.671cm"><text:p/></draw:line><draw:frame draw:style-name="gr43" draw:text-style-name="P154" svg:width="0.71cm" svg:height="0.678cm" svg:x="-0.102cm" svg:y="0.975cm"><draw:text-box><text:p text:style-name="P145"><text:span text:style-name="T49">0</text:span></text:p></draw:text-box></draw:frame><draw:frame draw:style-name="gr43" draw:text-style-name="P155" svg:width="0.71cm" svg:height="0.678cm" svg:x="0.318cm" svg:y="0.889cm"><draw:text-box><text:p text:style-name="P145"><text:span text:style-name="T50">1</text:span></text:p></draw:text-box></draw:frame><draw:frame draw:style-name="gr43" draw:text-style-name="P155" svg:width="0.71cm" svg:height="0.678cm" svg:x="2.791cm" svg:y="0.862cm"><draw:text-box><text:p text:style-name="P145"><text:span text:style-name="T50">2</text:span></text:p></draw:text-box></draw:frame><draw:frame draw:style-name="gr43" draw:text-style-name="P155" svg:width="0.71cm" svg:height="0.678cm" svg:x="5.23cm" svg:y="0.919cm"><draw:text-box><text:p text:style-name="P145"><text:span text:style-name="T50">3</text:span></text:p></draw:text-box></draw:frame><draw:frame draw:style-name="gr43" draw:text-style-name="P155" svg:width="0.71cm" svg:height="0.678cm" svg:x="7.754cm" svg:y="0.972cm"><draw:text-box><text:p text:style-name="P145"><text:span text:style-name="T50">4</text:span></text:p></draw:text-box></draw:frame></draw:g><draw:frame draw:style-name="gr40" draw:text-style-name="P151" svg:width="0.532cm" svg:height="0.454cm" svg:x="3.51cm" svg:y="0.097cm"><draw:text-box><text:p text:style-name="P150"><text:span text:style-name="T43">H</text:span></text:p></draw:text-box></draw:frame><draw:frame draw:style-name="gr40" draw:text-style-name="P151" svg:width="0.532cm" svg:height="0.454cm" svg:x="6.571cm" svg:y="0.134cm"><draw:text-box><text:p text:style-name="P150"><text:span text:style-name="T43">I</text:span></text:p></draw:text-box></draw:frame></draw:g></text:p>
      <text:p text:style-name="P62"/>
      <text:list xml:id="list183304948051623" text:continue-list="list183303180015250" text:style-name="Num_5f_Exo">
        <text:list-header>
          <text:h text:style-name="P80" text:outline-level="1"><text:span text:style-name="Bold_5f_niv1"><text:span text:style-name="T31"/></text:span></text:h>
        </text:list-header>
        <text:list-item>
          <text:h text:style-name="P81" text:outline-level="1"><text:span text:style-name="Bold_5f_niv1"><text:span text:style-name="T31"> </text:span></text:span><text:span text:style-name="Bold_5f_niv1">Sans l’unité</text:span><text:span text:style-name="Bold_5f_niv1"><text:span text:style-name="T31"> </text:span></text:span><text:span text:style-name="Bold_5f_niv1">!</text:span></text:h>
        </text:list-item>
      </text:list>
      <text:list xml:id="list183302931501470" text:continue-list="list183304725608153" text:style-name="liste_5f_abc">
        <text:list-item text:start-value="1">
          <text:p text:style-name="P114">Écris, sous forme de fraction, l’abscisse de chaque point.</text:p>
        </text:list-item>
      </text:list>
      <text:section text:style-name="Sect6" text:name="Section11">
        <text:p text:style-name="P59">Abscisse de E : <draw:frame draw:style-name="fr6" draw:name="Objet39" text:anchor-type="as-char" svg:width="0.496cm" svg:height="0.873cm" draw:z-index="105"><draw:object xlink:href="./Object 40" xlink:type="simple" xlink:show="embed" xlink:actuate="onLoad"/><draw:image xlink:href="./ObjectReplacements/Object 40" xlink:type="simple" xlink:show="embed" xlink:actuate="onLoad"/><svg:desc>formule</svg:desc></draw:frame><text:span text:style-name="T19">.</text:span></text:p>
        <text:p text:style-name="P59"><text:span text:style-name="_5f_BVS">Abscisse de F : </text:span><text:span text:style-name="_5f_BVS"><text:span text:style-name="T19"><draw:frame draw:style-name="fr6" draw:name="Objet40" text:anchor-type="as-char" svg:width="0.492cm" svg:height="0.87cm" draw:z-index="106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</text:section>
      <text:p text:style-name="P59"><draw:g text:anchor-type="paragraph" draw:z-index="52" draw:name="Forme31" draw:style-name="gr33"><draw:line draw:style-name="gr41" draw:text-style-name="P152" svg:x1="5.41cm" svg:y1="0.443cm" svg:x2="5.41cm" svg:y2="0.748cm"><text:p/></draw:line><draw:line draw:style-name="gr41" draw:text-style-name="P152" svg:x1="0.03cm" svg:y1="0.296cm" svg:x2="0.03cm" svg:y2="0.905cm"><text:p/></draw:line><draw:line draw:style-name="gr41" draw:text-style-name="P152" svg:x1="7.56cm" svg:y1="0.443cm" svg:x2="7.56cm" svg:y2="0.748cm"><text:p/></draw:line><draw:line draw:style-name="gr41" draw:text-style-name="P152" svg:x1="6.484cm" svg:y1="0.296cm" svg:x2="6.484cm" svg:y2="0.905cm"><text:p/></draw:line><draw:line draw:style-name="gr41" draw:text-style-name="P152" svg:x1="4.334cm" svg:y1="0.443cm" svg:x2="4.334cm" svg:y2="0.748cm"><text:p/></draw:line><draw:line draw:style-name="gr41" draw:text-style-name="P152" svg:x1="3.258cm" svg:y1="0.296cm" svg:x2="3.258cm" svg:y2="0.905cm"><text:p/></draw:line><draw:line draw:style-name="gr41" draw:text-style-name="P152" svg:x1="2.182cm" svg:y1="0.443cm" svg:x2="2.182cm" svg:y2="0.748cm"><text:p/></draw:line><draw:line draw:style-name="gr41" draw:text-style-name="P152" svg:x1="1.104cm" svg:y1="0.443cm" svg:x2="1.104cm" svg:y2="0.748cm"><text:p/></draw:line><draw:line draw:style-name="gr42" draw:text-style-name="P153" svg:x1="0.03cm" svg:y1="0.601cm" svg:x2="8.92cm" svg:y2="0.601cm"><text:p/></draw:line><draw:frame draw:style-name="gr404" draw:text-style-name="P155" svg:width="0.802cm" svg:height="0.666cm" svg:x="-0.369cm" svg:y="0.801cm"><draw:text-box><text:p text:style-name="P145"><text:span text:style-name="T50">0</text:span></text:p></draw:text-box></draw:frame><draw:frame draw:style-name="gr405" draw:text-style-name="P155" svg:width="0.814cm" svg:height="0.666cm" svg:x="2.04cm" svg:y="-0.041cm"><draw:text-box><text:p text:style-name="P145"><text:span text:style-name="T57">E</text:span></text:p></draw:text-box></draw:frame><draw:frame draw:style-name="gr406" draw:text-style-name="P155" svg:width="0.791cm" svg:height="0.666cm" svg:x="5.263cm" svg:y="-0.06cm"><draw:text-box><text:p text:style-name="P145"><text:span text:style-name="T57">F</text:span></text:p></draw:text-box></draw:frame><draw:g draw:style-name="gr23"><draw:line draw:style-name="gr407" draw:text-style-name="P152" svg:x1="2.039cm" svg:y1="0.474cm" svg:x2="2.32cm" svg:y2="0.724cm"><text:p/></draw:line><draw:line draw:style-name="gr407" draw:text-style-name="P152" svg:x1="2.32cm" svg:y1="0.474cm" svg:x2="2.039cm" svg:y2="0.724cm"><text:p/></draw:line></draw:g><draw:g draw:style-name="gr23"><draw:line draw:style-name="gr407" draw:text-style-name="P152" svg:x1="5.274cm" svg:y1="0.469cm" svg:x2="5.553cm" svg:y2="0.719cm"><text:p/></draw:line><draw:line draw:style-name="gr407" draw:text-style-name="P152" svg:x1="5.553cm" svg:y1="0.469cm" svg:x2="5.274cm" svg:y2="0.719cm"><text:p/></draw:line></draw:g></draw:g></text:p>
      <text:list xml:id="list183304588175134" text:continue-numbering="true" text:style-name="liste_5f_abc">
        <text:list-item>
          <text:h text:style-name="P133" text:outline-level="1"><draw:frame text:anchor-type="paragraph" draw:z-index="50" draw:name="Forme32" draw:style-name="gr413" draw:text-style-name="P199" svg:width="0.382cm" svg:height="0.414cm" svg:x="6.449cm" svg:y="-0.617cm"><draw:text-box draw:corner-radius="4.593cm"><text:p text:style-name="P145"><text:span text:style-name="T73">2</text:span></text:p></draw:text-box></draw:frame>Place les points suivants sur l’axe gradué.</text:h>
        </text:list-item>
      </text:list>
      <text:section text:style-name="Sect5" text:name="Section12">
        <text:p text:style-name="P33"><draw:g text:anchor-type="paragraph" draw:z-index="86" draw:name="Forme17" draw:style-name="gr33"><draw:frame draw:style-name="gr34" draw:text-style-name="P146" svg:width="1.19cm" svg:height="1.1cm" svg:x="4.567cm" svg:y="1.287cm"><draw:text-box><text:p text:style-name="P145"><text:span text:style-name="T46">G</text:span></text:p><text:p text:style-name="P145"><text:span text:style-name="T47">x</text:span></text:p></draw:text-box></draw:frame><draw:frame draw:style-name="gr35" draw:text-style-name="P146" svg:width="1.188cm" svg:height="1.101cm" svg:x="6.648cm" svg:y="1.287cm"><draw:text-box><text:p text:style-name="P145"><text:span text:style-name="T46">I</text:span></text:p><text:p text:style-name="P145"><text:span text:style-name="T47">x</text:span></text:p></draw:text-box></draw:frame><draw:frame draw:style-name="gr34" draw:text-style-name="P146" svg:width="1.19cm" svg:height="1.1cm" svg:x="1.801cm" svg:y="1.271cm"><draw:text-box><text:p text:style-name="P145"><text:span text:style-name="T46">H</text:span></text:p><text:p text:style-name="P145"><text:span text:style-name="T47">x</text:span></text:p></draw:text-box></draw:frame><draw:g draw:name="Forme1_1" draw:style-name="gr36"><draw:g draw:style-name="gr23"><draw:line draw:style-name="gr26" draw:text-style-name="P141" svg:x1="0.078cm" svg:y1="2.031cm" svg:x2="9.079cm" svg:y2="2.031cm"><text:p/></draw:line><draw:polygon draw:style-name="gr37" draw:text-style-name="P142" svg:width="0.239cm" svg:height="0.233cm" svg:x="8.837cm" svg:y="1.912cm" svg:viewBox="0 0 240 234" draw:points="240,117 0,234 0,0"><text:p/></draw:polygon></draw:g><draw:frame draw:style-name="gr38" draw:text-style-name="P147" svg:width="0.699cm" svg:height="1.389cm" svg:x="8.038cm" svg:y="0.467cm"><draw:text-box><text:p/></draw:text-box></draw:frame><draw:line draw:style-name="gr26" draw:text-style-name="P141" svg:x1="0.078cm" svg:y1="1.853cm" svg:x2="0.078cm" svg:y2="2.204cm"><text:p/></draw:line><draw:line draw:style-name="gr26" draw:text-style-name="P141" svg:x1="0.769cm" svg:y1="1.912cm" svg:x2="0.769cm" svg:y2="2.146cm"><text:p/></draw:line><draw:line draw:style-name="gr26" draw:text-style-name="P141" svg:x1="1.464cm" svg:y1="1.912cm" svg:x2="1.464cm" svg:y2="2.146cm"><text:p/></draw:line><draw:line draw:style-name="gr26" draw:text-style-name="P141" svg:x1="2.158cm" svg:y1="1.912cm" svg:x2="2.158cm" svg:y2="2.146cm"><text:p/></draw:line><draw:line draw:style-name="gr26" draw:text-style-name="P141" svg:x1="2.847cm" svg:y1="1.853cm" svg:x2="2.847cm" svg:y2="2.204cm"><text:p/></draw:line><draw:line draw:style-name="gr26" draw:text-style-name="P141" svg:x1="3.542cm" svg:y1="1.912cm" svg:x2="3.542cm" svg:y2="2.146cm"><text:p/></draw:line><draw:line draw:style-name="gr26" draw:text-style-name="P141" svg:x1="4.232cm" svg:y1="1.912cm" svg:x2="4.232cm" svg:y2="2.146cm"><text:p/></draw:line><draw:line draw:style-name="gr26" draw:text-style-name="P141" svg:x1="4.923cm" svg:y1="1.912cm" svg:x2="4.923cm" svg:y2="2.146cm"><text:p/></draw:line><draw:line draw:style-name="gr26" draw:text-style-name="P141" svg:x1="5.618cm" svg:y1="1.853cm" svg:x2="5.618cm" svg:y2="2.204cm"><text:p/></draw:line><draw:line draw:style-name="gr26" draw:text-style-name="P141" svg:x1="6.312cm" svg:y1="1.912cm" svg:x2="6.312cm" svg:y2="2.146cm"><text:p/></draw:line><draw:line draw:style-name="gr26" draw:text-style-name="P141" svg:x1="7cm" svg:y1="1.912cm" svg:x2="7cm" svg:y2="2.146cm"><text:p/></draw:line><draw:line draw:style-name="gr26" draw:text-style-name="P141" svg:x1="7.694cm" svg:y1="1.912cm" svg:x2="7.694cm" svg:y2="2.146cm"><text:p/></draw:line><draw:line draw:style-name="gr26" draw:text-style-name="P141" svg:x1="8.386cm" svg:y1="1.853cm" svg:x2="8.386cm" svg:y2="2.204cm"><text:p/></draw:line></draw:g><draw:frame draw:name="Forme2_1" draw:style-name="gr31" draw:text-style-name="P148" svg:width="0.147cm" svg:height="0.676cm" svg:x="0.078cm" svg:y="2.21cm"><draw:text-box><text:p text:style-name="P134"><text:span text:style-name="T48">0</text:span></text:p></draw:text-box></draw:frame><draw:frame draw:name="Forme3_1" draw:style-name="gr31" draw:text-style-name="P148" svg:width="0.378cm" svg:height="0.676cm" svg:x="8.225cm" svg:y="2.27cm"><draw:text-box><text:p text:style-name="P134"><text:span text:style-name="T48">3</text:span></text:p></draw:text-box></draw:frame><draw:frame draw:style-name="gr39" draw:text-style-name="P149" svg:width="0.726cm" svg:height="0.676cm" svg:x="2.51cm" svg:y="2.215cm"><draw:text-box><text:p text:style-name="P145"><text:span text:style-name="T45">1</text:span></text:p></draw:text-box></draw:frame><draw:frame draw:style-name="gr39" draw:text-style-name="P149" svg:width="0.726cm" svg:height="0.676cm" svg:x="5.262cm" svg:y="2.227cm"><draw:text-box><text:p text:style-name="P145"><text:span text:style-name="T45">2</text:span></text:p></draw:text-box></draw:frame></draw:g>G<draw:frame draw:style-name="fr5" draw:name="Objet13" text:anchor-type="as-char" svg:width="0.843cm" svg:height="0.961cm" draw:z-index="60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text:p text:style-name="P57">H<draw:frame draw:style-name="fr5" draw:name="Objet20" text:anchor-type="as-char" svg:width="0.843cm" svg:height="0.961cm" draw:z-index="61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<text:p text:style-name="P57">I<draw:frame draw:style-name="fr5" draw:name="Objet9" text:anchor-type="as-char" svg:width="0.843cm" svg:height="0.961cm" draw:z-index="62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/text:section>
      <text:p text:style-name="Standard"/>
      <text:list xml:id="list183303698171371" text:continue-list="list183304948051623" text:style-name="Num_5f_Exo">
        <text:list-header>
          <text:h text:style-name="P82" text:outline-level="1"/>
        </text:list-header>
        <text:list-item>
          <text:h text:style-name="P82" text:outline-level="1"><text:span text:style-name="T37"> </text:span><text:span text:style-name="T30">Dans chaque cas, trace une demi‑droite graduée en choisissant au mieux l’unité pour pouvoir ensuite placer tous les nombres donnés.</text:span></text:h>
        </text:list-item>
      </text:list>
      <text:list xml:id="list183304330877313" text:continue-list="list183304588175134" text:style-name="liste_5f_abc">
        <text:list-item text:start-value="1">
          <text:p text:style-name="P105"><text:span text:style-name="T28">0 ; </text:span><text:span text:style-name="T28"><draw:frame draw:style-name="fr4" draw:name="Objet23" text:anchor-type="as-char" svg:width="0.492cm" svg:height="0.87cm" draw:z-index="63"><draw:object xlink:href="./Object 26" xlink:type="simple" xlink:show="embed" xlink:actuate="onLoad"/><draw:image xlink:href="./ObjectReplacements/Object 26" xlink:type="simple" xlink:show="embed" xlink:actuate="onLoad"/></draw:frame></text:span><text:span text:style-name="T28"> ; </text:span><text:span text:style-name="T28"><draw:frame draw:style-name="fr4" draw:name="Objet24" text:anchor-type="as-char" svg:width="0.492cm" svg:height="0.87cm" draw:z-index="64"><draw:object xlink:href="./Object 27" xlink:type="simple" xlink:show="embed" xlink:actuate="onLoad"/><draw:image xlink:href="./ObjectReplacements/Object 27" xlink:type="simple" xlink:show="embed" xlink:actuate="onLoad"/></draw:frame></text:span><text:span text:style-name="T28"> ; </text:span><text:span text:style-name="T28"><draw:frame draw:style-name="fr4" draw:name="Objet25" text:anchor-type="as-char" svg:width="0.492cm" svg:height="0.87cm" draw:z-index="65"><draw:object xlink:href="./Object 28" xlink:type="simple" xlink:show="embed" xlink:actuate="onLoad"/><draw:image xlink:href="./ObjectReplacements/Object 28" xlink:type="simple" xlink:show="embed" xlink:actuate="onLoad"/></draw:frame></text:span><text:span text:style-name="T28"> ; </text:span><text:span text:style-name="T28"><draw:frame draw:style-name="fr4" draw:name="Objet26" text:anchor-type="as-char" svg:width="0.492cm" svg:height="0.87cm" draw:z-index="66"><draw:object xlink:href="./Object 29" xlink:type="simple" xlink:show="embed" xlink:actuate="onLoad"/><draw:image xlink:href="./ObjectReplacements/Object 29" xlink:type="simple" xlink:show="embed" xlink:actuate="onLoad"/></draw:frame></text:span></text:p>
        </text:list-item>
      </text:list>
      <text:p text:style-name="P63"/>
      <text:p text:style-name="P63"><draw:g text:anchor-type="paragraph" draw:z-index="87" draw:name="DrawObject1" draw:style-name="gr21"><draw:g draw:name="Forme18" draw:style-name="gr23"><draw:line draw:style-name="gr24" draw:text-style-name="P141" svg:x1="-0.105cm" svg:y1="0.567cm" svg:x2="8.895cm" svg:y2="0.567cm"><text:p/></draw:line><draw:polygon draw:style-name="gr25" draw:text-style-name="P142" svg:width="0.239cm" svg:height="0.149cm" svg:x="8.652cm" svg:y="0.491cm" svg:viewBox="0 0 240 150" draw:points="240,75 0,150 0,0"><text:p/></draw:polygon></draw:g><draw:line draw:name="Forme19" draw:style-name="gr24" draw:text-style-name="P141" svg:x1="0.384cm" svg:y1="0.455cm" svg:x2="0.384cm" svg:y2="0.681cm"><text:p/></draw:line><draw:line draw:name="Forme20" draw:style-name="gr26" draw:text-style-name="P141" svg:x1="4.382cm" svg:y1="0.473cm" svg:x2="4.382cm" svg:y2="0.699cm"><text:p/></draw:line><draw:line draw:name="Forme25" draw:style-name="gr26" draw:text-style-name="P141" svg:x1="2.889cm" svg:y1="0.49cm" svg:x2="2.889cm" svg:y2="0.641cm"><text:p/></draw:line><draw:line draw:name="Forme26" draw:style-name="gr26" draw:text-style-name="P141" svg:x1="3.377cm" svg:y1="0.458cm" svg:x2="3.377cm" svg:y2="0.684cm"><text:p/></draw:line><draw:line draw:name="Forme27" draw:style-name="gr26" draw:text-style-name="P141" svg:x1="6.387cm" svg:y1="0.509cm" svg:x2="6.387cm" svg:y2="0.66cm"><text:p/></draw:line><draw:line draw:name="Forme28" draw:style-name="gr26" draw:text-style-name="P141" svg:x1="5.396cm" svg:y1="0.45cm" svg:x2="5.396cm" svg:y2="0.601cm"><text:p/></draw:line><draw:line draw:name="Forme30" draw:style-name="gr26" draw:text-style-name="P141" svg:x1="8.38cm" svg:y1="0.443cm" svg:x2="8.38cm" svg:y2="0.669cm"><text:p/></draw:line><draw:g draw:name="Forme33" draw:style-name="gr23"><draw:line draw:style-name="gr27" draw:text-style-name="P143" svg:x1="-0.009cm" svg:y1="0.044cm" svg:x2="-0.009cm" svg:y2="1.071cm"><text:p/></draw:line><draw:line draw:style-name="gr27" draw:text-style-name="P143" svg:x1="0.089cm" svg:y1="0.044cm" svg:x2="0.089cm" svg:y2="1.071cm"><text:p/></draw:line><draw:line draw:style-name="gr27" draw:text-style-name="P143" svg:x1="0.192cm" svg:y1="0.044cm" svg:x2="0.192cm" svg:y2="1.071cm"><text:p/></draw:line><draw:line draw:style-name="gr27" draw:text-style-name="P143" svg:x1="0.29cm" svg:y1="0.044cm" svg:x2="0.29cm" svg:y2="1.071cm"><text:p/></draw:line><draw:line draw:style-name="gr27" draw:text-style-name="P143" svg:x1="0.491cm" svg:y1="0.044cm" svg:x2="0.491cm" svg:y2="1.071cm"><text:p/></draw:line><draw:line draw:style-name="gr27" draw:text-style-name="P143" svg:x1="0.591cm" svg:y1="0.044cm" svg:x2="0.591cm" svg:y2="1.071cm"><text:p/></draw:line><draw:line draw:style-name="gr27" draw:text-style-name="P143" svg:x1="0.689cm" svg:y1="0.044cm" svg:x2="0.689cm" svg:y2="1.071cm"><text:p/></draw:line><draw:line draw:style-name="gr27" draw:text-style-name="P143" svg:x1="0.791cm" svg:y1="0.044cm" svg:x2="0.791cm" svg:y2="1.071cm"><text:p/></draw:line><draw:line draw:style-name="gr27" draw:text-style-name="P143" svg:x1="0.992cm" svg:y1="0.044cm" svg:x2="0.992cm" svg:y2="1.071cm"><text:p/></draw:line><draw:line draw:style-name="gr27" draw:text-style-name="P143" svg:x1="1.09cm" svg:y1="0.044cm" svg:x2="1.09cm" svg:y2="1.071cm"><text:p/></draw:line><draw:line draw:style-name="gr27" draw:text-style-name="P143" svg:x1="1.188cm" svg:y1="0.044cm" svg:x2="1.188cm" svg:y2="1.071cm"><text:p/></draw:line><draw:line draw:style-name="gr27" draw:text-style-name="P143" svg:x1="1.291cm" svg:y1="0.044cm" svg:x2="1.291cm" svg:y2="1.071cm"><text:p/></draw:line><draw:line draw:style-name="gr27" draw:text-style-name="P143" svg:x1="1.488cm" svg:y1="0.044cm" svg:x2="1.488cm" svg:y2="1.071cm"><text:p/></draw:line><draw:line draw:style-name="gr27" draw:text-style-name="P143" svg:x1="1.591cm" svg:y1="0.044cm" svg:x2="1.591cm" svg:y2="1.071cm"><text:p/></draw:line><draw:line draw:style-name="gr27" draw:text-style-name="P143" svg:x1="1.689cm" svg:y1="0.044cm" svg:x2="1.689cm" svg:y2="1.071cm"><text:p/></draw:line><draw:line draw:style-name="gr27" draw:text-style-name="P143" svg:x1="1.792cm" svg:y1="0.044cm" svg:x2="1.792cm" svg:y2="1.071cm"><text:p/></draw:line><draw:line draw:style-name="gr27" draw:text-style-name="P143" svg:x1="1.989cm" svg:y1="0.044cm" svg:x2="1.989cm" svg:y2="1.071cm"><text:p/></draw:line><draw:line draw:style-name="gr27" draw:text-style-name="P143" svg:x1="2.091cm" svg:y1="0.044cm" svg:x2="2.091cm" svg:y2="1.071cm"><text:p/></draw:line><draw:line draw:style-name="gr27" draw:text-style-name="P143" svg:x1="2.19cm" svg:y1="0.044cm" svg:x2="2.19cm" svg:y2="1.071cm"><text:p/></draw:line><draw:line draw:style-name="gr27" draw:text-style-name="P143" svg:x1="2.288cm" svg:y1="0.044cm" svg:x2="2.288cm" svg:y2="1.071cm"><text:p/></draw:line><draw:line draw:style-name="gr27" draw:text-style-name="P143" svg:x1="2.488cm" svg:y1="0.044cm" svg:x2="2.488cm" svg:y2="1.071cm"><text:p/></draw:line><draw:line draw:style-name="gr27" draw:text-style-name="P143" svg:x1="2.588cm" svg:y1="0.044cm" svg:x2="2.588cm" svg:y2="1.071cm"><text:p/></draw:line><draw:line draw:style-name="gr27" draw:text-style-name="P143" svg:x1="2.69cm" svg:y1="0.044cm" svg:x2="2.69cm" svg:y2="1.071cm"><text:p/></draw:line><draw:line draw:style-name="gr27" draw:text-style-name="P143" svg:x1="2.789cm" svg:y1="0.044cm" svg:x2="2.789cm" svg:y2="1.071cm"><text:p/></draw:line><draw:line draw:style-name="gr27" draw:text-style-name="P143" svg:x1="2.99cm" svg:y1="0.044cm" svg:x2="2.99cm" svg:y2="1.071cm"><text:p/></draw:line><draw:line draw:style-name="gr27" draw:text-style-name="P143" svg:x1="3.088cm" svg:y1="0.044cm" svg:x2="3.088cm" svg:y2="1.071cm"><text:p/></draw:line><draw:line draw:style-name="gr27" draw:text-style-name="P143" svg:x1="3.19cm" svg:y1="0.044cm" svg:x2="3.19cm" svg:y2="1.071cm"><text:p/></draw:line><draw:line draw:style-name="gr27" draw:text-style-name="P143" svg:x1="3.288cm" svg:y1="0.044cm" svg:x2="3.288cm" svg:y2="1.071cm"><text:p/></draw:line><draw:line draw:style-name="gr27" draw:text-style-name="P143" svg:x1="3.49cm" svg:y1="0.044cm" svg:x2="3.49cm" svg:y2="1.071cm"><text:p/></draw:line><draw:line draw:style-name="gr27" draw:text-style-name="P143" svg:x1="3.588cm" svg:y1="0.044cm" svg:x2="3.588cm" svg:y2="1.071cm"><text:p/></draw:line><draw:line draw:style-name="gr27" draw:text-style-name="P143" svg:x1="3.691cm" svg:y1="0.044cm" svg:x2="3.691cm" svg:y2="1.071cm"><text:p/></draw:line><draw:line draw:style-name="gr27" draw:text-style-name="P143" svg:x1="3.789cm" svg:y1="0.044cm" svg:x2="3.789cm" svg:y2="1.071cm"><text:p/></draw:line><draw:line draw:style-name="gr27" draw:text-style-name="P143" svg:x1="3.991cm" svg:y1="0.044cm" svg:x2="3.991cm" svg:y2="1.071cm"><text:p/></draw:line><draw:line draw:style-name="gr27" draw:text-style-name="P143" svg:x1="4.092cm" svg:y1="0.044cm" svg:x2="4.092cm" svg:y2="1.071cm"><text:p/></draw:line><draw:line draw:style-name="gr27" draw:text-style-name="P143" svg:x1="4.189cm" svg:y1="0.044cm" svg:x2="4.189cm" svg:y2="1.071cm"><text:p/></draw:line><draw:line draw:style-name="gr27" draw:text-style-name="P143" svg:x1="4.29cm" svg:y1="0.044cm" svg:x2="4.29cm" svg:y2="1.071cm"><text:p/></draw:line><draw:line draw:style-name="gr27" draw:text-style-name="P143" svg:x1="4.491cm" svg:y1="0.044cm" svg:x2="4.491cm" svg:y2="1.071cm"><text:p/></draw:line><draw:line draw:style-name="gr27" draw:text-style-name="P143" svg:x1="4.589cm" svg:y1="0.044cm" svg:x2="4.589cm" svg:y2="1.071cm"><text:p/></draw:line><draw:line draw:style-name="gr27" draw:text-style-name="P143" svg:x1="4.687cm" svg:y1="0.044cm" svg:x2="4.687cm" svg:y2="1.071cm"><text:p/></draw:line><draw:line draw:style-name="gr27" draw:text-style-name="P143" svg:x1="4.79cm" svg:y1="0.044cm" svg:x2="4.79cm" svg:y2="1.071cm"><text:p/></draw:line><draw:line draw:style-name="gr27" draw:text-style-name="P143" svg:x1="4.988cm" svg:y1="0.044cm" svg:x2="4.988cm" svg:y2="1.071cm"><text:p/></draw:line><draw:line draw:style-name="gr27" draw:text-style-name="P143" svg:x1="5.09cm" svg:y1="0.044cm" svg:x2="5.09cm" svg:y2="1.071cm"><text:p/></draw:line><draw:line draw:style-name="gr27" draw:text-style-name="P143" svg:x1="5.188cm" svg:y1="0.044cm" svg:x2="5.188cm" svg:y2="1.071cm"><text:p/></draw:line><draw:line draw:style-name="gr27" draw:text-style-name="P143" svg:x1="5.288cm" svg:y1="0.044cm" svg:x2="5.288cm" svg:y2="1.071cm"><text:p/></draw:line><draw:line draw:style-name="gr27" draw:text-style-name="P143" svg:x1="5.489cm" svg:y1="0.044cm" svg:x2="5.489cm" svg:y2="1.071cm"><text:p/></draw:line><draw:line draw:style-name="gr27" draw:text-style-name="P143" svg:x1="5.591cm" svg:y1="0.044cm" svg:x2="5.591cm" svg:y2="1.071cm"><text:p/></draw:line><draw:line draw:style-name="gr27" draw:text-style-name="P143" svg:x1="5.689cm" svg:y1="0.044cm" svg:x2="5.689cm" svg:y2="1.071cm"><text:p/></draw:line><draw:line draw:style-name="gr27" draw:text-style-name="P143" svg:x1="5.787cm" svg:y1="0.044cm" svg:x2="5.787cm" svg:y2="1.071cm"><text:p/></draw:line><draw:line draw:style-name="gr27" draw:text-style-name="P143" svg:x1="5.987cm" svg:y1="0.044cm" svg:x2="5.987cm" svg:y2="1.071cm"><text:p/></draw:line><draw:line draw:style-name="gr27" draw:text-style-name="P143" svg:x1="6.088cm" svg:y1="0.044cm" svg:x2="6.088cm" svg:y2="1.071cm"><text:p/></draw:line><draw:line draw:style-name="gr27" draw:text-style-name="P143" svg:x1="6.191cm" svg:y1="0.044cm" svg:x2="6.191cm" svg:y2="1.071cm"><text:p/></draw:line><draw:line draw:style-name="gr27" draw:text-style-name="P143" svg:x1="6.288cm" svg:y1="0.044cm" svg:x2="6.288cm" svg:y2="1.071cm"><text:p/></draw:line><draw:line draw:style-name="gr27" draw:text-style-name="P143" svg:x1="6.489cm" svg:y1="0.044cm" svg:x2="6.489cm" svg:y2="1.071cm"><text:p/></draw:line><draw:line draw:style-name="gr27" draw:text-style-name="P143" svg:x1="6.587cm" svg:y1="0.044cm" svg:x2="6.587cm" svg:y2="1.071cm"><text:p/></draw:line><draw:line draw:style-name="gr27" draw:text-style-name="P143" svg:x1="6.692cm" svg:y1="0.044cm" svg:x2="6.692cm" svg:y2="1.071cm"><text:p/></draw:line><draw:line draw:style-name="gr27" draw:text-style-name="P143" svg:x1="6.789cm" svg:y1="0.044cm" svg:x2="6.789cm" svg:y2="1.071cm"><text:p/></draw:line><draw:line draw:style-name="gr27" draw:text-style-name="P143" svg:x1="6.989cm" svg:y1="0.044cm" svg:x2="6.989cm" svg:y2="1.071cm"><text:p/></draw:line><draw:line draw:style-name="gr27" draw:text-style-name="P143" svg:x1="7.087cm" svg:y1="0.044cm" svg:x2="7.087cm" svg:y2="1.071cm"><text:p/></draw:line><draw:line draw:style-name="gr27" draw:text-style-name="P143" svg:x1="7.19cm" svg:y1="0.044cm" svg:x2="7.19cm" svg:y2="1.071cm"><text:p/></draw:line><draw:line draw:style-name="gr27" draw:text-style-name="P143" svg:x1="7.29cm" svg:y1="0.044cm" svg:x2="7.29cm" svg:y2="1.071cm"><text:p/></draw:line><draw:line draw:style-name="gr27" draw:text-style-name="P143" svg:x1="7.491cm" svg:y1="0.044cm" svg:x2="7.491cm" svg:y2="1.071cm"><text:p/></draw:line><draw:line draw:style-name="gr27" draw:text-style-name="P143" svg:x1="7.589cm" svg:y1="0.044cm" svg:x2="7.589cm" svg:y2="1.071cm"><text:p/></draw:line><draw:line draw:style-name="gr27" draw:text-style-name="P143" svg:x1="7.687cm" svg:y1="0.044cm" svg:x2="7.687cm" svg:y2="1.071cm"><text:p/></draw:line><draw:line draw:style-name="gr27" draw:text-style-name="P143" svg:x1="7.789cm" svg:y1="0.044cm" svg:x2="7.789cm" svg:y2="1.071cm"><text:p/></draw:line><draw:line draw:style-name="gr27" draw:text-style-name="P143" svg:x1="7.992cm" svg:y1="0.044cm" svg:x2="7.992cm" svg:y2="1.071cm"><text:p/></draw:line><draw:line draw:style-name="gr27" draw:text-style-name="P143" svg:x1="8.089cm" svg:y1="0.044cm" svg:x2="8.089cm" svg:y2="1.071cm"><text:p/></draw:line><draw:line draw:style-name="gr27" draw:text-style-name="P143" svg:x1="8.187cm" svg:y1="0.044cm" svg:x2="8.187cm" svg:y2="1.071cm"><text:p/></draw:line><draw:line draw:style-name="gr27" draw:text-style-name="P143" svg:x1="8.289cm" svg:y1="0.044cm" svg:x2="8.289cm" svg:y2="1.071cm"><text:p/></draw:line><draw:line draw:style-name="gr27" draw:text-style-name="P143" svg:x1="8.487cm" svg:y1="0.044cm" svg:x2="8.487cm" svg:y2="1.071cm"><text:p/></draw:line><draw:line draw:style-name="gr27" draw:text-style-name="P143" svg:x1="8.59cm" svg:y1="0.044cm" svg:x2="8.59cm" svg:y2="1.071cm"><text:p/></draw:line><draw:line draw:style-name="gr27" draw:text-style-name="P143" svg:x1="8.687cm" svg:y1="0.044cm" svg:x2="8.687cm" svg:y2="1.071cm"><text:p/></draw:line><draw:line draw:style-name="gr27" draw:text-style-name="P143" svg:x1="8.787cm" svg:y1="0.044cm" svg:x2="8.787cm" svg:y2="1.071cm"><text:p/></draw:line><draw:line draw:style-name="gr27" draw:text-style-name="P143" svg:x1="-0.111cm" svg:y1="0.145cm" svg:x2="8.886cm" svg:y2="0.145cm"><text:p/></draw:line><draw:line draw:style-name="gr27" draw:text-style-name="P143" svg:x1="-0.111cm" svg:y1="0.25cm" svg:x2="8.886cm" svg:y2="0.25cm"><text:p/></draw:line><draw:line draw:style-name="gr27" draw:text-style-name="P143" svg:x1="-0.111cm" svg:y1="0.352cm" svg:x2="8.886cm" svg:y2="0.352cm"><text:p/></draw:line><draw:line draw:style-name="gr27" draw:text-style-name="P143" svg:x1="-0.111cm" svg:y1="0.458cm" svg:x2="8.886cm" svg:y2="0.458cm"><text:p/></draw:line><draw:line draw:style-name="gr27" draw:text-style-name="P143" svg:x1="-0.111cm" svg:y1="0.664cm" svg:x2="8.886cm" svg:y2="0.664cm"><text:p/></draw:line><draw:line draw:style-name="gr27" draw:text-style-name="P143" svg:x1="-0.111cm" svg:y1="0.763cm" svg:x2="8.886cm" svg:y2="0.763cm"><text:p/></draw:line><draw:line draw:style-name="gr27" draw:text-style-name="P143" svg:x1="-0.111cm" svg:y1="0.867cm" svg:x2="8.886cm" svg:y2="0.867cm"><text:p/></draw:line><draw:line draw:style-name="gr27" draw:text-style-name="P143" svg:x1="-0.111cm" svg:y1="0.97cm" svg:x2="8.886cm" svg:y2="0.97cm"><text:p/></draw:line><draw:line draw:style-name="gr28" draw:text-style-name="P143" svg:x1="0.388cm" svg:y1="0.044cm" svg:x2="0.388cm" svg:y2="1.071cm"><text:p/></draw:line><draw:line draw:style-name="gr28" draw:text-style-name="P143" svg:x1="1.39cm" svg:y1="0.044cm" svg:x2="1.39cm" svg:y2="1.071cm"><text:p/></draw:line><draw:line draw:style-name="gr28" draw:text-style-name="P143" svg:x1="2.39cm" svg:y1="0.044cm" svg:x2="2.39cm" svg:y2="1.071cm"><text:p/></draw:line><draw:line draw:style-name="gr28" draw:text-style-name="P143" svg:x1="3.39cm" svg:y1="0.044cm" svg:x2="3.39cm" svg:y2="1.071cm"><text:p/></draw:line><draw:line draw:style-name="gr28" draw:text-style-name="P143" svg:x1="4.388cm" svg:y1="0.044cm" svg:x2="4.388cm" svg:y2="1.071cm"><text:p/></draw:line><draw:line draw:style-name="gr28" draw:text-style-name="P143" svg:x1="5.392cm" svg:y1="0.044cm" svg:x2="5.392cm" svg:y2="1.071cm"><text:p/></draw:line><draw:line draw:style-name="gr28" draw:text-style-name="P143" svg:x1="6.391cm" svg:y1="0.044cm" svg:x2="6.391cm" svg:y2="1.071cm"><text:p/></draw:line><draw:line draw:style-name="gr28" draw:text-style-name="P143" svg:x1="7.387cm" svg:y1="0.044cm" svg:x2="7.387cm" svg:y2="1.071cm"><text:p/></draw:line><draw:line draw:style-name="gr28" draw:text-style-name="P143" svg:x1="8.389cm" svg:y1="0.044cm" svg:x2="8.389cm" svg:y2="1.071cm"><text:p/></draw:line><draw:line draw:style-name="gr29" draw:text-style-name="P143" svg:x1="-0.111cm" svg:y1="0.562cm" svg:x2="8.886cm" svg:y2="0.562cm"><text:p/></draw:line><draw:line draw:style-name="gr30" draw:text-style-name="P143" svg:x1="-0.111cm" svg:y1="0.044cm" svg:x2="-0.111cm" svg:y2="1.071cm"><text:p/></draw:line><draw:line draw:style-name="gr30" draw:text-style-name="P143" svg:x1="0.889cm" svg:y1="0.044cm" svg:x2="0.889cm" svg:y2="1.071cm"><text:p/></draw:line><draw:line draw:style-name="gr30" draw:text-style-name="P143" svg:x1="1.89cm" svg:y1="0.044cm" svg:x2="1.89cm" svg:y2="1.071cm"><text:p/></draw:line><draw:line draw:style-name="gr30" draw:text-style-name="P143" svg:x1="2.892cm" svg:y1="0.044cm" svg:x2="2.892cm" svg:y2="1.071cm"><text:p/></draw:line><draw:line draw:style-name="gr30" draw:text-style-name="P143" svg:x1="3.888cm" svg:y1="0.044cm" svg:x2="3.888cm" svg:y2="1.071cm"><text:p/></draw:line><draw:line draw:style-name="gr30" draw:text-style-name="P143" svg:x1="4.889cm" svg:y1="0.044cm" svg:x2="4.889cm" svg:y2="1.071cm"><text:p/></draw:line><draw:line draw:style-name="gr30" draw:text-style-name="P143" svg:x1="5.889cm" svg:y1="0.044cm" svg:x2="5.889cm" svg:y2="1.071cm"><text:p/></draw:line><draw:line draw:style-name="gr30" draw:text-style-name="P143" svg:x1="6.887cm" svg:y1="0.044cm" svg:x2="6.887cm" svg:y2="1.071cm"><text:p/></draw:line><draw:line draw:style-name="gr30" draw:text-style-name="P143" svg:x1="7.887cm" svg:y1="0.044cm" svg:x2="7.887cm" svg:y2="1.071cm"><text:p/></draw:line><draw:line draw:style-name="gr30" draw:text-style-name="P143" svg:x1="-0.111cm" svg:y1="0.044cm" svg:x2="8.886cm" svg:y2="0.044cm"><text:p/></draw:line><draw:line draw:style-name="gr30" draw:text-style-name="P143" svg:x1="8.889cm" svg:y1="0.044cm" svg:x2="8.889cm" svg:y2="1.071cm"><text:p/></draw:line><draw:line draw:style-name="gr30" draw:text-style-name="P143" svg:x1="-0.111cm" svg:y1="1.074cm" svg:x2="8.886cm" svg:y2="1.074cm"><text:p/></draw:line></draw:g><draw:frame draw:name="Forme2_1" draw:style-name="gr31" draw:text-style-name="P144" svg:width="0.281cm" svg:height="0.676cm" svg:x="0.295cm" svg:y="0.582cm"><draw:text-box><text:p text:style-name="P134"><text:span text:style-name="T45">0</text:span></text:p></draw:text-box></draw:frame><draw:frame draw:name="Forme2_0" draw:style-name="gr31" draw:text-style-name="P144" svg:width="0.283cm" svg:height="0.676cm" svg:x="8.25cm" svg:y="0.563cm"><draw:text-box><text:p text:style-name="P134"><text:span text:style-name="T45">1</text:span></text:p></draw:text-box></draw:frame><draw:frame draw:name="Forme38" draw:style-name="gr22" draw:text-style-name="P140" svg:width="0.493cm" svg:height="0.87cm" svg:x="6.149cm" svg:y="0.735cm"><draw:image xlink:href="Pictures/2000001F000001EF0000036AEA1B636D04C0573E.svm" xlink:type="simple" xlink:show="embed" xlink:actuate="onLoad" draw:mime-type="image/x-svm"><text:p/></draw:image><draw:image xlink:href="Pictures/10000001000000180000002AF085D8686271B657.png" xlink:type="simple" xlink:show="embed" xlink:actuate="onLoad" draw:mime-type="image/png"/></draw:frame><draw:frame draw:name="Forme39" draw:style-name="gr22" draw:text-style-name="P140" svg:width="0.491cm" svg:height="0.869cm" svg:x="5.138cm" svg:y="0.746cm"><draw:image xlink:href="Pictures/2000001F000001EE0000036AE92120B4B078235F.svm" xlink:type="simple" xlink:show="embed" xlink:actuate="onLoad" draw:mime-type="image/x-svm"><text:p/></draw:image><draw:image xlink:href="Pictures/10000001000000180000002A0AAF4FAADE746094.png" xlink:type="simple" xlink:show="embed" xlink:actuate="onLoad" draw:mime-type="image/png"/></draw:frame><draw:frame draw:name="Forme40" draw:style-name="gr22" draw:text-style-name="P140" svg:width="0.491cm" svg:height="0.87cm" svg:x="4.119cm" svg:y="0.727cm"><draw:image xlink:href="Pictures/2000001F000001EE0000036A23C88EA944D6FF87.svm" xlink:type="simple" xlink:show="embed" xlink:actuate="onLoad" draw:mime-type="image/x-svm"><text:p/></draw:image><draw:image xlink:href="Pictures/10000001000000180000002ADA049C766D496911.png" xlink:type="simple" xlink:show="embed" xlink:actuate="onLoad" draw:mime-type="image/png"/></draw:frame><draw:frame draw:name="Forme41" draw:style-name="gr22" draw:text-style-name="P140" svg:width="0.491cm" svg:height="0.869cm" svg:x="3.14cm" svg:y="0.702cm"><draw:image xlink:href="Pictures/2000001F000001EE0000036A4CA5F68E41FA7362.svm" xlink:type="simple" xlink:show="embed" xlink:actuate="onLoad" draw:mime-type="image/x-svm"><text:p/></draw:image><draw:image xlink:href="Pictures/10000001000000180000002A2A6E79DF3C9CF150.png" xlink:type="simple" xlink:show="embed" xlink:actuate="onLoad" draw:mime-type="image/png"/></draw:frame></draw:g></text:p>
      <text:p text:style-name="P66"/>
      <text:list xml:id="list183303337893673" text:continue-numbering="true" text:style-name="liste_5f_abc">
        <text:list-item>
          <text:p text:style-name="P106"><draw:frame draw:style-name="fr4" draw:name="Objet21" text:anchor-type="as-char" svg:width="0.716cm" svg:height="0.87cm" draw:z-index="67"><draw:object xlink:href="./Object 30" xlink:type="simple" xlink:show="embed" xlink:actuate="onLoad"/><draw:image xlink:href="./ObjectReplacements/Object 30" xlink:type="simple" xlink:show="embed" xlink:actuate="onLoad"/></draw:frame> ; <draw:frame draw:style-name="fr4" draw:name="Objet27" text:anchor-type="as-char" svg:width="0.716cm" svg:height="0.87cm" draw:z-index="68"><draw:object xlink:href="./Object 31" xlink:type="simple" xlink:show="embed" xlink:actuate="onLoad"/><draw:image xlink:href="./ObjectReplacements/Object 31" xlink:type="simple" xlink:show="embed" xlink:actuate="onLoad"/></draw:frame> ; <draw:frame draw:style-name="fr4" draw:name="Objet28" text:anchor-type="as-char" svg:width="0.492cm" svg:height="0.87cm" draw:z-index="69"><draw:object xlink:href="./Object 32" xlink:type="simple" xlink:show="embed" xlink:actuate="onLoad"/><draw:image xlink:href="./ObjectReplacements/Object 32" xlink:type="simple" xlink:show="embed" xlink:actuate="onLoad"/></draw:frame> ; <draw:frame draw:style-name="fr4" draw:name="Objet29" text:anchor-type="as-char" svg:width="0.492cm" svg:height="0.87cm" draw:z-index="70"><draw:object xlink:href="./Object 33" xlink:type="simple" xlink:show="embed" xlink:actuate="onLoad"/><draw:image xlink:href="./ObjectReplacements/Object 33" xlink:type="simple" xlink:show="embed" xlink:actuate="onLoad"/></draw:frame></text:p>
          <text:p text:style-name="P106"><draw:g text:anchor-type="paragraph" draw:z-index="88" draw:name="DrawObject2" draw:style-name="gr21"><draw:frame draw:name="Forme34" draw:style-name="gr22" draw:text-style-name="P140" svg:width="0.717cm" svg:height="0.87cm" svg:x="5.205cm" svg:y="1.112cm"><draw:image xlink:href="Pictures/2000001F000002CF0000036AC3901E10AE225EF8.svm" xlink:type="simple" xlink:show="embed" xlink:actuate="onLoad" draw:mime-type="image/x-svm"><text:p/></draw:image><draw:image xlink:href="Pictures/2000001F000002CF0000036AC3901E10AE225EF8.svm" xlink:type="simple" xlink:show="embed" xlink:actuate="onLoad" draw:mime-type="image/x-svm"/></draw:frame><draw:g draw:name="Forme18_1" draw:style-name="gr23"><draw:line draw:style-name="gr24" draw:text-style-name="P141" svg:x1="0.006cm" svg:y1="1.004cm" svg:x2="9.006cm" svg:y2="1.004cm"><text:p/></draw:line><draw:polygon draw:style-name="gr25" draw:text-style-name="P142" svg:width="0.239cm" svg:height="0.149cm" svg:x="8.763cm" svg:y="0.928cm" svg:viewBox="0 0 240 150" draw:points="240,75 0,150 0,0"><text:p/></draw:polygon></draw:g><draw:line draw:name="Forme19_1" draw:style-name="gr24" draw:text-style-name="P141" svg:x1="0.495cm" svg:y1="0.892cm" svg:x2="0.495cm" svg:y2="1.118cm"><text:p/></draw:line><draw:line draw:name="Forme20_1" draw:style-name="gr26" draw:text-style-name="P141" svg:x1="4.493cm" svg:y1="0.912cm" svg:x2="4.493cm" svg:y2="1.138cm"><text:p/></draw:line><draw:line draw:name="Forme25_1" draw:style-name="gr26" draw:text-style-name="P141" svg:x1="2.999cm" svg:y1="0.927cm" svg:x2="2.999cm" svg:y2="1.078cm"><text:p/></draw:line><draw:line draw:name="Forme26_1" draw:style-name="gr26" draw:text-style-name="P141" svg:x1="2.498cm" svg:y1="0.918cm" svg:x2="2.498cm" svg:y2="1.144cm"><text:p/></draw:line><draw:line draw:name="Forme27_1" draw:style-name="gr26" draw:text-style-name="P141" svg:x1="6.498cm" svg:y1="0.949cm" svg:x2="6.498cm" svg:y2="1.1cm"><text:p/></draw:line><draw:line draw:name="Forme28_1" draw:style-name="gr26" draw:text-style-name="P141" svg:x1="5.507cm" svg:y1="0.889cm" svg:x2="5.507cm" svg:y2="1.04cm"><text:p/></draw:line><draw:line draw:name="Forme30_1" draw:style-name="gr26" draw:text-style-name="P141" svg:x1="8.489cm" svg:y1="0.882cm" svg:x2="8.489cm" svg:y2="1.108cm"><text:p/></draw:line><draw:g draw:name="Forme33_1" draw:style-name="gr23"><draw:line draw:style-name="gr27" draw:text-style-name="P143" svg:x1="0.101cm" svg:y1="0.481cm" svg:x2="0.101cm" svg:y2="1.508cm"><text:p/></draw:line><draw:line draw:style-name="gr27" draw:text-style-name="P143" svg:x1="0.2cm" svg:y1="0.481cm" svg:x2="0.2cm" svg:y2="1.508cm"><text:p/></draw:line><draw:line draw:style-name="gr27" draw:text-style-name="P143" svg:x1="0.303cm" svg:y1="0.481cm" svg:x2="0.303cm" svg:y2="1.508cm"><text:p/></draw:line><draw:line draw:style-name="gr27" draw:text-style-name="P143" svg:x1="0.401cm" svg:y1="0.481cm" svg:x2="0.401cm" svg:y2="1.508cm"><text:p/></draw:line><draw:line draw:style-name="gr27" draw:text-style-name="P143" svg:x1="0.602cm" svg:y1="0.481cm" svg:x2="0.602cm" svg:y2="1.508cm"><text:p/></draw:line><draw:line draw:style-name="gr27" draw:text-style-name="P143" svg:x1="0.702cm" svg:y1="0.481cm" svg:x2="0.702cm" svg:y2="1.508cm"><text:p/></draw:line><draw:line draw:style-name="gr27" draw:text-style-name="P143" svg:x1="0.8cm" svg:y1="0.481cm" svg:x2="0.8cm" svg:y2="1.508cm"><text:p/></draw:line><draw:line draw:style-name="gr27" draw:text-style-name="P143" svg:x1="0.902cm" svg:y1="0.481cm" svg:x2="0.902cm" svg:y2="1.508cm"><text:p/></draw:line><draw:line draw:style-name="gr27" draw:text-style-name="P143" svg:x1="1.103cm" svg:y1="0.481cm" svg:x2="1.103cm" svg:y2="1.508cm"><text:p/></draw:line><draw:line draw:style-name="gr27" draw:text-style-name="P143" svg:x1="1.201cm" svg:y1="0.481cm" svg:x2="1.201cm" svg:y2="1.508cm"><text:p/></draw:line><draw:line draw:style-name="gr27" draw:text-style-name="P143" svg:x1="1.299cm" svg:y1="0.481cm" svg:x2="1.299cm" svg:y2="1.508cm"><text:p/></draw:line><draw:line draw:style-name="gr27" draw:text-style-name="P143" svg:x1="1.402cm" svg:y1="0.481cm" svg:x2="1.402cm" svg:y2="1.508cm"><text:p/></draw:line><draw:line draw:style-name="gr27" draw:text-style-name="P143" svg:x1="1.599cm" svg:y1="0.481cm" svg:x2="1.599cm" svg:y2="1.508cm"><text:p/></draw:line><draw:line draw:style-name="gr27" draw:text-style-name="P143" svg:x1="1.702cm" svg:y1="0.481cm" svg:x2="1.702cm" svg:y2="1.508cm"><text:p/></draw:line><draw:line draw:style-name="gr27" draw:text-style-name="P143" svg:x1="1.8cm" svg:y1="0.481cm" svg:x2="1.8cm" svg:y2="1.508cm"><text:p/></draw:line><draw:line draw:style-name="gr27" draw:text-style-name="P143" svg:x1="1.903cm" svg:y1="0.481cm" svg:x2="1.903cm" svg:y2="1.508cm"><text:p/></draw:line><draw:line draw:style-name="gr27" draw:text-style-name="P143" svg:x1="2.1cm" svg:y1="0.481cm" svg:x2="2.1cm" svg:y2="1.508cm"><text:p/></draw:line><draw:line draw:style-name="gr27" draw:text-style-name="P143" svg:x1="2.202cm" svg:y1="0.481cm" svg:x2="2.202cm" svg:y2="1.508cm"><text:p/></draw:line><draw:line draw:style-name="gr27" draw:text-style-name="P143" svg:x1="2.301cm" svg:y1="0.481cm" svg:x2="2.301cm" svg:y2="1.508cm"><text:p/></draw:line><draw:line draw:style-name="gr27" draw:text-style-name="P143" svg:x1="2.399cm" svg:y1="0.481cm" svg:x2="2.399cm" svg:y2="1.508cm"><text:p/></draw:line><draw:line draw:style-name="gr27" draw:text-style-name="P143" svg:x1="2.599cm" svg:y1="0.481cm" svg:x2="2.599cm" svg:y2="1.508cm"><text:p/></draw:line><draw:line draw:style-name="gr27" draw:text-style-name="P143" svg:x1="2.699cm" svg:y1="0.481cm" svg:x2="2.699cm" svg:y2="1.508cm"><text:p/></draw:line><draw:line draw:style-name="gr27" draw:text-style-name="P143" svg:x1="2.801cm" svg:y1="0.481cm" svg:x2="2.801cm" svg:y2="1.508cm"><text:p/></draw:line><draw:line draw:style-name="gr27" draw:text-style-name="P143" svg:x1="2.9cm" svg:y1="0.481cm" svg:x2="2.9cm" svg:y2="1.508cm"><text:p/></draw:line><draw:line draw:style-name="gr27" draw:text-style-name="P143" svg:x1="3.101cm" svg:y1="0.481cm" svg:x2="3.101cm" svg:y2="1.508cm"><text:p/></draw:line><draw:line draw:style-name="gr27" draw:text-style-name="P143" svg:x1="3.199cm" svg:y1="0.481cm" svg:x2="3.199cm" svg:y2="1.508cm"><text:p/></draw:line><draw:line draw:style-name="gr27" draw:text-style-name="P143" svg:x1="3.301cm" svg:y1="0.481cm" svg:x2="3.301cm" svg:y2="1.508cm"><text:p/></draw:line><draw:line draw:style-name="gr27" draw:text-style-name="P143" svg:x1="3.399cm" svg:y1="0.481cm" svg:x2="3.399cm" svg:y2="1.508cm"><text:p/></draw:line><draw:line draw:style-name="gr27" draw:text-style-name="P143" svg:x1="3.601cm" svg:y1="0.481cm" svg:x2="3.601cm" svg:y2="1.508cm"><text:p/></draw:line><draw:line draw:style-name="gr27" draw:text-style-name="P143" svg:x1="3.699cm" svg:y1="0.481cm" svg:x2="3.699cm" svg:y2="1.508cm"><text:p/></draw:line><draw:line draw:style-name="gr27" draw:text-style-name="P143" svg:x1="3.802cm" svg:y1="0.481cm" svg:x2="3.802cm" svg:y2="1.508cm"><text:p/></draw:line><draw:line draw:style-name="gr27" draw:text-style-name="P143" svg:x1="3.9cm" svg:y1="0.481cm" svg:x2="3.9cm" svg:y2="1.508cm"><text:p/></draw:line><draw:line draw:style-name="gr27" draw:text-style-name="P143" svg:x1="4.102cm" svg:y1="0.481cm" svg:x2="4.102cm" svg:y2="1.508cm"><text:p/></draw:line><draw:line draw:style-name="gr27" draw:text-style-name="P143" svg:x1="4.201cm" svg:y1="0.481cm" svg:x2="4.201cm" svg:y2="1.508cm"><text:p/></draw:line><draw:line draw:style-name="gr27" draw:text-style-name="P143" svg:x1="4.299cm" svg:y1="0.481cm" svg:x2="4.299cm" svg:y2="1.508cm"><text:p/></draw:line><draw:line draw:style-name="gr27" draw:text-style-name="P143" svg:x1="4.401cm" svg:y1="0.481cm" svg:x2="4.401cm" svg:y2="1.508cm"><text:p/></draw:line><draw:line draw:style-name="gr27" draw:text-style-name="P143" svg:x1="4.602cm" svg:y1="0.481cm" svg:x2="4.602cm" svg:y2="1.508cm"><text:p/></draw:line><draw:line draw:style-name="gr27" draw:text-style-name="P143" svg:x1="4.7cm" svg:y1="0.481cm" svg:x2="4.7cm" svg:y2="1.508cm"><text:p/></draw:line><draw:line draw:style-name="gr27" draw:text-style-name="P143" svg:x1="4.798cm" svg:y1="0.481cm" svg:x2="4.798cm" svg:y2="1.508cm"><text:p/></draw:line><draw:line draw:style-name="gr27" draw:text-style-name="P143" svg:x1="4.901cm" svg:y1="0.481cm" svg:x2="4.901cm" svg:y2="1.508cm"><text:p/></draw:line><draw:line draw:style-name="gr27" draw:text-style-name="P143" svg:x1="5.099cm" svg:y1="0.481cm" svg:x2="5.099cm" svg:y2="1.508cm"><text:p/></draw:line><draw:line draw:style-name="gr27" draw:text-style-name="P143" svg:x1="5.201cm" svg:y1="0.481cm" svg:x2="5.201cm" svg:y2="1.508cm"><text:p/></draw:line><draw:line draw:style-name="gr27" draw:text-style-name="P143" svg:x1="5.299cm" svg:y1="0.481cm" svg:x2="5.299cm" svg:y2="1.508cm"><text:p/></draw:line><draw:line draw:style-name="gr27" draw:text-style-name="P143" svg:x1="5.399cm" svg:y1="0.481cm" svg:x2="5.399cm" svg:y2="1.508cm"><text:p/></draw:line><draw:line draw:style-name="gr27" draw:text-style-name="P143" svg:x1="5.599cm" svg:y1="0.481cm" svg:x2="5.599cm" svg:y2="1.508cm"><text:p/></draw:line><draw:line draw:style-name="gr27" draw:text-style-name="P143" svg:x1="5.702cm" svg:y1="0.481cm" svg:x2="5.702cm" svg:y2="1.508cm"><text:p/></draw:line><draw:line draw:style-name="gr27" draw:text-style-name="P143" svg:x1="5.8cm" svg:y1="0.481cm" svg:x2="5.8cm" svg:y2="1.508cm"><text:p/></draw:line><draw:line draw:style-name="gr27" draw:text-style-name="P143" svg:x1="5.898cm" svg:y1="0.481cm" svg:x2="5.898cm" svg:y2="1.508cm"><text:p/></draw:line><draw:line draw:style-name="gr27" draw:text-style-name="P143" svg:x1="6.098cm" svg:y1="0.481cm" svg:x2="6.098cm" svg:y2="1.508cm"><text:p/></draw:line><draw:line draw:style-name="gr27" draw:text-style-name="P143" svg:x1="6.199cm" svg:y1="0.481cm" svg:x2="6.199cm" svg:y2="1.508cm"><text:p/></draw:line><draw:line draw:style-name="gr27" draw:text-style-name="P143" svg:x1="6.301cm" svg:y1="0.481cm" svg:x2="6.301cm" svg:y2="1.508cm"><text:p/></draw:line><draw:line draw:style-name="gr27" draw:text-style-name="P143" svg:x1="6.399cm" svg:y1="0.481cm" svg:x2="6.399cm" svg:y2="1.508cm"><text:p/></draw:line><draw:line draw:style-name="gr27" draw:text-style-name="P143" svg:x1="6.6cm" svg:y1="0.481cm" svg:x2="6.6cm" svg:y2="1.508cm"><text:p/></draw:line><draw:line draw:style-name="gr27" draw:text-style-name="P143" svg:x1="6.698cm" svg:y1="0.481cm" svg:x2="6.698cm" svg:y2="1.508cm"><text:p/></draw:line><draw:line draw:style-name="gr27" draw:text-style-name="P143" svg:x1="6.801cm" svg:y1="0.481cm" svg:x2="6.801cm" svg:y2="1.508cm"><text:p/></draw:line><draw:line draw:style-name="gr27" draw:text-style-name="P143" svg:x1="6.9cm" svg:y1="0.481cm" svg:x2="6.9cm" svg:y2="1.508cm"><text:p/></draw:line><draw:line draw:style-name="gr27" draw:text-style-name="P143" svg:x1="7.1cm" svg:y1="0.481cm" svg:x2="7.1cm" svg:y2="1.508cm"><text:p/></draw:line><draw:line draw:style-name="gr27" draw:text-style-name="P143" svg:x1="7.198cm" svg:y1="0.481cm" svg:x2="7.198cm" svg:y2="1.508cm"><text:p/></draw:line><draw:line draw:style-name="gr27" draw:text-style-name="P143" svg:x1="7.301cm" svg:y1="0.481cm" svg:x2="7.301cm" svg:y2="1.508cm"><text:p/></draw:line><draw:line draw:style-name="gr27" draw:text-style-name="P143" svg:x1="7.4cm" svg:y1="0.481cm" svg:x2="7.4cm" svg:y2="1.508cm"><text:p/></draw:line><draw:line draw:style-name="gr27" draw:text-style-name="P143" svg:x1="7.601cm" svg:y1="0.481cm" svg:x2="7.601cm" svg:y2="1.508cm"><text:p/></draw:line><draw:line draw:style-name="gr27" draw:text-style-name="P143" svg:x1="7.7cm" svg:y1="0.481cm" svg:x2="7.7cm" svg:y2="1.508cm"><text:p/></draw:line><draw:line draw:style-name="gr27" draw:text-style-name="P143" svg:x1="7.798cm" svg:y1="0.481cm" svg:x2="7.798cm" svg:y2="1.508cm"><text:p/></draw:line><draw:line draw:style-name="gr27" draw:text-style-name="P143" svg:x1="7.9cm" svg:y1="0.481cm" svg:x2="7.9cm" svg:y2="1.508cm"><text:p/></draw:line><draw:line draw:style-name="gr27" draw:text-style-name="P143" svg:x1="8.101cm" svg:y1="0.481cm" svg:x2="8.101cm" svg:y2="1.508cm"><text:p/></draw:line><draw:line draw:style-name="gr27" draw:text-style-name="P143" svg:x1="8.2cm" svg:y1="0.481cm" svg:x2="8.2cm" svg:y2="1.508cm"><text:p/></draw:line><draw:line draw:style-name="gr27" draw:text-style-name="P143" svg:x1="8.298cm" svg:y1="0.481cm" svg:x2="8.298cm" svg:y2="1.508cm"><text:p/></draw:line><draw:line draw:style-name="gr27" draw:text-style-name="P143" svg:x1="8.4cm" svg:y1="0.481cm" svg:x2="8.4cm" svg:y2="1.508cm"><text:p/></draw:line><draw:line draw:style-name="gr27" draw:text-style-name="P143" svg:x1="8.598cm" svg:y1="0.481cm" svg:x2="8.598cm" svg:y2="1.508cm"><text:p/></draw:line><draw:line draw:style-name="gr27" draw:text-style-name="P143" svg:x1="8.7cm" svg:y1="0.481cm" svg:x2="8.7cm" svg:y2="1.508cm"><text:p/></draw:line><draw:line draw:style-name="gr27" draw:text-style-name="P143" svg:x1="8.798cm" svg:y1="0.481cm" svg:x2="8.798cm" svg:y2="1.508cm"><text:p/></draw:line><draw:line draw:style-name="gr27" draw:text-style-name="P143" svg:x1="8.898cm" svg:y1="0.481cm" svg:x2="8.898cm" svg:y2="1.508cm"><text:p/></draw:line><draw:line draw:style-name="gr27" draw:text-style-name="P143" svg:x1="0cm" svg:y1="0.583cm" svg:x2="8.997cm" svg:y2="0.583cm"><text:p/></draw:line><draw:line draw:style-name="gr27" draw:text-style-name="P143" svg:x1="0cm" svg:y1="0.688cm" svg:x2="8.997cm" svg:y2="0.688cm"><text:p/></draw:line><draw:line draw:style-name="gr27" draw:text-style-name="P143" svg:x1="0cm" svg:y1="0.792cm" svg:x2="8.997cm" svg:y2="0.792cm"><text:p/></draw:line><draw:line draw:style-name="gr27" draw:text-style-name="P143" svg:x1="0cm" svg:y1="0.897cm" svg:x2="8.997cm" svg:y2="0.897cm"><text:p/></draw:line><draw:line draw:style-name="gr27" draw:text-style-name="P143" svg:x1="0cm" svg:y1="1.101cm" svg:x2="8.997cm" svg:y2="1.101cm"><text:p/></draw:line><draw:line draw:style-name="gr27" draw:text-style-name="P143" svg:x1="0cm" svg:y1="1.203cm" svg:x2="8.997cm" svg:y2="1.203cm"><text:p/></draw:line><draw:line draw:style-name="gr27" draw:text-style-name="P143" svg:x1="0cm" svg:y1="1.304cm" svg:x2="8.997cm" svg:y2="1.304cm"><text:p/></draw:line><draw:line draw:style-name="gr27" draw:text-style-name="P143" svg:x1="0cm" svg:y1="1.407cm" svg:x2="8.997cm" svg:y2="1.407cm"><text:p/></draw:line><draw:line draw:style-name="gr28" draw:text-style-name="P143" svg:x1="0.499cm" svg:y1="0.481cm" svg:x2="0.499cm" svg:y2="1.508cm"><text:p/></draw:line><draw:line draw:style-name="gr28" draw:text-style-name="P143" svg:x1="1.501cm" svg:y1="0.481cm" svg:x2="1.501cm" svg:y2="1.508cm"><text:p/></draw:line><draw:line draw:style-name="gr28" draw:text-style-name="P143" svg:x1="2.501cm" svg:y1="0.481cm" svg:x2="2.501cm" svg:y2="1.508cm"><text:p/></draw:line><draw:line draw:style-name="gr28" draw:text-style-name="P143" svg:x1="3.499cm" svg:y1="0.481cm" svg:x2="3.499cm" svg:y2="1.508cm"><text:p/></draw:line><draw:line draw:style-name="gr28" draw:text-style-name="P143" svg:x1="4.499cm" svg:y1="0.481cm" svg:x2="4.499cm" svg:y2="1.508cm"><text:p/></draw:line><draw:line draw:style-name="gr28" draw:text-style-name="P143" svg:x1="5.501cm" svg:y1="0.481cm" svg:x2="5.501cm" svg:y2="1.508cm"><text:p/></draw:line><draw:line draw:style-name="gr28" draw:text-style-name="P143" svg:x1="6.502cm" svg:y1="0.481cm" svg:x2="6.502cm" svg:y2="1.508cm"><text:p/></draw:line><draw:line draw:style-name="gr28" draw:text-style-name="P143" svg:x1="7.498cm" svg:y1="0.481cm" svg:x2="7.498cm" svg:y2="1.508cm"><text:p/></draw:line><draw:line draw:style-name="gr28" draw:text-style-name="P143" svg:x1="8.5cm" svg:y1="0.481cm" svg:x2="8.5cm" svg:y2="1.508cm"><text:p/></draw:line><draw:line draw:style-name="gr29" draw:text-style-name="P143" svg:x1="0cm" svg:y1="1.002cm" svg:x2="8.997cm" svg:y2="1.002cm"><text:p/></draw:line><draw:line draw:style-name="gr30" draw:text-style-name="P143" svg:x1="0cm" svg:y1="0.481cm" svg:x2="0cm" svg:y2="1.508cm"><text:p/></draw:line><draw:line draw:style-name="gr30" draw:text-style-name="P143" svg:x1="1cm" svg:y1="0.481cm" svg:x2="1cm" svg:y2="1.508cm"><text:p/></draw:line><draw:line draw:style-name="gr30" draw:text-style-name="P143" svg:x1="2.001cm" svg:y1="0.481cm" svg:x2="2.001cm" svg:y2="1.508cm"><text:p/></draw:line><draw:line draw:style-name="gr30" draw:text-style-name="P143" svg:x1="3.003cm" svg:y1="0.481cm" svg:x2="3.003cm" svg:y2="1.508cm"><text:p/></draw:line><draw:line draw:style-name="gr30" draw:text-style-name="P143" svg:x1="3.999cm" svg:y1="0.481cm" svg:x2="3.999cm" svg:y2="1.508cm"><text:p/></draw:line><draw:line draw:style-name="gr30" draw:text-style-name="P143" svg:x1="5cm" svg:y1="0.481cm" svg:x2="5cm" svg:y2="1.508cm"><text:p/></draw:line><draw:line draw:style-name="gr30" draw:text-style-name="P143" svg:x1="6cm" svg:y1="0.481cm" svg:x2="6cm" svg:y2="1.508cm"><text:p/></draw:line><draw:line draw:style-name="gr30" draw:text-style-name="P143" svg:x1="6.998cm" svg:y1="0.481cm" svg:x2="6.998cm" svg:y2="1.508cm"><text:p/></draw:line><draw:line draw:style-name="gr30" draw:text-style-name="P143" svg:x1="7.998cm" svg:y1="0.481cm" svg:x2="7.998cm" svg:y2="1.508cm"><text:p/></draw:line><draw:line draw:style-name="gr30" draw:text-style-name="P143" svg:x1="0cm" svg:y1="0.481cm" svg:x2="8.997cm" svg:y2="0.481cm"><text:p/></draw:line><draw:line draw:style-name="gr30" draw:text-style-name="P143" svg:x1="9cm" svg:y1="0.481cm" svg:x2="9cm" svg:y2="1.508cm"><text:p/></draw:line><draw:line draw:style-name="gr30" draw:text-style-name="P143" svg:x1="0cm" svg:y1="1.511cm" svg:x2="8.997cm" svg:y2="1.511cm"><text:p/></draw:line></draw:g><draw:frame draw:name="Forme2_3" draw:style-name="gr31" draw:text-style-name="P144" svg:width="0.281cm" svg:height="0.676cm" svg:x="0.358cm" svg:y="1.163cm"><draw:text-box><text:p text:style-name="P134"><text:span text:style-name="T45">2</text:span></text:p></draw:text-box></draw:frame><draw:frame draw:name="Forme50" draw:style-name="gr22" draw:text-style-name="P140" svg:width="0.493cm" svg:height="0.87cm" svg:x="2.24cm" svg:y="1.172cm"><draw:image xlink:href="Pictures/2000001F000001EE0000036AB326EA0255DF59FC.svm" xlink:type="simple" xlink:show="embed" xlink:actuate="onLoad" draw:mime-type="image/x-svm"><text:p/></draw:image><draw:image xlink:href="Pictures/10000001000000180000002A180133AA25DFBBF8.png" xlink:type="simple" xlink:show="embed" xlink:actuate="onLoad" draw:mime-type="image/png"/></draw:frame><draw:frame draw:name="Forme51" draw:style-name="gr22" draw:text-style-name="P140" svg:width="0.491cm" svg:height="0.87cm" svg:x="4.193cm" svg:y="1.161cm"><draw:image xlink:href="Pictures/2000001F000001EE0000036A141898103AC68B46.svm" xlink:type="simple" xlink:show="embed" xlink:actuate="onLoad" draw:mime-type="image/x-svm"><text:p/></draw:image><draw:image xlink:href="Pictures/10000001000000180000002AE8083ECD49176DA9.png" xlink:type="simple" xlink:show="embed" xlink:actuate="onLoad" draw:mime-type="image/png"/></draw:frame><draw:frame draw:name="Forme52" draw:style-name="gr22" draw:text-style-name="P140" svg:width="0.717cm" svg:height="0.87cm" svg:x="1.171cm" svg:y="1.135cm"><draw:image xlink:href="Pictures/2000001F000002CF0000036A1F5BE11837FDB47B.svm" xlink:type="simple" xlink:show="embed" xlink:actuate="onLoad" draw:mime-type="image/x-svm"><text:p/></draw:image><draw:image xlink:href="Pictures/10000001000000230000002AD83014EDDC8A33ED.png" xlink:type="simple" xlink:show="embed" xlink:actuate="onLoad" draw:mime-type="image/png"/></draw:frame><draw:frame draw:name="Forme2_4" draw:style-name="gr32" draw:text-style-name="P144" svg:width="0.281cm" svg:height="0.678cm" svg:x="6.355cm" svg:y="1.045cm"><draw:text-box><text:p text:style-name="P134"><text:span text:style-name="T45">3</text:span></text:p></draw:text-box></draw:frame><draw:line draw:name="Forme26_0" draw:style-name="gr26" draw:text-style-name="P141" svg:x1="1.507cm" svg:y1="0.889cm" svg:x2="1.507cm" svg:y2="1.115cm"><text:p/></draw:line></draw:g></text:p>
        </text:list-item>
      </text:list>
      <text:p text:style-name="P64"/>
      <text:p text:style-name="P64"/>
      <text:p text:style-name="P64"/>
      <text:p text:style-name="P65"/>
      <text:list xml:id="list183305070173098" text:continue-list="list183303698171371" text:style-name="Num_5f_Exo">
        <text:list-item>
          <text:h text:style-name="P83" text:outline-level="1"><text:span text:style-name="T23"> Gradue </text:span>l<text:span text:style-name="T23">a droite orientée ci- </text:span><text:span text:style-name="T39">dessous</text:span><text:span text:style-name="T23"> et pl</text:span>ace les points : A(<text:span text:style-name="T12">−</text:span><text:span text:style-name="_5f_BVS"><text:span text:style-name="T25"> </text:span></text:span>1,5) et B(8,8) en prenant 1 cm pour unité.</text:h>
        </text:list-item>
      </text:list>
      <text:list xml:id="list183303615476655" text:continue-list="list183303337893673" text:style-name="liste_5f_abc">
        <text:list-item text:start-value="1">
          <text:p text:style-name="P107">Place le point M sachant que :</text:p>
        </text:list-item>
      </text:list>
      <text:list xml:id="list183303489099121" text:continue-list="list183303604781801" text:style-name="_5f_Numérotation_20_des_20_exercices_20_livrets">
        <text:list-item>
          <text:list>
            <text:list-item>
              <text:list>
                <text:list-item>
                  <text:p text:style-name="P97">M appartient à la droite graduée ;</text:p>
                </text:list-item>
                <text:list-item>
                  <text:p text:style-name="P97">le point M est à la distance 5,5 de l’origine O ;</text:p>
                </text:list-item>
                <text:list-item>
                  <text:p text:style-name="P97">le point M n’est pas sur le segment [AB]. </text:p>
                </text:list-item>
              </text:list>
            </text:list-item>
          </text:list>
        </text:list-item>
      </text:list>
      <text:p text:style-name="P68"><draw:g text:anchor-type="paragraph" draw:z-index="93" draw:name="Forme35" draw:style-name="gr1"><draw:frame draw:style-name="gr11" draw:text-style-name="P135" svg:width="0.272cm" svg:height="0.461cm" svg:x="15.307cm" svg:y="0.805cm"><draw:text-box><text:p text:style-name="P134"><text:span text:style-name="T43">B</text:span></text:p></draw:text-box></draw:frame><draw:frame draw:style-name="gr12" draw:text-style-name="P137" svg:width="0.235cm" svg:height="0.429cm" svg:x="6.534cm" svg:y="0.868cm"><draw:text-box><text:p text:style-name="P136"><text:span text:style-name="T44">0</text:span></text:p></draw:text-box></draw:frame><draw:line draw:style-name="gr4" draw:text-style-name="P138" svg:x1="6.636cm" svg:y1="0.547cm" svg:x2="6.636cm" svg:y2="0.849cm"><text:p/></draw:line><draw:line draw:style-name="gr4" draw:text-style-name="P138" svg:x1="7.635cm" svg:y1="0.547cm" svg:x2="7.635cm" svg:y2="0.849cm"><text:p/></draw:line><draw:frame draw:style-name="gr13" draw:text-style-name="P137" svg:width="0.235cm" svg:height="0.429cm" svg:x="7.534cm" svg:y="0.868cm"><draw:text-box><text:p text:style-name="P136"><text:span text:style-name="T44">1</text:span></text:p></draw:text-box></draw:frame><draw:frame draw:style-name="gr14" draw:text-style-name="P135" svg:width="0.272cm" svg:height="0.459cm" svg:x="4.994cm" svg:y="0.838cm"><draw:text-box><text:p text:style-name="P134"><text:span text:style-name="T43">A</text:span></text:p></draw:text-box></draw:frame><draw:line draw:style-name="gr7" draw:text-style-name="P139" svg:x1="0.136cm" svg:y1="0.681cm" svg:x2="18.837cm" svg:y2="0.681cm"><text:p/></draw:line><draw:line draw:style-name="gr4" draw:text-style-name="P138" svg:x1="15.436cm" svg:y1="0.552cm" svg:x2="15.436cm" svg:y2="0.854cm"><text:p/></draw:line><draw:line draw:style-name="gr4" draw:text-style-name="P138" svg:x1="5.138cm" svg:y1="0.552cm" svg:x2="5.138cm" svg:y2="0.854cm"><text:p/></draw:line><draw:line draw:style-name="gr4" draw:text-style-name="P138" svg:x1="1.135cm" svg:y1="0.552cm" svg:x2="1.135cm" svg:y2="0.854cm"><text:p/></draw:line><draw:frame draw:style-name="gr15" draw:text-style-name="P135" svg:width="0.341cm" svg:height="0.459cm" svg:x="0.958cm" svg:y="0.838cm"><draw:text-box><text:p text:style-name="P134"><text:span text:style-name="T43">M</text:span></text:p></draw:text-box></draw:frame></draw:g></text:p>
      <text:p text:style-name="P68"/>
      <text:p text:style-name="P68"/>
      <text:list xml:id="list183304306398472" text:continue-list="list183303615476655" text:style-name="liste_5f_abc">
        <text:list-item>
          <text:p text:style-name="P108">Détermine l’abscisse du point M. <text:s text:c="26"/></text:p>
        </text:list-item>
      </text:list>
      <text:list xml:id="list183303030224092" text:continue-list="list183303489099121" text:style-name="_5f_Numérotation_20_des_20_exercices_20_livrets">
        <text:list-item>
          <text:list>
            <text:list-header>
              <text:p text:style-name="P115"><text:span text:style-name="_5f_pointillés_20_gris"><text:span text:style-name="T20"><text:s/></text:span></text:span><text:span text:style-name="_5f_Correction_20_surligné"><text:span text:style-name="T16">M (</text:span></text:span><text:span text:style-name="_5f_Correction_20_surligné"><text:span text:style-name="T18">− </text:span></text:span><text:span text:style-name="_5f_Correction_20_surligné"><text:span text:style-name="T16">5,5)</text:span></text:span></text:p>
            </text:list-header>
          </text:list>
        </text:list-item>
      </text:list>
      <text:p text:style-name="P54"><text:span text:style-name="_5f_Correction_20_surligné"><text:span text:style-name="T17"/></text:span></text:p>
      <text:list xml:id="list183303352181985" text:continue-list="list183305070173098" text:style-name="Num_5f_Exo">
        <text:list-item>
          <text:h text:style-name="P84" text:outline-level="1"><text:span text:style-name="Bold_5f_niv1"><text:span text:style-name="T31"> </text:span></text:span><text:span text:style-name="Bold_5f_niv1">Droite graduée et symétriques</text:span></text:h>
        </text:list-item>
      </text:list>
      <text:list xml:id="list183304691981405" text:continue-list="list183304306398472" text:style-name="liste_5f_abc">
        <text:list-item text:start-value="1">
          <text:p text:style-name="P116"><text:span text:style-name="T23">Sur la droite orientée ci-</text:span><text:span text:style-name="T39">dessous</text:span><text:span text:style-name="T23">, p</text:span>lace <text:span text:style-name="T23">une </text:span>origine O <text:span text:style-name="T23">et gradue-la en prenant</text:span> 10 cm <text:span text:style-name="T23">pour </text:span>unité.</text:p>
        </text:list-item>
        <text:list-item>
          <text:p text:style-name="P117"><text:span text:style-name="T23">Place sur cette droite graduée,</text:span> les points suivants :</text:p>
        </text:list-item>
      </text:list>
      <text:list xml:id="list183303505916794" text:continue-list="list183303030224092" text:style-name="_5f_Numérotation_20_des_20_exercices_20_livrets">
        <text:list-item>
          <text:list>
            <text:list-item>
              <text:list>
                <text:list-item>
                  <text:p text:style-name="P98">A d’abscisse 0,4 et B d’abscisse <text:span text:style-name="T12">−</text:span>0,6 ;</text:p>
                </text:list-item>
                <text:list-item>
                  <text:p text:style-name="P98">C symétrique de A par rapport à O ;</text:p>
                </text:list-item>
                <text:list-item>
                  <text:p text:style-name="P98">D symétrique de B par rapport à C ;</text:p>
                </text:list-item>
                <text:list-item>
                  <text:p text:style-name="P98">E tel que D soit le milieu du segment [BE].</text:p>
                </text:list-item>
              </text:list>
            </text:list-item>
          </text:list>
        </text:list-item>
      </text:list>
      <text:p text:style-name="P68"/>
      <text:p text:style-name="P68"><draw:g text:anchor-type="paragraph" draw:z-index="92" draw:name="Forme36" draw:style-name="gr1"><draw:frame draw:style-name="gr16" draw:text-style-name="P135" svg:width="0.278cm" svg:height="0.461cm" svg:x="3.307cm" svg:y="0.291cm"><draw:text-box><text:p text:style-name="P134"><text:span text:style-name="T43">C</text:span></text:p></draw:text-box></draw:frame><draw:frame draw:style-name="gr17" draw:text-style-name="P137" svg:width="0.235cm" svg:height="0.429cm" svg:x="7.223cm" svg:y="0.238cm"><draw:text-box><text:p text:style-name="P136"><text:span text:style-name="T44">0</text:span></text:p></draw:text-box></draw:frame><draw:line draw:style-name="gr4" draw:text-style-name="P138" svg:x1="7.422cm" svg:y1="-0.076cm" svg:x2="7.422cm" svg:y2="0.226cm"><text:p/></draw:line><draw:line draw:style-name="gr4" draw:text-style-name="P138" svg:x1="8.322cm" svg:y1="-0.081cm" svg:x2="8.322cm" svg:y2="0.221cm"><text:p/></draw:line><draw:frame draw:style-name="gr18" draw:text-style-name="P137" svg:width="0.6cm" svg:height="0.429cm" svg:x="8.225cm" svg:y="0.238cm"><draw:text-box><text:p text:style-name="P136"><text:span text:style-name="T44">0,1</text:span></text:p></draw:text-box></draw:frame><draw:frame draw:style-name="gr11" draw:text-style-name="P135" svg:width="0.272cm" svg:height="0.461cm" svg:x="11.311cm" svg:y="0.268cm"><draw:text-box><text:p text:style-name="P134"><text:span text:style-name="T43">A</text:span></text:p></draw:text-box></draw:frame><draw:line draw:style-name="gr7" draw:text-style-name="P139" svg:x1="-0.078cm" svg:y1="0.051cm" svg:x2="18.623cm" svg:y2="0.051cm"><text:p/></draw:line><draw:line draw:style-name="gr4" draw:text-style-name="P138" svg:x1="11.423cm" svg:y1="-0.076cm" svg:x2="11.423cm" svg:y2="0.226cm"><text:p/></draw:line><draw:line draw:style-name="gr4" draw:text-style-name="P138" svg:x1="3.422cm" svg:y1="-0.076cm" svg:x2="3.422cm" svg:y2="0.226cm"><text:p/></draw:line><draw:line draw:style-name="gr4" draw:text-style-name="P138" svg:x1="1.42cm" svg:y1="-0.076cm" svg:x2="1.42cm" svg:y2="0.226cm"><text:p/></draw:line><draw:frame draw:style-name="gr14" draw:text-style-name="P135" svg:width="0.272cm" svg:height="0.459cm" svg:x="1.296cm" svg:y="0.325cm"><draw:text-box><text:p text:style-name="P134"><text:span text:style-name="T43">B</text:span></text:p></draw:text-box></draw:frame><draw:line draw:style-name="gr4" draw:text-style-name="P138" svg:x1="5.422cm" svg:y1="-0.076cm" svg:x2="5.422cm" svg:y2="0.226cm"><text:p/></draw:line><draw:frame draw:style-name="gr19" draw:text-style-name="P135" svg:width="0.306cm" svg:height="0.461cm" svg:x="5.295cm" svg:y="0.291cm"><draw:text-box><text:p text:style-name="P134"><text:span text:style-name="T43">D</text:span></text:p></draw:text-box></draw:frame><draw:line draw:style-name="gr4" draw:text-style-name="P138" svg:x1="9.421cm" svg:y1="-0.076cm" svg:x2="9.421cm" svg:y2="0.226cm"><text:p/></draw:line><draw:frame draw:style-name="gr20" draw:text-style-name="P135" svg:width="0.251cm" svg:height="0.461cm" svg:x="9.422cm" svg:y="0.291cm"><draw:text-box><text:p text:style-name="P134"><text:span text:style-name="T43">E</text:span></text:p></draw:text-box></draw:frame></draw:g></text:p>
      <text:list xml:id="list183304460396613" text:continue-list="list183304691981405" text:style-name="liste_5f_abc">
        <text:list-item>
          <text:p text:style-name="P109"><text:span text:style-name="T33">Li</text:span><text:span text:style-name="T13">s</text:span><text:span text:style-name="T33"> les </text:span><text:span text:style-name="T41">abscisses</text:span><text:span text:style-name="T42"> </text:span><text:span text:style-name="T33">des points C, D et E.</text:span></text:p>
        </text:list-item>
      </text:list>
      <text:p text:style-name="P51"><text:span text:style-name="_5f_Caractères_5f_correction"><text:span text:style-name="T38">C (– 0,4 ) <text:s text:c="7"/>D (– 0,2) <text:s text:c="6"/>E (0,2)</text:span></text:span></text:p>
      <text:p text:style-name="P53"><text:span text:style-name="_5f_pointillés_20_gris"><text:span text:style-name="T15"/></text:span></text:p>
      <text:list xml:id="list183304528332731" text:continue-numbering="true" text:style-name="liste_5f_abc">
        <text:list-item>
          <text:p text:style-name="P110">Que peux-tu dire des points D et E ? </text:p>
        </text:list-item>
      </text:list>
      <text:list xml:id="list183303391381489" text:continue-list="list183303505916794" text:style-name="_5f_Numérotation_20_des_20_exercices_20_livrets">
        <text:list-item>
          <text:list>
            <text:list-header>
              <text:p text:style-name="P123"><text:span text:style-name="_5f_Correction_20_surligné"><text:span text:style-name="T16">Les points D et E sont symétriques par rapport au point O, origine de l'axe.</text:span></text:span></text:p>
            </text:list-header>
          </text:list>
        </text:list-item>
      </text:list>
      <text:h text:style-name="P85" text:outline-level="1"/>
      <text:list xml:id="list183304858105937" text:continue-list="list183303352181985" text:style-name="Num_5f_Exo">
        <text:list-item>
          <text:h text:style-name="P71" text:outline-level="1"> Sur <text:span text:style-name="T27">la</text:span> droite graduée <text:span text:style-name="T27">ci-</text:span><text:span text:style-name="T39">dessous</text:span> en choisissant correctement l’unité de longueur, place les points R, S, T, <text:span text:style-name="T21">U et V d’abscisses respectives :</text:span></text:h>
        </text:list-item>
      </text:list>
      <text:list xml:id="list183303532299107" text:continue-list="list183303391381489" text:style-name="_5f_Numérotation_20_des_20_exercices_20_livrets">
        <text:list-header>
          <text:p text:style-name="P118"><text:span text:style-name="T12">−</text:span>0,1 ; 0,75 ; <text:span text:style-name="T12">−</text:span>0,5 ; 0,35 ; <text:span text:style-name="T12">−</text:span>0,3.</text:p>
          <text:list text:continue-numbering="true">
            <text:list-header>
              <text:p text:style-name="P119"><draw:g text:anchor-type="paragraph" draw:z-index="94" draw:name="Forme37" draw:style-name="gr1"><draw:frame draw:style-name="gr2" draw:text-style-name="P135" svg:width="0.389cm" svg:height="0.676cm" svg:x="3.05cm" svg:y="1.069cm"><draw:text-box><text:p text:style-name="P134"><text:span text:style-name="T43">T</text:span></text:p></draw:text-box></draw:frame><draw:frame draw:style-name="gr3" draw:text-style-name="P137" svg:width="0.274cm" svg:height="0.477cm" svg:x="8.131cm" svg:y="1.02cm"><draw:text-box><text:p text:style-name="P136"><text:span text:style-name="T44">0</text:span></text:p></draw:text-box></draw:frame><draw:line draw:style-name="gr4" draw:text-style-name="P138" svg:x1="8.209cm" svg:y1="0.673cm" svg:x2="8.209cm" svg:y2="1.008cm"><text:p/></draw:line><draw:line draw:style-name="gr4" draw:text-style-name="P138" svg:x1="9.209cm" svg:y1="0.667cm" svg:x2="9.209cm" svg:y2="1.002cm"><text:p/></draw:line><draw:frame draw:style-name="gr5" draw:text-style-name="P137" svg:width="0.696cm" svg:height="0.477cm" svg:x="9.294cm" svg:y="1.02cm"><draw:text-box><text:p text:style-name="P136"><text:span text:style-name="T44">0,1</text:span></text:p></draw:text-box></draw:frame><draw:frame draw:style-name="gr6" draw:text-style-name="P135" svg:width="0.292cm" svg:height="0.454cm" svg:x="15.566cm" svg:y="1.043cm"><draw:text-box><text:p text:style-name="P134"><text:span text:style-name="T43">S</text:span></text:p></draw:text-box></draw:frame><draw:line draw:style-name="gr7" draw:text-style-name="P139" svg:x1="-0.323cm" svg:y1="0.816cm" svg:x2="18.443cm" svg:y2="0.778cm"><text:p/></draw:line><draw:line draw:style-name="gr4" draw:text-style-name="P138" svg:x1="15.709cm" svg:y1="0.673cm" svg:x2="15.709cm" svg:y2="1.008cm"><text:p/></draw:line><draw:line draw:style-name="gr4" draw:text-style-name="P138" svg:x1="3.207cm" svg:y1="0.673cm" svg:x2="3.207cm" svg:y2="1.008cm"><text:p/></draw:line><draw:line draw:style-name="gr4" draw:text-style-name="P138" svg:x1="5.209cm" svg:y1="0.673cm" svg:x2="5.209cm" svg:y2="1.008cm"><text:p/></draw:line><draw:frame draw:style-name="gr8" draw:text-style-name="P135" svg:width="0.317cm" svg:height="0.511cm" svg:x="5.025cm" svg:y="1.087cm"><draw:text-box><text:p text:style-name="P134"><text:span text:style-name="T43">V</text:span></text:p></draw:text-box></draw:frame><draw:line draw:style-name="gr4" draw:text-style-name="P138" svg:x1="7.206cm" svg:y1="0.673cm" svg:x2="7.206cm" svg:y2="1.008cm"><text:p/></draw:line><draw:frame draw:style-name="gr9" draw:text-style-name="P135" svg:width="0.32cm" svg:height="0.511cm" svg:x="7.073cm" svg:y="0.997cm"><draw:text-box><text:p text:style-name="P134"><text:span text:style-name="T43">R</text:span></text:p></draw:text-box></draw:frame><draw:line draw:style-name="gr4" draw:text-style-name="P138" svg:x1="11.707cm" svg:y1="0.673cm" svg:x2="11.707cm" svg:y2="1.008cm"><text:p/></draw:line><draw:frame draw:style-name="gr10" draw:text-style-name="P135" svg:width="0.477cm" svg:height="0.509cm" svg:x="11.529cm" svg:y="1.09cm"><draw:text-box><text:p text:style-name="P134"><text:span text:style-name="T43">U</text:span></text:p></draw:text-box></draw:frame></draw:g><text:span text:style-name="_5f_BVS"/></text:p>
              <text:p text:style-name="P119"><text:span text:style-name="_5f_BVS"><text:span text:style-name="T24">I</text:span></text:span><text:span text:style-name="_5f_BVS">ndique ta démarche pour choisir l’unité</text:span></text:p>
            </text:list-header>
          </text:list>
        </text:list-header>
      </text:list>
      <text:p text:style-name="P51"><text:span text:style-name="_5f_Caractères_5f_correction"><text:span text:style-name="T38">La plus petite abscisse est −0,5 et la plus grande <text:s/>0,75 . La distance entre les deux est de 1,25 unité.</text:span></text:span></text:p>
      <text:p text:style-name="P52"><text:span text:style-name="_5f_Caractères_5f_correction"><text:span text:style-name="T38">On peut donc choisir 1cm pour 0,1.</text:span></text:span></text:p>
      <text:p text:style-name="P67"><text:span text:style-name="_5f_pointillés_20_gr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roman" style:font-pitch="variable"/>
    <style:font-face style:name="Lucida Sans3" svg:font-family="'Lucida Sans'" style:font-family-generic="swiss" style:font-pitch="variable"/>
    <style:font-face style:name="Lucida Sans4" svg:font-family="'Lucida Sans'" style:font-family-generic="system" style:font-pitch="variable"/>
    <style:font-face style:name="Lucida Sans5" svg:font-family="'Lucida Sans'" style:font-family-generic="system" style:font-pitch="variable" style:font-charset="x-symbol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 style:font-adornments="Regular" style:font-pitch="variable" style:font-charset="x-symbol"/>
    <style:font-face style:name="OpenSymbol3" svg:font-family="OpenSymbol" style:font-adornments="Roman" style:font-family-generic="swiss" style:font-pitch="variable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roman" style:font-pitch="variable"/>
    <style:font-face style:name="SimSun3" svg:font-family="SimSun" style:font-family-generic="swiss" style:font-pitch="variable"/>
    <style:font-face style:name="SimSun4" svg:font-family="SimSun" style:font-family-generic="system" style:font-pitch="variable"/>
    <style:font-face style:name="SimSun5" svg:font-family="SimSun" style:font-family-generic="system" style:font-pitch="variable" style:font-charset="x-symbol"/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moder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roman" style:font-pitch="variable" style:font-charset="x-symbol"/>
    <style:font-face style:name="Times New Roman4" svg:font-family="'Times New Roman'" style:font-family-generic="swiss" style:font-pitch="variable"/>
    <style:font-face style:name="Times New Roman5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1" draw:display-name="Dashed (var) 2621" draw:style="rect" draw:dots1="1" draw:dots1-length="0.011cm" draw:dots2="1" draw:dots2-length="0.011cm" draw:distance="0.011cm"/>
    <draw:stroke-dash draw:name="Dashed_20__28_var_29__20_2623" draw:display-name="Dashed (var) 2623" draw:style="rect" draw:dots1="1" draw:dots1-length="0.011cm" draw:dots2="1" draw:dots2-length="0.011cm" draw:distance="0.011cm"/>
    <draw:stroke-dash draw:name="Dashed_20__28_var_29__20_2625" draw:display-name="Dashed (var) 2625" draw:style="rect" draw:dots1="1" draw:dots1-length="0.011cm" draw:dots2="1" draw:dots2-length="0.011cm" draw:distance="0.011cm"/>
    <draw:stroke-dash draw:name="Dashed_20__28_var_29__20_2627" draw:display-name="Dashed (var) 2627" draw:style="rect" draw:dots1="1" draw:dots1-length="0.011cm" draw:dots2="1" draw:dots2-length="0.011cm" draw:distance="0.011cm"/>
    <draw:stroke-dash draw:name="Dashed_20__28_var_29__20_2629" draw:display-name="Dashed (var) 2629" draw:style="rect" draw:dots1="1" draw:dots1-length="0.011cm" draw:dots2="1" draw:dots2-length="0.011cm" draw:distance="0.011cm"/>
    <draw:stroke-dash draw:name="Dashed_20__28_var_29__20_2631" draw:display-name="Dashed (var) 2631" draw:style="rect" draw:dots1="1" draw:dots1-length="0.011cm" draw:dots2="1" draw:dots2-length="0.011cm" draw:distance="0.011cm"/>
    <draw:stroke-dash draw:name="Dashed_20__28_var_29__20_2633" draw:display-name="Dashed (var) 2633" draw:style="rect" draw:dots1="1" draw:dots1-length="0.011cm" draw:dots2="1" draw:dots2-length="0.011cm" draw:distance="0.011cm"/>
    <draw:stroke-dash draw:name="Dashed_20__28_var_29__20_2635" draw:display-name="Dashed (var) 2635" draw:style="rect" draw:dots1="1" draw:dots1-length="0.011cm" draw:dots2="1" draw:dots2-length="0.011cm" draw:distance="0.011cm"/>
    <draw:stroke-dash draw:name="Dashed_20__28_var_29__20_2637" draw:display-name="Dashed (var) 2637" draw:style="rect" draw:dots1="1" draw:dots1-length="0.011cm" draw:dots2="1" draw:dots2-length="0.011cm" draw:distance="0.011cm"/>
    <draw:stroke-dash draw:name="Dashed_20__28_var_29__20_2639" draw:display-name="Dashed (var) 2639" draw:style="rect" draw:dots1="1" draw:dots1-length="0.011cm" draw:dots2="1" draw:dots2-length="0.011cm" draw:distance="0.011cm"/>
    <draw:stroke-dash draw:name="Dashed_20__28_var_29__20_2641" draw:display-name="Dashed (var) 2641" draw:style="rect" draw:dots1="1" draw:dots1-length="0.011cm" draw:dots2="1" draw:dots2-length="0.011cm" draw:distance="0.011cm"/>
    <draw:stroke-dash draw:name="Dashed_20__28_var_29__20_3249" draw:display-name="Dashed (var) 3249" draw:style="rect" draw:dots1="1" draw:dots1-length="0.003cm" draw:dots2="1" draw:dots2-length="0.003cm" draw:distance="0.003cm"/>
    <draw:stroke-dash draw:name="Dashed_20__28_var_29__20_3250" draw:display-name="Dashed (var) 3250" draw:style="rect" draw:dots1="1" draw:dots1-length="0.003cm" draw:dots2="1" draw:dots2-length="0.003cm" draw:distance="0.003cm"/>
    <draw:stroke-dash draw:name="Dashed_20__28_var_29__20_3251" draw:display-name="Dashed (var) 3251" draw:style="rect" draw:dots1="1" draw:dots1-length="0.003cm" draw:dots2="1" draw:dots2-length="0.003cm" draw:distance="0.003cm"/>
    <draw:stroke-dash draw:name="Dashed_20__28_var_29__20_3252" draw:display-name="Dashed (var) 3252" draw:style="rect" draw:dots1="1" draw:dots1-length="0.003cm" draw:dots2="1" draw:dots2-length="0.003cm" draw:distance="0.003cm"/>
    <draw:stroke-dash draw:name="Dashed_20__28_var_29__20_3253" draw:display-name="Dashed (var) 3253" draw:style="rect" draw:dots1="1" draw:dots1-length="0.003cm" draw:dots2="1" draw:dots2-length="0.003cm" draw:distance="0.003cm"/>
    <draw:stroke-dash draw:name="Dashed_20__28_var_29__20_3254" draw:display-name="Dashed (var) 3254" draw:style="rect" draw:dots1="1" draw:dots1-length="0.003cm" draw:dots2="1" draw:dots2-length="0.003cm" draw:distance="0.003cm"/>
    <draw:stroke-dash draw:name="Dashed_20__28_var_29__20_3255" draw:display-name="Dashed (var) 3255" draw:style="rect" draw:dots1="1" draw:dots1-length="0.003cm" draw:dots2="1" draw:dots2-length="0.003cm" draw:distance="0.003cm"/>
    <draw:stroke-dash draw:name="Dashed_20__28_var_29__20_3256" draw:display-name="Dashed (var) 3256" draw:style="rect" draw:dots1="1" draw:dots1-length="0.003cm" draw:dots2="1" draw:dots2-length="0.003cm" draw:distance="0.003cm"/>
    <draw:stroke-dash draw:name="Dashed_20__28_var_29__20_3257" draw:display-name="Dashed (var) 3257" draw:style="rect" draw:dots1="1" draw:dots1-length="0.003cm" draw:dots2="1" draw:dots2-length="0.003cm" draw:distance="0.003cm"/>
    <draw:stroke-dash draw:name="Dashed_20__28_var_29__20_3258" draw:display-name="Dashed (var) 3258" draw:style="rect" draw:dots1="1" draw:dots1-length="0.003cm" draw:dots2="1" draw:dots2-length="0.003cm" draw:distance="0.003cm"/>
    <draw:stroke-dash draw:name="Dashed_20__28_var_29__20_3259" draw:display-name="Dashed (var) 3259" draw:style="rect" draw:dots1="1" draw:dots1-length="0.003cm" draw:dots2="1" draw:dots2-length="0.003cm" draw:distance="0.003cm"/>
    <draw:stroke-dash draw:name="Dashed_20__28_var_29__20_3500" draw:display-name="Dashed (var) 3500" draw:style="rect" draw:dots1="1" draw:dots1-length="0.002cm" draw:dots2="1" draw:dots2-length="0.002cm" draw:distance="0.002cm"/>
    <draw:stroke-dash draw:name="Dashed_20__28_var_29__20_3501" draw:display-name="Dashed (var) 3501" draw:style="rect" draw:dots1="1" draw:dots1-length="0.002cm" draw:dots2="1" draw:dots2-length="0.002cm" draw:distance="0.002cm"/>
    <draw:stroke-dash draw:name="Dashed_20__28_var_29__20_3502" draw:display-name="Dashed (var) 3502" draw:style="rect" draw:dots1="1" draw:dots1-length="0.002cm" draw:dots2="1" draw:dots2-length="0.002cm" draw:distance="0.002cm"/>
    <draw:stroke-dash draw:name="Dashed_20__28_var_29__20_3503" draw:display-name="Dashed (var) 3503" draw:style="rect" draw:dots1="1" draw:dots1-length="0.002cm" draw:dots2="1" draw:dots2-length="0.002cm" draw:distance="0.002cm"/>
    <draw:stroke-dash draw:name="Dashed_20__28_var_29__20_3504" draw:display-name="Dashed (var) 3504" draw:style="rect" draw:dots1="1" draw:dots1-length="0.002cm" draw:dots2="1" draw:dots2-length="0.002cm" draw:distance="0.002cm"/>
    <draw:stroke-dash draw:name="Dashed_20__28_var_29__20_3505" draw:display-name="Dashed (var) 3505" draw:style="rect" draw:dots1="1" draw:dots1-length="0.002cm" draw:dots2="1" draw:dots2-length="0.002cm" draw:distance="0.002cm"/>
    <draw:stroke-dash draw:name="Dashed_20__28_var_29__20_3506" draw:display-name="Dashed (var) 3506" draw:style="rect" draw:dots1="1" draw:dots1-length="0.002cm" draw:dots2="1" draw:dots2-length="0.002cm" draw:distance="0.002cm"/>
    <draw:stroke-dash draw:name="Dashed_20__28_var_29__20_3507" draw:display-name="Dashed (var) 3507" draw:style="rect" draw:dots1="1" draw:dots1-length="0.002cm" draw:dots2="1" draw:dots2-length="0.002cm" draw:distance="0.002cm"/>
    <draw:stroke-dash draw:name="Dashed_20__28_var_29__20_3508" draw:display-name="Dashed (var) 3508" draw:style="rect" draw:dots1="1" draw:dots1-length="0.002cm" draw:dots2="1" draw:dots2-length="0.002cm" draw:distance="0.002cm"/>
    <draw:stroke-dash draw:name="Dashed_20__28_var_29__20_3509" draw:display-name="Dashed (var) 3509" draw:style="rect" draw:dots1="1" draw:dots1-length="0.002cm" draw:dots2="1" draw:dots2-length="0.002cm" draw:distance="0.002cm"/>
    <draw:stroke-dash draw:name="Dashed_20__28_var_29__20_3510" draw:display-name="Dashed (var) 3510" draw:style="rect" draw:dots1="1" draw:dots1-length="0.002cm" draw:dots2="1" draw:dots2-length="0.002cm" draw:distance="0.002cm"/>
    <draw:stroke-dash draw:name="Dashed_20__28_var_29__20_3511" draw:display-name="Dashed (var) 3511" draw:style="rect" draw:dots1="1" draw:dots1-length="0.003cm" draw:dots2="1" draw:dots2-length="0.003cm" draw:distance="0.003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51" draw:display-name="Dashed (var) 3651" draw:style="rect" draw:dots1="1" draw:dots1-length="0.006cm" draw:dots2="1" draw:dots2-length="0.006cm" draw:distance="0.006cm"/>
    <draw:stroke-dash draw:name="Dashed_20__28_var_29__20_3652" draw:display-name="Dashed (var) 3652" draw:style="rect" draw:dots1="1" draw:dots1-length="0.006cm" draw:dots2="1" draw:dots2-length="0.006cm" draw:distance="0.006cm"/>
    <draw:stroke-dash draw:name="Dashed_20__28_var_29__20_3653" draw:display-name="Dashed (var) 3653" draw:style="rect" draw:dots1="1" draw:dots1-length="0.006cm" draw:dots2="1" draw:dots2-length="0.006cm" draw:distance="0.006cm"/>
    <draw:stroke-dash draw:name="Dashed_20__28_var_29__20_3654" draw:display-name="Dashed (var) 3654" draw:style="rect" draw:dots1="1" draw:dots1-length="0.006cm" draw:dots2="1" draw:dots2-length="0.006cm" draw:distance="0.006cm"/>
    <draw:stroke-dash draw:name="Dashed_20__28_var_29__20_3655" draw:display-name="Dashed (var) 3655" draw:style="rect" draw:dots1="1" draw:dots1-length="0.006cm" draw:dots2="1" draw:dots2-length="0.006cm" draw:distance="0.006cm"/>
    <draw:stroke-dash draw:name="Dashed_20__28_var_29__20_3656" draw:display-name="Dashed (var) 3656" draw:style="rect" draw:dots1="1" draw:dots1-length="0.006cm" draw:dots2="1" draw:dots2-length="0.006cm" draw:distance="0.006cm"/>
    <draw:stroke-dash draw:name="Dashed_20__28_var_29__20_3657" draw:display-name="Dashed (var) 3657" draw:style="rect" draw:dots1="1" draw:dots1-length="0.006cm" draw:dots2="1" draw:dots2-length="0.006cm" draw:distance="0.006cm"/>
    <draw:stroke-dash draw:name="Dashed_20__28_var_29__20_3658" draw:display-name="Dashed (var) 3658" draw:style="rect" draw:dots1="1" draw:dots1-length="0.006cm" draw:dots2="1" draw:dots2-length="0.006cm" draw:distance="0.006cm"/>
    <draw:stroke-dash draw:name="Dashed_20__28_var_29__20_3659" draw:display-name="Dashed (var) 3659" draw:style="rect" draw:dots1="1" draw:dots1-length="0.006cm" draw:dots2="1" draw:dots2-length="0.006cm" draw:distance="0.006cm"/>
    <draw:stroke-dash draw:name="Dashed_20__28_var_29__20_3660" draw:display-name="Dashed (var) 3660" draw:style="rect" draw:dots1="1" draw:dots1-length="0.006cm" draw:dots2="1" draw:dots2-length="0.006cm" draw:distance="0.006cm"/>
    <draw:stroke-dash draw:name="Dashed_20__28_var_29__20_3661" draw:display-name="Dashed (var) 3661" draw:style="rect" draw:dots1="1" draw:dots1-length="0.006cm" draw:dots2="1" draw:dots2-length="0.006cm" draw:distance="0.006cm"/>
    <draw:stroke-dash draw:name="Dashed_20__28_var_29__20_3662" draw:display-name="Dashed (var) 3662" draw:style="rect" draw:dots1="1" draw:dots1-length="0.006cm" draw:dots2="1" draw:dots2-length="0.006cm" draw:distance="0.006cm"/>
    <draw:stroke-dash draw:name="Dashed_20__28_var_29__20_3801" draw:display-name="Dashed (var) 3801" draw:style="rect" draw:dots1="1" draw:dots1-length="0.003cm" draw:dots2="1" draw:dots2-length="0.003cm" draw:distance="0.003cm"/>
    <draw:stroke-dash draw:name="Dashed_20__28_var_29__20_3802" draw:display-name="Dashed (var) 3802" draw:style="rect" draw:dots1="1" draw:dots1-length="0.003cm" draw:dots2="1" draw:dots2-length="0.003cm" draw:distance="0.003cm"/>
    <draw:stroke-dash draw:name="Dashed_20__28_var_29__20_3803" draw:display-name="Dashed (var) 3803" draw:style="rect" draw:dots1="1" draw:dots1-length="0.003cm" draw:dots2="1" draw:dots2-length="0.003cm" draw:distance="0.003cm"/>
    <draw:stroke-dash draw:name="Dashed_20__28_var_29__20_3804" draw:display-name="Dashed (var) 3804" draw:style="rect" draw:dots1="1" draw:dots1-length="0.003cm" draw:dots2="1" draw:dots2-length="0.003cm" draw:distance="0.003cm"/>
    <draw:stroke-dash draw:name="Dashed_20__28_var_29__20_3805" draw:display-name="Dashed (var) 3805" draw:style="rect" draw:dots1="1" draw:dots1-length="0.003cm" draw:dots2="1" draw:dots2-length="0.003cm" draw:distance="0.003cm"/>
    <draw:stroke-dash draw:name="Dashed_20__28_var_29__20_3806" draw:display-name="Dashed (var) 3806" draw:style="rect" draw:dots1="1" draw:dots1-length="0.003cm" draw:dots2="1" draw:dots2-length="0.003cm" draw:distance="0.003cm"/>
    <draw:stroke-dash draw:name="Dashed_20__28_var_29__20_3807" draw:display-name="Dashed (var) 3807" draw:style="rect" draw:dots1="1" draw:dots1-length="0.003cm" draw:dots2="1" draw:dots2-length="0.003cm" draw:distance="0.003cm"/>
    <draw:stroke-dash draw:name="Dashed_20__28_var_29__20_3808" draw:display-name="Dashed (var) 3808" draw:style="rect" draw:dots1="1" draw:dots1-length="0.003cm" draw:dots2="1" draw:dots2-length="0.003cm" draw:distance="0.003cm"/>
    <draw:stroke-dash draw:name="Dashed_20__28_var_29__20_3809" draw:display-name="Dashed (var) 3809" draw:style="rect" draw:dots1="1" draw:dots1-length="0.003cm" draw:dots2="1" draw:dots2-length="0.003cm" draw:distance="0.003cm"/>
    <draw:stroke-dash draw:name="Dashed_20__28_var_29__20_3810" draw:display-name="Dashed (var) 3810" draw:style="rect" draw:dots1="1" draw:dots1-length="0.003cm" draw:dots2="1" draw:dots2-length="0.003cm" draw:distance="0.003cm"/>
    <draw:stroke-dash draw:name="Dashed_20__28_var_29__20_3811" draw:display-name="Dashed (var) 3811" draw:style="rect" draw:dots1="1" draw:dots1-length="0.003cm" draw:dots2="1" draw:dots2-length="0.003cm" draw:distance="0.003cm"/>
    <draw:stroke-dash draw:name="Dashed_20__28_var_29__20_3812" draw:display-name="Dashed (var) 3812" draw:style="rect" draw:dots1="1" draw:dots1-length="0.003cm" draw:dots2="1" draw:dots2-length="0.003cm" draw:distance="0.003cm"/>
    <draw:stroke-dash draw:name="Dashed_20__28_var_29__20_3813" draw:display-name="Dashed (var) 3813" draw:style="rect" draw:dots1="1" draw:dots1-length="0.003cm" draw:dots2="1" draw:dots2-length="0.003cm" draw:distance="0.003cm"/>
    <draw:stroke-dash draw:name="Dashed_20__28_var_29__20_3814" draw:display-name="Dashed (var) 3814" draw:style="rect" draw:dots1="1" draw:dots1-length="0.003cm" draw:dots2="1" draw:dots2-length="0.003cm" draw:distance="0.003cm"/>
    <draw:stroke-dash draw:name="Dashed_20__28_var_29__20_3815" draw:display-name="Dashed (var) 3815" draw:style="rect" draw:dots1="1" draw:dots1-length="0.003cm" draw:dots2="1" draw:dots2-length="0.003cm" draw:distance="0.003cm"/>
    <draw:stroke-dash draw:name="Dashed_20__28_var_29__20_3816" draw:display-name="Dashed (var) 3816" draw:style="rect" draw:dots1="1" draw:dots1-length="0.003cm" draw:dots2="1" draw:dots2-length="0.003cm" draw:distance="0.003cm"/>
    <draw:stroke-dash draw:name="Dashed_20__28_var_29__20_3817" draw:display-name="Dashed (var) 3817" draw:style="rect" draw:dots1="1" draw:dots1-length="0.003cm" draw:dots2="1" draw:dots2-length="0.003cm" draw:distance="0.003cm"/>
    <draw:stroke-dash draw:name="Dashed_20__28_var_29__20_3818" draw:display-name="Dashed (var) 3818" draw:style="rect" draw:dots1="1" draw:dots1-length="0.003cm" draw:dots2="1" draw:dots2-length="0.003cm" draw:distance="0.003cm"/>
    <draw:stroke-dash draw:name="Dashed_20__28_var_29__20_3819" draw:display-name="Dashed (var) 3819" draw:style="rect" draw:dots1="1" draw:dots1-length="0.003cm" draw:dots2="1" draw:dots2-length="0.003cm" draw:distance="0.003cm"/>
    <draw:stroke-dash draw:name="Dashed_20__28_var_29__20_3820" draw:display-name="Dashed (var) 3820" draw:style="rect" draw:dots1="1" draw:dots1-length="0.003cm" draw:dots2="1" draw:dots2-length="0.003cm" draw:distance="0.003cm"/>
    <draw:stroke-dash draw:name="Dashed_20__28_var_29__20_3821" draw:display-name="Dashed (var) 3821" draw:style="rect" draw:dots1="1" draw:dots1-length="0.003cm" draw:dots2="1" draw:dots2-length="0.003cm" draw:distance="0.003cm"/>
    <draw:stroke-dash draw:name="Dashed_20__28_var_29__20_3822" draw:display-name="Dashed (var) 3822" draw:style="rect" draw:dots1="1" draw:dots1-length="0.003cm" draw:dots2="1" draw:dots2-length="0.003cm" draw:distance="0.003cm"/>
    <draw:stroke-dash draw:name="Dashed_20__28_var_29__20_3823" draw:display-name="Dashed (var) 3823" draw:style="rect" draw:dots1="1" draw:dots1-length="0.003cm" draw:dots2="1" draw:dots2-length="0.003cm" draw:distance="0.003cm"/>
    <draw:stroke-dash draw:name="Dashed_20__28_var_29__20_3824" draw:display-name="Dashed (var) 3824" draw:style="rect" draw:dots1="1" draw:dots1-length="0.003cm" draw:dots2="1" draw:dots2-length="0.003cm" draw:distance="0.003cm"/>
    <draw:stroke-dash draw:name="Dashed_20__28_var_29__20_3825" draw:display-name="Dashed (var) 3825" draw:style="rect" draw:dots1="1" draw:dots1-length="0.003cm" draw:dots2="1" draw:dots2-length="0.003cm" draw:distance="0.003cm"/>
    <draw:stroke-dash draw:name="Dashed_20__28_var_29__20_3826" draw:display-name="Dashed (var) 3826" draw:style="rect" draw:dots1="1" draw:dots1-length="0.003cm" draw:dots2="1" draw:dots2-length="0.003cm" draw:distance="0.003cm"/>
    <draw:stroke-dash draw:name="Dashed_20__28_var_29__20_3827" draw:display-name="Dashed (var) 3827" draw:style="rect" draw:dots1="1" draw:dots1-length="0.003cm" draw:dots2="1" draw:dots2-length="0.003cm" draw:distance="0.003cm"/>
    <draw:stroke-dash draw:name="Dashed_20__28_var_29__20_3828" draw:display-name="Dashed (var) 3828" draw:style="rect" draw:dots1="1" draw:dots1-length="0.003cm" draw:dots2="1" draw:dots2-length="0.003cm" draw:distance="0.003cm"/>
    <draw:stroke-dash draw:name="Dashed_20__28_var_29__20_3829" draw:display-name="Dashed (var) 3829" draw:style="rect" draw:dots1="1" draw:dots1-length="0.003cm" draw:dots2="1" draw:dots2-length="0.003cm" draw:distance="0.003cm"/>
    <draw:stroke-dash draw:name="Dashed_20__28_var_29__20_3830" draw:display-name="Dashed (var) 3830" draw:style="rect" draw:dots1="1" draw:dots1-length="0.003cm" draw:dots2="1" draw:dots2-length="0.003cm" draw:distance="0.003cm"/>
    <draw:stroke-dash draw:name="Dashed_20__28_var_29__20_3831" draw:display-name="Dashed (var) 3831" draw:style="rect" draw:dots1="1" draw:dots1-length="0.003cm" draw:dots2="1" draw:dots2-length="0.003cm" draw:distance="0.003cm"/>
    <draw:stroke-dash draw:name="Dashed_20__28_var_29__20_3832" draw:display-name="Dashed (var) 3832" draw:style="rect" draw:dots1="1" draw:dots1-length="0.003cm" draw:dots2="1" draw:dots2-length="0.003cm" draw:distance="0.003cm"/>
    <draw:stroke-dash draw:name="Dashed_20__28_var_29__20_3833" draw:display-name="Dashed (var) 3833" draw:style="rect" draw:dots1="1" draw:dots1-length="0.003cm" draw:dots2="1" draw:dots2-length="0.003cm" draw:distance="0.003cm"/>
    <draw:stroke-dash draw:name="Dashed_20__28_var_29__20_3834" draw:display-name="Dashed (var) 3834" draw:style="rect" draw:dots1="1" draw:dots1-length="0.003cm" draw:dots2="1" draw:dots2-length="0.003cm" draw:distance="0.003cm"/>
    <draw:stroke-dash draw:name="Dashed_20__28_var_29__20_3835" draw:display-name="Dashed (var) 3835" draw:style="rect" draw:dots1="1" draw:dots1-length="0.003cm" draw:dots2="1" draw:dots2-length="0.003cm" draw:distance="0.003cm"/>
    <draw:stroke-dash draw:name="Dashed_20__28_var_29__20_3836" draw:display-name="Dashed (var) 3836" draw:style="rect" draw:dots1="1" draw:dots1-length="0.003cm" draw:dots2="1" draw:dots2-length="0.003cm" draw:distance="0.003cm"/>
    <draw:stroke-dash draw:name="Dashed_20__28_var_29__20_3837" draw:display-name="Dashed (var) 3837" draw:style="rect" draw:dots1="1" draw:dots1-length="0.003cm" draw:dots2="1" draw:dots2-length="0.003cm" draw:distance="0.003cm"/>
    <draw:stroke-dash draw:name="Dashed_20__28_var_29__20_3838" draw:display-name="Dashed (var) 3838" draw:style="rect" draw:dots1="1" draw:dots1-length="0.003cm" draw:dots2="1" draw:dots2-length="0.003cm" draw:distance="0.003cm"/>
    <draw:stroke-dash draw:name="Dashed_20__28_var_29__20_3839" draw:display-name="Dashed (var) 3839" draw:style="rect" draw:dots1="1" draw:dots1-length="0.003cm" draw:dots2="1" draw:dots2-length="0.003cm" draw:distance="0.003cm"/>
    <draw:stroke-dash draw:name="Dashed_20__28_var_29__20_3840" draw:display-name="Dashed (var) 3840" draw:style="rect" draw:dots1="1" draw:dots1-length="0.003cm" draw:dots2="1" draw:dots2-length="0.003cm" draw:distance="0.003cm"/>
    <draw:stroke-dash draw:name="Dashed_20__28_var_29__20_3841" draw:display-name="Dashed (var) 3841" draw:style="rect" draw:dots1="1" draw:dots1-length="0.003cm" draw:dots2="1" draw:dots2-length="0.003cm" draw:distance="0.003cm"/>
    <draw:stroke-dash draw:name="Dashed_20__28_var_29__20_3842" draw:display-name="Dashed (var) 3842" draw:style="rect" draw:dots1="1" draw:dots1-length="0.003cm" draw:dots2="1" draw:dots2-length="0.003cm" draw:distance="0.003cm"/>
    <draw:stroke-dash draw:name="Dashed_20__28_var_29__20_3843" draw:display-name="Dashed (var) 3843" draw:style="rect" draw:dots1="1" draw:dots1-length="0.003cm" draw:dots2="1" draw:dots2-length="0.003cm" draw:distance="0.003cm"/>
    <draw:stroke-dash draw:name="Dashed_20__28_var_29__20_3844" draw:display-name="Dashed (var) 3844" draw:style="rect" draw:dots1="1" draw:dots1-length="0.003cm" draw:dots2="1" draw:dots2-length="0.003cm" draw:distance="0.003cm"/>
    <draw:stroke-dash draw:name="Dashed_20__28_var_29__20_3845" draw:display-name="Dashed (var) 3845" draw:style="rect" draw:dots1="1" draw:dots1-length="0.003cm" draw:dots2="1" draw:dots2-length="0.003cm" draw:distance="0.003cm"/>
    <draw:stroke-dash draw:name="Dashed_20__28_var_29__20_3846" draw:display-name="Dashed (var) 3846" draw:style="rect" draw:dots1="1" draw:dots1-length="0.003cm" draw:dots2="1" draw:dots2-length="0.003cm" draw:distance="0.003cm"/>
    <draw:stroke-dash draw:name="Dashed_20__28_var_29__20_3847" draw:display-name="Dashed (var) 3847" draw:style="rect" draw:dots1="1" draw:dots1-length="0.003cm" draw:dots2="1" draw:dots2-length="0.003cm" draw:distance="0.003cm"/>
    <draw:stroke-dash draw:name="Dashed_20__28_var_29__20_3848" draw:display-name="Dashed (var) 3848" draw:style="rect" draw:dots1="1" draw:dots1-length="0.003cm" draw:dots2="1" draw:dots2-length="0.003cm" draw:distance="0.003cm"/>
    <draw:stroke-dash draw:name="Dashed_20__28_var_29__20_3952" draw:display-name="Dashed (var) 3952" draw:style="rect" draw:dots1="1" draw:dots1-length="0.001cm" draw:dots2="1" draw:dots2-length="0.001cm" draw:distance="0.001cm"/>
    <draw:stroke-dash draw:name="Dashed_20__28_var_29__20_3953" draw:display-name="Dashed (var) 3953" draw:style="rect" draw:dots1="1" draw:dots1-length="0.001cm" draw:dots2="1" draw:dots2-length="0.001cm" draw:distance="0.001cm"/>
    <draw:stroke-dash draw:name="Dashed_20__28_var_29__20_3955" draw:display-name="Dashed (var) 3955" draw:style="rect" draw:dots1="1" draw:dots1-length="0.001cm" draw:dots2="1" draw:dots2-length="0.001cm" draw:distance="0.001cm"/>
    <draw:stroke-dash draw:name="Dashed_20__28_var_29__20_3956" draw:display-name="Dashed (var) 3956" draw:style="rect" draw:dots1="1" draw:dots1-length="0.001cm" draw:dots2="1" draw:dots2-length="0.001cm" draw:distance="0.001cm"/>
    <draw:stroke-dash draw:name="Dashed_20__28_var_29__20_3959" draw:display-name="Dashed (var) 3959" draw:style="rect" draw:dots1="1" draw:dots1-length="0.001cm" draw:dots2="1" draw:dots2-length="0.001cm" draw:distance="0.001cm"/>
    <draw:stroke-dash draw:name="Dashed_20__28_var_29__20_3960" draw:display-name="Dashed (var) 3960" draw:style="rect" draw:dots1="1" draw:dots1-length="0.001cm" draw:dots2="1" draw:dots2-length="0.001cm" draw:distance="0.001cm"/>
    <draw:stroke-dash draw:name="Dashed_20__28_var_29__20_3961" draw:display-name="Dashed (var) 3961" draw:style="rect" draw:dots1="1" draw:dots1-length="0.001cm" draw:dots2="1" draw:dots2-length="0.001cm" draw:distance="0.001cm"/>
    <draw:stroke-dash draw:name="Dashed_20__28_var_29__20_3962" draw:display-name="Dashed (var) 3962" draw:style="rect" draw:dots1="1" draw:dots1-length="0.001cm" draw:dots2="1" draw:dots2-length="0.001cm" draw:distance="0.001cm"/>
    <draw:stroke-dash draw:name="Dashed_20__28_var_29__20_3963" draw:display-name="Dashed (var) 3963" draw:style="rect" draw:dots1="1" draw:dots1-length="0.001cm" draw:dots2="1" draw:dots2-length="0.001cm" draw:distance="0.001cm"/>
    <draw:stroke-dash draw:name="Dashed_20__28_var_29__20_3964" draw:display-name="Dashed (var) 3964" draw:style="rect" draw:dots1="1" draw:dots1-length="0.003cm" draw:dots2="1" draw:dots2-length="0.003cm" draw:distance="0.003cm"/>
    <draw:stroke-dash draw:name="Dashed_20__28_var_29__20_3965" draw:display-name="Dashed (var) 3965" draw:style="rect" draw:dots1="1" draw:dots1-length="0.003cm" draw:dots2="1" draw:dots2-length="0.003cm" draw:distance="0.003cm"/>
    <draw:stroke-dash draw:name="Dashed_20__28_var_29__20_3966" draw:display-name="Dashed (var) 3966" draw:style="rect" draw:dots1="1" draw:dots1-length="0.003cm" draw:dots2="1" draw:dots2-length="0.003cm" draw:distance="0.003cm"/>
    <draw:stroke-dash draw:name="Dashed_20__28_var_29__20_3967" draw:display-name="Dashed (var) 3967" draw:style="rect" draw:dots1="1" draw:dots1-length="0.003cm" draw:dots2="1" draw:dots2-length="0.003cm" draw:distance="0.003cm"/>
    <draw:stroke-dash draw:name="Dashed_20__28_var_29__20_3968" draw:display-name="Dashed (var) 3968" draw:style="rect" draw:dots1="1" draw:dots1-length="0.003cm" draw:dots2="1" draw:dots2-length="0.003cm" draw:distance="0.003cm"/>
    <draw:stroke-dash draw:name="Dashed_20__28_var_29__20_3969" draw:display-name="Dashed (var) 3969" draw:style="rect" draw:dots1="1" draw:dots1-length="0.003cm" draw:dots2="1" draw:dots2-length="0.003cm" draw:distance="0.003cm"/>
    <draw:stroke-dash draw:name="Dashed_20__28_var_29__20_3970" draw:display-name="Dashed (var) 3970" draw:style="rect" draw:dots1="1" draw:dots1-length="0.003cm" draw:dots2="1" draw:dots2-length="0.003cm" draw:distance="0.003cm"/>
    <draw:stroke-dash draw:name="Dashed_20__28_var_29__20_3971" draw:display-name="Dashed (var) 3971" draw:style="rect" draw:dots1="1" draw:dots1-length="0.003cm" draw:dots2="1" draw:dots2-length="0.003cm" draw:distance="0.003cm"/>
    <draw:stroke-dash draw:name="Dashed_20__28_var_29__20_3972" draw:display-name="Dashed (var) 3972" draw:style="rect" draw:dots1="1" draw:dots1-length="0.003cm" draw:dots2="1" draw:dots2-length="0.003cm" draw:distance="0.003cm"/>
    <draw:stroke-dash draw:name="Dashed_20__28_var_29__20_3973" draw:display-name="Dashed (var) 3973" draw:style="rect" draw:dots1="1" draw:dots1-length="0.003cm" draw:dots2="1" draw:dots2-length="0.003cm" draw:distance="0.003cm"/>
    <draw:stroke-dash draw:name="Dashed_20__28_var_29__20_3974" draw:display-name="Dashed (var) 3974" draw:style="rect" draw:dots1="1" draw:dots1-length="0.003cm" draw:dots2="1" draw:dots2-length="0.003cm" draw:distance="0.003cm"/>
    <draw:stroke-dash draw:name="Dashed_20__28_var_29__20_3975" draw:display-name="Dashed (var) 3975" draw:style="rect" draw:dots1="1" draw:dots1-length="0.003cm" draw:dots2="1" draw:dots2-length="0.003cm" draw:distance="0.003cm"/>
    <draw:stroke-dash draw:name="Dashed_20__28_var_29__20_3976" draw:display-name="Dashed (var) 3976" draw:style="rect" draw:dots1="1" draw:dots1-length="0.003cm" draw:dots2="1" draw:dots2-length="0.003cm" draw:distance="0.003cm"/>
    <draw:stroke-dash draw:name="Dashed_20__28_var_29__20_3977" draw:display-name="Dashed (var) 3977" draw:style="rect" draw:dots1="1" draw:dots1-length="0.003cm" draw:dots2="1" draw:dots2-length="0.003cm" draw:distance="0.003cm"/>
    <draw:stroke-dash draw:name="Dashed_20__28_var_29__20_3978" draw:display-name="Dashed (var) 3978" draw:style="rect" draw:dots1="1" draw:dots1-length="0.003cm" draw:dots2="1" draw:dots2-length="0.003cm" draw:distance="0.003cm"/>
    <draw:stroke-dash draw:name="Dashed_20__28_var_29__20_3979" draw:display-name="Dashed (var) 3979" draw:style="rect" draw:dots1="1" draw:dots1-length="0.003cm" draw:dots2="1" draw:dots2-length="0.003cm" draw:distance="0.003cm"/>
    <draw:stroke-dash draw:name="Dashed_20__28_var_29__20_3980" draw:display-name="Dashed (var) 3980" draw:style="rect" draw:dots1="1" draw:dots1-length="0.003cm" draw:dots2="1" draw:dots2-length="0.003cm" draw:distance="0.003cm"/>
    <draw:stroke-dash draw:name="Dashed_20__28_var_29__20_3981" draw:display-name="Dashed (var) 3981" draw:style="rect" draw:dots1="1" draw:dots1-length="0.002cm" draw:dots2="1" draw:dots2-length="0.002cm" draw:distance="0.002cm"/>
    <draw:stroke-dash draw:name="Dashed_20__28_var_29__20_3982" draw:display-name="Dashed (var) 3982" draw:style="rect" draw:dots1="1" draw:dots1-length="0.003cm" draw:dots2="1" draw:dots2-length="0.003cm" draw:distance="0.003cm"/>
    <draw:stroke-dash draw:name="Dashed_20__28_var_29__20_3983" draw:display-name="Dashed (var) 3983" draw:style="rect" draw:dots1="1" draw:dots1-length="0.003cm" draw:dots2="1" draw:dots2-length="0.003cm" draw:distance="0.003cm"/>
    <draw:stroke-dash draw:name="Dashed_20__28_var_29__20_3984" draw:display-name="Dashed (var) 3984" draw:style="rect" draw:dots1="1" draw:dots1-length="0.003cm" draw:dots2="1" draw:dots2-length="0.003cm" draw:distance="0.003cm"/>
    <draw:stroke-dash draw:name="Dashed_20__28_var_29__20_3985" draw:display-name="Dashed (var) 3985" draw:style="rect" draw:dots1="1" draw:dots1-length="0.003cm" draw:dots2="1" draw:dots2-length="0.003cm" draw:distance="0.003cm"/>
    <draw:stroke-dash draw:name="Dashed_20__28_var_29__20_3986" draw:display-name="Dashed (var) 3986" draw:style="rect" draw:dots1="1" draw:dots1-length="0.003cm" draw:dots2="1" draw:dots2-length="0.003cm" draw:distance="0.003cm"/>
    <draw:stroke-dash draw:name="Dashed_20__28_var_29__20_3987" draw:display-name="Dashed (var) 3987" draw:style="rect" draw:dots1="1" draw:dots1-length="0.003cm" draw:dots2="1" draw:dots2-length="0.003cm" draw:distance="0.003cm"/>
    <draw:stroke-dash draw:name="Dashed_20__28_var_29__20_3988" draw:display-name="Dashed (var) 3988" draw:style="rect" draw:dots1="1" draw:dots1-length="0.003cm" draw:dots2="1" draw:dots2-length="0.003cm" draw:distance="0.003cm"/>
    <draw:stroke-dash draw:name="Dashed_20__28_var_29__20_3989" draw:display-name="Dashed (var) 3989" draw:style="rect" draw:dots1="1" draw:dots1-length="0.003cm" draw:dots2="1" draw:dots2-length="0.003cm" draw:distance="0.003cm"/>
    <draw:stroke-dash draw:name="Dashed_20__28_var_29__20_3990" draw:display-name="Dashed (var) 3990" draw:style="rect" draw:dots1="1" draw:dots1-length="0.003cm" draw:dots2="1" draw:dots2-length="0.003cm" draw:distance="0.003cm"/>
    <draw:stroke-dash draw:name="Dashed_20__28_var_29__20_3991" draw:display-name="Dashed (var) 3991" draw:style="rect" draw:dots1="1" draw:dots1-length="0.003cm" draw:dots2="1" draw:dots2-length="0.003cm" draw:distance="0.003cm"/>
    <draw:stroke-dash draw:name="Dashed_20__28_var_29__20_3992" draw:display-name="Dashed (var) 3992" draw:style="rect" draw:dots1="1" draw:dots1-length="0.003cm" draw:dots2="1" draw:dots2-length="0.003cm" draw:distance="0.003cm"/>
    <draw:stroke-dash draw:name="Dashed_20__28_var_29__20_3993" draw:display-name="Dashed (var) 3993" draw:style="rect" draw:dots1="1" draw:dots1-length="0.003cm" draw:dots2="1" draw:dots2-length="0.003cm" draw:distance="0.003cm"/>
    <draw:stroke-dash draw:name="Dashed_20__28_var_29__20_3994" draw:display-name="Dashed (var) 3994" draw:style="rect" draw:dots1="1" draw:dots1-length="0.003cm" draw:dots2="1" draw:dots2-length="0.003cm" draw:distance="0.003cm"/>
    <draw:stroke-dash draw:name="Dashed_20__28_var_29__20_3995" draw:display-name="Dashed (var) 3995" draw:style="rect" draw:dots1="1" draw:dots1-length="0.003cm" draw:dots2="1" draw:dots2-length="0.003cm" draw:distance="0.003cm"/>
    <draw:stroke-dash draw:name="Dashed_20__28_var_29__20_3996" draw:display-name="Dashed (var) 3996" draw:style="rect" draw:dots1="1" draw:dots1-length="0.003cm" draw:dots2="1" draw:dots2-length="0.003cm" draw:distance="0.003cm"/>
    <draw:stroke-dash draw:name="Dashed_20__28_var_29__20_3997" draw:display-name="Dashed (var) 3997" draw:style="rect" draw:dots1="1" draw:dots1-length="0.003cm" draw:dots2="1" draw:dots2-length="0.003cm" draw:distance="0.003cm"/>
    <draw:stroke-dash draw:name="Dashed_20__28_var_29__20_3998" draw:display-name="Dashed (var) 3998" draw:style="rect" draw:dots1="1" draw:dots1-length="0.003cm" draw:dots2="1" draw:dots2-length="0.003cm" draw:distance="0.003cm"/>
    <draw:stroke-dash draw:name="Dashed_20__28_var_29__20_3999" draw:display-name="Dashed (var) 3999" draw:style="rect" draw:dots1="1" draw:dots1-length="0.003cm" draw:dots2="1" draw:dots2-length="0.003cm" draw:distance="0.003cm"/>
    <draw:stroke-dash draw:name="Dashed_20__28_var_29__20_4000" draw:display-name="Dashed (var) 4000" draw:style="rect" draw:dots1="1" draw:dots1-length="0.003cm" draw:dots2="1" draw:dots2-length="0.003cm" draw:distance="0.003cm"/>
    <draw:stroke-dash draw:name="Dashed_20__28_var_29__20_4001" draw:display-name="Dashed (var) 4001" draw:style="rect" draw:dots1="1" draw:dots1-length="0.003cm" draw:dots2="1" draw:dots2-length="0.003cm" draw:distance="0.003cm"/>
    <draw:stroke-dash draw:name="Dashed_20__28_var_29__20_4002" draw:display-name="Dashed (var) 4002" draw:style="rect" draw:dots1="1" draw:dots1-length="0.003cm" draw:dots2="1" draw:dots2-length="0.003cm" draw:distance="0.003cm"/>
    <draw:stroke-dash draw:name="Dashed_20__28_var_29__20_4003" draw:display-name="Dashed (var) 4003" draw:style="rect" draw:dots1="1" draw:dots1-length="0.003cm" draw:dots2="1" draw:dots2-length="0.003cm" draw:distance="0.003cm"/>
    <draw:stroke-dash draw:name="Dashed_20__28_var_29__20_4107" draw:display-name="Dashed (var) 4107" draw:style="rect" draw:dots1="1" draw:dots1-length="0.002cm" draw:dots2="1" draw:dots2-length="0.002cm" draw:distance="0.002cm"/>
    <draw:stroke-dash draw:name="Dashed_20__28_var_29__20_4108" draw:display-name="Dashed (var) 4108" draw:style="rect" draw:dots1="1" draw:dots1-length="0.002cm" draw:dots2="1" draw:dots2-length="0.002cm" draw:distance="0.002cm"/>
    <draw:stroke-dash draw:name="Dashed_20__28_var_29__20_4109" draw:display-name="Dashed (var) 4109" draw:style="rect" draw:dots1="1" draw:dots1-length="0.002cm" draw:dots2="1" draw:dots2-length="0.002cm" draw:distance="0.002cm"/>
    <draw:stroke-dash draw:name="Dashed_20__28_var_29__20_4110" draw:display-name="Dashed (var) 4110" draw:style="rect" draw:dots1="1" draw:dots1-length="0.002cm" draw:dots2="1" draw:dots2-length="0.002cm" draw:distance="0.002cm"/>
    <draw:stroke-dash draw:name="Dashed_20__28_var_29__20_4111" draw:display-name="Dashed (var) 4111" draw:style="rect" draw:dots1="1" draw:dots1-length="0.002cm" draw:dots2="1" draw:dots2-length="0.002cm" draw:distance="0.002cm"/>
    <draw:stroke-dash draw:name="Dashed_20__28_var_29__20_4112" draw:display-name="Dashed (var) 4112" draw:style="rect" draw:dots1="1" draw:dots1-length="0.002cm" draw:dots2="1" draw:dots2-length="0.002cm" draw:distance="0.002cm"/>
    <draw:stroke-dash draw:name="Dashed_20__28_var_29__20_4113" draw:display-name="Dashed (var) 4113" draw:style="rect" draw:dots1="1" draw:dots1-length="0.002cm" draw:dots2="1" draw:dots2-length="0.002cm" draw:distance="0.002cm"/>
    <draw:stroke-dash draw:name="Dashed_20__28_var_29__20_4114" draw:display-name="Dashed (var) 4114" draw:style="rect" draw:dots1="1" draw:dots1-length="0.001cm" draw:dots2="1" draw:dots2-length="0.001cm" draw:distance="0.001cm"/>
    <draw:stroke-dash draw:name="Dashed_20__28_var_29__20_4115" draw:display-name="Dashed (var) 4115" draw:style="rect" draw:dots1="1" draw:dots1-length="0.001cm" draw:dots2="1" draw:dots2-length="0.001cm" draw:distance="0.001cm"/>
    <draw:stroke-dash draw:name="Dashed_20__28_var_29__20_4116" draw:display-name="Dashed (var) 4116" draw:style="rect" draw:dots1="1" draw:dots1-length="0.001cm" draw:dots2="1" draw:dots2-length="0.001cm" draw:distance="0.001cm"/>
    <draw:stroke-dash draw:name="Dashed_20__28_var_29__20_4117" draw:display-name="Dashed (var) 4117" draw:style="rect" draw:dots1="1" draw:dots1-length="0.001cm" draw:dots2="1" draw:dots2-length="0.001cm" draw:distance="0.001cm"/>
    <draw:stroke-dash draw:name="Dashed_20__28_var_29__20_4118" draw:display-name="Dashed (var) 4118" draw:style="rect" draw:dots1="1" draw:dots1-length="0.001cm" draw:dots2="1" draw:dots2-length="0.001cm" draw:distance="0.001cm"/>
    <draw:stroke-dash draw:name="Dashed_20__28_var_29__20_4119" draw:display-name="Dashed (var) 4119" draw:style="rect" draw:dots1="1" draw:dots1-length="0.001cm" draw:dots2="1" draw:dots2-length="0.001cm" draw:distance="0.001cm"/>
    <draw:stroke-dash draw:name="Dashed_20__28_var_29__20_4120" draw:display-name="Dashed (var) 4120" draw:style="rect" draw:dots1="1" draw:dots1-length="0.001cm" draw:dots2="1" draw:dots2-length="0.001cm" draw:distance="0.001cm"/>
    <draw:stroke-dash draw:name="Dashed_20__28_var_29__20_4121" draw:display-name="Dashed (var) 4121" draw:style="rect" draw:dots1="1" draw:dots1-length="0.001cm" draw:dots2="1" draw:dots2-length="0.001cm" draw:distance="0.001cm"/>
    <draw:stroke-dash draw:name="Dashed_20__28_var_29__20_4122" draw:display-name="Dashed (var) 4122" draw:style="rect" draw:dots1="1" draw:dots1-length="0.001cm" draw:dots2="1" draw:dots2-length="0.001cm" draw:distance="0.001cm"/>
    <draw:stroke-dash draw:name="Dashed_20__28_var_29__20_4123" draw:display-name="Dashed (var) 4123" draw:style="rect" draw:dots1="1" draw:dots1-length="0.001cm" draw:dots2="1" draw:dots2-length="0.001cm" draw:distance="0.001cm"/>
    <draw:stroke-dash draw:name="Dashed_20__28_var_29__20_4124" draw:display-name="Dashed (var) 4124" draw:style="rect" draw:dots1="1" draw:dots1-length="0.003cm" draw:dots2="1" draw:dots2-length="0.003cm" draw:distance="0.003cm"/>
    <draw:stroke-dash draw:name="Dashed_20__28_var_29__20_4125" draw:display-name="Dashed (var) 4125" draw:style="rect" draw:dots1="1" draw:dots1-length="0.003cm" draw:dots2="1" draw:dots2-length="0.003cm" draw:distance="0.003cm"/>
    <draw:stroke-dash draw:name="Dashed_20__28_var_29__20_4126" draw:display-name="Dashed (var) 4126" draw:style="rect" draw:dots1="1" draw:dots1-length="0.003cm" draw:dots2="1" draw:dots2-length="0.003cm" draw:distance="0.003cm"/>
    <draw:stroke-dash draw:name="Dashed_20__28_var_29__20_4127" draw:display-name="Dashed (var) 4127" draw:style="rect" draw:dots1="1" draw:dots1-length="0.003cm" draw:dots2="1" draw:dots2-length="0.003cm" draw:distance="0.003cm"/>
    <draw:stroke-dash draw:name="Dashed_20__28_var_29__20_4128" draw:display-name="Dashed (var) 4128" draw:style="rect" draw:dots1="1" draw:dots1-length="0.002cm" draw:dots2="1" draw:dots2-length="0.002cm" draw:distance="0.002cm"/>
    <draw:stroke-dash draw:name="Dashed_20__28_var_29__20_4129" draw:display-name="Dashed (var) 4129" draw:style="rect" draw:dots1="1" draw:dots1-length="0.002cm" draw:dots2="1" draw:dots2-length="0.002cm" draw:distance="0.002cm"/>
    <draw:stroke-dash draw:name="Dashed_20__28_var_29__20_4130" draw:display-name="Dashed (var) 4130" draw:style="rect" draw:dots1="1" draw:dots1-length="0.002cm" draw:dots2="1" draw:dots2-length="0.002cm" draw:distance="0.002cm"/>
    <draw:stroke-dash draw:name="Dashed_20__28_var_29__20_4131" draw:display-name="Dashed (var) 4131" draw:style="rect" draw:dots1="1" draw:dots1-length="0.002cm" draw:dots2="1" draw:dots2-length="0.002cm" draw:distance="0.002cm"/>
    <draw:stroke-dash draw:name="Dashed_20__28_var_29__20_4132" draw:display-name="Dashed (var) 4132" draw:style="rect" draw:dots1="1" draw:dots1-length="0.002cm" draw:dots2="1" draw:dots2-length="0.002cm" draw:distance="0.002cm"/>
    <draw:stroke-dash draw:name="Dashed_20__28_var_29__20_4133" draw:display-name="Dashed (var) 4133" draw:style="rect" draw:dots1="1" draw:dots1-length="0.002cm" draw:dots2="1" draw:dots2-length="0.002cm" draw:distance="0.002cm"/>
    <draw:stroke-dash draw:name="Dashed_20__28_var_29__20_4134" draw:display-name="Dashed (var) 4134" draw:style="rect" draw:dots1="1" draw:dots1-length="0.002cm" draw:dots2="1" draw:dots2-length="0.002cm" draw:distance="0.002cm"/>
    <draw:stroke-dash draw:name="Dashed_20__28_var_29__20_4135" draw:display-name="Dashed (var) 4135" draw:style="rect" draw:dots1="1" draw:dots1-length="0.002cm" draw:dots2="1" draw:dots2-length="0.002cm" draw:distance="0.002cm"/>
    <draw:stroke-dash draw:name="Dashed_20__28_var_29__20_4136" draw:display-name="Dashed (var) 4136" draw:style="rect" draw:dots1="1" draw:dots1-length="0.002cm" draw:dots2="1" draw:dots2-length="0.002cm" draw:distance="0.002cm"/>
    <draw:stroke-dash draw:name="Dashed_20__28_var_29__20_4137" draw:display-name="Dashed (var) 4137" draw:style="rect" draw:dots1="1" draw:dots1-length="0.002cm" draw:dots2="1" draw:dots2-length="0.002cm" draw:distance="0.002cm"/>
    <draw:stroke-dash draw:name="Dashed_20__28_var_29__20_4138" draw:display-name="Dashed (var) 4138" draw:style="rect" draw:dots1="1" draw:dots1-length="0.002cm" draw:dots2="1" draw:dots2-length="0.002cm" draw:distance="0.002cm"/>
    <draw:stroke-dash draw:name="Dashed_20__28_var_29__20_4139" draw:display-name="Dashed (var) 4139" draw:style="rect" draw:dots1="1" draw:dots1-length="0.002cm" draw:dots2="1" draw:dots2-length="0.002cm" draw:distance="0.002cm"/>
    <draw:stroke-dash draw:name="Dashed_20__28_var_29__20_4140" draw:display-name="Dashed (var) 4140" draw:style="rect" draw:dots1="1" draw:dots1-length="0.003cm" draw:dots2="1" draw:dots2-length="0.003cm" draw:distance="0.003cm"/>
    <draw:stroke-dash draw:name="Dashed_20__28_var_29__20_4141" draw:display-name="Dashed (var) 4141" draw:style="rect" draw:dots1="1" draw:dots1-length="0.003cm" draw:dots2="1" draw:dots2-length="0.003cm" draw:distance="0.003cm"/>
    <draw:stroke-dash draw:name="Dashed_20__28_var_29__20_4142" draw:display-name="Dashed (var) 4142" draw:style="rect" draw:dots1="1" draw:dots1-length="0.002cm" draw:dots2="1" draw:dots2-length="0.002cm" draw:distance="0.002cm"/>
    <draw:stroke-dash draw:name="Dashed_20__28_var_29__20_4143" draw:display-name="Dashed (var) 4143" draw:style="rect" draw:dots1="1" draw:dots1-length="0.002cm" draw:dots2="1" draw:dots2-length="0.002cm" draw:distance="0.002cm"/>
    <draw:stroke-dash draw:name="Dashed_20__28_var_29__20_4144" draw:display-name="Dashed (var) 4144" draw:style="rect" draw:dots1="1" draw:dots1-length="0.002cm" draw:dots2="1" draw:dots2-length="0.002cm" draw:distance="0.002cm"/>
    <draw:stroke-dash draw:name="Dashed_20__28_var_29__20_4145" draw:display-name="Dashed (var) 4145" draw:style="rect" draw:dots1="1" draw:dots1-length="0.002cm" draw:dots2="1" draw:dots2-length="0.002cm" draw:distance="0.002cm"/>
    <draw:stroke-dash draw:name="Dashed_20__28_var_29__20_4146" draw:display-name="Dashed (var) 4146" draw:style="rect" draw:dots1="1" draw:dots1-length="0.002cm" draw:dots2="1" draw:dots2-length="0.002cm" draw:distance="0.002cm"/>
    <draw:stroke-dash draw:name="Dashed_20__28_var_29__20_4147" draw:display-name="Dashed (var) 4147" draw:style="rect" draw:dots1="1" draw:dots1-length="0.002cm" draw:dots2="1" draw:dots2-length="0.002cm" draw:distance="0.002cm"/>
    <draw:stroke-dash draw:name="Dashed_20__28_var_29__20_4148" draw:display-name="Dashed (var) 4148" draw:style="rect" draw:dots1="1" draw:dots1-length="0.002cm" draw:dots2="1" draw:dots2-length="0.002cm" draw:distance="0.002cm"/>
    <draw:stroke-dash draw:name="Dashed_20__28_var_29__20_4149" draw:display-name="Dashed (var) 4149" draw:style="rect" draw:dots1="1" draw:dots1-length="0.002cm" draw:dots2="1" draw:dots2-length="0.002cm" draw:distance="0.002cm"/>
    <draw:stroke-dash draw:name="Dashed_20__28_var_29__20_4150" draw:display-name="Dashed (var) 4150" draw:style="rect" draw:dots1="1" draw:dots1-length="0.002cm" draw:dots2="1" draw:dots2-length="0.002cm" draw:distance="0.002cm"/>
    <draw:stroke-dash draw:name="Dashed_20__28_var_29__20_4151" draw:display-name="Dashed (var) 4151" draw:style="rect" draw:dots1="1" draw:dots1-length="0.002cm" draw:dots2="1" draw:dots2-length="0.002cm" draw:distance="0.002cm"/>
    <draw:stroke-dash draw:name="Dashed_20__28_var_29__20_4166" draw:display-name="Dashed (var) 4166" draw:style="rect" draw:dots1="1" draw:dots1-length="0.003cm" draw:dots2="1" draw:dots2-length="0.003cm" draw:distance="0.003cm"/>
    <draw:stroke-dash draw:name="Dashed_20__28_var_29__20_4167" draw:display-name="Dashed (var) 4167" draw:style="rect" draw:dots1="1" draw:dots1-length="0.003cm" draw:dots2="1" draw:dots2-length="0.003cm" draw:distance="0.003cm"/>
    <draw:stroke-dash draw:name="Dashed_20__28_var_29__20_4168" draw:display-name="Dashed (var) 4168" draw:style="rect" draw:dots1="1" draw:dots1-length="0.003cm" draw:dots2="1" draw:dots2-length="0.003cm" draw:distance="0.003cm"/>
    <draw:stroke-dash draw:name="Dashed_20__28_var_29__20_4169" draw:display-name="Dashed (var) 4169" draw:style="rect" draw:dots1="1" draw:dots1-length="0.003cm" draw:dots2="1" draw:dots2-length="0.003cm" draw:distance="0.003cm"/>
    <draw:stroke-dash draw:name="Dashed_20__28_var_29__20_4170" draw:display-name="Dashed (var) 4170" draw:style="rect" draw:dots1="1" draw:dots1-length="0.003cm" draw:dots2="1" draw:dots2-length="0.003cm" draw:distance="0.003cm"/>
    <draw:stroke-dash draw:name="Dashed_20__28_var_29__20_4171" draw:display-name="Dashed (var) 4171" draw:style="rect" draw:dots1="1" draw:dots1-length="0.003cm" draw:dots2="1" draw:dots2-length="0.003cm" draw:distance="0.003cm"/>
    <draw:stroke-dash draw:name="Dashed_20__28_var_29__20_4172" draw:display-name="Dashed (var) 4172" draw:style="rect" draw:dots1="1" draw:dots1-length="0.003cm" draw:dots2="1" draw:dots2-length="0.003cm" draw:distance="0.003cm"/>
    <draw:stroke-dash draw:name="Dashed_20__28_var_29__20_4173" draw:display-name="Dashed (var) 4173" draw:style="rect" draw:dots1="1" draw:dots1-length="0.003cm" draw:dots2="1" draw:dots2-length="0.003cm" draw:distance="0.003cm"/>
    <draw:stroke-dash draw:name="Dashed_20__28_var_29__20_4174" draw:display-name="Dashed (var) 4174" draw:style="rect" draw:dots1="1" draw:dots1-length="0.003cm" draw:dots2="1" draw:dots2-length="0.003cm" draw:distance="0.003cm"/>
    <draw:stroke-dash draw:name="Dashed_20__28_var_29__20_4175" draw:display-name="Dashed (var) 4175" draw:style="rect" draw:dots1="1" draw:dots1-length="0.003cm" draw:dots2="1" draw:dots2-length="0.003cm" draw:distance="0.003cm"/>
    <draw:stroke-dash draw:name="Dashed_20__28_var_29__20_4176" draw:display-name="Dashed (var) 4176" draw:style="rect" draw:dots1="1" draw:dots1-length="0.003cm" draw:dots2="1" draw:dots2-length="0.003cm" draw:distance="0.003cm"/>
    <draw:stroke-dash draw:name="Dashed_20__28_var_29__20_4177" draw:display-name="Dashed (var) 4177" draw:style="rect" draw:dots1="1" draw:dots1-length="0.003cm" draw:dots2="1" draw:dots2-length="0.003cm" draw:distance="0.003cm"/>
    <draw:stroke-dash draw:name="Dashed_20__28_var_29__20_4178" draw:display-name="Dashed (var) 4178" draw:style="rect" draw:dots1="1" draw:dots1-length="0.003cm" draw:dots2="1" draw:dots2-length="0.003cm" draw:distance="0.003cm"/>
    <draw:stroke-dash draw:name="Dashed_20__28_var_29__20_4179" draw:display-name="Dashed (var) 4179" draw:style="rect" draw:dots1="1" draw:dots1-length="0.003cm" draw:dots2="1" draw:dots2-length="0.003cm" draw:distance="0.003cm"/>
    <draw:stroke-dash draw:name="Dashed_20__28_var_29__20_4180" draw:display-name="Dashed (var) 4180" draw:style="rect" draw:dots1="1" draw:dots1-length="0.003cm" draw:dots2="1" draw:dots2-length="0.003cm" draw:distance="0.003cm"/>
    <draw:stroke-dash draw:name="Dashed_20__28_var_29__20_4181" draw:display-name="Dashed (var) 4181" draw:style="rect" draw:dots1="1" draw:dots1-length="0.003cm" draw:dots2="1" draw:dots2-length="0.003cm" draw:distance="0.003cm"/>
    <draw:stroke-dash draw:name="Dashed_20__28_var_29__20_4182" draw:display-name="Dashed (var) 4182" draw:style="rect" draw:dots1="1" draw:dots1-length="0.003cm" draw:dots2="1" draw:dots2-length="0.003cm" draw:distance="0.003cm"/>
    <draw:stroke-dash draw:name="Dashed_20__28_var_29__20_4183" draw:display-name="Dashed (var) 4183" draw:style="rect" draw:dots1="1" draw:dots1-length="0.003cm" draw:dots2="1" draw:dots2-length="0.003cm" draw:distance="0.003cm"/>
    <draw:stroke-dash draw:name="Dashed_20__28_var_29__20_4184" draw:display-name="Dashed (var) 4184" draw:style="rect" draw:dots1="1" draw:dots1-length="0.003cm" draw:dots2="1" draw:dots2-length="0.003cm" draw:distance="0.003cm"/>
    <draw:stroke-dash draw:name="Dashed_20__28_var_29__20_4185" draw:display-name="Dashed (var) 4185" draw:style="rect" draw:dots1="1" draw:dots1-length="0.003cm" draw:dots2="1" draw:dots2-length="0.003cm" draw:distance="0.003cm"/>
    <draw:stroke-dash draw:name="Dashed_20__28_var_29__20_4186" draw:display-name="Dashed (var) 4186" draw:style="rect" draw:dots1="1" draw:dots1-length="0.003cm" draw:dots2="1" draw:dots2-length="0.003cm" draw:distance="0.003cm"/>
    <draw:stroke-dash draw:name="Dashed_20__28_var_29__20_4187" draw:display-name="Dashed (var) 4187" draw:style="rect" draw:dots1="1" draw:dots1-length="0.003cm" draw:dots2="1" draw:dots2-length="0.003cm" draw:distance="0.003cm"/>
    <draw:stroke-dash draw:name="Dashed_20__28_var_29__20_4188" draw:display-name="Dashed (var) 4188" draw:style="rect" draw:dots1="1" draw:dots1-length="0.003cm" draw:dots2="1" draw:dots2-length="0.003cm" draw:distance="0.003cm"/>
    <draw:stroke-dash draw:name="Dashed_20__28_var_29__20_4189" draw:display-name="Dashed (var) 4189" draw:style="rect" draw:dots1="1" draw:dots1-length="0.003cm" draw:dots2="1" draw:dots2-length="0.003cm" draw:distance="0.003cm"/>
    <draw:stroke-dash draw:name="Dashed_20__28_var_29__20_4190" draw:display-name="Dashed (var) 4190" draw:style="rect" draw:dots1="1" draw:dots1-length="0.003cm" draw:dots2="1" draw:dots2-length="0.003cm" draw:distance="0.003cm"/>
    <draw:stroke-dash draw:name="Dashed_20__28_var_29__20_4312" draw:display-name="Dashed (var) 4312" draw:style="rect" draw:dots1="1" draw:dots1-length="0.003cm" draw:dots2="1" draw:dots2-length="0.003cm" draw:distance="0.003cm"/>
    <draw:stroke-dash draw:name="Dashed_20__28_var_29__20_4313" draw:display-name="Dashed (var) 4313" draw:style="rect" draw:dots1="1" draw:dots1-length="0.003cm" draw:dots2="1" draw:dots2-length="0.003cm" draw:distance="0.003cm"/>
    <draw:stroke-dash draw:name="Dashed_20__28_var_29__20_4314" draw:display-name="Dashed (var) 4314" draw:style="rect" draw:dots1="1" draw:dots1-length="0.003cm" draw:dots2="1" draw:dots2-length="0.003cm" draw:distance="0.003cm"/>
    <draw:stroke-dash draw:name="Dashed_20__28_var_29__20_4315" draw:display-name="Dashed (var) 4315" draw:style="rect" draw:dots1="1" draw:dots1-length="0.003cm" draw:dots2="1" draw:dots2-length="0.003cm" draw:distance="0.003cm"/>
    <draw:stroke-dash draw:name="Dashed_20__28_var_29__20_4316" draw:display-name="Dashed (var) 4316" draw:style="rect" draw:dots1="1" draw:dots1-length="0.003cm" draw:dots2="1" draw:dots2-length="0.003cm" draw:distance="0.003cm"/>
    <draw:stroke-dash draw:name="Dashed_20__28_var_29__20_4317" draw:display-name="Dashed (var) 4317" draw:style="rect" draw:dots1="1" draw:dots1-length="0.003cm" draw:dots2="1" draw:dots2-length="0.003cm" draw:distance="0.003cm"/>
    <draw:stroke-dash draw:name="Dashed_20__28_var_29__20_4318" draw:display-name="Dashed (var) 4318" draw:style="rect" draw:dots1="1" draw:dots1-length="0.003cm" draw:dots2="1" draw:dots2-length="0.003cm" draw:distance="0.003cm"/>
    <draw:stroke-dash draw:name="Dashed_20__28_var_29__20_4319" draw:display-name="Dashed (var) 4319" draw:style="rect" draw:dots1="1" draw:dots1-length="0.003cm" draw:dots2="1" draw:dots2-length="0.003cm" draw:distance="0.003cm"/>
    <draw:stroke-dash draw:name="Dashed_20__28_var_29__20_4320" draw:display-name="Dashed (var) 4320" draw:style="rect" draw:dots1="1" draw:dots1-length="0.003cm" draw:dots2="1" draw:dots2-length="0.003cm" draw:distance="0.003cm"/>
    <draw:stroke-dash draw:name="Dashed_20__28_var_29__20_4321" draw:display-name="Dashed (var) 4321" draw:style="rect" draw:dots1="1" draw:dots1-length="0.003cm" draw:dots2="1" draw:dots2-length="0.003cm" draw:distance="0.003cm"/>
    <draw:stroke-dash draw:name="Dashed_20__28_var_29__20_4322" draw:display-name="Dashed (var) 4322" draw:style="rect" draw:dots1="1" draw:dots1-length="0.003cm" draw:dots2="1" draw:dots2-length="0.003cm" draw:distance="0.003cm"/>
    <draw:stroke-dash draw:name="Dashed_20__28_var_29__20_4323" draw:display-name="Dashed (var) 4323" draw:style="rect" draw:dots1="1" draw:dots1-length="0.003cm" draw:dots2="1" draw:dots2-length="0.003cm" draw:distance="0.003cm"/>
    <draw:stroke-dash draw:name="Dashed_20__28_var_29__20_4324" draw:display-name="Dashed (var) 4324" draw:style="rect" draw:dots1="1" draw:dots1-length="0.003cm" draw:dots2="1" draw:dots2-length="0.003cm" draw:distance="0.003cm"/>
    <draw:stroke-dash draw:name="Dashed_20__28_var_29__20_4325" draw:display-name="Dashed (var) 4325" draw:style="rect" draw:dots1="1" draw:dots1-length="0.003cm" draw:dots2="1" draw:dots2-length="0.003cm" draw:distance="0.003cm"/>
    <draw:stroke-dash draw:name="Dashed_20__28_var_29__20_4326" draw:display-name="Dashed (var) 4326" draw:style="rect" draw:dots1="1" draw:dots1-length="0.003cm" draw:dots2="1" draw:dots2-length="0.003cm" draw:distance="0.003cm"/>
    <draw:stroke-dash draw:name="Dashed_20__28_var_29__20_4327" draw:display-name="Dashed (var) 4327" draw:style="rect" draw:dots1="1" draw:dots1-length="0.003cm" draw:dots2="1" draw:dots2-length="0.003cm" draw:distance="0.003cm"/>
    <draw:stroke-dash draw:name="Dashed_20__28_var_29__20_4328" draw:display-name="Dashed (var) 4328" draw:style="rect" draw:dots1="1" draw:dots1-length="0.003cm" draw:dots2="1" draw:dots2-length="0.003cm" draw:distance="0.003cm"/>
    <draw:stroke-dash draw:name="Dashed_20__28_var_29__20_4329" draw:display-name="Dashed (var) 4329" draw:style="rect" draw:dots1="1" draw:dots1-length="0.003cm" draw:dots2="1" draw:dots2-length="0.003cm" draw:distance="0.003cm"/>
    <draw:stroke-dash draw:name="Dashed_20__28_var_29__20_4330" draw:display-name="Dashed (var) 4330" draw:style="rect" draw:dots1="1" draw:dots1-length="0.003cm" draw:dots2="1" draw:dots2-length="0.003cm" draw:distance="0.003cm"/>
    <draw:stroke-dash draw:name="Dashed_20__28_var_29__20_4331" draw:display-name="Dashed (var) 4331" draw:style="rect" draw:dots1="1" draw:dots1-length="0.003cm" draw:dots2="1" draw:dots2-length="0.003cm" draw:distance="0.003cm"/>
    <draw:stroke-dash draw:name="Dashed_20__28_var_29__20_4332" draw:display-name="Dashed (var) 4332" draw:style="rect" draw:dots1="1" draw:dots1-length="0.003cm" draw:dots2="1" draw:dots2-length="0.003cm" draw:distance="0.003cm"/>
    <draw:stroke-dash draw:name="Dashed_20__28_var_29__20_4333" draw:display-name="Dashed (var) 4333" draw:style="rect" draw:dots1="1" draw:dots1-length="0.003cm" draw:dots2="1" draw:dots2-length="0.003cm" draw:distance="0.003cm"/>
    <draw:stroke-dash draw:name="Dashed_20__28_var_29__20_4334" draw:display-name="Dashed (var) 4334" draw:style="rect" draw:dots1="1" draw:dots1-length="0.003cm" draw:dots2="1" draw:dots2-length="0.003cm" draw:distance="0.003cm"/>
    <draw:stroke-dash draw:name="Dashed_20__28_var_29__20_4335" draw:display-name="Dashed (var) 4335" draw:style="rect" draw:dots1="1" draw:dots1-length="0.003cm" draw:dots2="1" draw:dots2-length="0.003cm" draw:distance="0.003cm"/>
    <draw:stroke-dash draw:name="Dashed_20__28_var_29__20_4336" draw:display-name="Dashed (var) 4336" draw:style="rect" draw:dots1="1" draw:dots1-length="0.003cm" draw:dots2="1" draw:dots2-length="0.003cm" draw:distance="0.003cm"/>
    <draw:stroke-dash draw:name="Dashed_20__28_var_29__20_4337" draw:display-name="Dashed (var) 4337" draw:style="rect" draw:dots1="1" draw:dots1-length="0.003cm" draw:dots2="1" draw:dots2-length="0.003cm" draw:distance="0.003cm"/>
    <draw:stroke-dash draw:name="Dashed_20__28_var_29__20_4338" draw:display-name="Dashed (var) 4338" draw:style="rect" draw:dots1="1" draw:dots1-length="0.003cm" draw:dots2="1" draw:dots2-length="0.003cm" draw:distance="0.003cm"/>
    <draw:stroke-dash draw:name="Dashed_20__28_var_29__20_4339" draw:display-name="Dashed (var) 4339" draw:style="rect" draw:dots1="1" draw:dots1-length="0.003cm" draw:dots2="1" draw:dots2-length="0.003cm" draw:distance="0.003cm"/>
    <draw:stroke-dash draw:name="Dashed_20__28_var_29__20_4340" draw:display-name="Dashed (var) 4340" draw:style="rect" draw:dots1="1" draw:dots1-length="0.003cm" draw:dots2="1" draw:dots2-length="0.003cm" draw:distance="0.003cm"/>
    <draw:stroke-dash draw:name="Dashed_20__28_var_29__20_4341" draw:display-name="Dashed (var) 4341" draw:style="rect" draw:dots1="1" draw:dots1-length="0.003cm" draw:dots2="1" draw:dots2-length="0.003cm" draw:distance="0.003cm"/>
    <draw:stroke-dash draw:name="Dashed_20__28_var_29__20_4342" draw:display-name="Dashed (var) 4342" draw:style="rect" draw:dots1="1" draw:dots1-length="0.003cm" draw:dots2="1" draw:dots2-length="0.003cm" draw:distance="0.003cm"/>
    <draw:stroke-dash draw:name="Dashed_20__28_var_29__20_4385" draw:display-name="Dashed (var) 4385" draw:style="rect" draw:dots1="1" draw:dots1-length="0.002cm" draw:dots2="1" draw:dots2-length="0.002cm" draw:distance="0.002cm"/>
    <draw:stroke-dash draw:name="Dashed_20__28_var_29__20_4386" draw:display-name="Dashed (var) 4386" draw:style="rect" draw:dots1="1" draw:dots1-length="0.002cm" draw:dots2="1" draw:dots2-length="0.002cm" draw:distance="0.002cm"/>
    <draw:stroke-dash draw:name="Dashed_20__28_var_29__20_4387" draw:display-name="Dashed (var) 4387" draw:style="rect" draw:dots1="1" draw:dots1-length="0.002cm" draw:dots2="1" draw:dots2-length="0.002cm" draw:distance="0.002cm"/>
    <draw:stroke-dash draw:name="Dashed_20__28_var_29__20_4388" draw:display-name="Dashed (var) 4388" draw:style="rect" draw:dots1="1" draw:dots1-length="0.002cm" draw:dots2="1" draw:dots2-length="0.002cm" draw:distance="0.002cm"/>
    <draw:stroke-dash draw:name="Dashed_20__28_var_29__20_4389" draw:display-name="Dashed (var) 4389" draw:style="rect" draw:dots1="1" draw:dots1-length="0.002cm" draw:dots2="1" draw:dots2-length="0.002cm" draw:distance="0.002cm"/>
    <draw:stroke-dash draw:name="Dashed_20__28_var_29__20_4390" draw:display-name="Dashed (var) 4390" draw:style="rect" draw:dots1="1" draw:dots1-length="0.002cm" draw:dots2="1" draw:dots2-length="0.002cm" draw:distance="0.002cm"/>
    <draw:stroke-dash draw:name="Dashed_20__28_var_29__20_4391" draw:display-name="Dashed (var) 4391" draw:style="rect" draw:dots1="1" draw:dots1-length="0.002cm" draw:dots2="1" draw:dots2-length="0.002cm" draw:distance="0.002cm"/>
    <draw:stroke-dash draw:name="Dashed_20__28_var_29__20_4392" draw:display-name="Dashed (var) 4392" draw:style="rect" draw:dots1="1" draw:dots1-length="0.002cm" draw:dots2="1" draw:dots2-length="0.002cm" draw:distance="0.002cm"/>
    <draw:stroke-dash draw:name="Dashed_20__28_var_29__20_4393" draw:display-name="Dashed (var) 4393" draw:style="rect" draw:dots1="1" draw:dots1-length="0.002cm" draw:dots2="1" draw:dots2-length="0.002cm" draw:distance="0.002cm"/>
    <draw:stroke-dash draw:name="Dashed_20__28_var_29__20_4394" draw:display-name="Dashed (var) 4394" draw:style="rect" draw:dots1="1" draw:dots1-length="0.002cm" draw:dots2="1" draw:dots2-length="0.002cm" draw:distance="0.002cm"/>
    <draw:stroke-dash draw:name="Dashed_20__28_var_29__20_4395" draw:display-name="Dashed (var) 4395" draw:style="rect" draw:dots1="1" draw:dots1-length="0.002cm" draw:dots2="1" draw:dots2-length="0.002cm" draw:distance="0.002cm"/>
    <draw:stroke-dash draw:name="Dashed_20__28_var_29__20_4396" draw:display-name="Dashed (var) 4396" draw:style="rect" draw:dots1="1" draw:dots1-length="0.002cm" draw:dots2="1" draw:dots2-length="0.002cm" draw:distance="0.002cm"/>
    <draw:stroke-dash draw:name="Dashed_20__28_var_29__20_4397" draw:display-name="Dashed (var) 4397" draw:style="rect" draw:dots1="1" draw:dots1-length="0.002cm" draw:dots2="1" draw:dots2-length="0.002cm" draw:distance="0.002cm"/>
    <draw:stroke-dash draw:name="Dashed_20__28_var_29__20_4398" draw:display-name="Dashed (var) 4398" draw:style="rect" draw:dots1="1" draw:dots1-length="0.002cm" draw:dots2="1" draw:dots2-length="0.002cm" draw:distance="0.002cm"/>
    <draw:stroke-dash draw:name="Dashed_20__28_var_29__20_4399" draw:display-name="Dashed (var) 4399" draw:style="rect" draw:dots1="1" draw:dots1-length="0.002cm" draw:dots2="1" draw:dots2-length="0.002cm" draw:distance="0.002cm"/>
    <draw:stroke-dash draw:name="Dashed_20__28_var_29__20_4400" draw:display-name="Dashed (var) 4400" draw:style="rect" draw:dots1="1" draw:dots1-length="0.002cm" draw:dots2="1" draw:dots2-length="0.002cm" draw:distance="0.002cm"/>
    <draw:stroke-dash draw:name="Dashed_20__28_var_29__20_4401" draw:display-name="Dashed (var) 4401" draw:style="rect" draw:dots1="1" draw:dots1-length="0.002cm" draw:dots2="1" draw:dots2-length="0.002cm" draw:distance="0.002cm"/>
    <draw:stroke-dash draw:name="Dashed_20__28_var_29__20_4402" draw:display-name="Dashed (var) 4402" draw:style="rect" draw:dots1="1" draw:dots1-length="0.002cm" draw:dots2="1" draw:dots2-length="0.002cm" draw:distance="0.002cm"/>
    <draw:stroke-dash draw:name="Dashed_20__28_var_29__20_4403" draw:display-name="Dashed (var) 4403" draw:style="rect" draw:dots1="1" draw:dots1-length="0.002cm" draw:dots2="1" draw:dots2-length="0.002cm" draw:distance="0.002cm"/>
    <draw:stroke-dash draw:name="Dashed_20__28_var_29__20_4404" draw:display-name="Dashed (var) 4404" draw:style="rect" draw:dots1="1" draw:dots1-length="0.002cm" draw:dots2="1" draw:dots2-length="0.002cm" draw:distance="0.002cm"/>
    <draw:stroke-dash draw:name="Dashed_20__28_var_29__20_4405" draw:display-name="Dashed (var) 4405" draw:style="rect" draw:dots1="1" draw:dots1-length="0.002cm" draw:dots2="1" draw:dots2-length="0.002cm" draw:distance="0.002cm"/>
    <draw:stroke-dash draw:name="Dashed_20__28_var_29__20_4406" draw:display-name="Dashed (var) 4406" draw:style="rect" draw:dots1="1" draw:dots1-length="0.002cm" draw:dots2="1" draw:dots2-length="0.002cm" draw:distance="0.002cm"/>
    <draw:stroke-dash draw:name="Dashed_20__28_var_29__20_4407" draw:display-name="Dashed (var) 4407" draw:style="rect" draw:dots1="1" draw:dots1-length="0.002cm" draw:dots2="1" draw:dots2-length="0.002cm" draw:distance="0.002cm"/>
    <draw:stroke-dash draw:name="Dashed_20__28_var_29__20_4408" draw:display-name="Dashed (var) 4408" draw:style="rect" draw:dots1="1" draw:dots1-length="0.002cm" draw:dots2="1" draw:dots2-length="0.002cm" draw:distance="0.002cm"/>
    <draw:stroke-dash draw:name="Dashed_20__28_var_29__20_4409" draw:display-name="Dashed (var) 4409" draw:style="rect" draw:dots1="1" draw:dots1-length="0.002cm" draw:dots2="1" draw:dots2-length="0.002cm" draw:distance="0.002cm"/>
    <draw:stroke-dash draw:name="Dashed_20__28_var_29__20_4410" draw:display-name="Dashed (var) 4410" draw:style="rect" draw:dots1="1" draw:dots1-length="0.002cm" draw:dots2="1" draw:dots2-length="0.002cm" draw:distance="0.002cm"/>
    <draw:stroke-dash draw:name="Dashed_20__28_var_29__20_4411" draw:display-name="Dashed (var) 4411" draw:style="rect" draw:dots1="1" draw:dots1-length="0.002cm" draw:dots2="1" draw:dots2-length="0.002cm" draw:distance="0.002cm"/>
    <draw:stroke-dash draw:name="Dashed_20__28_var_29__20_4412" draw:display-name="Dashed (var) 4412" draw:style="rect" draw:dots1="1" draw:dots1-length="0.002cm" draw:dots2="1" draw:dots2-length="0.002cm" draw:distance="0.002cm"/>
    <draw:stroke-dash draw:name="Dashed_20__28_var_29__20_4413" draw:display-name="Dashed (var) 4413" draw:style="rect" draw:dots1="1" draw:dots1-length="0.002cm" draw:dots2="1" draw:dots2-length="0.002cm" draw:distance="0.002cm"/>
    <draw:stroke-dash draw:name="Dashed_20__28_var_29__20_4414" draw:display-name="Dashed (var) 4414" draw:style="rect" draw:dots1="1" draw:dots1-length="0.002cm" draw:dots2="1" draw:dots2-length="0.002cm" draw:distance="0.002cm"/>
    <draw:stroke-dash draw:name="Dashed_20__28_var_29__20_4415" draw:display-name="Dashed (var) 4415" draw:style="rect" draw:dots1="1" draw:dots1-length="0.002cm" draw:dots2="1" draw:dots2-length="0.002cm" draw:distance="0.002cm"/>
    <draw:stroke-dash draw:name="Dashed_20__28_var_29__20_4416" draw:display-name="Dashed (var) 4416" draw:style="rect" draw:dots1="1" draw:dots1-length="0.002cm" draw:dots2="1" draw:dots2-length="0.002cm" draw:distance="0.002cm"/>
    <draw:stroke-dash draw:name="Dashed_20__28_var_29__20_4417" draw:display-name="Dashed (var) 4417" draw:style="rect" draw:dots1="1" draw:dots1-length="0.002cm" draw:dots2="1" draw:dots2-length="0.002cm" draw:distance="0.002cm"/>
    <draw:stroke-dash draw:name="Dashed_20__28_var_29__20_4418" draw:display-name="Dashed (var) 4418" draw:style="rect" draw:dots1="1" draw:dots1-length="0.002cm" draw:dots2="1" draw:dots2-length="0.002cm" draw:distance="0.002cm"/>
    <draw:stroke-dash draw:name="Dashed_20__28_var_29__20_4419" draw:display-name="Dashed (var) 4419" draw:style="rect" draw:dots1="1" draw:dots1-length="0.002cm" draw:dots2="1" draw:dots2-length="0.002cm" draw:distance="0.002cm"/>
    <draw:stroke-dash draw:name="Dashed_20__28_var_29__20_4420" draw:display-name="Dashed (var) 4420" draw:style="rect" draw:dots1="1" draw:dots1-length="0.002cm" draw:dots2="1" draw:dots2-length="0.002cm" draw:distance="0.002cm"/>
    <draw:stroke-dash draw:name="Dashed_20__28_var_29__20_4421" draw:display-name="Dashed (var) 4421" draw:style="rect" draw:dots1="1" draw:dots1-length="0.002cm" draw:dots2="1" draw:dots2-length="0.002cm" draw:distance="0.002cm"/>
    <draw:stroke-dash draw:name="Dashed_20__28_var_29__20_4422" draw:display-name="Dashed (var) 4422" draw:style="rect" draw:dots1="1" draw:dots1-length="0.002cm" draw:dots2="1" draw:dots2-length="0.002cm" draw:distance="0.002cm"/>
    <draw:stroke-dash draw:name="Dashed_20__28_var_29__20_4423" draw:display-name="Dashed (var) 4423" draw:style="rect" draw:dots1="1" draw:dots1-length="0.002cm" draw:dots2="1" draw:dots2-length="0.002cm" draw:distance="0.002cm"/>
    <draw:stroke-dash draw:name="Dashed_20__28_var_29__20_4424" draw:display-name="Dashed (var) 4424" draw:style="rect" draw:dots1="1" draw:dots1-length="0.002cm" draw:dots2="1" draw:dots2-length="0.002cm" draw:distance="0.002cm"/>
    <draw:stroke-dash draw:name="Dashed_20__28_var_29__20_4425" draw:display-name="Dashed (var) 4425" draw:style="rect" draw:dots1="1" draw:dots1-length="0.002cm" draw:dots2="1" draw:dots2-length="0.002cm" draw:distance="0.002cm"/>
    <draw:stroke-dash draw:name="Dashed_20__28_var_29__20_4426" draw:display-name="Dashed (var) 4426" draw:style="rect" draw:dots1="1" draw:dots1-length="0.002cm" draw:dots2="1" draw:dots2-length="0.002cm" draw:distance="0.002cm"/>
    <draw:stroke-dash draw:name="Dashed_20__28_var_29__20_4529" draw:display-name="Dashed (var) 4529" draw:style="rect" draw:dots1="1" draw:dots1-length="0.001cm" draw:dots2="1" draw:dots2-length="0.001cm" draw:distance="0.001cm"/>
    <draw:stroke-dash draw:name="Dashed_20__28_var_29__20_4530" draw:display-name="Dashed (var) 4530" draw:style="rect" draw:dots1="1" draw:dots1-length="0.001cm" draw:dots2="1" draw:dots2-length="0.001cm" draw:distance="0.001cm"/>
    <draw:stroke-dash draw:name="Dashed_20__28_var_29__20_4531" draw:display-name="Dashed (var) 4531" draw:style="rect" draw:dots1="1" draw:dots1-length="0.001cm" draw:dots2="1" draw:dots2-length="0.001cm" draw:distance="0.001cm"/>
    <draw:stroke-dash draw:name="Dashed_20__28_var_29__20_4532" draw:display-name="Dashed (var) 4532" draw:style="rect" draw:dots1="1" draw:dots1-length="0.001cm" draw:dots2="1" draw:dots2-length="0.001cm" draw:distance="0.001cm"/>
    <draw:stroke-dash draw:name="Dashed_20__28_var_29__20_4551" draw:display-name="Dashed (var) 4551" draw:style="rect" draw:dots1="1" draw:dots1-length="0.002cm" draw:dots2="1" draw:dots2-length="0.002cm" draw:distance="0.002cm"/>
    <draw:stroke-dash draw:name="Dashed_20__28_var_29__20_6811" draw:display-name="Dashed (var) 6811" draw:style="rect" draw:dots1="1" draw:dots1-length="0.002cm" draw:dots2="1" draw:dots2-length="0.002cm" draw:distance="0.002cm"/>
    <draw:stroke-dash draw:name="Dashed_20__28_var_29__20_6812" draw:display-name="Dashed (var) 6812" draw:style="rect" draw:dots1="1" draw:dots1-length="0.002cm" draw:dots2="1" draw:dots2-length="0.002cm" draw:distance="0.002cm"/>
    <draw:stroke-dash draw:name="Dashed_20__28_var_29__20_6813" draw:display-name="Dashed (var) 6813" draw:style="rect" draw:dots1="1" draw:dots1-length="0.002cm" draw:dots2="1" draw:dots2-length="0.002cm" draw:distance="0.002cm"/>
    <draw:stroke-dash draw:name="Dashed_20__28_var_29__20_6814" draw:display-name="Dashed (var) 6814" draw:style="rect" draw:dots1="1" draw:dots1-length="0.002cm" draw:dots2="1" draw:dots2-length="0.002cm" draw:distance="0.002cm"/>
    <draw:stroke-dash draw:name="Dashed_20__28_var_29__20_6815" draw:display-name="Dashed (var) 6815" draw:style="rect" draw:dots1="1" draw:dots1-length="0.002cm" draw:dots2="1" draw:dots2-length="0.002cm" draw:distance="0.002cm"/>
    <draw:stroke-dash draw:name="Dashed_20__28_var_29__20_6816" draw:display-name="Dashed (var) 6816" draw:style="rect" draw:dots1="1" draw:dots1-length="0.002cm" draw:dots2="1" draw:dots2-length="0.002cm" draw:distance="0.002cm"/>
    <draw:stroke-dash draw:name="Dashed_20__28_var_29__20_6817" draw:display-name="Dashed (var) 6817" draw:style="rect" draw:dots1="1" draw:dots1-length="0.002cm" draw:dots2="1" draw:dots2-length="0.002cm" draw:distance="0.002cm"/>
    <draw:stroke-dash draw:name="Dashed_20__28_var_29__20_6818" draw:display-name="Dashed (var) 6818" draw:style="rect" draw:dots1="1" draw:dots1-length="0.002cm" draw:dots2="1" draw:dots2-length="0.002cm" draw:distance="0.002cm"/>
    <draw:stroke-dash draw:name="Dashed_20__28_var_29__20_6819" draw:display-name="Dashed (var) 6819" draw:style="rect" draw:dots1="1" draw:dots1-length="0.002cm" draw:dots2="1" draw:dots2-length="0.002cm" draw:distance="0.002cm"/>
    <draw:stroke-dash draw:name="Dashed_20__28_var_29__20_6820" draw:display-name="Dashed (var) 6820" draw:style="rect" draw:dots1="1" draw:dots1-length="0.002cm" draw:dots2="1" draw:dots2-length="0.002cm" draw:distance="0.002cm"/>
    <draw:stroke-dash draw:name="Dashed_20__28_var_29__20_6821" draw:display-name="Dashed (var) 6821" draw:style="rect" draw:dots1="1" draw:dots1-length="0.002cm" draw:dots2="1" draw:dots2-length="0.002cm" draw:distance="0.002cm"/>
    <draw:stroke-dash draw:name="Dashed_20__28_var_29__20_6822" draw:display-name="Dashed (var) 6822" draw:style="rect" draw:dots1="1" draw:dots1-length="0.002cm" draw:dots2="1" draw:dots2-length="0.002cm" draw:distance="0.002cm"/>
    <draw:stroke-dash draw:name="Dashed_20__28_var_29__20_6829" draw:display-name="Dashed (var) 6829" draw:style="rect" draw:dots1="1" draw:dots1-length="0.001cm" draw:dots2="1" draw:dots2-length="0.001cm" draw:distance="0.001cm"/>
    <draw:stroke-dash draw:name="Dashed_20__28_var_29__20_6830" draw:display-name="Dashed (var) 6830" draw:style="rect" draw:dots1="1" draw:dots1-length="0.001cm" draw:dots2="1" draw:dots2-length="0.001cm" draw:distance="0.001cm"/>
    <draw:stroke-dash draw:name="Dashed_20__28_var_29__20_6831" draw:display-name="Dashed (var) 6831" draw:style="rect" draw:dots1="1" draw:dots1-length="0.001cm" draw:dots2="1" draw:dots2-length="0.001cm" draw:distance="0.001cm"/>
    <draw:stroke-dash draw:name="Dashed_20__28_var_29__20_6832" draw:display-name="Dashed (var) 6832" draw:style="rect" draw:dots1="1" draw:dots1-length="0.001cm" draw:dots2="1" draw:dots2-length="0.001cm" draw:distance="0.001cm"/>
    <draw:stroke-dash draw:name="Dashed_20__28_var_29__20_6833" draw:display-name="Dashed (var) 6833" draw:style="rect" draw:dots1="1" draw:dots1-length="0.001cm" draw:dots2="1" draw:dots2-length="0.001cm" draw:distance="0.001cm"/>
    <draw:stroke-dash draw:name="Dashed_20__28_var_29__20_6834" draw:display-name="Dashed (var) 6834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2" fo:font-size="12pt" fo:language="fr" fo:country="FR" style:letter-kerning="true" style:font-name-asian="SimSun4" style:font-size-asian="12pt" style:language-asian="zh" style:country-asian="CN" style:font-name-complex="Lucida Sans4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2pt" fo:language="fr" fo:country="FR" style:letter-kerning="true" style:font-name-asian="SimSun4" style:font-size-asian="12pt" style:language-asian="zh" style:country-asian="CN" style:font-name-complex="Lucida Sans4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6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2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7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default-outline-level="5" style:list-style-name="" style:class="text"/>
    <style:style style:name="Heading_20_6" style:display-name="Heading 6" style:family="paragraph" style:parent-style-name="Heading" style:default-outline-level="6" style:list-style-name="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Heading_20_10" style:display-name="Heading 10" style:family="paragraph" style:parent-style-name="Heading" style:default-outline-level="10" style:list-style-name="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6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5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7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6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7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2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7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5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7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7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7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3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3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_5f_Correction_20_surligné" style:display-name="_Correction surligné" style:family="text">
      <style:text-properties fo:color="#000000" loext:opacity="100%" style:font-name="Bitstream Vera Sans6" fo:font-family="'Bitstream Vera Sans'" style:font-style-name="Oblique" style:font-family-generic="swiss" style:font-pitch="variable" fo:font-size="10pt" fo:font-style="normal" fo:background-color="#ffff00" style:font-name-asian="Bitstream Vera Sans6" style:font-family-asian="'Bitstream Vera Sans'" style:font-style-name-asian="Oblique" style:font-family-generic-asian="swiss" style:font-pitch-asian="variable" style:font-name-complex="Bitstream Vera Sans6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ormule_20_corrigée" style:display-name="_Formule corrigée" style:family="graphic" style:parent-style-name="Formula">
      <style:graphic-properties fo:background-color="#ffff00" style:background-transparency="0%" draw:fill="solid" draw:fill-color="#ffff00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Entête_20_couleur">
      <style:text-properties fo:font-variant="small-caps" officeooo:paragraph-rsid="0019ff48"/>
    </style:style>
    <style:style style:name="MP25" style:family="paragraph" style:parent-style-name="Footer" style:master-page-name="">
      <style:paragraph-properties fo:margin-left="0.9cm" fo:margin-right="0cm" fo:text-align="start" style:justify-single-word="false" fo:text-indent="0cm" style:auto-text-indent="false" style:page-number="auto" style:shadow="none">
        <style:tab-stops/>
      </style:paragraph-properties>
      <style:text-properties fo:font-variant="small-caps" fo:color="#ff660d" loext:opacity="100%" style:font-name="Bitstream Vera Sans2" fo:font-size="11pt" fo:font-style="italic" fo:font-weight="bold" officeooo:paragraph-rsid="001db2f9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Entête_20_couleur">
      <style:text-properties fo:font-variant="small-caps"/>
    </style:style>
    <style:style style:name="MP27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ff660d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8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9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0" style:family="paragraph" style:parent-style-name="_5f_En-tête">
      <style:text-properties officeooo:paragraph-rsid="002eee9a"/>
    </style:style>
    <style:style style:name="MP31" style:family="paragraph">
      <loext:graphic-properties draw:fill="solid" draw:fill-color="#1ca2b8"/>
    </style:style>
    <style:style style:name="MP32" style:family="paragraph">
      <style:paragraph-properties fo:text-align="center"/>
    </style:style>
    <style:style style:name="MP33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MP34" style:family="paragraph" style:parent-style-name="Footer">
      <style:text-properties officeooo:rsid="00178920" officeooo:paragraph-rsid="00178920"/>
    </style:style>
    <style:style style:name="MP3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6" style:family="paragraph" style:parent-style-name="Footer">
      <style:text-properties officeooo:paragraph-rsid="003db5af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eee9a" style:font-size-asian="16pt" style:font-style-asian="normal" style:font-size-complex="16pt" style:font-style-complex="normal"/>
    </style:style>
    <style:style style:name="MT6" style:family="text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5e611d" style:font-size-asian="16pt" style:font-style-asian="normal" style:font-size-complex="16pt" style:font-style-complex="normal"/>
    </style:style>
    <style:style style:name="MT7" style:family="text">
      <style:text-properties fo:font-size="16pt" fo:letter-spacing="-0.007cm" officeooo:rsid="002eee9a" style:font-size-asian="16pt" style:font-size-complex="16pt"/>
    </style:style>
    <style:style style:name="MT8" style:family="text">
      <style:text-properties officeooo:rsid="003db5af"/>
    </style:style>
    <style:style style:name="MT9" style:family="text">
      <style:text-properties fo:text-transform="uppercase" fo:color="#808080" loext:opacity="100%" style:font-name="Bitstream Vera Sans7" fo:font-size="9pt" officeooo:rsid="003db5af" fo:background-color="transparent" loext:char-shading-value="0"/>
    </style:style>
    <style:style style:name="MT10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2_20_paire_20__28_G_29__20_1_20_colonne" style:display-name="_Fiche éditeur série 2 paire (G) 1 colonne" style:page-layout-name="Mpm18" draw:style-name="Mdp2" style:next-style-name="_5f_Fiche_20_éditeur_20_série_20_1_20__28_une_20_colonne_29__20_paire_20__28_G_29_">
      <style:header>
        <text:p text:style-name="MP24">Série 2 : Sur un axe gradué</text:p>
      </style:header>
      <style:footer>
        <text:p text:style-name="MP25">Nombres relatifs : Chapitre N3</text:p>
      </style:footer>
    </style:master-page>
    <style:master-page style:name="_5f_Fiche_20_éditeur_20_série_20_1_20__28_une_20_colonne_29__20_paire_20__28_G_29_" style:display-name="_Fiche éditeur série 1 (une colonne) paire (G)" style:page-layout-name="Mpm18" draw:style-name="Mdp2" style:next-style-name="_5f_Fiche_20_éditeur_20_série_20_1_20__28_une_20_colonne_29__20__20_impaire_20__28_D_29_">
      <style:header>
        <text:p text:style-name="MP26">Série 5 : Additionner, soustraire</text:p>
      </style:header>
      <style:footer>
        <text:p text:style-name="MP27">Chapitre N3 : Nombres relatifs</text:p>
      </style:footer>
    </style:master-page>
    <style:master-page style:name="_5f_Fiche_20_éditeur_20_série_20_1_20__28_une_20_colonne_29__20__20_impaire_20__28_D_29_" style:display-name="_Fiche éditeur série 1 (une colonne)  impaire (D)" style:page-layout-name="Mpm19" draw:style-name="Mdp2" style:next-style-name="_5f_Fiche_20_éditeur_20_série_20_1_20__28_une_20_colonne_29__20_paire_20__28_G_29_">
      <style:header>
        <text:p text:style-name="MP26">Série 7 : Distance sur une droite</text:p>
      </style:header>
      <style:footer>
        <text:p text:style-name="MP28">Chapitre ? : ...</text:p>
      </style:footer>
    </style:master-page>
    <style:master-page style:name="_5f_Fiche_20_éditeur_20_série_20_5_20_paire_20__28_D_29_" style:display-name="_Fiche éditeur série 5 paire (D)" style:page-layout-name="Mpm20" draw:style-name="Mdp2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8">Chapitre G2 : Triangles</text:p>
      </style:footer>
      <style:footer-left>
        <text:p text:style-name="MP29">Fonctions linéaires et affines : Chapitre D2</text:p>
      </style:footer-left>
    </style:master-page>
    <style:master-page style:name="First_20_Page" style:display-name="First Page" style:page-layout-name="Mpm21" draw:style-name="Mdp2" style:next-style-name="Standard"/>
    <style:master-page style:name="Envelope" style:page-layout-name="Mpm22" draw:style-name="Mdp2"/>
    <style:master-page style:name="Index" style:page-layout-name="Mpm21" draw:style-name="Mdp2"/>
    <style:master-page style:name="Footnote" style:page-layout-name="Mpm23" draw:style-name="Mdp2"/>
    <style:master-page style:name="Landscape" style:page-layout-name="Mpm24" draw:style-name="Mdp2"/>
    <style:master-page style:name="_5f_Fiche_20_éditeur_20_série_20_2_20_une_20_colonne_20_impaire_20__28_G_29_" style:display-name="_Fiche éditeur série 2 une colonne impaire (G)" style:page-layout-name="Mpm25" draw:style-name="Mdp1">
      <style:header>
        <text:p text:style-name="MP30"><draw:path text:anchor-type="paragraph" draw:z-index="5" draw:name="Forme1" draw:style-name="Mgr1" draw:text-style-name="MP31" svg:width="4.329cm" svg:height="2.24cm" svg:x="-1.499cm" svg:y="-1cm" svg:viewBox="0 0 4330 2241" svg:d="M0 2241l3984-288c209-15 363-168 345-342l-170-1611h-4159z"><text:p/></draw:path><draw:frame text:anchor-type="paragraph" draw:z-index="11" draw:name="Forme2" draw:style-name="Mgr2" draw:text-style-name="MP33" svg:width="2.703cm" svg:height="0.715cm" draw:transform="rotate (0.0872664625997165) translate (-0.172861111111111cm 0.218722222222222cm)"><draw:text-box><text:p text:style-name="MP32"><text:span text:style-name="MT4">Série 1</text:span></text:p></draw:text-box></draw:frame><draw:line text:anchor-type="paragraph" draw:z-index="29" draw:name="Forme3" draw:style-name="Mgr3" draw:text-style-name="MP32" svg:x1="14.085cm" svg:y1="0.36cm" svg:x2="20.5cm" svg:y2="0.36cm"><text:p/></draw:line><text:span text:style-name="MT5">S</text:span><text:span text:style-name="MT6">e repérer</text:span><text:span text:style-name="MT7"> sur une droite graduée</text:span></text:p>
      </style:header>
      <style:footer>
        <text:p text:style-name="MP34"><draw:frame draw:style-name="Mfr1" draw:name="Cadre1" text:anchor-type="paragraph" svg:y="-0.06cm" draw:z-index="17"><draw:text-box fo:min-height="0.499cm" fo:min-width="1cm"><draw:frame draw:style-name="Mfr2" draw:name="Cadre2" text:anchor-type="frame" svg:x="0.45cm" svg:y="0.079cm" svg:width="0.817cm" draw:z-index="23"><draw:text-box fo:min-height="0.355cm"><text:p text:style-name="MP35"><text:page-number text:select-page="current">123</text:page-number></text:p></draw:text-box></draw:frame><text:p text:style-name="MP36"><text:span text:style-name="MT8">Rep</text:span><text:span text:style-name="MT9">é</text:span><text:span text:style-name="MT8">rage</text:span> • <text:span text:style-name="MT10">D5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2-18T18:33:00.702000000</dc:date>
    <meta:editing-duration>PT13H54M6S</meta:editing-duration>
    <meta:editing-cycles>120</meta:editing-cycles>
    <meta:generator>LibreOffice/7.5.4.2$Windows_X86_64 LibreOffice_project/36ccfdc35048b057fd9854c757a8b67ec53977b6</meta:generator>
    <dc:subject>diviser</dc:subject>
    <dc:title>A3_3 série 1 </dc:title>
    <meta:document-statistic meta:table-count="4" meta:image-count="0" meta:object-count="41" meta:page-count="6" meta:paragraph-count="173" meta:word-count="889" meta:character-count="4616" meta:non-whitespace-character-count="338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5</math:mn>
        <math:mn>6</math:mn>
      </math:mfrac>
    </math:mfenced>
    <math:annotation math:encoding="StarMath 5.0">left({5}over{6}right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9</math:mn>
        <math:mn>4</math:mn>
      </math:mfrac>
    </math:mfenced>
    <math:annotation math:encoding="StarMath 5.0">left({9}over{4}right)</math:annotation>
  </math:semantics>
</math:math>
</file>

<file path=Object 11/content.xml><?xml version="1.0" encoding="utf-8"?>
<math xmlns="http://www.w3.org/1998/Math/MathML" display="block">
  <semantics>
    <mrow>
      <mo fence="true" stretchy="true">(</mo>
      <mrow>
        <mfrac>
          <mn>5</mn>
          <mn>2</mn>
        </mfrac>
      </mrow>
      <mo fence="true" stretchy="true">)</mo>
    </mrow>
    <annotation encoding="StarMath 5.0">left({5}over{2}right)</annotation>
  </semantics>
</math>
</file>

<file path=Object 12/content.xml><?xml version="1.0" encoding="utf-8"?>
<math xmlns="http://www.w3.org/1998/Math/MathML" display="block">
  <semantics>
    <mrow>
      <mo fence="true" stretchy="true">(</mo>
      <mrow>
        <mfrac>
          <mn>2</mn>
          <mn>3</mn>
        </mfrac>
      </mrow>
      <mo fence="true" stretchy="true">)</mo>
    </mrow>
    <annotation encoding="StarMath 5.0">left({2}over{3}right)</annotation>
  </semantics>
</math>
</file>

<file path=Object 13/content.xml><?xml version="1.0" encoding="utf-8"?>
<math xmlns="http://www.w3.org/1998/Math/MathML" display="block">
  <semantics>
    <mrow>
      <mo fence="true" stretchy="true">(</mo>
      <mrow>
        <mfrac>
          <mn>9</mn>
          <mn>3</mn>
        </mfrac>
      </mrow>
      <mo fence="true" stretchy="true">)</mo>
    </mrow>
    <annotation encoding="StarMath 5.0">left({9}over{3}right)</annotation>
  </semantics>
</math>
</file>

<file path=Object 14/content.xml><?xml version="1.0" encoding="utf-8"?>
<math xmlns="http://www.w3.org/1998/Math/MathML" display="block">
  <semantics>
    <mrow>
      <mo fence="true" stretchy="true">(</mo>
      <mrow>
        <mfrac>
          <mn>7</mn>
          <mn>3</mn>
        </mfrac>
      </mrow>
      <mo fence="true" stretchy="true">)</mo>
    </mrow>
    <annotation encoding="StarMath 5.0">left({7}over{3}right)</annotation>
  </semantics>
</math>
</file>

<file path=Object 15/content.xml><?xml version="1.0" encoding="utf-8"?>
<math xmlns="http://www.w3.org/1998/Math/MathML" display="block">
  <semantics>
    <mrow>
      <mo fence="true" stretchy="true">(</mo>
      <mrow>
        <mfrac>
          <mn>8</mn>
          <mn>6</mn>
        </mfrac>
      </mrow>
      <mo fence="true" stretchy="true">)</mo>
    </mrow>
    <annotation encoding="StarMath 5.0">left({8}over{6}right)</annotation>
  </semantics>
</math>
</file>

<file path=Object 16/content.xml><?xml version="1.0" encoding="utf-8"?>
<math xmlns="http://www.w3.org/1998/Math/MathML" display="block">
  <semantics>
    <mrow>
      <mo fence="true" stretchy="true">(</mo>
      <mrow>
        <mfrac>
          <mn>5</mn>
          <mn>3</mn>
        </mfrac>
      </mrow>
      <mo fence="true" stretchy="true">)</mo>
    </mrow>
    <annotation encoding="StarMath 5.0">left({5}over{3}right)</annotation>
  </semantics>
</math>
</file>

<file path=Object 17/content.xml><?xml version="1.0" encoding="utf-8"?>
<math xmlns="http://www.w3.org/1998/Math/MathML" display="block">
  <semantics>
    <mrow>
      <mo fence="true" stretchy="true">(</mo>
      <mrow>
        <mfrac>
          <mn>4</mn>
          <mn>12</mn>
        </mfrac>
      </mrow>
      <mo fence="true" stretchy="true">)</mo>
    </mrow>
    <annotation encoding="StarMath 5.0">left({4}over{12}right)</annotation>
  </semantics>
</math>
</file>

<file path=Object 18/content.xml><?xml version="1.0" encoding="utf-8"?>
<math xmlns="http://www.w3.org/1998/Math/MathML" display="block">
  <semantics>
    <mrow>
      <mo fence="true" stretchy="true">(</mo>
      <mrow>
        <mfrac>
          <mn>5</mn>
          <mn>2</mn>
        </mfrac>
      </mrow>
      <mo fence="true" stretchy="true">)</mo>
    </mrow>
    <annotation encoding="StarMath 5.0">left({5}over{2}right)</annotation>
  </semantics>
</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5</math:mn>
        <math:mn>4</math:mn>
      </math:mfrac>
    </math:mfenced>
    <math:annotation math:encoding="StarMath 5.0">left({5}over{4}right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9</math:mn>
        <math:mn>6</math:mn>
      </math:mfrac>
    </math:mfenced>
    <math:annotation math:encoding="StarMath 5.0">left({9}over{6}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9</math:mn>
        <math:mn>4</math:mn>
      </math:mfrac>
    </math:mfenced>
    <math:annotation math:encoding="StarMath 5.0">left({9}over{4}right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7</math:mn>
        <math:mn>2</math:mn>
      </math:mfrac>
    </math:mfenced>
    <math:annotation math:encoding="StarMath 5.0">left({7}over{2}right)</math:annotation>
  </math:semantics>
</math:math>
</file>

<file path=Object 22/content.xml><?xml version="1.0" encoding="utf-8"?>
<math xmlns="http://www.w3.org/1998/Math/MathML" display="block">
  <semantics>
    <mrow>
      <mo fence="true" stretchy="true">(</mo>
      <mrow>
        <mfrac>
          <mn>7</mn>
          <mn>4</mn>
        </mfrac>
      </mrow>
      <mo fence="true" stretchy="true">)</mo>
    </mrow>
    <annotation encoding="StarMath 5.0">left({7}over{4}right)</annotation>
  </semantics>
</math>
</file>

<file path=Object 23/content.xml><?xml version="1.0" encoding="utf-8"?>
<math xmlns="http://www.w3.org/1998/Math/MathML" display="block">
  <semantics>
    <mrow>
      <mo fence="true" stretchy="true">(</mo>
      <mrow>
        <mfrac>
          <mn>6</mn>
          <mn>8</mn>
        </mfrac>
      </mrow>
      <mo fence="true" stretchy="true">)</mo>
    </mrow>
    <annotation encoding="StarMath 5.0">left({6}over{8}right)</annotation>
  </semantics>
</math>
</file>

<file path=Object 24/content.xml><?xml version="1.0" encoding="utf-8"?>
<math xmlns="http://www.w3.org/1998/Math/MathML" display="block">
  <semantics>
    <mfrac>
      <mn>3</mn>
      <mn>5</mn>
    </mfrac>
    <annotation encoding="StarMath 5.0">{3}over{5}</annotation>
  </semantics>
</math>
</file>

<file path=Object 25/content.xml><?xml version="1.0" encoding="utf-8"?>
<math xmlns="http://www.w3.org/1998/Math/MathML" display="block">
  <semantics>
    <mfrac>
      <mn>13</mn>
      <mn>5</mn>
    </mfrac>
    <annotation encoding="StarMath 5.0">{13}over{5}</annotation>
  </semantics>
</math>
</file>

<file path=Object 26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27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28/content.xml><?xml version="1.0" encoding="utf-8"?>
<math xmlns="http://www.w3.org/1998/Math/MathML" display="block">
  <semantics>
    <mfrac>
      <mn>3</mn>
      <mn>8</mn>
    </mfrac>
    <annotation encoding="StarMath 5.0">{3}over{8}</annotation>
  </semantics>
</math>
</file>

<file path=Object 29/content.xml><?xml version="1.0" encoding="utf-8"?>
<math xmlns="http://www.w3.org/1998/Math/MathML" display="block">
  <semantics>
    <mfrac>
      <mn>5</mn>
      <mn>8</mn>
    </mfrac>
    <annotation encoding="StarMath 5.0">{5}over{8}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frac>
          <mn>2</mn>
          <mn>3</mn>
        </mfrac>
      </mrow>
      <mo fence="true" form="postfix" stretchy="true">)</mo>
    </mrow>
    <annotation encoding="StarMath 5.0">left (  {{2}}over{{3}} right)
</annotation>
  </semantics>
</math>
</file>

<file path=Object 30/content.xml><?xml version="1.0" encoding="utf-8"?>
<math xmlns="http://www.w3.org/1998/Math/MathML" display="block">
  <semantics>
    <mfrac>
      <mn>13</mn>
      <mn>6</mn>
    </mfrac>
    <annotation encoding="StarMath 5.0">{13}over{6}</annotation>
  </semantics>
</math>
</file>

<file path=Object 31/content.xml><?xml version="1.0" encoding="utf-8"?>
<math xmlns="http://www.w3.org/1998/Math/MathML" display="block">
  <semantics>
    <mfrac>
      <mn>17</mn>
      <mn>6</mn>
    </mfrac>
    <annotation encoding="StarMath 5.0">{17}over{6}</annotation>
  </semantics>
</math>
</file>

<file path=Object 32/content.xml><?xml version="1.0" encoding="utf-8"?>
<math xmlns="http://www.w3.org/1998/Math/MathML" display="block">
  <semantics>
    <mfrac>
      <mn>7</mn>
      <mn>3</mn>
    </mfrac>
    <annotation encoding="StarMath 5.0">{7}over{3}</annotation>
  </semantics>
</math>
</file>

<file path=Object 33/content.xml><?xml version="1.0" encoding="utf-8"?>
<math xmlns="http://www.w3.org/1998/Math/MathML" display="block">
  <semantics>
    <mfrac>
      <mn>8</mn>
      <mn>3</mn>
    </mfrac>
    <annotation encoding="StarMath 5.0">{8}over{3}</annotation>
  </semantics>
</math>
</file>

<file path=Object 34/content.xml><?xml version="1.0" encoding="utf-8"?>
<math xmlns="http://www.w3.org/1998/Math/MathML" display="block">
  <semantics>
    <mrow>
      <mfrac>
        <mn>3</mn>
        <mn>6</mn>
      </mfrac>
      <mspace width="2em"/>
      <mi mathvariant="italic">ou</mi>
      <mspace width="2em"/>
      <mfrac>
        <mn>1</mn>
        <mn>2</mn>
      </mfrac>
    </mrow>
    <annotation encoding="StarMath 5.0">{3}over{6}~ou~{1}over{2}</annotation>
  </semantics>
</math>
</file>

<file path=Object 35/content.xml><?xml version="1.0" encoding="utf-8"?>
<math xmlns="http://www.w3.org/1998/Math/MathML" display="block">
  <semantics>
    <mfrac>
      <mn>11</mn>
      <mn>6</mn>
    </mfrac>
    <annotation encoding="StarMath 5.0">{11}over{6}</annotation>
  </semantics>
</math>
</file>

<file path=Object 36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37/content.xml><?xml version="1.0" encoding="utf-8"?>
<math xmlns="http://www.w3.org/1998/Math/MathML" display="block">
  <semantics>
    <mfrac>
      <mn>5</mn>
      <mn>3</mn>
    </mfrac>
    <annotation encoding="StarMath 5.0">{5}over{3}</annotation>
  </semantics>
</math>
</file>

<file path=Object 38/content.xml><?xml version="1.0" encoding="utf-8"?>
<math xmlns="http://www.w3.org/1998/Math/MathML" display="block">
  <semantics>
    <mfrac>
      <mn>8</mn>
      <mn>3</mn>
    </mfrac>
    <annotation encoding="StarMath 5.0">{8}over{3}</annotation>
  </semantics>
</math>
</file>

<file path=Object 39/content.xml><?xml version="1.0" encoding="utf-8"?>
<math xmlns="http://www.w3.org/1998/Math/MathML" display="block">
  <semantics>
    <mfrac>
      <mn>11</mn>
      <mn>3</mn>
    </mfrac>
    <annotation encoding="StarMath 5.0">{11}over{3}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frac>
          <mrow>
            <mo stretchy="false">−</mo>
            <mn>1</mn>
          </mrow>
          <mn>3</mn>
        </mfrac>
      </mrow>
      <mo fence="true" form="postfix" stretchy="true">)</mo>
    </mrow>
    <annotation encoding="StarMath 5.0">left( {-1} over {3} right)</annotation>
  </semantics>
</math>
</file>

<file path=Object 40/content.xml><?xml version="1.0" encoding="utf-8"?>
<math xmlns="http://www.w3.org/1998/Math/MathML" display="block">
  <semantics>
    <mfrac>
      <mn>2</mn>
      <mn>3</mn>
    </mfrac>
    <annotation encoding="StarMath 5.0">{2}over{3}</annotation>
  </semantics>
</math>
</file>

<file path=Object 41/content.xml><?xml version="1.0" encoding="utf-8"?>
<math xmlns="http://www.w3.org/1998/Math/MathML" display="block">
  <semantics>
    <mfrac>
      <mn>5</mn>
      <mn>3</mn>
    </mfrac>
    <annotation encoding="StarMath 5.0">{5}over{3}</annotation>
  </semantics>
</math>
</file>

<file path=Object 5/content.xml><?xml version="1.0" encoding="utf-8"?>
<math xmlns="http://www.w3.org/1998/Math/MathML" display="block">
  <semantics>
    <mrow>
      <mo fence="true" form="prefix" stretchy="true">(</mo>
      <mrow>
        <mfrac>
          <mrow>
            <mo stretchy="false">−</mo>
            <mn>5</mn>
          </mrow>
          <mn>3</mn>
        </mfrac>
      </mrow>
      <mo fence="true" form="postfix" stretchy="true">)</mo>
    </mrow>
    <annotation encoding="StarMath 5.0">left( {-5} over {3} right)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4</math:mn>
        <math:mn>3</math:mn>
      </math:mfrac>
    </math:mfenced>
    <math:annotation math:encoding="StarMath 5.0">left ( {{4}}over{{3}} right)
</math:annotation>
  </math:semantics>
</math:math>
</file>

<file path=Object 7/content.xml><?xml version="1.0" encoding="utf-8"?>
<math xmlns="http://www.w3.org/1998/Math/MathML" display="block">
  <semantics>
    <mrow>
      <mrow>
        <mo fence="true" stretchy="true">(</mo>
        <mrow>
          <mrow>
            <mn>3</mn>
            <mspace width="0.5em"/>
            <mstyle mathvariant="normal">
              <mi mathvariant="normal"></mi>
            </mstyle>
            <mspace width="0.5em"/>
            <mfrac>
              <mn>1</mn>
              <mn>3</mn>
            </mfrac>
          </mrow>
        </mrow>
        <mo fence="true" stretchy="true">)</mo>
      </mrow>
      <mn>.</mn>
    </mrow>
    <annotation encoding="StarMath 5.0">left ( {3} `nitalic` {{1}}over{{3}} right).
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10</math:mn>
        <math:mn>6</math:mn>
      </math:mfrac>
    </math:mfenced>
    <math:annotation math:encoding="StarMath 5.0">left({10}over{6}righ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frac>
        <math:mn>5</math:mn>
        <math:mn>4</math:mn>
      </math:mfrac>
    </math:mfenced>
    <math:annotation math:encoding="StarMath 5.0">left({5}over{4}right)</math:annotation>
  </math:semantics>
</math:math>
</file>